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0" table:style-name="ta1">
        <table:shapes>
          <draw:frame draw:z-index="0" draw:style-name="gr1" draw:text-style-name="P1" svg:width="6.2988in" svg:height="3.5429in" svg:x="4.7917in" svg:y="0.5858in">
            <draw:object draw:notify-on-update-of-ranges="'100'.A2:'100'.A641 '100'.E2:'100'.E2 '100'.C2:'100'.C6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t (s)</text:p>
          </table:table-cell>
          <table:table-cell office:value-type="string" calcext:value-type="string">
            <text:p>V (mV)</text:p>
          </table:table-cell>
          <table:table-cell office:value-type="string" calcext:value-type="string">
            <text:p>ln(V)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412" calcext:value-type="float">
            <text:p>16.412</text:p>
          </table:table-cell>
          <table:table-cell table:formula="of:=LN([.B2]*1000)" office:value-type="float" office:value="9.70576805356208" calcext:value-type="float">
            <text:p>9.70576805356208</text:p>
          </table:table-cell>
          <table:table-cell/>
          <table:table-cell office:value-type="string" calcext:value-type="string">
            <text:p>100 торр</text:p>
          </table:table-cell>
          <table:table-cell office:value-type="string" calcext:value-type="string">
            <text:p>f(x) = -0.000857 x + 9.6979</text:p>
          </table:table-cell>
          <table:table-cell table:number-columns-repeated="3"/>
          <table:table-cell office:value-type="float" office:value="-0.0000857" calcext:value-type="float">
            <text:p>-0.0000857</text:p>
          </table:table-cell>
        </table:table-row>
        <table:table-row table:style-name="ro1">
          <table:table-cell office:value-type="float" office:value="1.039" calcext:value-type="float">
            <text:p>1.039</text:p>
          </table:table-cell>
          <table:table-cell office:value-type="float" office:value="16.3971" calcext:value-type="float">
            <text:p>16.3971</text:p>
          </table:table-cell>
          <table:table-cell table:formula="of:=LN([.B3]*1000)" office:value-type="float" office:value="9.70485976890786" calcext:value-type="float">
            <text:p>9.70485976890786</text:p>
          </table:table-cell>
          <table:table-cell table:number-columns-repeated="7"/>
        </table:table-row>
        <table:table-row table:style-name="ro1">
          <table:table-cell office:value-type="float" office:value="2.039" calcext:value-type="float">
            <text:p>2.039</text:p>
          </table:table-cell>
          <table:table-cell office:value-type="float" office:value="16.3829" calcext:value-type="float">
            <text:p>16.3829</text:p>
          </table:table-cell>
          <table:table-cell table:formula="of:=LN([.B4]*1000)" office:value-type="float" office:value="9.70399338691346" calcext:value-type="float">
            <text:p>9.70399338691346</text:p>
          </table:table-cell>
          <table:table-cell table:number-columns-repeated="7"/>
        </table:table-row>
        <table:table-row table:style-name="ro1">
          <table:table-cell office:value-type="float" office:value="3.038" calcext:value-type="float">
            <text:p>3.038</text:p>
          </table:table-cell>
          <table:table-cell office:value-type="float" office:value="16.3685" calcext:value-type="float">
            <text:p>16.3685</text:p>
          </table:table-cell>
          <table:table-cell table:formula="of:=LN([.B5]*1000)" office:value-type="float" office:value="9.70311403513442" calcext:value-type="float">
            <text:p>9.70311403513442</text:p>
          </table:table-cell>
          <table:table-cell table:number-columns-repeated="7"/>
        </table:table-row>
        <table:table-row table:style-name="ro1">
          <table:table-cell office:value-type="float" office:value="4.038" calcext:value-type="float">
            <text:p>4.038</text:p>
          </table:table-cell>
          <table:table-cell office:value-type="float" office:value="16.3533" calcext:value-type="float">
            <text:p>16.3533</text:p>
          </table:table-cell>
          <table:table-cell table:formula="of:=LN([.B6]*1000)" office:value-type="float" office:value="9.70218499082187" calcext:value-type="float">
            <text:p>9.70218499082187</text:p>
          </table:table-cell>
          <table:table-cell table:number-columns-repeated="7"/>
        </table:table-row>
        <table:table-row table:style-name="ro1">
          <table:table-cell office:value-type="float" office:value="5.038" calcext:value-type="float">
            <text:p>5.038</text:p>
          </table:table-cell>
          <table:table-cell office:value-type="float" office:value="16.3399" calcext:value-type="float">
            <text:p>16.3399</text:p>
          </table:table-cell>
          <table:table-cell table:formula="of:=LN([.B7]*1000)" office:value-type="float" office:value="9.70136524844423" calcext:value-type="float">
            <text:p>9.70136524844423</text:p>
          </table:table-cell>
          <table:table-cell table:number-columns-repeated="7"/>
        </table:table-row>
        <table:table-row table:style-name="ro1">
          <table:table-cell office:value-type="float" office:value="6.038" calcext:value-type="float">
            <text:p>6.038</text:p>
          </table:table-cell>
          <table:table-cell office:value-type="float" office:value="16.3244" calcext:value-type="float">
            <text:p>16.3244</text:p>
          </table:table-cell>
          <table:table-cell table:formula="of:=LN([.B8]*1000)" office:value-type="float" office:value="9.70041620002357" calcext:value-type="float">
            <text:p>9.70041620002357</text:p>
          </table:table-cell>
          <table:table-cell table:number-columns-repeated="7"/>
        </table:table-row>
        <table:table-row table:style-name="ro1">
          <table:table-cell office:value-type="float" office:value="7.038" calcext:value-type="float">
            <text:p>7.038</text:p>
          </table:table-cell>
          <table:table-cell office:value-type="float" office:value="16.3101" calcext:value-type="float">
            <text:p>16.3101</text:p>
          </table:table-cell>
          <table:table-cell table:formula="of:=LN([.B9]*1000)" office:value-type="float" office:value="9.69953982680411" calcext:value-type="float">
            <text:p>9.69953982680411</text:p>
          </table:table-cell>
          <table:table-cell table:number-columns-repeated="7"/>
        </table:table-row>
        <table:table-row table:style-name="ro1">
          <table:table-cell office:value-type="float" office:value="8.039" calcext:value-type="float">
            <text:p>8.039</text:p>
          </table:table-cell>
          <table:table-cell office:value-type="float" office:value="16.2955" calcext:value-type="float">
            <text:p>16.2955</text:p>
          </table:table-cell>
          <table:table-cell table:formula="of:=LN([.B10]*1000)" office:value-type="float" office:value="9.69864427505988" calcext:value-type="float">
            <text:p>9.69864427505988</text:p>
          </table:table-cell>
          <table:table-cell table:number-columns-repeated="7"/>
        </table:table-row>
        <table:table-row table:style-name="ro1">
          <table:table-cell office:value-type="float" office:value="9.039" calcext:value-type="float">
            <text:p>9.039</text:p>
          </table:table-cell>
          <table:table-cell office:value-type="float" office:value="16.2805" calcext:value-type="float">
            <text:p>16.2805</text:p>
          </table:table-cell>
          <table:table-cell table:formula="of:=LN([.B11]*1000)" office:value-type="float" office:value="9.69772335161562" calcext:value-type="float">
            <text:p>9.69772335161562</text:p>
          </table:table-cell>
          <table:table-cell table:number-columns-repeated="7"/>
        </table:table-row>
        <table:table-row table:style-name="ro1">
          <table:table-cell office:value-type="float" office:value="10.039" calcext:value-type="float">
            <text:p>10.039</text:p>
          </table:table-cell>
          <table:table-cell office:value-type="float" office:value="16.2667" calcext:value-type="float">
            <text:p>16.2667</text:p>
          </table:table-cell>
          <table:table-cell table:formula="of:=LN([.B12]*1000)" office:value-type="float" office:value="9.69687535235136" calcext:value-type="float">
            <text:p>9.69687535235136</text:p>
          </table:table-cell>
          <table:table-cell table:number-columns-repeated="7"/>
        </table:table-row>
        <table:table-row table:style-name="ro1">
          <table:table-cell office:value-type="float" office:value="11.039" calcext:value-type="float">
            <text:p>11.039</text:p>
          </table:table-cell>
          <table:table-cell office:value-type="float" office:value="16.2518" calcext:value-type="float">
            <text:p>16.2518</text:p>
          </table:table-cell>
          <table:table-cell table:formula="of:=LN([.B13]*1000)" office:value-type="float" office:value="9.6959589508542" calcext:value-type="float">
            <text:p>9.6959589508542</text:p>
          </table:table-cell>
          <table:table-cell table:number-columns-repeated="7"/>
        </table:table-row>
        <table:table-row table:style-name="ro1">
          <table:table-cell office:value-type="float" office:value="12.038" calcext:value-type="float">
            <text:p>12.038</text:p>
          </table:table-cell>
          <table:table-cell office:value-type="float" office:value="16.2364" calcext:value-type="float">
            <text:p>16.2364</text:p>
          </table:table-cell>
          <table:table-cell table:formula="of:=LN([.B14]*1000)" office:value-type="float" office:value="9.69501091426531" calcext:value-type="float">
            <text:p>9.69501091426531</text:p>
          </table:table-cell>
          <table:table-cell table:number-columns-repeated="7"/>
        </table:table-row>
        <table:table-row table:style-name="ro1">
          <table:table-cell office:value-type="float" office:value="13.038" calcext:value-type="float">
            <text:p>13.038</text:p>
          </table:table-cell>
          <table:table-cell office:value-type="float" office:value="16.221" calcext:value-type="float">
            <text:p>16.221</text:p>
          </table:table-cell>
          <table:table-cell table:formula="of:=LN([.B15]*1000)" office:value-type="float" office:value="9.69406197805012" calcext:value-type="float">
            <text:p>9.69406197805012</text:p>
          </table:table-cell>
          <table:table-cell table:number-columns-repeated="7"/>
        </table:table-row>
        <table:table-row table:style-name="ro1">
          <table:table-cell office:value-type="float" office:value="14.038" calcext:value-type="float">
            <text:p>14.038</text:p>
          </table:table-cell>
          <table:table-cell office:value-type="float" office:value="16.2058" calcext:value-type="float">
            <text:p>16.2058</text:p>
          </table:table-cell>
          <table:table-cell table:formula="of:=LN([.B16]*1000)" office:value-type="float" office:value="9.69312448183629" calcext:value-type="float">
            <text:p>9.69312448183629</text:p>
          </table:table-cell>
          <table:table-cell table:number-columns-repeated="7"/>
        </table:table-row>
        <table:table-row table:style-name="ro1">
          <table:table-cell office:value-type="float" office:value="15.038" calcext:value-type="float">
            <text:p>15.038</text:p>
          </table:table-cell>
          <table:table-cell office:value-type="float" office:value="16.1909" calcext:value-type="float">
            <text:p>16.1909</text:p>
          </table:table-cell>
          <table:table-cell table:formula="of:=LN([.B17]*1000)" office:value-type="float" office:value="9.69220463499691" calcext:value-type="float">
            <text:p>9.69220463499691</text:p>
          </table:table-cell>
          <table:table-cell table:number-columns-repeated="7"/>
        </table:table-row>
        <table:table-row table:style-name="ro1">
          <table:table-cell office:value-type="float" office:value="16.038" calcext:value-type="float">
            <text:p>16.038</text:p>
          </table:table-cell>
          <table:table-cell office:value-type="float" office:value="16.1763" calcext:value-type="float">
            <text:p>16.1763</text:p>
          </table:table-cell>
          <table:table-cell table:formula="of:=LN([.B18]*1000)" office:value-type="float" office:value="9.69130248708234" calcext:value-type="float">
            <text:p>9.69130248708234</text:p>
          </table:table-cell>
          <table:table-cell table:number-columns-repeated="7"/>
        </table:table-row>
        <table:table-row table:style-name="ro1">
          <table:table-cell office:value-type="float" office:value="17.038" calcext:value-type="float">
            <text:p>17.038</text:p>
          </table:table-cell>
          <table:table-cell office:value-type="float" office:value="16.1612" calcext:value-type="float">
            <text:p>16.1612</text:p>
          </table:table-cell>
          <table:table-cell table:formula="of:=LN([.B19]*1000)" office:value-type="float" office:value="9.69036858674388" calcext:value-type="float">
            <text:p>9.69036858674388</text:p>
          </table:table-cell>
          <table:table-cell table:number-columns-repeated="7"/>
        </table:table-row>
        <table:table-row table:style-name="ro1">
          <table:table-cell office:value-type="float" office:value="18.038" calcext:value-type="float">
            <text:p>18.038</text:p>
          </table:table-cell>
          <table:table-cell office:value-type="float" office:value="16.1461" calcext:value-type="float">
            <text:p>16.1461</text:p>
          </table:table-cell>
          <table:table-cell table:formula="of:=LN([.B20]*1000)" office:value-type="float" office:value="9.68943381342024" calcext:value-type="float">
            <text:p>9.68943381342024</text:p>
          </table:table-cell>
          <table:table-cell table:number-columns-repeated="7"/>
        </table:table-row>
        <table:table-row table:style-name="ro1">
          <table:table-cell office:value-type="float" office:value="19.039" calcext:value-type="float">
            <text:p>19.039</text:p>
          </table:table-cell>
          <table:table-cell office:value-type="float" office:value="16.1317" calcext:value-type="float">
            <text:p>16.1317</text:p>
          </table:table-cell>
          <table:table-cell table:formula="of:=LN([.B21]*1000)" office:value-type="float" office:value="9.68854155924211" calcext:value-type="float">
            <text:p>9.68854155924211</text:p>
          </table:table-cell>
          <table:table-cell table:number-columns-repeated="7"/>
        </table:table-row>
        <table:table-row table:style-name="ro1">
          <table:table-cell office:value-type="float" office:value="20.039" calcext:value-type="float">
            <text:p>20.039</text:p>
          </table:table-cell>
          <table:table-cell office:value-type="float" office:value="16.1162" calcext:value-type="float">
            <text:p>16.1162</text:p>
          </table:table-cell>
          <table:table-cell table:formula="of:=LN([.B22]*1000)" office:value-type="float" office:value="9.68758025626154" calcext:value-type="float">
            <text:p>9.68758025626154</text:p>
          </table:table-cell>
          <table:table-cell table:number-columns-repeated="7"/>
        </table:table-row>
        <table:table-row table:style-name="ro1">
          <table:table-cell office:value-type="float" office:value="21.039" calcext:value-type="float">
            <text:p>21.039</text:p>
          </table:table-cell>
          <table:table-cell office:value-type="float" office:value="16.1012" calcext:value-type="float">
            <text:p>16.1012</text:p>
          </table:table-cell>
          <table:table-cell table:formula="of:=LN([.B23]*1000)" office:value-type="float" office:value="9.68664908235651" calcext:value-type="float">
            <text:p>9.68664908235651</text:p>
          </table:table-cell>
          <table:table-cell table:number-columns-repeated="7"/>
        </table:table-row>
        <table:table-row table:style-name="ro1">
          <table:table-cell office:value-type="float" office:value="22.039" calcext:value-type="float">
            <text:p>22.039</text:p>
          </table:table-cell>
          <table:table-cell office:value-type="float" office:value="16.0867" calcext:value-type="float">
            <text:p>16.0867</text:p>
          </table:table-cell>
          <table:table-cell table:formula="of:=LN([.B24]*1000)" office:value-type="float" office:value="9.68574812261817" calcext:value-type="float">
            <text:p>9.68574812261817</text:p>
          </table:table-cell>
          <table:table-cell table:number-columns-repeated="7"/>
        </table:table-row>
        <table:table-row table:style-name="ro1">
          <table:table-cell office:value-type="float" office:value="23.039" calcext:value-type="float">
            <text:p>23.039</text:p>
          </table:table-cell>
          <table:table-cell office:value-type="float" office:value="16.0704" calcext:value-type="float">
            <text:p>16.0704</text:p>
          </table:table-cell>
          <table:table-cell table:formula="of:=LN([.B25]*1000)" office:value-type="float" office:value="9.68473434952321" calcext:value-type="float">
            <text:p>9.68473434952321</text:p>
          </table:table-cell>
          <table:table-cell table:number-columns-repeated="7"/>
        </table:table-row>
        <table:table-row table:style-name="ro1">
          <table:table-cell office:value-type="float" office:value="24.039" calcext:value-type="float">
            <text:p>24.039</text:p>
          </table:table-cell>
          <table:table-cell office:value-type="float" office:value="16.0568" calcext:value-type="float">
            <text:p>16.0568</text:p>
          </table:table-cell>
          <table:table-cell table:formula="of:=LN([.B26]*1000)" office:value-type="float" office:value="9.68388771484528" calcext:value-type="float">
            <text:p>9.68388771484528</text:p>
          </table:table-cell>
          <table:table-cell table:number-columns-repeated="7"/>
        </table:table-row>
        <table:table-row table:style-name="ro1">
          <table:table-cell office:value-type="float" office:value="25.039" calcext:value-type="float">
            <text:p>25.039</text:p>
          </table:table-cell>
          <table:table-cell office:value-type="float" office:value="16.0406" calcext:value-type="float">
            <text:p>16.0406</text:p>
          </table:table-cell>
          <table:table-cell table:formula="of:=LN([.B27]*1000)" office:value-type="float" office:value="9.68287828720469" calcext:value-type="float">
            <text:p>9.68287828720469</text:p>
          </table:table-cell>
          <table:table-cell table:number-columns-repeated="7"/>
        </table:table-row>
        <table:table-row table:style-name="ro1">
          <table:table-cell office:value-type="float" office:value="26.039" calcext:value-type="float">
            <text:p>26.039</text:p>
          </table:table-cell>
          <table:table-cell office:value-type="float" office:value="16.0252" calcext:value-type="float">
            <text:p>16.0252</text:p>
          </table:table-cell>
          <table:table-cell table:formula="of:=LN([.B28]*1000)" office:value-type="float" office:value="9.68191776221021" calcext:value-type="float">
            <text:p>9.68191776221021</text:p>
          </table:table-cell>
          <table:table-cell table:number-columns-repeated="7"/>
        </table:table-row>
        <table:table-row table:style-name="ro1">
          <table:table-cell office:value-type="float" office:value="27.039" calcext:value-type="float">
            <text:p>27.039</text:p>
          </table:table-cell>
          <table:table-cell office:value-type="float" office:value="16.0105" calcext:value-type="float">
            <text:p>16.0105</text:p>
          </table:table-cell>
          <table:table-cell table:formula="of:=LN([.B29]*1000)" office:value-type="float" office:value="9.68100003598405" calcext:value-type="float">
            <text:p>9.68100003598405</text:p>
          </table:table-cell>
          <table:table-cell table:number-columns-repeated="7"/>
        </table:table-row>
        <table:table-row table:style-name="ro1">
          <table:table-cell office:value-type="float" office:value="28.038" calcext:value-type="float">
            <text:p>28.038</text:p>
          </table:table-cell>
          <table:table-cell office:value-type="float" office:value="15.9943" calcext:value-type="float">
            <text:p>15.9943</text:p>
          </table:table-cell>
          <table:table-cell table:formula="of:=LN([.B30]*1000)" office:value-type="float" office:value="9.67998768774981" calcext:value-type="float">
            <text:p>9.67998768774981</text:p>
          </table:table-cell>
          <table:table-cell table:number-columns-repeated="7"/>
        </table:table-row>
        <table:table-row table:style-name="ro1">
          <table:table-cell office:value-type="float" office:value="29.038" calcext:value-type="float">
            <text:p>29.038</text:p>
          </table:table-cell>
          <table:table-cell office:value-type="float" office:value="15.9785" calcext:value-type="float">
            <text:p>15.9785</text:p>
          </table:table-cell>
          <table:table-cell table:formula="of:=LN([.B31]*1000)" office:value-type="float" office:value="9.67899934758028" calcext:value-type="float">
            <text:p>9.67899934758028</text:p>
          </table:table-cell>
          <table:table-cell table:number-columns-repeated="7"/>
        </table:table-row>
        <table:table-row table:style-name="ro1">
          <table:table-cell office:value-type="float" office:value="30.038" calcext:value-type="float">
            <text:p>30.038</text:p>
          </table:table-cell>
          <table:table-cell office:value-type="float" office:value="15.965" calcext:value-type="float">
            <text:p>15.965</text:p>
          </table:table-cell>
          <table:table-cell table:formula="of:=LN([.B32]*1000)" office:value-type="float" office:value="9.67815410514888" calcext:value-type="float">
            <text:p>9.67815410514888</text:p>
          </table:table-cell>
          <table:table-cell table:number-columns-repeated="7"/>
        </table:table-row>
        <table:table-row table:style-name="ro1">
          <table:table-cell office:value-type="float" office:value="31.038" calcext:value-type="float">
            <text:p>31.038</text:p>
          </table:table-cell>
          <table:table-cell office:value-type="float" office:value="15.9492" calcext:value-type="float">
            <text:p>15.9492</text:p>
          </table:table-cell>
          <table:table-cell table:formula="of:=LN([.B33]*1000)" office:value-type="float" office:value="9.67716395021529" calcext:value-type="float">
            <text:p>9.67716395021529</text:p>
          </table:table-cell>
          <table:table-cell table:number-columns-repeated="7"/>
        </table:table-row>
        <table:table-row table:style-name="ro1">
          <table:table-cell office:value-type="float" office:value="32.039" calcext:value-type="float">
            <text:p>32.039</text:p>
          </table:table-cell>
          <table:table-cell office:value-type="float" office:value="15.9349" calcext:value-type="float">
            <text:p>15.9349</text:p>
          </table:table-cell>
          <table:table-cell table:formula="of:=LN([.B34]*1000)" office:value-type="float" office:value="9.67626695133755" calcext:value-type="float">
            <text:p>9.67626695133755</text:p>
          </table:table-cell>
          <table:table-cell table:number-columns-repeated="7"/>
        </table:table-row>
        <table:table-row table:style-name="ro1">
          <table:table-cell office:value-type="float" office:value="33.039" calcext:value-type="float">
            <text:p>33.039</text:p>
          </table:table-cell>
          <table:table-cell office:value-type="float" office:value="15.9205" calcext:value-type="float">
            <text:p>15.9205</text:p>
          </table:table-cell>
          <table:table-cell table:formula="of:=LN([.B35]*1000)" office:value-type="float" office:value="9.67536286594036" calcext:value-type="float">
            <text:p>9.67536286594036</text:p>
          </table:table-cell>
          <table:table-cell table:number-columns-repeated="7"/>
        </table:table-row>
        <table:table-row table:style-name="ro1">
          <table:table-cell office:value-type="float" office:value="34.039" calcext:value-type="float">
            <text:p>34.039</text:p>
          </table:table-cell>
          <table:table-cell office:value-type="float" office:value="15.9048" calcext:value-type="float">
            <text:p>15.9048</text:p>
          </table:table-cell>
          <table:table-cell table:formula="of:=LN([.B36]*1000)" office:value-type="float" office:value="9.67437622944213" calcext:value-type="float">
            <text:p>9.67437622944213</text:p>
          </table:table-cell>
          <table:table-cell table:number-columns-repeated="7"/>
        </table:table-row>
        <table:table-row table:style-name="ro1">
          <table:table-cell office:value-type="float" office:value="35.039" calcext:value-type="float">
            <text:p>35.039</text:p>
          </table:table-cell>
          <table:table-cell office:value-type="float" office:value="15.8898" calcext:value-type="float">
            <text:p>15.8898</text:p>
          </table:table-cell>
          <table:table-cell table:formula="of:=LN([.B37]*1000)" office:value-type="float" office:value="9.67343267291914" calcext:value-type="float">
            <text:p>9.67343267291914</text:p>
          </table:table-cell>
          <table:table-cell table:number-columns-repeated="7"/>
        </table:table-row>
        <table:table-row table:style-name="ro1">
          <table:table-cell office:value-type="float" office:value="36.039" calcext:value-type="float">
            <text:p>36.039</text:p>
          </table:table-cell>
          <table:table-cell office:value-type="float" office:value="15.8754" calcext:value-type="float">
            <text:p>15.8754</text:p>
          </table:table-cell>
          <table:table-cell table:formula="of:=LN([.B38]*1000)" office:value-type="float" office:value="9.67252602029385" calcext:value-type="float">
            <text:p>9.67252602029385</text:p>
          </table:table-cell>
          <table:table-cell table:number-columns-repeated="7"/>
        </table:table-row>
        <table:table-row table:style-name="ro1">
          <table:table-cell office:value-type="float" office:value="37.039" calcext:value-type="float">
            <text:p>37.039</text:p>
          </table:table-cell>
          <table:table-cell office:value-type="float" office:value="15.8601" calcext:value-type="float">
            <text:p>15.8601</text:p>
          </table:table-cell>
          <table:table-cell table:formula="of:=LN([.B39]*1000)" office:value-type="float" office:value="9.6715618003392" calcext:value-type="float">
            <text:p>9.6715618003392</text:p>
          </table:table-cell>
          <table:table-cell table:number-columns-repeated="7"/>
        </table:table-row>
        <table:table-row table:style-name="ro1">
          <table:table-cell office:value-type="float" office:value="38.039" calcext:value-type="float">
            <text:p>38.039</text:p>
          </table:table-cell>
          <table:table-cell office:value-type="float" office:value="15.8451" calcext:value-type="float">
            <text:p>15.8451</text:p>
          </table:table-cell>
          <table:table-cell table:formula="of:=LN([.B40]*1000)" office:value-type="float" office:value="9.67061558324427" calcext:value-type="float">
            <text:p>9.67061558324427</text:p>
          </table:table-cell>
          <table:table-cell table:number-columns-repeated="7"/>
        </table:table-row>
        <table:table-row table:style-name="ro1">
          <table:table-cell office:value-type="float" office:value="39.039" calcext:value-type="float">
            <text:p>39.039</text:p>
          </table:table-cell>
          <table:table-cell office:value-type="float" office:value="15.8299" calcext:value-type="float">
            <text:p>15.8299</text:p>
          </table:table-cell>
          <table:table-cell table:formula="of:=LN([.B41]*1000)" office:value-type="float" office:value="9.66965583573571" calcext:value-type="float">
            <text:p>9.66965583573571</text:p>
          </table:table-cell>
          <table:table-cell table:number-columns-repeated="7"/>
        </table:table-row>
        <table:table-row table:style-name="ro1">
          <table:table-cell office:value-type="float" office:value="40.038" calcext:value-type="float">
            <text:p>40.038</text:p>
          </table:table-cell>
          <table:table-cell office:value-type="float" office:value="15.8145" calcext:value-type="float">
            <text:p>15.8145</text:p>
          </table:table-cell>
          <table:table-cell table:formula="of:=LN([.B42]*1000)" office:value-type="float" office:value="9.66868251968511" calcext:value-type="float">
            <text:p>9.66868251968511</text:p>
          </table:table-cell>
          <table:table-cell table:number-columns-repeated="7"/>
        </table:table-row>
        <table:table-row table:style-name="ro1">
          <table:table-cell office:value-type="float" office:value="41.038" calcext:value-type="float">
            <text:p>41.038</text:p>
          </table:table-cell>
          <table:table-cell office:value-type="float" office:value="15.7997" calcext:value-type="float">
            <text:p>15.7997</text:p>
          </table:table-cell>
          <table:table-cell table:formula="of:=LN([.B43]*1000)" office:value-type="float" office:value="9.66774623149303" calcext:value-type="float">
            <text:p>9.66774623149303</text:p>
          </table:table-cell>
          <table:table-cell table:number-columns-repeated="7"/>
        </table:table-row>
        <table:table-row table:style-name="ro1">
          <table:table-cell office:value-type="float" office:value="42.038" calcext:value-type="float">
            <text:p>42.038</text:p>
          </table:table-cell>
          <table:table-cell office:value-type="float" office:value="15.7849" calcext:value-type="float">
            <text:p>15.7849</text:p>
          </table:table-cell>
          <table:table-cell table:formula="of:=LN([.B44]*1000)" office:value-type="float" office:value="9.66680906584374" calcext:value-type="float">
            <text:p>9.66680906584374</text:p>
          </table:table-cell>
          <table:table-cell table:number-columns-repeated="7"/>
        </table:table-row>
        <table:table-row table:style-name="ro1">
          <table:table-cell office:value-type="float" office:value="43.038" calcext:value-type="float">
            <text:p>43.038</text:p>
          </table:table-cell>
          <table:table-cell office:value-type="float" office:value="15.7709" calcext:value-type="float">
            <text:p>15.7709</text:p>
          </table:table-cell>
          <table:table-cell table:formula="of:=LN([.B45]*1000)" office:value-type="float" office:value="9.66592174871544" calcext:value-type="float">
            <text:p>9.66592174871544</text:p>
          </table:table-cell>
          <table:table-cell table:number-columns-repeated="7"/>
        </table:table-row>
        <table:table-row table:style-name="ro1">
          <table:table-cell office:value-type="float" office:value="44.038" calcext:value-type="float">
            <text:p>44.038</text:p>
          </table:table-cell>
          <table:table-cell office:value-type="float" office:value="15.7561" calcext:value-type="float">
            <text:p>15.7561</text:p>
          </table:table-cell>
          <table:table-cell table:formula="of:=LN([.B46]*1000)" office:value-type="float" office:value="9.66498287085918" calcext:value-type="float">
            <text:p>9.66498287085918</text:p>
          </table:table-cell>
          <table:table-cell table:number-columns-repeated="7"/>
        </table:table-row>
        <table:table-row table:style-name="ro1">
          <table:table-cell office:value-type="float" office:value="45.039" calcext:value-type="float">
            <text:p>45.039</text:p>
          </table:table-cell>
          <table:table-cell office:value-type="float" office:value="15.7418" calcext:value-type="float">
            <text:p>15.7418</text:p>
          </table:table-cell>
          <table:table-cell table:formula="of:=LN([.B47]*1000)" office:value-type="float" office:value="9.66407487375573" calcext:value-type="float">
            <text:p>9.66407487375573</text:p>
          </table:table-cell>
          <table:table-cell table:number-columns-repeated="7"/>
        </table:table-row>
        <table:table-row table:style-name="ro1">
          <table:table-cell office:value-type="float" office:value="46.039" calcext:value-type="float">
            <text:p>46.039</text:p>
          </table:table-cell>
          <table:table-cell office:value-type="float" office:value="15.7271" calcext:value-type="float">
            <text:p>15.7271</text:p>
          </table:table-cell>
          <table:table-cell table:formula="of:=LN([.B48]*1000)" office:value-type="float" office:value="9.66314061796228" calcext:value-type="float">
            <text:p>9.66314061796228</text:p>
          </table:table-cell>
          <table:table-cell table:number-columns-repeated="7"/>
        </table:table-row>
        <table:table-row table:style-name="ro1">
          <table:table-cell office:value-type="float" office:value="47.039" calcext:value-type="float">
            <text:p>47.039</text:p>
          </table:table-cell>
          <table:table-cell office:value-type="float" office:value="15.7118" calcext:value-type="float">
            <text:p>15.7118</text:p>
          </table:table-cell>
          <table:table-cell table:formula="of:=LN([.B49]*1000)" office:value-type="float" office:value="9.662167301389" calcext:value-type="float">
            <text:p>9.662167301389</text:p>
          </table:table-cell>
          <table:table-cell table:number-columns-repeated="7"/>
        </table:table-row>
        <table:table-row table:style-name="ro1">
          <table:table-cell office:value-type="float" office:value="48.039" calcext:value-type="float">
            <text:p>48.039</text:p>
          </table:table-cell>
          <table:table-cell office:value-type="float" office:value="15.6974" calcext:value-type="float">
            <text:p>15.6974</text:p>
          </table:table-cell>
          <table:table-cell table:formula="of:=LN([.B50]*1000)" office:value-type="float" office:value="9.66125037252682" calcext:value-type="float">
            <text:p>9.66125037252682</text:p>
          </table:table-cell>
          <table:table-cell table:number-columns-repeated="7"/>
        </table:table-row>
        <table:table-row table:style-name="ro1">
          <table:table-cell office:value-type="float" office:value="49.039" calcext:value-type="float">
            <text:p>49.039</text:p>
          </table:table-cell>
          <table:table-cell office:value-type="float" office:value="15.6831" calcext:value-type="float">
            <text:p>15.6831</text:p>
          </table:table-cell>
          <table:table-cell table:formula="of:=LN([.B51]*1000)" office:value-type="float" office:value="9.66033897844516" calcext:value-type="float">
            <text:p>9.66033897844516</text:p>
          </table:table-cell>
          <table:table-cell table:number-columns-repeated="7"/>
        </table:table-row>
        <table:table-row table:style-name="ro1">
          <table:table-cell office:value-type="float" office:value="50.039" calcext:value-type="float">
            <text:p>50.039</text:p>
          </table:table-cell>
          <table:table-cell office:value-type="float" office:value="15.6677" calcext:value-type="float">
            <text:p>15.6677</text:p>
          </table:table-cell>
          <table:table-cell table:formula="of:=LN([.B52]*1000)" office:value-type="float" office:value="9.6593565472958" calcext:value-type="float">
            <text:p>9.6593565472958</text:p>
          </table:table-cell>
          <table:table-cell table:number-columns-repeated="7"/>
        </table:table-row>
        <table:table-row table:style-name="ro1">
          <table:table-cell office:value-type="float" office:value="51.039" calcext:value-type="float">
            <text:p>51.039</text:p>
          </table:table-cell>
          <table:table-cell office:value-type="float" office:value="15.6541" calcext:value-type="float">
            <text:p>15.6541</text:p>
          </table:table-cell>
          <table:table-cell table:formula="of:=LN([.B53]*1000)" office:value-type="float" office:value="9.65848814248798" calcext:value-type="float">
            <text:p>9.65848814248798</text:p>
          </table:table-cell>
          <table:table-cell table:number-columns-repeated="7"/>
        </table:table-row>
        <table:table-row table:style-name="ro1">
          <table:table-cell office:value-type="float" office:value="52.039" calcext:value-type="float">
            <text:p>52.039</text:p>
          </table:table-cell>
          <table:table-cell office:value-type="float" office:value="15.6395" calcext:value-type="float">
            <text:p>15.6395</text:p>
          </table:table-cell>
          <table:table-cell table:formula="of:=LN([.B54]*1000)" office:value-type="float" office:value="9.65755504427881" calcext:value-type="float">
            <text:p>9.65755504427881</text:p>
          </table:table-cell>
          <table:table-cell table:number-columns-repeated="7"/>
        </table:table-row>
        <table:table-row table:style-name="ro1">
          <table:table-cell office:value-type="float" office:value="53.038" calcext:value-type="float">
            <text:p>53.038</text:p>
          </table:table-cell>
          <table:table-cell office:value-type="float" office:value="15.6246" calcext:value-type="float">
            <text:p>15.6246</text:p>
          </table:table-cell>
          <table:table-cell table:formula="of:=LN([.B55]*1000)" office:value-type="float" office:value="9.65660187427692" calcext:value-type="float">
            <text:p>9.65660187427692</text:p>
          </table:table-cell>
          <table:table-cell table:number-columns-repeated="7"/>
        </table:table-row>
        <table:table-row table:style-name="ro1">
          <table:table-cell office:value-type="float" office:value="54.038" calcext:value-type="float">
            <text:p>54.038</text:p>
          </table:table-cell>
          <table:table-cell office:value-type="float" office:value="15.6096" calcext:value-type="float">
            <text:p>15.6096</text:p>
          </table:table-cell>
          <table:table-cell table:formula="of:=LN([.B56]*1000)" office:value-type="float" office:value="9.65564138858155" calcext:value-type="float">
            <text:p>9.65564138858155</text:p>
          </table:table-cell>
          <table:table-cell table:number-columns-repeated="7"/>
        </table:table-row>
        <table:table-row table:style-name="ro1">
          <table:table-cell office:value-type="float" office:value="55.038" calcext:value-type="float">
            <text:p>55.038</text:p>
          </table:table-cell>
          <table:table-cell office:value-type="float" office:value="15.5954" calcext:value-type="float">
            <text:p>15.5954</text:p>
          </table:table-cell>
          <table:table-cell table:formula="of:=LN([.B57]*1000)" office:value-type="float" office:value="9.65473127795952" calcext:value-type="float">
            <text:p>9.65473127795952</text:p>
          </table:table-cell>
          <table:table-cell table:number-columns-repeated="7"/>
        </table:table-row>
        <table:table-row table:style-name="ro1">
          <table:table-cell office:value-type="float" office:value="56.039" calcext:value-type="float">
            <text:p>56.039</text:p>
          </table:table-cell>
          <table:table-cell office:value-type="float" office:value="15.5806" calcext:value-type="float">
            <text:p>15.5806</text:p>
          </table:table-cell>
          <table:table-cell table:formula="of:=LN([.B58]*1000)" office:value-type="float" office:value="9.65378182959464" calcext:value-type="float">
            <text:p>9.65378182959464</text:p>
          </table:table-cell>
          <table:table-cell table:number-columns-repeated="7"/>
        </table:table-row>
        <table:table-row table:style-name="ro1">
          <table:table-cell office:value-type="float" office:value="57.039" calcext:value-type="float">
            <text:p>57.039</text:p>
          </table:table-cell>
          <table:table-cell office:value-type="float" office:value="15.5663" calcext:value-type="float">
            <text:p>15.5663</text:p>
          </table:table-cell>
          <table:table-cell table:formula="of:=LN([.B59]*1000)" office:value-type="float" office:value="9.65286360010761" calcext:value-type="float">
            <text:p>9.65286360010761</text:p>
          </table:table-cell>
          <table:table-cell table:number-columns-repeated="7"/>
        </table:table-row>
        <table:table-row table:style-name="ro1">
          <table:table-cell office:value-type="float" office:value="58.039" calcext:value-type="float">
            <text:p>58.039</text:p>
          </table:table-cell>
          <table:table-cell office:value-type="float" office:value="15.5516" calcext:value-type="float">
            <text:p>15.5516</text:p>
          </table:table-cell>
          <table:table-cell table:formula="of:=LN([.B60]*1000)" office:value-type="float" office:value="9.65191880620484" calcext:value-type="float">
            <text:p>9.65191880620484</text:p>
          </table:table-cell>
          <table:table-cell table:number-columns-repeated="7"/>
        </table:table-row>
        <table:table-row table:style-name="ro1">
          <table:table-cell office:value-type="float" office:value="59.039" calcext:value-type="float">
            <text:p>59.039</text:p>
          </table:table-cell>
          <table:table-cell office:value-type="float" office:value="15.5373" calcext:value-type="float">
            <text:p>15.5373</text:p>
          </table:table-cell>
          <table:table-cell table:formula="of:=LN([.B61]*1000)" office:value-type="float" office:value="9.65099886365245" calcext:value-type="float">
            <text:p>9.65099886365245</text:p>
          </table:table-cell>
          <table:table-cell table:number-columns-repeated="7"/>
        </table:table-row>
        <table:table-row table:style-name="ro1">
          <table:table-cell office:value-type="float" office:value="60.039" calcext:value-type="float">
            <text:p>60.039</text:p>
          </table:table-cell>
          <table:table-cell office:value-type="float" office:value="15.5232" calcext:value-type="float">
            <text:p>15.5232</text:p>
          </table:table-cell>
          <table:table-cell table:formula="of:=LN([.B62]*1000)" office:value-type="float" office:value="9.6500909580509" calcext:value-type="float">
            <text:p>9.6500909580509</text:p>
          </table:table-cell>
          <table:table-cell table:number-columns-repeated="7"/>
        </table:table-row>
        <table:table-row table:style-name="ro1">
          <table:table-cell office:value-type="float" office:value="61.039" calcext:value-type="float">
            <text:p>61.039</text:p>
          </table:table-cell>
          <table:table-cell office:value-type="float" office:value="15.5081" calcext:value-type="float">
            <text:p>15.5081</text:p>
          </table:table-cell>
          <table:table-cell table:formula="of:=LN([.B63]*1000)" office:value-type="float" office:value="9.64911774705479" calcext:value-type="float">
            <text:p>9.64911774705479</text:p>
          </table:table-cell>
          <table:table-cell table:number-columns-repeated="7"/>
        </table:table-row>
        <table:table-row table:style-name="ro1">
          <table:table-cell office:value-type="float" office:value="62.038" calcext:value-type="float">
            <text:p>62.038</text:p>
          </table:table-cell>
          <table:table-cell office:value-type="float" office:value="15.4944" calcext:value-type="float">
            <text:p>15.4944</text:p>
          </table:table-cell>
          <table:table-cell table:formula="of:=LN([.B64]*1000)" office:value-type="float" office:value="9.64823394730369" calcext:value-type="float">
            <text:p>9.64823394730369</text:p>
          </table:table-cell>
          <table:table-cell table:number-columns-repeated="7"/>
        </table:table-row>
        <table:table-row table:style-name="ro1">
          <table:table-cell office:value-type="float" office:value="63.038" calcext:value-type="float">
            <text:p>63.038</text:p>
          </table:table-cell>
          <table:table-cell office:value-type="float" office:value="15.4796" calcext:value-type="float">
            <text:p>15.4796</text:p>
          </table:table-cell>
          <table:table-cell table:formula="of:=LN([.B65]*1000)" office:value-type="float" office:value="9.64727830701658" calcext:value-type="float">
            <text:p>9.64727830701658</text:p>
          </table:table-cell>
          <table:table-cell table:number-columns-repeated="7"/>
        </table:table-row>
        <table:table-row table:style-name="ro1">
          <table:table-cell office:value-type="float" office:value="64.038" calcext:value-type="float">
            <text:p>64.038</text:p>
          </table:table-cell>
          <table:table-cell office:value-type="float" office:value="15.4655" calcext:value-type="float">
            <text:p>15.4655</text:p>
          </table:table-cell>
          <table:table-cell table:formula="of:=LN([.B66]*1000)" office:value-type="float" office:value="9.64636701566669" calcext:value-type="float">
            <text:p>9.64636701566669</text:p>
          </table:table-cell>
          <table:table-cell table:number-columns-repeated="7"/>
        </table:table-row>
        <table:table-row table:style-name="ro1">
          <table:table-cell office:value-type="float" office:value="65.039" calcext:value-type="float">
            <text:p>65.039</text:p>
          </table:table-cell>
          <table:table-cell office:value-type="float" office:value="15.451" calcext:value-type="float">
            <text:p>15.451</text:p>
          </table:table-cell>
          <table:table-cell table:formula="of:=LN([.B67]*1000)" office:value-type="float" office:value="9.64542900515042" calcext:value-type="float">
            <text:p>9.64542900515042</text:p>
          </table:table-cell>
          <table:table-cell table:number-columns-repeated="7"/>
        </table:table-row>
        <table:table-row table:style-name="ro1">
          <table:table-cell office:value-type="float" office:value="66.039" calcext:value-type="float">
            <text:p>66.039</text:p>
          </table:table-cell>
          <table:table-cell office:value-type="float" office:value="15.4373" calcext:value-type="float">
            <text:p>15.4373</text:p>
          </table:table-cell>
          <table:table-cell table:formula="of:=LN([.B68]*1000)" office:value-type="float" office:value="9.64454193782082" calcext:value-type="float">
            <text:p>9.64454193782082</text:p>
          </table:table-cell>
          <table:table-cell table:number-columns-repeated="7"/>
        </table:table-row>
        <table:table-row table:style-name="ro1">
          <table:table-cell office:value-type="float" office:value="67.038" calcext:value-type="float">
            <text:p>67.038</text:p>
          </table:table-cell>
          <table:table-cell office:value-type="float" office:value="15.4228" calcext:value-type="float">
            <text:p>15.4228</text:p>
          </table:table-cell>
          <table:table-cell table:formula="of:=LN([.B69]*1000)" office:value-type="float" office:value="9.64360221299381" calcext:value-type="float">
            <text:p>9.64360221299381</text:p>
          </table:table-cell>
          <table:table-cell table:number-columns-repeated="7"/>
        </table:table-row>
        <table:table-row table:style-name="ro1">
          <table:table-cell office:value-type="float" office:value="68.038" calcext:value-type="float">
            <text:p>68.038</text:p>
          </table:table-cell>
          <table:table-cell office:value-type="float" office:value="15.4079" calcext:value-type="float">
            <text:p>15.4079</text:p>
          </table:table-cell>
          <table:table-cell table:formula="of:=LN([.B70]*1000)" office:value-type="float" office:value="9.64263564388185" calcext:value-type="float">
            <text:p>9.64263564388185</text:p>
          </table:table-cell>
          <table:table-cell table:number-columns-repeated="7"/>
        </table:table-row>
        <table:table-row table:style-name="ro1">
          <table:table-cell office:value-type="float" office:value="69.039" calcext:value-type="float">
            <text:p>69.039</text:p>
          </table:table-cell>
          <table:table-cell office:value-type="float" office:value="15.3935" calcext:value-type="float">
            <text:p>15.3935</text:p>
          </table:table-cell>
          <table:table-cell table:formula="of:=LN([.B71]*1000)" office:value-type="float" office:value="9.64170062137968" calcext:value-type="float">
            <text:p>9.64170062137968</text:p>
          </table:table-cell>
          <table:table-cell table:number-columns-repeated="7"/>
        </table:table-row>
        <table:table-row table:style-name="ro1">
          <table:table-cell office:value-type="float" office:value="70.038" calcext:value-type="float">
            <text:p>70.038</text:p>
          </table:table-cell>
          <table:table-cell office:value-type="float" office:value="15.3803" calcext:value-type="float">
            <text:p>15.3803</text:p>
          </table:table-cell>
          <table:table-cell table:formula="of:=LN([.B72]*1000)" office:value-type="float" office:value="9.64084274872115" calcext:value-type="float">
            <text:p>9.64084274872115</text:p>
          </table:table-cell>
          <table:table-cell table:number-columns-repeated="7"/>
        </table:table-row>
        <table:table-row table:style-name="ro1">
          <table:table-cell office:value-type="float" office:value="71.039" calcext:value-type="float">
            <text:p>71.039</text:p>
          </table:table-cell>
          <table:table-cell office:value-type="float" office:value="15.3653" calcext:value-type="float">
            <text:p>15.3653</text:p>
          </table:table-cell>
          <table:table-cell table:formula="of:=LN([.B73]*1000)" office:value-type="float" office:value="9.63986699926822" calcext:value-type="float">
            <text:p>9.63986699926822</text:p>
          </table:table-cell>
          <table:table-cell table:number-columns-repeated="7"/>
        </table:table-row>
        <table:table-row table:style-name="ro1">
          <table:table-cell office:value-type="float" office:value="72.039" calcext:value-type="float">
            <text:p>72.039</text:p>
          </table:table-cell>
          <table:table-cell office:value-type="float" office:value="15.3519" calcext:value-type="float">
            <text:p>15.3519</text:p>
          </table:table-cell>
          <table:table-cell table:formula="of:=LN([.B74]*1000)" office:value-type="float" office:value="9.63899452385705" calcext:value-type="float">
            <text:p>9.63899452385705</text:p>
          </table:table-cell>
          <table:table-cell table:number-columns-repeated="7"/>
        </table:table-row>
        <table:table-row table:style-name="ro1">
          <table:table-cell office:value-type="float" office:value="73.039" calcext:value-type="float">
            <text:p>73.039</text:p>
          </table:table-cell>
          <table:table-cell office:value-type="float" office:value="15.3368" calcext:value-type="float">
            <text:p>15.3368</text:p>
          </table:table-cell>
          <table:table-cell table:formula="of:=LN([.B75]*1000)" office:value-type="float" office:value="9.63801044820584" calcext:value-type="float">
            <text:p>9.63801044820584</text:p>
          </table:table-cell>
          <table:table-cell table:number-columns-repeated="7"/>
        </table:table-row>
        <table:table-row table:style-name="ro1">
          <table:table-cell office:value-type="float" office:value="74.039" calcext:value-type="float">
            <text:p>74.039</text:p>
          </table:table-cell>
          <table:table-cell office:value-type="float" office:value="15.3228" calcext:value-type="float">
            <text:p>15.3228</text:p>
          </table:table-cell>
          <table:table-cell table:formula="of:=LN([.B76]*1000)" office:value-type="float" office:value="9.63709719421864" calcext:value-type="float">
            <text:p>9.63709719421864</text:p>
          </table:table-cell>
          <table:table-cell table:number-columns-repeated="7"/>
        </table:table-row>
        <table:table-row table:style-name="ro1">
          <table:table-cell office:value-type="float" office:value="75.038" calcext:value-type="float">
            <text:p>75.038</text:p>
          </table:table-cell>
          <table:table-cell office:value-type="float" office:value="15.3096" calcext:value-type="float">
            <text:p>15.3096</text:p>
          </table:table-cell>
          <table:table-cell table:formula="of:=LN([.B77]*1000)" office:value-type="float" office:value="9.63623536159586" calcext:value-type="float">
            <text:p>9.63623536159586</text:p>
          </table:table-cell>
          <table:table-cell table:number-columns-repeated="7"/>
        </table:table-row>
        <table:table-row table:style-name="ro1">
          <table:table-cell office:value-type="float" office:value="76.038" calcext:value-type="float">
            <text:p>76.038</text:p>
          </table:table-cell>
          <table:table-cell office:value-type="float" office:value="15.2952" calcext:value-type="float">
            <text:p>15.2952</text:p>
          </table:table-cell>
          <table:table-cell table:formula="of:=LN([.B78]*1000)" office:value-type="float" office:value="9.63529433266819" calcext:value-type="float">
            <text:p>9.63529433266819</text:p>
          </table:table-cell>
          <table:table-cell table:number-columns-repeated="7"/>
        </table:table-row>
        <table:table-row table:style-name="ro1">
          <table:table-cell office:value-type="float" office:value="77.038" calcext:value-type="float">
            <text:p>77.038</text:p>
          </table:table-cell>
          <table:table-cell office:value-type="float" office:value="15.281" calcext:value-type="float">
            <text:p>15.281</text:p>
          </table:table-cell>
          <table:table-cell table:formula="of:=LN([.B79]*1000)" office:value-type="float" office:value="9.63436550560526" calcext:value-type="float">
            <text:p>9.63436550560526</text:p>
          </table:table-cell>
          <table:table-cell table:number-columns-repeated="7"/>
        </table:table-row>
        <table:table-row table:style-name="ro1">
          <table:table-cell office:value-type="float" office:value="78.038" calcext:value-type="float">
            <text:p>78.038</text:p>
          </table:table-cell>
          <table:table-cell office:value-type="float" office:value="15.2669" calcext:value-type="float">
            <text:p>15.2669</text:p>
          </table:table-cell>
          <table:table-cell table:formula="of:=LN([.B80]*1000)" office:value-type="float" office:value="9.63344236516016" calcext:value-type="float">
            <text:p>9.63344236516016</text:p>
          </table:table-cell>
          <table:table-cell table:number-columns-repeated="7"/>
        </table:table-row>
        <table:table-row table:style-name="ro1">
          <table:table-cell office:value-type="float" office:value="79.038" calcext:value-type="float">
            <text:p>79.038</text:p>
          </table:table-cell>
          <table:table-cell office:value-type="float" office:value="15.2526" calcext:value-type="float">
            <text:p>15.2526</text:p>
          </table:table-cell>
          <table:table-cell table:formula="of:=LN([.B81]*1000)" office:value-type="float" office:value="9.63250525930676" calcext:value-type="float">
            <text:p>9.63250525930676</text:p>
          </table:table-cell>
          <table:table-cell table:number-columns-repeated="7"/>
        </table:table-row>
        <table:table-row table:style-name="ro1">
          <table:table-cell office:value-type="float" office:value="80.039" calcext:value-type="float">
            <text:p>80.039</text:p>
          </table:table-cell>
          <table:table-cell office:value-type="float" office:value="15.2382" calcext:value-type="float">
            <text:p>15.2382</text:p>
          </table:table-cell>
          <table:table-cell table:formula="of:=LN([.B82]*1000)" office:value-type="float" office:value="9.63156071202885" calcext:value-type="float">
            <text:p>9.63156071202885</text:p>
          </table:table-cell>
          <table:table-cell table:number-columns-repeated="7"/>
        </table:table-row>
        <table:table-row table:style-name="ro1">
          <table:table-cell office:value-type="float" office:value="81.038" calcext:value-type="float">
            <text:p>81.038</text:p>
          </table:table-cell>
          <table:table-cell office:value-type="float" office:value="15.2242" calcext:value-type="float">
            <text:p>15.2242</text:p>
          </table:table-cell>
          <table:table-cell table:formula="of:=LN([.B83]*1000)" office:value-type="float" office:value="9.63064154604156" calcext:value-type="float">
            <text:p>9.63064154604156</text:p>
          </table:table-cell>
          <table:table-cell table:number-columns-repeated="7"/>
        </table:table-row>
        <table:table-row table:style-name="ro1">
          <table:table-cell office:value-type="float" office:value="82.038" calcext:value-type="float">
            <text:p>82.038</text:p>
          </table:table-cell>
          <table:table-cell office:value-type="float" office:value="15.2102" calcext:value-type="float">
            <text:p>15.2102</text:p>
          </table:table-cell>
          <table:table-cell table:formula="of:=LN([.B84]*1000)" office:value-type="float" office:value="9.62972153441081" calcext:value-type="float">
            <text:p>9.62972153441081</text:p>
          </table:table-cell>
          <table:table-cell table:number-columns-repeated="7"/>
        </table:table-row>
        <table:table-row table:style-name="ro1">
          <table:table-cell office:value-type="float" office:value="83.038" calcext:value-type="float">
            <text:p>83.038</text:p>
          </table:table-cell>
          <table:table-cell office:value-type="float" office:value="15.1964" calcext:value-type="float">
            <text:p>15.1964</text:p>
          </table:table-cell>
          <table:table-cell table:formula="of:=LN([.B85]*1000)" office:value-type="float" office:value="9.62881383667758" calcext:value-type="float">
            <text:p>9.62881383667758</text:p>
          </table:table-cell>
          <table:table-cell table:number-columns-repeated="7"/>
        </table:table-row>
        <table:table-row table:style-name="ro1">
          <table:table-cell office:value-type="float" office:value="84.038" calcext:value-type="float">
            <text:p>84.038</text:p>
          </table:table-cell>
          <table:table-cell office:value-type="float" office:value="15.1829" calcext:value-type="float">
            <text:p>15.1829</text:p>
          </table:table-cell>
          <table:table-cell table:formula="of:=LN([.B86]*1000)" office:value-type="float" office:value="9.62792507354686" calcext:value-type="float">
            <text:p>9.62792507354686</text:p>
          </table:table-cell>
          <table:table-cell table:number-columns-repeated="7"/>
        </table:table-row>
        <table:table-row table:style-name="ro1">
          <table:table-cell office:value-type="float" office:value="85.038" calcext:value-type="float">
            <text:p>85.038</text:p>
          </table:table-cell>
          <table:table-cell office:value-type="float" office:value="15.1691" calcext:value-type="float">
            <text:p>15.1691</text:p>
          </table:table-cell>
          <table:table-cell table:formula="of:=LN([.B87]*1000)" office:value-type="float" office:value="9.62701574296232" calcext:value-type="float">
            <text:p>9.62701574296232</text:p>
          </table:table-cell>
          <table:table-cell table:number-columns-repeated="7"/>
        </table:table-row>
        <table:table-row table:style-name="ro1">
          <table:table-cell office:value-type="float" office:value="86.039" calcext:value-type="float">
            <text:p>86.039</text:p>
          </table:table-cell>
          <table:table-cell office:value-type="float" office:value="15.1551" calcext:value-type="float">
            <text:p>15.1551</text:p>
          </table:table-cell>
          <table:table-cell table:formula="of:=LN([.B88]*1000)" office:value-type="float" office:value="9.62609238795248" calcext:value-type="float">
            <text:p>9.62609238795248</text:p>
          </table:table-cell>
          <table:table-cell table:number-columns-repeated="7"/>
        </table:table-row>
        <table:table-row table:style-name="ro1">
          <table:table-cell office:value-type="float" office:value="87.039" calcext:value-type="float">
            <text:p>87.039</text:p>
          </table:table-cell>
          <table:table-cell office:value-type="float" office:value="15.1408" calcext:value-type="float">
            <text:p>15.1408</text:p>
          </table:table-cell>
          <table:table-cell table:formula="of:=LN([.B89]*1000)" office:value-type="float" office:value="9.62514836575397" calcext:value-type="float">
            <text:p>9.62514836575397</text:p>
          </table:table-cell>
          <table:table-cell table:number-columns-repeated="7"/>
        </table:table-row>
        <table:table-row table:style-name="ro1">
          <table:table-cell office:value-type="float" office:value="88.039" calcext:value-type="float">
            <text:p>88.039</text:p>
          </table:table-cell>
          <table:table-cell office:value-type="float" office:value="15.1275" calcext:value-type="float">
            <text:p>15.1275</text:p>
          </table:table-cell>
          <table:table-cell table:formula="of:=LN([.B90]*1000)" office:value-type="float" office:value="9.62426955849648" calcext:value-type="float">
            <text:p>9.62426955849648</text:p>
          </table:table-cell>
          <table:table-cell table:number-columns-repeated="7"/>
        </table:table-row>
        <table:table-row table:style-name="ro1">
          <table:table-cell office:value-type="float" office:value="89.039" calcext:value-type="float">
            <text:p>89.039</text:p>
          </table:table-cell>
          <table:table-cell office:value-type="float" office:value="15.1123" calcext:value-type="float">
            <text:p>15.1123</text:p>
          </table:table-cell>
          <table:table-cell table:formula="of:=LN([.B91]*1000)" office:value-type="float" office:value="9.62326426075773" calcext:value-type="float">
            <text:p>9.62326426075773</text:p>
          </table:table-cell>
          <table:table-cell table:number-columns-repeated="7"/>
        </table:table-row>
        <table:table-row table:style-name="ro1">
          <table:table-cell office:value-type="float" office:value="90.039" calcext:value-type="float">
            <text:p>90.039</text:p>
          </table:table-cell>
          <table:table-cell office:value-type="float" office:value="15.0982" calcext:value-type="float">
            <text:p>15.0982</text:p>
          </table:table-cell>
          <table:table-cell table:formula="of:=LN([.B92]*1000)" office:value-type="float" office:value="9.62233081039949" calcext:value-type="float">
            <text:p>9.62233081039949</text:p>
          </table:table-cell>
          <table:table-cell table:number-columns-repeated="7"/>
        </table:table-row>
        <table:table-row table:style-name="ro1">
          <table:table-cell office:value-type="float" office:value="91.039" calcext:value-type="float">
            <text:p>91.039</text:p>
          </table:table-cell>
          <table:table-cell office:value-type="float" office:value="15.0856" calcext:value-type="float">
            <text:p>15.0856</text:p>
          </table:table-cell>
          <table:table-cell table:formula="of:=LN([.B93]*1000)" office:value-type="float" office:value="9.62149592541271" calcext:value-type="float">
            <text:p>9.62149592541271</text:p>
          </table:table-cell>
          <table:table-cell table:number-columns-repeated="7"/>
        </table:table-row>
        <table:table-row table:style-name="ro1">
          <table:table-cell office:value-type="float" office:value="92.039" calcext:value-type="float">
            <text:p>92.039</text:p>
          </table:table-cell>
          <table:table-cell office:value-type="float" office:value="15.0716" calcext:value-type="float">
            <text:p>15.0716</text:p>
          </table:table-cell>
          <table:table-cell table:formula="of:=LN([.B94]*1000)" office:value-type="float" office:value="9.62056745718584" calcext:value-type="float">
            <text:p>9.62056745718584</text:p>
          </table:table-cell>
          <table:table-cell table:number-columns-repeated="7"/>
        </table:table-row>
        <table:table-row table:style-name="ro1">
          <table:table-cell office:value-type="float" office:value="93.039" calcext:value-type="float">
            <text:p>93.039</text:p>
          </table:table-cell>
          <table:table-cell office:value-type="float" office:value="15.058" calcext:value-type="float">
            <text:p>15.058</text:p>
          </table:table-cell>
          <table:table-cell table:formula="of:=LN([.B95]*1000)" office:value-type="float" office:value="9.61966469041007" calcext:value-type="float">
            <text:p>9.61966469041007</text:p>
          </table:table-cell>
          <table:table-cell table:number-columns-repeated="7"/>
        </table:table-row>
        <table:table-row table:style-name="ro1">
          <table:table-cell office:value-type="float" office:value="94.038" calcext:value-type="float">
            <text:p>94.038</text:p>
          </table:table-cell>
          <table:table-cell office:value-type="float" office:value="15.0431" calcext:value-type="float">
            <text:p>15.0431</text:p>
          </table:table-cell>
          <table:table-cell table:formula="of:=LN([.B96]*1000)" office:value-type="float" office:value="9.61867469328591" calcext:value-type="float">
            <text:p>9.61867469328591</text:p>
          </table:table-cell>
          <table:table-cell table:number-columns-repeated="7"/>
        </table:table-row>
        <table:table-row table:style-name="ro1">
          <table:table-cell office:value-type="float" office:value="95.038" calcext:value-type="float">
            <text:p>95.038</text:p>
          </table:table-cell>
          <table:table-cell office:value-type="float" office:value="15.0292" calcext:value-type="float">
            <text:p>15.0292</text:p>
          </table:table-cell>
          <table:table-cell table:formula="of:=LN([.B97]*1000)" office:value-type="float" office:value="9.61775025445085" calcext:value-type="float">
            <text:p>9.61775025445085</text:p>
          </table:table-cell>
          <table:table-cell table:number-columns-repeated="7"/>
        </table:table-row>
        <table:table-row table:style-name="ro1">
          <table:table-cell office:value-type="float" office:value="96.038" calcext:value-type="float">
            <text:p>96.038</text:p>
          </table:table-cell>
          <table:table-cell office:value-type="float" office:value="15.0157" calcext:value-type="float">
            <text:p>15.0157</text:p>
          </table:table-cell>
          <table:table-cell table:formula="of:=LN([.B98]*1000)" office:value-type="float" office:value="9.61685159937737" calcext:value-type="float">
            <text:p>9.61685159937737</text:p>
          </table:table-cell>
          <table:table-cell table:number-columns-repeated="7"/>
        </table:table-row>
        <table:table-row table:style-name="ro1">
          <table:table-cell office:value-type="float" office:value="97.038" calcext:value-type="float">
            <text:p>97.038</text:p>
          </table:table-cell>
          <table:table-cell office:value-type="float" office:value="15.0024" calcext:value-type="float">
            <text:p>15.0024</text:p>
          </table:table-cell>
          <table:table-cell table:formula="of:=LN([.B99]*1000)" office:value-type="float" office:value="9.61596546728571" calcext:value-type="float">
            <text:p>9.61596546728571</text:p>
          </table:table-cell>
          <table:table-cell table:number-columns-repeated="7"/>
        </table:table-row>
        <table:table-row table:style-name="ro1">
          <table:table-cell office:value-type="float" office:value="98.038" calcext:value-type="float">
            <text:p>98.038</text:p>
          </table:table-cell>
          <table:table-cell office:value-type="float" office:value="14.9882" calcext:value-type="float">
            <text:p>14.9882</text:p>
          </table:table-cell>
          <table:table-cell table:formula="of:=LN([.B100]*1000)" office:value-type="float" office:value="9.61501850383309" calcext:value-type="float">
            <text:p>9.61501850383309</text:p>
          </table:table-cell>
          <table:table-cell table:number-columns-repeated="7"/>
        </table:table-row>
        <table:table-row table:style-name="ro1">
          <table:table-cell office:value-type="float" office:value="99.039" calcext:value-type="float">
            <text:p>99.039</text:p>
          </table:table-cell>
          <table:table-cell office:value-type="float" office:value="14.9749" calcext:value-type="float">
            <text:p>14.9749</text:p>
          </table:table-cell>
          <table:table-cell table:formula="of:=LN([.B101]*1000)" office:value-type="float" office:value="9.61413074516503" calcext:value-type="float">
            <text:p>9.61413074516503</text:p>
          </table:table-cell>
          <table:table-cell table:number-columns-repeated="7"/>
        </table:table-row>
        <table:table-row table:style-name="ro1">
          <table:table-cell office:value-type="float" office:value="100.039" calcext:value-type="float">
            <text:p>100.039</text:p>
          </table:table-cell>
          <table:table-cell office:value-type="float" office:value="14.9615" calcext:value-type="float">
            <text:p>14.9615</text:p>
          </table:table-cell>
          <table:table-cell table:formula="of:=LN([.B102]*1000)" office:value-type="float" office:value="9.61323551388171" calcext:value-type="float">
            <text:p>9.61323551388171</text:p>
          </table:table-cell>
          <table:table-cell table:number-columns-repeated="7"/>
        </table:table-row>
        <table:table-row table:style-name="ro1">
          <table:table-cell office:value-type="float" office:value="101.04" calcext:value-type="float">
            <text:p>101.04</text:p>
          </table:table-cell>
          <table:table-cell office:value-type="float" office:value="14.9483" calcext:value-type="float">
            <text:p>14.9483</text:p>
          </table:table-cell>
          <table:table-cell table:formula="of:=LN([.B103]*1000)" office:value-type="float" office:value="9.61235285997851" calcext:value-type="float">
            <text:p>9.61235285997851</text:p>
          </table:table-cell>
          <table:table-cell table:number-columns-repeated="7"/>
        </table:table-row>
        <table:table-row table:style-name="ro1">
          <table:table-cell office:value-type="float" office:value="102.039" calcext:value-type="float">
            <text:p>102.039</text:p>
          </table:table-cell>
          <table:table-cell office:value-type="float" office:value="14.9346" calcext:value-type="float">
            <text:p>14.9346</text:p>
          </table:table-cell>
          <table:table-cell table:formula="of:=LN([.B104]*1000)" office:value-type="float" office:value="9.6114359475664" calcext:value-type="float">
            <text:p>9.6114359475664</text:p>
          </table:table-cell>
          <table:table-cell table:number-columns-repeated="7"/>
        </table:table-row>
        <table:table-row table:style-name="ro1">
          <table:table-cell office:value-type="float" office:value="103.039" calcext:value-type="float">
            <text:p>103.039</text:p>
          </table:table-cell>
          <table:table-cell office:value-type="float" office:value="14.921" calcext:value-type="float">
            <text:p>14.921</text:p>
          </table:table-cell>
          <table:table-cell table:formula="of:=LN([.B105]*1000)" office:value-type="float" office:value="9.61052489564042" calcext:value-type="float">
            <text:p>9.61052489564042</text:p>
          </table:table-cell>
          <table:table-cell table:number-columns-repeated="7"/>
        </table:table-row>
        <table:table-row table:style-name="ro1">
          <table:table-cell office:value-type="float" office:value="104.038" calcext:value-type="float">
            <text:p>104.038</text:p>
          </table:table-cell>
          <table:table-cell office:value-type="float" office:value="14.9066" calcext:value-type="float">
            <text:p>14.9066</text:p>
          </table:table-cell>
          <table:table-cell table:formula="of:=LN([.B106]*1000)" office:value-type="float" office:value="9.60955934687896" calcext:value-type="float">
            <text:p>9.60955934687896</text:p>
          </table:table-cell>
          <table:table-cell table:number-columns-repeated="7"/>
        </table:table-row>
        <table:table-row table:style-name="ro1">
          <table:table-cell office:value-type="float" office:value="105.038" calcext:value-type="float">
            <text:p>105.038</text:p>
          </table:table-cell>
          <table:table-cell office:value-type="float" office:value="14.8928" calcext:value-type="float">
            <text:p>14.8928</text:p>
          </table:table-cell>
          <table:table-cell table:formula="of:=LN([.B107]*1000)" office:value-type="float" office:value="9.60863315366792" calcext:value-type="float">
            <text:p>9.60863315366792</text:p>
          </table:table-cell>
          <table:table-cell table:number-columns-repeated="7"/>
        </table:table-row>
        <table:table-row table:style-name="ro1">
          <table:table-cell office:value-type="float" office:value="106.038" calcext:value-type="float">
            <text:p>106.038</text:p>
          </table:table-cell>
          <table:table-cell office:value-type="float" office:value="14.8797" calcext:value-type="float">
            <text:p>14.8797</text:p>
          </table:table-cell>
          <table:table-cell table:formula="of:=LN([.B108]*1000)" office:value-type="float" office:value="9.60775314689352" calcext:value-type="float">
            <text:p>9.60775314689352</text:p>
          </table:table-cell>
          <table:table-cell table:number-columns-repeated="7"/>
        </table:table-row>
        <table:table-row table:style-name="ro1">
          <table:table-cell office:value-type="float" office:value="107.039" calcext:value-type="float">
            <text:p>107.039</text:p>
          </table:table-cell>
          <table:table-cell office:value-type="float" office:value="14.8656" calcext:value-type="float">
            <text:p>14.8656</text:p>
          </table:table-cell>
          <table:table-cell table:formula="of:=LN([.B109]*1000)" office:value-type="float" office:value="9.60680509788705" calcext:value-type="float">
            <text:p>9.60680509788705</text:p>
          </table:table-cell>
          <table:table-cell table:number-columns-repeated="7"/>
        </table:table-row>
        <table:table-row table:style-name="ro1">
          <table:table-cell office:value-type="float" office:value="108.039" calcext:value-type="float">
            <text:p>108.039</text:p>
          </table:table-cell>
          <table:table-cell office:value-type="float" office:value="14.8521" calcext:value-type="float">
            <text:p>14.8521</text:p>
          </table:table-cell>
          <table:table-cell table:formula="of:=LN([.B110]*1000)" office:value-type="float" office:value="9.60589654837422" calcext:value-type="float">
            <text:p>9.60589654837422</text:p>
          </table:table-cell>
          <table:table-cell table:number-columns-repeated="7"/>
        </table:table-row>
        <table:table-row table:style-name="ro1">
          <table:table-cell office:value-type="float" office:value="109.039" calcext:value-type="float">
            <text:p>109.039</text:p>
          </table:table-cell>
          <table:table-cell office:value-type="float" office:value="14.8387" calcext:value-type="float">
            <text:p>14.8387</text:p>
          </table:table-cell>
          <table:table-cell table:formula="of:=LN([.B111]*1000)" office:value-type="float" office:value="9.60499391180601" calcext:value-type="float">
            <text:p>9.60499391180601</text:p>
          </table:table-cell>
          <table:table-cell table:number-columns-repeated="7"/>
        </table:table-row>
        <table:table-row table:style-name="ro1">
          <table:table-cell office:value-type="float" office:value="110.039" calcext:value-type="float">
            <text:p>110.039</text:p>
          </table:table-cell>
          <table:table-cell office:value-type="float" office:value="14.8256" calcext:value-type="float">
            <text:p>14.8256</text:p>
          </table:table-cell>
          <table:table-cell table:formula="of:=LN([.B112]*1000)" office:value-type="float" office:value="9.60411069522233" calcext:value-type="float">
            <text:p>9.60411069522233</text:p>
          </table:table-cell>
          <table:table-cell table:number-columns-repeated="7"/>
        </table:table-row>
        <table:table-row table:style-name="ro1">
          <table:table-cell office:value-type="float" office:value="111.039" calcext:value-type="float">
            <text:p>111.039</text:p>
          </table:table-cell>
          <table:table-cell office:value-type="float" office:value="14.8118" calcext:value-type="float">
            <text:p>14.8118</text:p>
          </table:table-cell>
          <table:table-cell table:formula="of:=LN([.B113]*1000)" office:value-type="float" office:value="9.60317943937686" calcext:value-type="float">
            <text:p>9.60317943937686</text:p>
          </table:table-cell>
          <table:table-cell table:number-columns-repeated="7"/>
        </table:table-row>
        <table:table-row table:style-name="ro1">
          <table:table-cell office:value-type="float" office:value="112.039" calcext:value-type="float">
            <text:p>112.039</text:p>
          </table:table-cell>
          <table:table-cell office:value-type="float" office:value="14.7987" calcext:value-type="float">
            <text:p>14.7987</text:p>
          </table:table-cell>
          <table:table-cell table:formula="of:=LN([.B114]*1000)" office:value-type="float" office:value="9.6022946180564" calcext:value-type="float">
            <text:p>9.6022946180564</text:p>
          </table:table-cell>
          <table:table-cell table:number-columns-repeated="7"/>
        </table:table-row>
        <table:table-row table:style-name="ro1">
          <table:table-cell office:value-type="float" office:value="113.039" calcext:value-type="float">
            <text:p>113.039</text:p>
          </table:table-cell>
          <table:table-cell office:value-type="float" office:value="14.785" calcext:value-type="float">
            <text:p>14.785</text:p>
          </table:table-cell>
          <table:table-cell table:formula="of:=LN([.B115]*1000)" office:value-type="float" office:value="9.60136843228658" calcext:value-type="float">
            <text:p>9.60136843228658</text:p>
          </table:table-cell>
          <table:table-cell table:number-columns-repeated="7"/>
        </table:table-row>
        <table:table-row table:style-name="ro1">
          <table:table-cell office:value-type="float" office:value="114.039" calcext:value-type="float">
            <text:p>114.039</text:p>
          </table:table-cell>
          <table:table-cell office:value-type="float" office:value="14.7716" calcext:value-type="float">
            <text:p>14.7716</text:p>
          </table:table-cell>
          <table:table-cell table:formula="of:=LN([.B116]*1000)" office:value-type="float" office:value="9.60046169734967" calcext:value-type="float">
            <text:p>9.60046169734967</text:p>
          </table:table-cell>
          <table:table-cell table:number-columns-repeated="7"/>
        </table:table-row>
        <table:table-row table:style-name="ro1">
          <table:table-cell office:value-type="float" office:value="115.038" calcext:value-type="float">
            <text:p>115.038</text:p>
          </table:table-cell>
          <table:table-cell office:value-type="float" office:value="14.7571" calcext:value-type="float">
            <text:p>14.7571</text:p>
          </table:table-cell>
          <table:table-cell table:formula="of:=LN([.B117]*1000)" office:value-type="float" office:value="9.59947960188557" calcext:value-type="float">
            <text:p>9.59947960188557</text:p>
          </table:table-cell>
          <table:table-cell table:number-columns-repeated="7"/>
        </table:table-row>
        <table:table-row table:style-name="ro1">
          <table:table-cell office:value-type="float" office:value="116.038" calcext:value-type="float">
            <text:p>116.038</text:p>
          </table:table-cell>
          <table:table-cell office:value-type="float" office:value="14.7441" calcext:value-type="float">
            <text:p>14.7441</text:p>
          </table:table-cell>
          <table:table-cell table:formula="of:=LN([.B118]*1000)" office:value-type="float" office:value="9.59859828174663" calcext:value-type="float">
            <text:p>9.59859828174663</text:p>
          </table:table-cell>
          <table:table-cell table:number-columns-repeated="7"/>
        </table:table-row>
        <table:table-row table:style-name="ro1">
          <table:table-cell office:value-type="float" office:value="117.038" calcext:value-type="float">
            <text:p>117.038</text:p>
          </table:table-cell>
          <table:table-cell office:value-type="float" office:value="14.7315" calcext:value-type="float">
            <text:p>14.7315</text:p>
          </table:table-cell>
          <table:table-cell table:formula="of:=LN([.B119]*1000)" office:value-type="float" office:value="9.59774333726594" calcext:value-type="float">
            <text:p>9.59774333726594</text:p>
          </table:table-cell>
          <table:table-cell table:number-columns-repeated="7"/>
        </table:table-row>
        <table:table-row table:style-name="ro1">
          <table:table-cell office:value-type="float" office:value="118.038" calcext:value-type="float">
            <text:p>118.038</text:p>
          </table:table-cell>
          <table:table-cell office:value-type="float" office:value="14.7174" calcext:value-type="float">
            <text:p>14.7174</text:p>
          </table:table-cell>
          <table:table-cell table:formula="of:=LN([.B120]*1000)" office:value-type="float" office:value="9.59678574624709" calcext:value-type="float">
            <text:p>9.59678574624709</text:p>
          </table:table-cell>
          <table:table-cell table:number-columns-repeated="7"/>
        </table:table-row>
        <table:table-row table:style-name="ro1">
          <table:table-cell office:value-type="float" office:value="119.038" calcext:value-type="float">
            <text:p>119.038</text:p>
          </table:table-cell>
          <table:table-cell office:value-type="float" office:value="14.7047" calcext:value-type="float">
            <text:p>14.7047</text:p>
          </table:table-cell>
          <table:table-cell table:formula="of:=LN([.B121]*1000)" office:value-type="float" office:value="9.59592244955591" calcext:value-type="float">
            <text:p>9.59592244955591</text:p>
          </table:table-cell>
          <table:table-cell table:number-columns-repeated="7"/>
        </table:table-row>
        <table:table-row table:style-name="ro1">
          <table:table-cell office:value-type="float" office:value="120.038" calcext:value-type="float">
            <text:p>120.038</text:p>
          </table:table-cell>
          <table:table-cell office:value-type="float" office:value="14.692" calcext:value-type="float">
            <text:p>14.692</text:p>
          </table:table-cell>
          <table:table-cell table:formula="of:=LN([.B122]*1000)" office:value-type="float" office:value="9.59505840693956" calcext:value-type="float">
            <text:p>9.59505840693956</text:p>
          </table:table-cell>
          <table:table-cell table:number-columns-repeated="7"/>
        </table:table-row>
        <table:table-row table:style-name="ro1">
          <table:table-cell office:value-type="float" office:value="121.038" calcext:value-type="float">
            <text:p>121.038</text:p>
          </table:table-cell>
          <table:table-cell office:value-type="float" office:value="14.678" calcext:value-type="float">
            <text:p>14.678</text:p>
          </table:table-cell>
          <table:table-cell table:formula="of:=LN([.B123]*1000)" office:value-type="float" office:value="9.59410505310501" calcext:value-type="float">
            <text:p>9.59410505310501</text:p>
          </table:table-cell>
          <table:table-cell table:number-columns-repeated="7"/>
        </table:table-row>
        <table:table-row table:style-name="ro1">
          <table:table-cell office:value-type="float" office:value="122.038" calcext:value-type="float">
            <text:p>122.038</text:p>
          </table:table-cell>
          <table:table-cell office:value-type="float" office:value="14.6652" calcext:value-type="float">
            <text:p>14.6652</text:p>
          </table:table-cell>
          <table:table-cell table:formula="of:=LN([.B124]*1000)" office:value-type="float" office:value="9.59323261923196" calcext:value-type="float">
            <text:p>9.59323261923196</text:p>
          </table:table-cell>
          <table:table-cell table:number-columns-repeated="7"/>
        </table:table-row>
        <table:table-row table:style-name="ro1">
          <table:table-cell office:value-type="float" office:value="123.039" calcext:value-type="float">
            <text:p>123.039</text:p>
          </table:table-cell>
          <table:table-cell office:value-type="float" office:value="14.6512" calcext:value-type="float">
            <text:p>14.6512</text:p>
          </table:table-cell>
          <table:table-cell table:formula="of:=LN([.B125]*1000)" office:value-type="float" office:value="9.59227752235347" calcext:value-type="float">
            <text:p>9.59227752235347</text:p>
          </table:table-cell>
          <table:table-cell table:number-columns-repeated="7"/>
        </table:table-row>
        <table:table-row table:style-name="ro1">
          <table:table-cell office:value-type="float" office:value="124.038" calcext:value-type="float">
            <text:p>124.038</text:p>
          </table:table-cell>
          <table:table-cell office:value-type="float" office:value="14.6385" calcext:value-type="float">
            <text:p>14.6385</text:p>
          </table:table-cell>
          <table:table-cell table:formula="of:=LN([.B126]*1000)" office:value-type="float" office:value="9.59141032324963" calcext:value-type="float">
            <text:p>9.59141032324963</text:p>
          </table:table-cell>
          <table:table-cell table:number-columns-repeated="7"/>
        </table:table-row>
        <table:table-row table:style-name="ro1">
          <table:table-cell office:value-type="float" office:value="125.038" calcext:value-type="float">
            <text:p>125.038</text:p>
          </table:table-cell>
          <table:table-cell office:value-type="float" office:value="14.6256" calcext:value-type="float">
            <text:p>14.6256</text:p>
          </table:table-cell>
          <table:table-cell table:formula="of:=LN([.B127]*1000)" office:value-type="float" office:value="9.59052869689955" calcext:value-type="float">
            <text:p>9.59052869689955</text:p>
          </table:table-cell>
          <table:table-cell table:number-columns-repeated="7"/>
        </table:table-row>
        <table:table-row table:style-name="ro1">
          <table:table-cell office:value-type="float" office:value="126.038" calcext:value-type="float">
            <text:p>126.038</text:p>
          </table:table-cell>
          <table:table-cell office:value-type="float" office:value="14.6124" calcext:value-type="float">
            <text:p>14.6124</text:p>
          </table:table-cell>
          <table:table-cell table:formula="of:=LN([.B128]*1000)" office:value-type="float" office:value="9.58962576230096" calcext:value-type="float">
            <text:p>9.58962576230096</text:p>
          </table:table-cell>
          <table:table-cell table:number-columns-repeated="7"/>
        </table:table-row>
        <table:table-row table:style-name="ro1">
          <table:table-cell office:value-type="float" office:value="127.038" calcext:value-type="float">
            <text:p>127.038</text:p>
          </table:table-cell>
          <table:table-cell office:value-type="float" office:value="14.5996" calcext:value-type="float">
            <text:p>14.5996</text:p>
          </table:table-cell>
          <table:table-cell table:formula="of:=LN([.B129]*1000)" office:value-type="float" office:value="9.58874941006084" calcext:value-type="float">
            <text:p>9.58874941006084</text:p>
          </table:table-cell>
          <table:table-cell table:number-columns-repeated="7"/>
        </table:table-row>
        <table:table-row table:style-name="ro1">
          <table:table-cell office:value-type="float" office:value="128.039" calcext:value-type="float">
            <text:p>128.039</text:p>
          </table:table-cell>
          <table:table-cell office:value-type="float" office:value="14.5864" calcext:value-type="float">
            <text:p>14.5864</text:p>
          </table:table-cell>
          <table:table-cell table:formula="of:=LN([.B130]*1000)" office:value-type="float" office:value="9.58784486672499" calcext:value-type="float">
            <text:p>9.58784486672499</text:p>
          </table:table-cell>
          <table:table-cell table:number-columns-repeated="7"/>
        </table:table-row>
        <table:table-row table:style-name="ro1">
          <table:table-cell office:value-type="float" office:value="129.039" calcext:value-type="float">
            <text:p>129.039</text:p>
          </table:table-cell>
          <table:table-cell office:value-type="float" office:value="14.5738" calcext:value-type="float">
            <text:p>14.5738</text:p>
          </table:table-cell>
          <table:table-cell table:formula="of:=LN([.B131]*1000)" office:value-type="float" office:value="9.58698067506759" calcext:value-type="float">
            <text:p>9.58698067506759</text:p>
          </table:table-cell>
          <table:table-cell table:number-columns-repeated="7"/>
        </table:table-row>
        <table:table-row table:style-name="ro1">
          <table:table-cell office:value-type="float" office:value="130.038" calcext:value-type="float">
            <text:p>130.038</text:p>
          </table:table-cell>
          <table:table-cell office:value-type="float" office:value="14.5606" calcext:value-type="float">
            <text:p>14.5606</text:p>
          </table:table-cell>
          <table:table-cell table:formula="of:=LN([.B132]*1000)" office:value-type="float" office:value="9.58607452969283" calcext:value-type="float">
            <text:p>9.58607452969283</text:p>
          </table:table-cell>
          <table:table-cell table:number-columns-repeated="7"/>
        </table:table-row>
        <table:table-row table:style-name="ro1">
          <table:table-cell office:value-type="float" office:value="131.039" calcext:value-type="float">
            <text:p>131.039</text:p>
          </table:table-cell>
          <table:table-cell office:value-type="float" office:value="14.5469" calcext:value-type="float">
            <text:p>14.5469</text:p>
          </table:table-cell>
          <table:table-cell table:formula="of:=LN([.B133]*1000)" office:value-type="float" office:value="9.58513319148022" calcext:value-type="float">
            <text:p>9.58513319148022</text:p>
          </table:table-cell>
          <table:table-cell table:number-columns-repeated="7"/>
        </table:table-row>
        <table:table-row table:style-name="ro1">
          <table:table-cell office:value-type="float" office:value="132.039" calcext:value-type="float">
            <text:p>132.039</text:p>
          </table:table-cell>
          <table:table-cell office:value-type="float" office:value="14.5343" calcext:value-type="float">
            <text:p>14.5343</text:p>
          </table:table-cell>
          <table:table-cell table:formula="of:=LN([.B134]*1000)" office:value-type="float" office:value="9.58426665221854" calcext:value-type="float">
            <text:p>9.58426665221854</text:p>
          </table:table-cell>
          <table:table-cell table:number-columns-repeated="7"/>
        </table:table-row>
        <table:table-row table:style-name="ro1">
          <table:table-cell office:value-type="float" office:value="133.039" calcext:value-type="float">
            <text:p>133.039</text:p>
          </table:table-cell>
          <table:table-cell office:value-type="float" office:value="14.5225" calcext:value-type="float">
            <text:p>14.5225</text:p>
          </table:table-cell>
          <table:table-cell table:formula="of:=LN([.B135]*1000)" office:value-type="float" office:value="9.58345444986669" calcext:value-type="float">
            <text:p>9.58345444986669</text:p>
          </table:table-cell>
          <table:table-cell table:number-columns-repeated="7"/>
        </table:table-row>
        <table:table-row table:style-name="ro1">
          <table:table-cell office:value-type="float" office:value="134.039" calcext:value-type="float">
            <text:p>134.039</text:p>
          </table:table-cell>
          <table:table-cell office:value-type="float" office:value="14.5098" calcext:value-type="float">
            <text:p>14.5098</text:p>
          </table:table-cell>
          <table:table-cell table:formula="of:=LN([.B136]*1000)" office:value-type="float" office:value="9.58257956218572" calcext:value-type="float">
            <text:p>9.58257956218572</text:p>
          </table:table-cell>
          <table:table-cell table:number-columns-repeated="7"/>
        </table:table-row>
        <table:table-row table:style-name="ro1">
          <table:table-cell office:value-type="float" office:value="135.039" calcext:value-type="float">
            <text:p>135.039</text:p>
          </table:table-cell>
          <table:table-cell office:value-type="float" office:value="14.4958" calcext:value-type="float">
            <text:p>14.4958</text:p>
          </table:table-cell>
          <table:table-cell table:formula="of:=LN([.B137]*1000)" office:value-type="float" office:value="9.58161423127809" calcext:value-type="float">
            <text:p>9.58161423127809</text:p>
          </table:table-cell>
          <table:table-cell table:number-columns-repeated="7"/>
        </table:table-row>
        <table:table-row table:style-name="ro1">
          <table:table-cell office:value-type="float" office:value="136.038" calcext:value-type="float">
            <text:p>136.038</text:p>
          </table:table-cell>
          <table:table-cell office:value-type="float" office:value="14.483" calcext:value-type="float">
            <text:p>14.483</text:p>
          </table:table-cell>
          <table:table-cell table:formula="of:=LN([.B138]*1000)" office:value-type="float" office:value="9.58073082680086" calcext:value-type="float">
            <text:p>9.58073082680086</text:p>
          </table:table-cell>
          <table:table-cell table:number-columns-repeated="7"/>
        </table:table-row>
        <table:table-row table:style-name="ro1">
          <table:table-cell office:value-type="float" office:value="137.038" calcext:value-type="float">
            <text:p>137.038</text:p>
          </table:table-cell>
          <table:table-cell office:value-type="float" office:value="14.4703" calcext:value-type="float">
            <text:p>14.4703</text:p>
          </table:table-cell>
          <table:table-cell table:formula="of:=LN([.B139]*1000)" office:value-type="float" office:value="9.57985355196072" calcext:value-type="float">
            <text:p>9.57985355196072</text:p>
          </table:table-cell>
          <table:table-cell table:number-columns-repeated="7"/>
        </table:table-row>
        <table:table-row table:style-name="ro1">
          <table:table-cell office:value-type="float" office:value="138.038" calcext:value-type="float">
            <text:p>138.038</text:p>
          </table:table-cell>
          <table:table-cell office:value-type="float" office:value="14.4577" calcext:value-type="float">
            <text:p>14.4577</text:p>
          </table:table-cell>
          <table:table-cell table:formula="of:=LN([.B140]*1000)" office:value-type="float" office:value="9.57898242358704" calcext:value-type="float">
            <text:p>9.57898242358704</text:p>
          </table:table-cell>
          <table:table-cell table:number-columns-repeated="7"/>
        </table:table-row>
        <table:table-row table:style-name="ro1">
          <table:table-cell office:value-type="float" office:value="139.038" calcext:value-type="float">
            <text:p>139.038</text:p>
          </table:table-cell>
          <table:table-cell office:value-type="float" office:value="14.4448" calcext:value-type="float">
            <text:p>14.4448</text:p>
          </table:table-cell>
          <table:table-cell table:formula="of:=LN([.B141]*1000)" office:value-type="float" office:value="9.57808976718316" calcext:value-type="float">
            <text:p>9.57808976718316</text:p>
          </table:table-cell>
          <table:table-cell table:number-columns-repeated="7"/>
        </table:table-row>
        <table:table-row table:style-name="ro1">
          <table:table-cell office:value-type="float" office:value="140.039" calcext:value-type="float">
            <text:p>140.039</text:p>
          </table:table-cell>
          <table:table-cell office:value-type="float" office:value="14.4316" calcext:value-type="float">
            <text:p>14.4316</text:p>
          </table:table-cell>
          <table:table-cell table:formula="of:=LN([.B142]*1000)" office:value-type="float" office:value="9.57717552573205" calcext:value-type="float">
            <text:p>9.57717552573205</text:p>
          </table:table-cell>
          <table:table-cell table:number-columns-repeated="7"/>
        </table:table-row>
        <table:table-row table:style-name="ro1">
          <table:table-cell office:value-type="float" office:value="141.039" calcext:value-type="float">
            <text:p>141.039</text:p>
          </table:table-cell>
          <table:table-cell office:value-type="float" office:value="14.4193" calcext:value-type="float">
            <text:p>14.4193</text:p>
          </table:table-cell>
          <table:table-cell table:formula="of:=LN([.B143]*1000)" office:value-type="float" office:value="9.57632286597134" calcext:value-type="float">
            <text:p>9.57632286597134</text:p>
          </table:table-cell>
          <table:table-cell table:number-columns-repeated="7"/>
        </table:table-row>
        <table:table-row table:style-name="ro1">
          <table:table-cell office:value-type="float" office:value="142.039" calcext:value-type="float">
            <text:p>142.039</text:p>
          </table:table-cell>
          <table:table-cell office:value-type="float" office:value="14.4062" calcext:value-type="float">
            <text:p>14.4062</text:p>
          </table:table-cell>
          <table:table-cell table:formula="of:=LN([.B144]*1000)" office:value-type="float" office:value="9.5754139484572" calcext:value-type="float">
            <text:p>9.5754139484572</text:p>
          </table:table-cell>
          <table:table-cell table:number-columns-repeated="7"/>
        </table:table-row>
        <table:table-row table:style-name="ro1">
          <table:table-cell office:value-type="float" office:value="143.039" calcext:value-type="float">
            <text:p>143.039</text:p>
          </table:table-cell>
          <table:table-cell office:value-type="float" office:value="14.3931" calcext:value-type="float">
            <text:p>14.3931</text:p>
          </table:table-cell>
          <table:table-cell table:formula="of:=LN([.B145]*1000)" office:value-type="float" office:value="9.57450420406039" calcext:value-type="float">
            <text:p>9.57450420406039</text:p>
          </table:table-cell>
          <table:table-cell table:number-columns-repeated="7"/>
        </table:table-row>
        <table:table-row table:style-name="ro1">
          <table:table-cell office:value-type="float" office:value="144.038" calcext:value-type="float">
            <text:p>144.038</text:p>
          </table:table-cell>
          <table:table-cell office:value-type="float" office:value="14.38" calcext:value-type="float">
            <text:p>14.38</text:p>
          </table:table-cell>
          <table:table-cell table:formula="of:=LN([.B146]*1000)" office:value-type="float" office:value="9.57359363127504" calcext:value-type="float">
            <text:p>9.57359363127504</text:p>
          </table:table-cell>
          <table:table-cell table:number-columns-repeated="7"/>
        </table:table-row>
        <table:table-row table:style-name="ro1">
          <table:table-cell office:value-type="float" office:value="145.038" calcext:value-type="float">
            <text:p>145.038</text:p>
          </table:table-cell>
          <table:table-cell office:value-type="float" office:value="14.3672" calcext:value-type="float">
            <text:p>14.3672</text:p>
          </table:table-cell>
          <table:table-cell table:formula="of:=LN([.B147]*1000)" office:value-type="float" office:value="9.57270310970453" calcext:value-type="float">
            <text:p>9.57270310970453</text:p>
          </table:table-cell>
          <table:table-cell table:number-columns-repeated="7"/>
        </table:table-row>
        <table:table-row table:style-name="ro1">
          <table:table-cell office:value-type="float" office:value="146.038" calcext:value-type="float">
            <text:p>146.038</text:p>
          </table:table-cell>
          <table:table-cell office:value-type="float" office:value="14.3542" calcext:value-type="float">
            <text:p>14.3542</text:p>
          </table:table-cell>
          <table:table-cell table:formula="of:=LN([.B148]*1000)" office:value-type="float" office:value="9.57179786129131" calcext:value-type="float">
            <text:p>9.57179786129131</text:p>
          </table:table-cell>
          <table:table-cell table:number-columns-repeated="7"/>
        </table:table-row>
        <table:table-row table:style-name="ro1">
          <table:table-cell office:value-type="float" office:value="147.039" calcext:value-type="float">
            <text:p>147.039</text:p>
          </table:table-cell>
          <table:table-cell office:value-type="float" office:value="14.3408" calcext:value-type="float">
            <text:p>14.3408</text:p>
          </table:table-cell>
          <table:table-cell table:formula="of:=LN([.B149]*1000)" office:value-type="float" office:value="9.5708639006031" calcext:value-type="float">
            <text:p>9.5708639006031</text:p>
          </table:table-cell>
          <table:table-cell table:number-columns-repeated="7"/>
        </table:table-row>
        <table:table-row table:style-name="ro1">
          <table:table-cell office:value-type="float" office:value="148.039" calcext:value-type="float">
            <text:p>148.039</text:p>
          </table:table-cell>
          <table:table-cell office:value-type="float" office:value="14.3279" calcext:value-type="float">
            <text:p>14.3279</text:p>
          </table:table-cell>
          <table:table-cell table:formula="of:=LN([.B150]*1000)" office:value-type="float" office:value="9.56996396437504" calcext:value-type="float">
            <text:p>9.56996396437504</text:p>
          </table:table-cell>
          <table:table-cell table:number-columns-repeated="7"/>
        </table:table-row>
        <table:table-row table:style-name="ro1">
          <table:table-cell office:value-type="float" office:value="149.039" calcext:value-type="float">
            <text:p>149.039</text:p>
          </table:table-cell>
          <table:table-cell office:value-type="float" office:value="14.3151" calcext:value-type="float">
            <text:p>14.3151</text:p>
          </table:table-cell>
          <table:table-cell table:formula="of:=LN([.B151]*1000)" office:value-type="float" office:value="9.56907020318717" calcext:value-type="float">
            <text:p>9.56907020318717</text:p>
          </table:table-cell>
          <table:table-cell table:number-columns-repeated="7"/>
        </table:table-row>
        <table:table-row table:style-name="ro1">
          <table:table-cell office:value-type="float" office:value="150.038" calcext:value-type="float">
            <text:p>150.038</text:p>
          </table:table-cell>
          <table:table-cell office:value-type="float" office:value="14.3026" calcext:value-type="float">
            <text:p>14.3026</text:p>
          </table:table-cell>
          <table:table-cell table:formula="of:=LN([.B152]*1000)" office:value-type="float" office:value="9.56819661790289" calcext:value-type="float">
            <text:p>9.56819661790289</text:p>
          </table:table-cell>
          <table:table-cell table:number-columns-repeated="7"/>
        </table:table-row>
        <table:table-row table:style-name="ro1">
          <table:table-cell office:value-type="float" office:value="151.038" calcext:value-type="float">
            <text:p>151.038</text:p>
          </table:table-cell>
          <table:table-cell office:value-type="float" office:value="14.2902" calcext:value-type="float">
            <text:p>14.2902</text:p>
          </table:table-cell>
          <table:table-cell table:formula="of:=LN([.B153]*1000)" office:value-type="float" office:value="9.56732926662723" calcext:value-type="float">
            <text:p>9.56732926662723</text:p>
          </table:table-cell>
          <table:table-cell table:number-columns-repeated="7"/>
        </table:table-row>
        <table:table-row table:style-name="ro1">
          <table:table-cell office:value-type="float" office:value="152.039" calcext:value-type="float">
            <text:p>152.039</text:p>
          </table:table-cell>
          <table:table-cell office:value-type="float" office:value="14.2764" calcext:value-type="float">
            <text:p>14.2764</text:p>
          </table:table-cell>
          <table:table-cell table:formula="of:=LN([.B154]*1000)" office:value-type="float" office:value="9.56636310327048" calcext:value-type="float">
            <text:p>9.56636310327048</text:p>
          </table:table-cell>
          <table:table-cell table:number-columns-repeated="7"/>
        </table:table-row>
        <table:table-row table:style-name="ro1">
          <table:table-cell office:value-type="float" office:value="153.039" calcext:value-type="float">
            <text:p>153.039</text:p>
          </table:table-cell>
          <table:table-cell office:value-type="float" office:value="14.2639" calcext:value-type="float">
            <text:p>14.2639</text:p>
          </table:table-cell>
          <table:table-cell table:formula="of:=LN([.B155]*1000)" office:value-type="float" office:value="9.5654871488622" calcext:value-type="float">
            <text:p>9.5654871488622</text:p>
          </table:table-cell>
          <table:table-cell table:number-columns-repeated="7"/>
        </table:table-row>
        <table:table-row table:style-name="ro1">
          <table:table-cell office:value-type="float" office:value="154.039" calcext:value-type="float">
            <text:p>154.039</text:p>
          </table:table-cell>
          <table:table-cell office:value-type="float" office:value="14.2518" calcext:value-type="float">
            <text:p>14.2518</text:p>
          </table:table-cell>
          <table:table-cell table:formula="of:=LN([.B156]*1000)" office:value-type="float" office:value="9.5646384935091" calcext:value-type="float">
            <text:p>9.5646384935091</text:p>
          </table:table-cell>
          <table:table-cell table:number-columns-repeated="7"/>
        </table:table-row>
        <table:table-row table:style-name="ro1">
          <table:table-cell office:value-type="float" office:value="155.038" calcext:value-type="float">
            <text:p>155.038</text:p>
          </table:table-cell>
          <table:table-cell office:value-type="float" office:value="14.2389" calcext:value-type="float">
            <text:p>14.2389</text:p>
          </table:table-cell>
          <table:table-cell table:formula="of:=LN([.B157]*1000)" office:value-type="float" office:value="9.56373293479124" calcext:value-type="float">
            <text:p>9.56373293479124</text:p>
          </table:table-cell>
          <table:table-cell table:number-columns-repeated="7"/>
        </table:table-row>
        <table:table-row table:style-name="ro1">
          <table:table-cell office:value-type="float" office:value="156.038" calcext:value-type="float">
            <text:p>156.038</text:p>
          </table:table-cell>
          <table:table-cell office:value-type="float" office:value="14.2264" calcext:value-type="float">
            <text:p>14.2264</text:p>
          </table:table-cell>
          <table:table-cell table:formula="of:=LN([.B158]*1000)" office:value-type="float" office:value="9.56285467242945" calcext:value-type="float">
            <text:p>9.56285467242945</text:p>
          </table:table-cell>
          <table:table-cell table:number-columns-repeated="7"/>
        </table:table-row>
        <table:table-row table:style-name="ro1">
          <table:table-cell office:value-type="float" office:value="157.039" calcext:value-type="float">
            <text:p>157.039</text:p>
          </table:table-cell>
          <table:table-cell office:value-type="float" office:value="14.2154" calcext:value-type="float">
            <text:p>14.2154</text:p>
          </table:table-cell>
          <table:table-cell table:formula="of:=LN([.B159]*1000)" office:value-type="float" office:value="9.56208116297868" calcext:value-type="float">
            <text:p>9.56208116297868</text:p>
          </table:table-cell>
          <table:table-cell table:number-columns-repeated="7"/>
        </table:table-row>
        <table:table-row table:style-name="ro1">
          <table:table-cell office:value-type="float" office:value="158.039" calcext:value-type="float">
            <text:p>158.039</text:p>
          </table:table-cell>
          <table:table-cell office:value-type="float" office:value="14.2026" calcext:value-type="float">
            <text:p>14.2026</text:p>
          </table:table-cell>
          <table:table-cell table:formula="of:=LN([.B160]*1000)" office:value-type="float" office:value="9.5611803254204" calcext:value-type="float">
            <text:p>9.5611803254204</text:p>
          </table:table-cell>
          <table:table-cell table:number-columns-repeated="7"/>
        </table:table-row>
        <table:table-row table:style-name="ro1">
          <table:table-cell office:value-type="float" office:value="159.039" calcext:value-type="float">
            <text:p>159.039</text:p>
          </table:table-cell>
          <table:table-cell office:value-type="float" office:value="14.1892" calcext:value-type="float">
            <text:p>14.1892</text:p>
          </table:table-cell>
          <table:table-cell table:formula="of:=LN([.B161]*1000)" office:value-type="float" office:value="9.56023639083401" calcext:value-type="float">
            <text:p>9.56023639083401</text:p>
          </table:table-cell>
          <table:table-cell table:number-columns-repeated="7"/>
        </table:table-row>
        <table:table-row table:style-name="ro1">
          <table:table-cell office:value-type="float" office:value="160.038" calcext:value-type="float">
            <text:p>160.038</text:p>
          </table:table-cell>
          <table:table-cell office:value-type="float" office:value="14.1753" calcext:value-type="float">
            <text:p>14.1753</text:p>
          </table:table-cell>
          <table:table-cell table:formula="of:=LN([.B162]*1000)" office:value-type="float" office:value="9.55925629239316" calcext:value-type="float">
            <text:p>9.55925629239316</text:p>
          </table:table-cell>
          <table:table-cell table:number-columns-repeated="7"/>
        </table:table-row>
        <table:table-row table:style-name="ro1">
          <table:table-cell office:value-type="float" office:value="161.038" calcext:value-type="float">
            <text:p>161.038</text:p>
          </table:table-cell>
          <table:table-cell office:value-type="float" office:value="14.1642" calcext:value-type="float">
            <text:p>14.1642</text:p>
          </table:table-cell>
          <table:table-cell table:formula="of:=LN([.B163]*1000)" office:value-type="float" office:value="9.5584729334371" calcext:value-type="float">
            <text:p>9.5584729334371</text:p>
          </table:table-cell>
          <table:table-cell table:number-columns-repeated="7"/>
        </table:table-row>
        <table:table-row table:style-name="ro1">
          <table:table-cell office:value-type="float" office:value="162.039" calcext:value-type="float">
            <text:p>162.039</text:p>
          </table:table-cell>
          <table:table-cell office:value-type="float" office:value="14.1508" calcext:value-type="float">
            <text:p>14.1508</text:p>
          </table:table-cell>
          <table:table-cell table:formula="of:=LN([.B164]*1000)" office:value-type="float" office:value="9.5575264385757" calcext:value-type="float">
            <text:p>9.5575264385757</text:p>
          </table:table-cell>
          <table:table-cell table:number-columns-repeated="7"/>
        </table:table-row>
        <table:table-row table:style-name="ro1">
          <table:table-cell office:value-type="float" office:value="163.039" calcext:value-type="float">
            <text:p>163.039</text:p>
          </table:table-cell>
          <table:table-cell office:value-type="float" office:value="14.1376" calcext:value-type="float">
            <text:p>14.1376</text:p>
          </table:table-cell>
          <table:table-cell table:formula="of:=LN([.B165]*1000)" office:value-type="float" office:value="9.55659319378574" calcext:value-type="float">
            <text:p>9.55659319378574</text:p>
          </table:table-cell>
          <table:table-cell table:number-columns-repeated="7"/>
        </table:table-row>
        <table:table-row table:style-name="ro1">
          <table:table-cell office:value-type="float" office:value="164.038" calcext:value-type="float">
            <text:p>164.038</text:p>
          </table:table-cell>
          <table:table-cell office:value-type="float" office:value="14.1248" calcext:value-type="float">
            <text:p>14.1248</text:p>
          </table:table-cell>
          <table:table-cell table:formula="of:=LN([.B166]*1000)" office:value-type="float" office:value="9.55568739662236" calcext:value-type="float">
            <text:p>9.55568739662236</text:p>
          </table:table-cell>
          <table:table-cell table:number-columns-repeated="7"/>
        </table:table-row>
        <table:table-row table:style-name="ro1">
          <table:table-cell office:value-type="float" office:value="165.038" calcext:value-type="float">
            <text:p>165.038</text:p>
          </table:table-cell>
          <table:table-cell office:value-type="float" office:value="14.1127" calcext:value-type="float">
            <text:p>14.1127</text:p>
          </table:table-cell>
          <table:table-cell table:formula="of:=LN([.B167]*1000)" office:value-type="float" office:value="9.55483038019098" calcext:value-type="float">
            <text:p>9.55483038019098</text:p>
          </table:table-cell>
          <table:table-cell table:number-columns-repeated="7"/>
        </table:table-row>
        <table:table-row table:style-name="ro1">
          <table:table-cell office:value-type="float" office:value="166.038" calcext:value-type="float">
            <text:p>166.038</text:p>
          </table:table-cell>
          <table:table-cell office:value-type="float" office:value="14.0999" calcext:value-type="float">
            <text:p>14.0999</text:p>
          </table:table-cell>
          <table:table-cell table:formula="of:=LN([.B168]*1000)" office:value-type="float" office:value="9.55392298414253" calcext:value-type="float">
            <text:p>9.55392298414253</text:p>
          </table:table-cell>
          <table:table-cell table:number-columns-repeated="7"/>
        </table:table-row>
        <table:table-row table:style-name="ro1">
          <table:table-cell office:value-type="float" office:value="167.038" calcext:value-type="float">
            <text:p>167.038</text:p>
          </table:table-cell>
          <table:table-cell office:value-type="float" office:value="14.0872" calcext:value-type="float">
            <text:p>14.0872</text:p>
          </table:table-cell>
          <table:table-cell table:formula="of:=LN([.B169]*1000)" office:value-type="float" office:value="9.55302186264657" calcext:value-type="float">
            <text:p>9.55302186264657</text:p>
          </table:table-cell>
          <table:table-cell table:number-columns-repeated="7"/>
        </table:table-row>
        <table:table-row table:style-name="ro1">
          <table:table-cell office:value-type="float" office:value="168.038" calcext:value-type="float">
            <text:p>168.038</text:p>
          </table:table-cell>
          <table:table-cell office:value-type="float" office:value="14.0739" calcext:value-type="float">
            <text:p>14.0739</text:p>
          </table:table-cell>
          <table:table-cell table:formula="of:=LN([.B170]*1000)" office:value-type="float" office:value="9.5520772972007" calcext:value-type="float">
            <text:p>9.5520772972007</text:p>
          </table:table-cell>
          <table:table-cell table:number-columns-repeated="7"/>
        </table:table-row>
        <table:table-row table:style-name="ro1">
          <table:table-cell office:value-type="float" office:value="169.039" calcext:value-type="float">
            <text:p>169.039</text:p>
          </table:table-cell>
          <table:table-cell office:value-type="float" office:value="14.0614" calcext:value-type="float">
            <text:p>14.0614</text:p>
          </table:table-cell>
          <table:table-cell table:formula="of:=LN([.B171]*1000)" office:value-type="float" office:value="9.55118873366504" calcext:value-type="float">
            <text:p>9.55118873366504</text:p>
          </table:table-cell>
          <table:table-cell table:number-columns-repeated="7"/>
        </table:table-row>
        <table:table-row table:style-name="ro1">
          <table:table-cell office:value-type="float" office:value="170.039" calcext:value-type="float">
            <text:p>170.039</text:p>
          </table:table-cell>
          <table:table-cell office:value-type="float" office:value="14.0492" calcext:value-type="float">
            <text:p>14.0492</text:p>
          </table:table-cell>
          <table:table-cell table:formula="of:=LN([.B172]*1000)" office:value-type="float" office:value="9.550320733639" calcext:value-type="float">
            <text:p>9.550320733639</text:p>
          </table:table-cell>
          <table:table-cell table:number-columns-repeated="7"/>
        </table:table-row>
        <table:table-row table:style-name="ro1">
          <table:table-cell office:value-type="float" office:value="171.038" calcext:value-type="float">
            <text:p>171.038</text:p>
          </table:table-cell>
          <table:table-cell office:value-type="float" office:value="14.0362" calcext:value-type="float">
            <text:p>14.0362</text:p>
          </table:table-cell>
          <table:table-cell table:formula="of:=LN([.B173]*1000)" office:value-type="float" office:value="9.5493949856754" calcext:value-type="float">
            <text:p>9.5493949856754</text:p>
          </table:table-cell>
          <table:table-cell table:number-columns-repeated="7"/>
        </table:table-row>
        <table:table-row table:style-name="ro1">
          <table:table-cell office:value-type="float" office:value="172.038" calcext:value-type="float">
            <text:p>172.038</text:p>
          </table:table-cell>
          <table:table-cell office:value-type="float" office:value="14.0236" calcext:value-type="float">
            <text:p>14.0236</text:p>
          </table:table-cell>
          <table:table-cell table:formula="of:=LN([.B174]*1000)" office:value-type="float" office:value="9.54849690366149" calcext:value-type="float">
            <text:p>9.54849690366149</text:p>
          </table:table-cell>
          <table:table-cell table:number-columns-repeated="7"/>
        </table:table-row>
        <table:table-row table:style-name="ro1">
          <table:table-cell office:value-type="float" office:value="173.039" calcext:value-type="float">
            <text:p>173.039</text:p>
          </table:table-cell>
          <table:table-cell office:value-type="float" office:value="14.0118" calcext:value-type="float">
            <text:p>14.0118</text:p>
          </table:table-cell>
          <table:table-cell table:formula="of:=LN([.B175]*1000)" office:value-type="float" office:value="9.54765511073564" calcext:value-type="float">
            <text:p>9.54765511073564</text:p>
          </table:table-cell>
          <table:table-cell table:number-columns-repeated="7"/>
        </table:table-row>
        <table:table-row table:style-name="ro1">
          <table:table-cell office:value-type="float" office:value="174.038" calcext:value-type="float">
            <text:p>174.038</text:p>
          </table:table-cell>
          <table:table-cell office:value-type="float" office:value="13.9979" calcext:value-type="float">
            <text:p>13.9979</text:p>
          </table:table-cell>
          <table:table-cell table:formula="of:=LN([.B176]*1000)" office:value-type="float" office:value="9.54666259734627" calcext:value-type="float">
            <text:p>9.54666259734627</text:p>
          </table:table-cell>
          <table:table-cell table:number-columns-repeated="7"/>
        </table:table-row>
        <table:table-row table:style-name="ro1">
          <table:table-cell office:value-type="float" office:value="175.038" calcext:value-type="float">
            <text:p>175.038</text:p>
          </table:table-cell>
          <table:table-cell office:value-type="float" office:value="13.9863" calcext:value-type="float">
            <text:p>13.9863</text:p>
          </table:table-cell>
          <table:table-cell table:formula="of:=LN([.B177]*1000)" office:value-type="float" office:value="9.54583355805521" calcext:value-type="float">
            <text:p>9.54583355805521</text:p>
          </table:table-cell>
          <table:table-cell table:number-columns-repeated="7"/>
        </table:table-row>
        <table:table-row table:style-name="ro1">
          <table:table-cell office:value-type="float" office:value="176.038" calcext:value-type="float">
            <text:p>176.038</text:p>
          </table:table-cell>
          <table:table-cell office:value-type="float" office:value="13.9733" calcext:value-type="float">
            <text:p>13.9733</text:p>
          </table:table-cell>
          <table:table-cell table:formula="of:=LN([.B178]*1000)" office:value-type="float" office:value="9.54490364482779" calcext:value-type="float">
            <text:p>9.54490364482779</text:p>
          </table:table-cell>
          <table:table-cell table:number-columns-repeated="7"/>
        </table:table-row>
        <table:table-row table:style-name="ro1">
          <table:table-cell office:value-type="float" office:value="177.039" calcext:value-type="float">
            <text:p>177.039</text:p>
          </table:table-cell>
          <table:table-cell office:value-type="float" office:value="13.9606" calcext:value-type="float">
            <text:p>13.9606</text:p>
          </table:table-cell>
          <table:table-cell table:formula="of:=LN([.B179]*1000)" office:value-type="float" office:value="9.54399435533545" calcext:value-type="float">
            <text:p>9.54399435533545</text:p>
          </table:table-cell>
          <table:table-cell table:number-columns-repeated="7"/>
        </table:table-row>
        <table:table-row table:style-name="ro1">
          <table:table-cell office:value-type="float" office:value="178.039" calcext:value-type="float">
            <text:p>178.039</text:p>
          </table:table-cell>
          <table:table-cell office:value-type="float" office:value="13.9478" calcext:value-type="float">
            <text:p>13.9478</text:p>
          </table:table-cell>
          <table:table-cell table:formula="of:=LN([.B180]*1000)" office:value-type="float" office:value="9.54307706871941" calcext:value-type="float">
            <text:p>9.54307706871941</text:p>
          </table:table-cell>
          <table:table-cell table:number-columns-repeated="7"/>
        </table:table-row>
        <table:table-row table:style-name="ro1">
          <table:table-cell office:value-type="float" office:value="179.039" calcext:value-type="float">
            <text:p>179.039</text:p>
          </table:table-cell>
          <table:table-cell office:value-type="float" office:value="13.9358" calcext:value-type="float">
            <text:p>13.9358</text:p>
          </table:table-cell>
          <table:table-cell table:formula="of:=LN([.B181]*1000)" office:value-type="float" office:value="9.54221634766898" calcext:value-type="float">
            <text:p>9.54221634766898</text:p>
          </table:table-cell>
          <table:table-cell table:number-columns-repeated="7"/>
        </table:table-row>
        <table:table-row table:style-name="ro1">
          <table:table-cell office:value-type="float" office:value="180.038" calcext:value-type="float">
            <text:p>180.038</text:p>
          </table:table-cell>
          <table:table-cell office:value-type="float" office:value="13.9235" calcext:value-type="float">
            <text:p>13.9235</text:p>
          </table:table-cell>
          <table:table-cell table:formula="of:=LN([.B182]*1000)" office:value-type="float" office:value="9.54133333906509" calcext:value-type="float">
            <text:p>9.54133333906509</text:p>
          </table:table-cell>
          <table:table-cell table:number-columns-repeated="7"/>
        </table:table-row>
        <table:table-row table:style-name="ro1">
          <table:table-cell office:value-type="float" office:value="181.038" calcext:value-type="float">
            <text:p>181.038</text:p>
          </table:table-cell>
          <table:table-cell office:value-type="float" office:value="13.9109" calcext:value-type="float">
            <text:p>13.9109</text:p>
          </table:table-cell>
          <table:table-cell table:formula="of:=LN([.B183]*1000)" office:value-type="float" office:value="9.54042798447791" calcext:value-type="float">
            <text:p>9.54042798447791</text:p>
          </table:table-cell>
          <table:table-cell table:number-columns-repeated="7"/>
        </table:table-row>
        <table:table-row table:style-name="ro1">
          <table:table-cell office:value-type="float" office:value="182.039" calcext:value-type="float">
            <text:p>182.039</text:p>
          </table:table-cell>
          <table:table-cell office:value-type="float" office:value="13.899" calcext:value-type="float">
            <text:p>13.899</text:p>
          </table:table-cell>
          <table:table-cell table:formula="of:=LN([.B184]*1000)" office:value-type="float" office:value="9.53957217408476" calcext:value-type="float">
            <text:p>9.53957217408476</text:p>
          </table:table-cell>
          <table:table-cell table:number-columns-repeated="7"/>
        </table:table-row>
        <table:table-row table:style-name="ro1">
          <table:table-cell office:value-type="float" office:value="183.038" calcext:value-type="float">
            <text:p>183.038</text:p>
          </table:table-cell>
          <table:table-cell office:value-type="float" office:value="13.8857" calcext:value-type="float">
            <text:p>13.8857</text:p>
          </table:table-cell>
          <table:table-cell table:formula="of:=LN([.B185]*1000)" office:value-type="float" office:value="9.5386148125861" calcext:value-type="float">
            <text:p>9.5386148125861</text:p>
          </table:table-cell>
          <table:table-cell table:number-columns-repeated="7"/>
        </table:table-row>
        <table:table-row table:style-name="ro1">
          <table:table-cell office:value-type="float" office:value="184.038" calcext:value-type="float">
            <text:p>184.038</text:p>
          </table:table-cell>
          <table:table-cell office:value-type="float" office:value="13.8735" calcext:value-type="float">
            <text:p>13.8735</text:p>
          </table:table-cell>
          <table:table-cell table:formula="of:=LN([.B186]*1000)" office:value-type="float" office:value="9.53773582466243" calcext:value-type="float">
            <text:p>9.53773582466243</text:p>
          </table:table-cell>
          <table:table-cell table:number-columns-repeated="7"/>
        </table:table-row>
        <table:table-row table:style-name="ro1">
          <table:table-cell office:value-type="float" office:value="185.039" calcext:value-type="float">
            <text:p>185.039</text:p>
          </table:table-cell>
          <table:table-cell office:value-type="float" office:value="13.8621" calcext:value-type="float">
            <text:p>13.8621</text:p>
          </table:table-cell>
          <table:table-cell table:formula="of:=LN([.B187]*1000)" office:value-type="float" office:value="9.53691377641815" calcext:value-type="float">
            <text:p>9.53691377641815</text:p>
          </table:table-cell>
          <table:table-cell table:number-columns-repeated="7"/>
        </table:table-row>
        <table:table-row table:style-name="ro1">
          <table:table-cell office:value-type="float" office:value="186.039" calcext:value-type="float">
            <text:p>186.039</text:p>
          </table:table-cell>
          <table:table-cell office:value-type="float" office:value="13.8497" calcext:value-type="float">
            <text:p>13.8497</text:p>
          </table:table-cell>
          <table:table-cell table:formula="of:=LN([.B188]*1000)" office:value-type="float" office:value="9.53601885073107" calcext:value-type="float">
            <text:p>9.53601885073107</text:p>
          </table:table-cell>
          <table:table-cell table:number-columns-repeated="7"/>
        </table:table-row>
        <table:table-row table:style-name="ro1">
          <table:table-cell office:value-type="float" office:value="187.038" calcext:value-type="float">
            <text:p>187.038</text:p>
          </table:table-cell>
          <table:table-cell office:value-type="float" office:value="13.8367" calcext:value-type="float">
            <text:p>13.8367</text:p>
          </table:table-cell>
          <table:table-cell table:formula="of:=LN([.B189]*1000)" office:value-type="float" office:value="9.53507976143413" calcext:value-type="float">
            <text:p>9.53507976143413</text:p>
          </table:table-cell>
          <table:table-cell table:number-columns-repeated="7"/>
        </table:table-row>
        <table:table-row table:style-name="ro1">
          <table:table-cell office:value-type="float" office:value="188.038" calcext:value-type="float">
            <text:p>188.038</text:p>
          </table:table-cell>
          <table:table-cell office:value-type="float" office:value="13.8241" calcext:value-type="float">
            <text:p>13.8241</text:p>
          </table:table-cell>
          <table:table-cell table:formula="of:=LN([.B190]*1000)" office:value-type="float" office:value="9.53416872481397" calcext:value-type="float">
            <text:p>9.53416872481397</text:p>
          </table:table-cell>
          <table:table-cell table:number-columns-repeated="7"/>
        </table:table-row>
        <table:table-row table:style-name="ro1">
          <table:table-cell office:value-type="float" office:value="189.039" calcext:value-type="float">
            <text:p>189.039</text:p>
          </table:table-cell>
          <table:table-cell office:value-type="float" office:value="13.8117" calcext:value-type="float">
            <text:p>13.8117</text:p>
          </table:table-cell>
          <table:table-cell table:formula="of:=LN([.B191]*1000)" office:value-type="float" office:value="9.53327133803073" calcext:value-type="float">
            <text:p>9.53327133803073</text:p>
          </table:table-cell>
          <table:table-cell table:number-columns-repeated="7"/>
        </table:table-row>
        <table:table-row table:style-name="ro1">
          <table:table-cell office:value-type="float" office:value="190.039" calcext:value-type="float">
            <text:p>190.039</text:p>
          </table:table-cell>
          <table:table-cell office:value-type="float" office:value="13.8001" calcext:value-type="float">
            <text:p>13.8001</text:p>
          </table:table-cell>
          <table:table-cell table:formula="of:=LN([.B192]*1000)" office:value-type="float" office:value="9.53243111749585" calcext:value-type="float">
            <text:p>9.53243111749585</text:p>
          </table:table-cell>
          <table:table-cell table:number-columns-repeated="7"/>
        </table:table-row>
        <table:table-row table:style-name="ro1">
          <table:table-cell office:value-type="float" office:value="191.039" calcext:value-type="float">
            <text:p>191.039</text:p>
          </table:table-cell>
          <table:table-cell office:value-type="float" office:value="13.7879" calcext:value-type="float">
            <text:p>13.7879</text:p>
          </table:table-cell>
          <table:table-cell table:formula="of:=LN([.B193]*1000)" office:value-type="float" office:value="9.53154667492696" calcext:value-type="float">
            <text:p>9.53154667492696</text:p>
          </table:table-cell>
          <table:table-cell table:number-columns-repeated="7"/>
        </table:table-row>
        <table:table-row table:style-name="ro1">
          <table:table-cell office:value-type="float" office:value="192.039" calcext:value-type="float">
            <text:p>192.039</text:p>
          </table:table-cell>
          <table:table-cell office:value-type="float" office:value="13.7749" calcext:value-type="float">
            <text:p>13.7749</text:p>
          </table:table-cell>
          <table:table-cell table:formula="of:=LN([.B194]*1000)" office:value-type="float" office:value="9.53060337446664" calcext:value-type="float">
            <text:p>9.53060337446664</text:p>
          </table:table-cell>
          <table:table-cell table:number-columns-repeated="7"/>
        </table:table-row>
        <table:table-row table:style-name="ro1">
          <table:table-cell office:value-type="float" office:value="193.038" calcext:value-type="float">
            <text:p>193.038</text:p>
          </table:table-cell>
          <table:table-cell office:value-type="float" office:value="13.7634" calcext:value-type="float">
            <text:p>13.7634</text:p>
          </table:table-cell>
          <table:table-cell table:formula="of:=LN([.B195]*1000)" office:value-type="float" office:value="9.52976817398814" calcext:value-type="float">
            <text:p>9.52976817398814</text:p>
          </table:table-cell>
          <table:table-cell table:number-columns-repeated="7"/>
        </table:table-row>
        <table:table-row table:style-name="ro1">
          <table:table-cell office:value-type="float" office:value="194.038" calcext:value-type="float">
            <text:p>194.038</text:p>
          </table:table-cell>
          <table:table-cell office:value-type="float" office:value="13.7505" calcext:value-type="float">
            <text:p>13.7505</text:p>
          </table:table-cell>
          <table:table-cell table:formula="of:=LN([.B196]*1000)" office:value-type="float" office:value="9.52883046606994" calcext:value-type="float">
            <text:p>9.52883046606994</text:p>
          </table:table-cell>
          <table:table-cell table:number-columns-repeated="7"/>
        </table:table-row>
        <table:table-row table:style-name="ro1">
          <table:table-cell office:value-type="float" office:value="195.039" calcext:value-type="float">
            <text:p>195.039</text:p>
          </table:table-cell>
          <table:table-cell office:value-type="float" office:value="13.7387" calcext:value-type="float">
            <text:p>13.7387</text:p>
          </table:table-cell>
          <table:table-cell table:formula="of:=LN([.B197]*1000)" office:value-type="float" office:value="9.52797194703521" calcext:value-type="float">
            <text:p>9.52797194703521</text:p>
          </table:table-cell>
          <table:table-cell table:number-columns-repeated="7"/>
        </table:table-row>
        <table:table-row table:style-name="ro1">
          <table:table-cell office:value-type="float" office:value="196.039" calcext:value-type="float">
            <text:p>196.039</text:p>
          </table:table-cell>
          <table:table-cell office:value-type="float" office:value="13.7267" calcext:value-type="float">
            <text:p>13.7267</text:p>
          </table:table-cell>
          <table:table-cell table:formula="of:=LN([.B198]*1000)" office:value-type="float" office:value="9.52709812027401" calcext:value-type="float">
            <text:p>9.52709812027401</text:p>
          </table:table-cell>
          <table:table-cell table:number-columns-repeated="7"/>
        </table:table-row>
        <table:table-row table:style-name="ro1">
          <table:table-cell office:value-type="float" office:value="197.038" calcext:value-type="float">
            <text:p>197.038</text:p>
          </table:table-cell>
          <table:table-cell office:value-type="float" office:value="13.7147" calcext:value-type="float">
            <text:p>13.7147</text:p>
          </table:table-cell>
          <table:table-cell table:formula="of:=LN([.B199]*1000)" office:value-type="float" office:value="9.52622352927173" calcext:value-type="float">
            <text:p>9.52622352927173</text:p>
          </table:table-cell>
          <table:table-cell table:number-columns-repeated="7"/>
        </table:table-row>
        <table:table-row table:style-name="ro1">
          <table:table-cell office:value-type="float" office:value="198.038" calcext:value-type="float">
            <text:p>198.038</text:p>
          </table:table-cell>
          <table:table-cell office:value-type="float" office:value="13.7023" calcext:value-type="float">
            <text:p>13.7023</text:p>
          </table:table-cell>
          <table:table-cell table:formula="of:=LN([.B200]*1000)" office:value-type="float" office:value="9.52531898093709" calcext:value-type="float">
            <text:p>9.52531898093709</text:p>
          </table:table-cell>
          <table:table-cell table:number-columns-repeated="7"/>
        </table:table-row>
        <table:table-row table:style-name="ro1">
          <table:table-cell office:value-type="float" office:value="199.039" calcext:value-type="float">
            <text:p>199.039</text:p>
          </table:table-cell>
          <table:table-cell office:value-type="float" office:value="13.6912" calcext:value-type="float">
            <text:p>13.6912</text:p>
          </table:table-cell>
          <table:table-cell table:formula="of:=LN([.B201]*1000)" office:value-type="float" office:value="9.52450856966379" calcext:value-type="float">
            <text:p>9.52450856966379</text:p>
          </table:table-cell>
          <table:table-cell table:number-columns-repeated="7"/>
        </table:table-row>
        <table:table-row table:style-name="ro1">
          <table:table-cell office:value-type="float" office:value="200.039" calcext:value-type="float">
            <text:p>200.039</text:p>
          </table:table-cell>
          <table:table-cell office:value-type="float" office:value="13.6783" calcext:value-type="float">
            <text:p>13.6783</text:p>
          </table:table-cell>
          <table:table-cell table:formula="of:=LN([.B202]*1000)" office:value-type="float" office:value="9.52356591444866" calcext:value-type="float">
            <text:p>9.52356591444866</text:p>
          </table:table-cell>
          <table:table-cell table:number-columns-repeated="7"/>
        </table:table-row>
        <table:table-row table:style-name="ro1">
          <table:table-cell office:value-type="float" office:value="201.038" calcext:value-type="float">
            <text:p>201.038</text:p>
          </table:table-cell>
          <table:table-cell office:value-type="float" office:value="13.6669" calcext:value-type="float">
            <text:p>13.6669</text:p>
          </table:table-cell>
          <table:table-cell table:formula="of:=LN([.B203]*1000)" office:value-type="float" office:value="9.52273213004332" calcext:value-type="float">
            <text:p>9.52273213004332</text:p>
          </table:table-cell>
          <table:table-cell table:number-columns-repeated="7"/>
        </table:table-row>
        <table:table-row table:style-name="ro1">
          <table:table-cell office:value-type="float" office:value="202.038" calcext:value-type="float">
            <text:p>202.038</text:p>
          </table:table-cell>
          <table:table-cell office:value-type="float" office:value="13.655" calcext:value-type="float">
            <text:p>13.655</text:p>
          </table:table-cell>
          <table:table-cell table:formula="of:=LN([.B204]*1000)" office:value-type="float" office:value="9.52186103390781" calcext:value-type="float">
            <text:p>9.52186103390781</text:p>
          </table:table-cell>
          <table:table-cell table:number-columns-repeated="7"/>
        </table:table-row>
        <table:table-row table:style-name="ro1">
          <table:table-cell office:value-type="float" office:value="203.038" calcext:value-type="float">
            <text:p>203.038</text:p>
          </table:table-cell>
          <table:table-cell office:value-type="float" office:value="13.6428" calcext:value-type="float">
            <text:p>13.6428</text:p>
          </table:table-cell>
          <table:table-cell table:formula="of:=LN([.B205]*1000)" office:value-type="float" office:value="9.52096718892306" calcext:value-type="float">
            <text:p>9.52096718892306</text:p>
          </table:table-cell>
          <table:table-cell table:number-columns-repeated="7"/>
        </table:table-row>
        <table:table-row table:style-name="ro1">
          <table:table-cell office:value-type="float" office:value="204.039" calcext:value-type="float">
            <text:p>204.039</text:p>
          </table:table-cell>
          <table:table-cell office:value-type="float" office:value="13.6307" calcext:value-type="float">
            <text:p>13.6307</text:p>
          </table:table-cell>
          <table:table-cell table:formula="of:=LN([.B206]*1000)" office:value-type="float" office:value="9.52007988067191" calcext:value-type="float">
            <text:p>9.52007988067191</text:p>
          </table:table-cell>
          <table:table-cell table:number-columns-repeated="7"/>
        </table:table-row>
        <table:table-row table:style-name="ro1">
          <table:table-cell office:value-type="float" office:value="205.039" calcext:value-type="float">
            <text:p>205.039</text:p>
          </table:table-cell>
          <table:table-cell office:value-type="float" office:value="13.6186" calcext:value-type="float">
            <text:p>13.6186</text:p>
          </table:table-cell>
          <table:table-cell table:formula="of:=LN([.B207]*1000)" office:value-type="float" office:value="9.51919178440556" calcext:value-type="float">
            <text:p>9.51919178440556</text:p>
          </table:table-cell>
          <table:table-cell table:number-columns-repeated="7"/>
        </table:table-row>
        <table:table-row table:style-name="ro1">
          <table:table-cell office:value-type="float" office:value="206.038" calcext:value-type="float">
            <text:p>206.038</text:p>
          </table:table-cell>
          <table:table-cell office:value-type="float" office:value="13.6067" calcext:value-type="float">
            <text:p>13.6067</text:p>
          </table:table-cell>
          <table:table-cell table:formula="of:=LN([.B208]*1000)" office:value-type="float" office:value="9.51831759747225" calcext:value-type="float">
            <text:p>9.51831759747225</text:p>
          </table:table-cell>
          <table:table-cell table:number-columns-repeated="7"/>
        </table:table-row>
        <table:table-row table:style-name="ro1">
          <table:table-cell office:value-type="float" office:value="207.038" calcext:value-type="float">
            <text:p>207.038</text:p>
          </table:table-cell>
          <table:table-cell office:value-type="float" office:value="13.5953" calcext:value-type="float">
            <text:p>13.5953</text:p>
          </table:table-cell>
          <table:table-cell table:formula="of:=LN([.B209]*1000)" office:value-type="float" office:value="9.51747942375947" calcext:value-type="float">
            <text:p>9.51747942375947</text:p>
          </table:table-cell>
          <table:table-cell table:number-columns-repeated="7"/>
        </table:table-row>
        <table:table-row table:style-name="ro1">
          <table:table-cell office:value-type="float" office:value="208.039" calcext:value-type="float">
            <text:p>208.039</text:p>
          </table:table-cell>
          <table:table-cell office:value-type="float" office:value="13.5839" calcext:value-type="float">
            <text:p>13.5839</text:p>
          </table:table-cell>
          <table:table-cell table:formula="of:=LN([.B210]*1000)" office:value-type="float" office:value="9.51664054692215" calcext:value-type="float">
            <text:p>9.51664054692215</text:p>
          </table:table-cell>
          <table:table-cell table:number-columns-repeated="7"/>
        </table:table-row>
        <table:table-row table:style-name="ro1">
          <table:table-cell office:value-type="float" office:value="209.039" calcext:value-type="float">
            <text:p>209.039</text:p>
          </table:table-cell>
          <table:table-cell office:value-type="float" office:value="13.5718" calcext:value-type="float">
            <text:p>13.5718</text:p>
          </table:table-cell>
          <table:table-cell table:formula="of:=LN([.B211]*1000)" office:value-type="float" office:value="9.51574938957391" calcext:value-type="float">
            <text:p>9.51574938957391</text:p>
          </table:table-cell>
          <table:table-cell table:number-columns-repeated="7"/>
        </table:table-row>
        <table:table-row table:style-name="ro1">
          <table:table-cell office:value-type="float" office:value="210.038" calcext:value-type="float">
            <text:p>210.038</text:p>
          </table:table-cell>
          <table:table-cell office:value-type="float" office:value="13.56" calcext:value-type="float">
            <text:p>13.56</text:p>
          </table:table-cell>
          <table:table-cell table:formula="of:=LN([.B212]*1000)" office:value-type="float" office:value="9.51487956149439" calcext:value-type="float">
            <text:p>9.51487956149439</text:p>
          </table:table-cell>
          <table:table-cell table:number-columns-repeated="7"/>
        </table:table-row>
        <table:table-row table:style-name="ro1">
          <table:table-cell office:value-type="float" office:value="211.038" calcext:value-type="float">
            <text:p>211.038</text:p>
          </table:table-cell>
          <table:table-cell office:value-type="float" office:value="13.547" calcext:value-type="float">
            <text:p>13.547</text:p>
          </table:table-cell>
          <table:table-cell table:formula="of:=LN([.B213]*1000)" office:value-type="float" office:value="9.51392039958074" calcext:value-type="float">
            <text:p>9.51392039958074</text:p>
          </table:table-cell>
          <table:table-cell table:number-columns-repeated="7"/>
        </table:table-row>
        <table:table-row table:style-name="ro1">
          <table:table-cell office:value-type="float" office:value="212.039" calcext:value-type="float">
            <text:p>212.039</text:p>
          </table:table-cell>
          <table:table-cell office:value-type="float" office:value="13.5368" calcext:value-type="float">
            <text:p>13.5368</text:p>
          </table:table-cell>
          <table:table-cell table:formula="of:=LN([.B214]*1000)" office:value-type="float" office:value="9.51316718175442" calcext:value-type="float">
            <text:p>9.51316718175442</text:p>
          </table:table-cell>
          <table:table-cell table:number-columns-repeated="7"/>
        </table:table-row>
        <table:table-row table:style-name="ro1">
          <table:table-cell office:value-type="float" office:value="213.039" calcext:value-type="float">
            <text:p>213.039</text:p>
          </table:table-cell>
          <table:table-cell office:value-type="float" office:value="13.5251" calcext:value-type="float">
            <text:p>13.5251</text:p>
          </table:table-cell>
          <table:table-cell table:formula="of:=LN([.B215]*1000)" office:value-type="float" office:value="9.51230249740269" calcext:value-type="float">
            <text:p>9.51230249740269</text:p>
          </table:table-cell>
          <table:table-cell table:number-columns-repeated="7"/>
        </table:table-row>
        <table:table-row table:style-name="ro1">
          <table:table-cell office:value-type="float" office:value="214.039" calcext:value-type="float">
            <text:p>214.039</text:p>
          </table:table-cell>
          <table:table-cell office:value-type="float" office:value="13.5134" calcext:value-type="float">
            <text:p>13.5134</text:p>
          </table:table-cell>
          <table:table-cell table:formula="of:=LN([.B216]*1000)" office:value-type="float" office:value="9.51143706472482" calcext:value-type="float">
            <text:p>9.51143706472482</text:p>
          </table:table-cell>
          <table:table-cell table:number-columns-repeated="7"/>
        </table:table-row>
        <table:table-row table:style-name="ro1">
          <table:table-cell office:value-type="float" office:value="215.038" calcext:value-type="float">
            <text:p>215.038</text:p>
          </table:table-cell>
          <table:table-cell office:value-type="float" office:value="13.5012" calcext:value-type="float">
            <text:p>13.5012</text:p>
          </table:table-cell>
          <table:table-cell table:formula="of:=LN([.B217]*1000)" office:value-type="float" office:value="9.51053384936503" calcext:value-type="float">
            <text:p>9.51053384936503</text:p>
          </table:table-cell>
          <table:table-cell table:number-columns-repeated="7"/>
        </table:table-row>
        <table:table-row table:style-name="ro1">
          <table:table-cell office:value-type="float" office:value="216.039" calcext:value-type="float">
            <text:p>216.039</text:p>
          </table:table-cell>
          <table:table-cell office:value-type="float" office:value="13.4895" calcext:value-type="float">
            <text:p>13.4895</text:p>
          </table:table-cell>
          <table:table-cell table:formula="of:=LN([.B218]*1000)" office:value-type="float" office:value="9.50966688402268" calcext:value-type="float">
            <text:p>9.50966688402268</text:p>
          </table:table-cell>
          <table:table-cell table:number-columns-repeated="7"/>
        </table:table-row>
        <table:table-row table:style-name="ro1">
          <table:table-cell office:value-type="float" office:value="217.039" calcext:value-type="float">
            <text:p>217.039</text:p>
          </table:table-cell>
          <table:table-cell office:value-type="float" office:value="13.4782" calcext:value-type="float">
            <text:p>13.4782</text:p>
          </table:table-cell>
          <table:table-cell table:formula="of:=LN([.B219]*1000)" office:value-type="float" office:value="9.50882884439295" calcext:value-type="float">
            <text:p>9.50882884439295</text:p>
          </table:table-cell>
          <table:table-cell table:number-columns-repeated="7"/>
        </table:table-row>
        <table:table-row table:style-name="ro1">
          <table:table-cell office:value-type="float" office:value="218.038" calcext:value-type="float">
            <text:p>218.038</text:p>
          </table:table-cell>
          <table:table-cell office:value-type="float" office:value="13.4661" calcext:value-type="float">
            <text:p>13.4661</text:p>
          </table:table-cell>
          <table:table-cell table:formula="of:=LN([.B220]*1000)" office:value-type="float" office:value="9.50793069518786" calcext:value-type="float">
            <text:p>9.50793069518786</text:p>
          </table:table-cell>
          <table:table-cell table:number-columns-repeated="7"/>
        </table:table-row>
        <table:table-row table:style-name="ro1">
          <table:table-cell office:value-type="float" office:value="219.038" calcext:value-type="float">
            <text:p>219.038</text:p>
          </table:table-cell>
          <table:table-cell office:value-type="float" office:value="13.4546" calcext:value-type="float">
            <text:p>13.4546</text:p>
          </table:table-cell>
          <table:table-cell table:formula="of:=LN([.B221]*1000)" office:value-type="float" office:value="9.50707633399372" calcext:value-type="float">
            <text:p>9.50707633399372</text:p>
          </table:table-cell>
          <table:table-cell table:number-columns-repeated="7"/>
        </table:table-row>
        <table:table-row table:style-name="ro1">
          <table:table-cell office:value-type="float" office:value="220.039" calcext:value-type="float">
            <text:p>220.039</text:p>
          </table:table-cell>
          <table:table-cell office:value-type="float" office:value="13.4434" calcext:value-type="float">
            <text:p>13.4434</text:p>
          </table:table-cell>
          <table:table-cell table:formula="of:=LN([.B222]*1000)" office:value-type="float" office:value="9.50624355827454" calcext:value-type="float">
            <text:p>9.50624355827454</text:p>
          </table:table-cell>
          <table:table-cell table:number-columns-repeated="7"/>
        </table:table-row>
        <table:table-row table:style-name="ro1">
          <table:table-cell office:value-type="float" office:value="221.039" calcext:value-type="float">
            <text:p>221.039</text:p>
          </table:table-cell>
          <table:table-cell office:value-type="float" office:value="13.4314" calcext:value-type="float">
            <text:p>13.4314</text:p>
          </table:table-cell>
          <table:table-cell table:formula="of:=LN([.B223]*1000)" office:value-type="float" office:value="9.50535052831357" calcext:value-type="float">
            <text:p>9.50535052831357</text:p>
          </table:table-cell>
          <table:table-cell table:number-columns-repeated="7"/>
        </table:table-row>
        <table:table-row table:style-name="ro1">
          <table:table-cell office:value-type="float" office:value="222.038" calcext:value-type="float">
            <text:p>222.038</text:p>
          </table:table-cell>
          <table:table-cell office:value-type="float" office:value="13.4197" calcext:value-type="float">
            <text:p>13.4197</text:p>
          </table:table-cell>
          <table:table-cell table:formula="of:=LN([.B224]*1000)" office:value-type="float" office:value="9.50447905558132" calcext:value-type="float">
            <text:p>9.50447905558132</text:p>
          </table:table-cell>
          <table:table-cell table:number-columns-repeated="7"/>
        </table:table-row>
        <table:table-row table:style-name="ro1">
          <table:table-cell office:value-type="float" office:value="223.039" calcext:value-type="float">
            <text:p>223.039</text:p>
          </table:table-cell>
          <table:table-cell office:value-type="float" office:value="13.4082" calcext:value-type="float">
            <text:p>13.4082</text:p>
          </table:table-cell>
          <table:table-cell table:formula="of:=LN([.B225]*1000)" office:value-type="float" office:value="9.5036217390784" calcext:value-type="float">
            <text:p>9.5036217390784</text:p>
          </table:table-cell>
          <table:table-cell table:number-columns-repeated="7"/>
        </table:table-row>
        <table:table-row table:style-name="ro1">
          <table:table-cell office:value-type="float" office:value="224.039" calcext:value-type="float">
            <text:p>224.039</text:p>
          </table:table-cell>
          <table:table-cell office:value-type="float" office:value="13.3965" calcext:value-type="float">
            <text:p>13.3965</text:p>
          </table:table-cell>
          <table:table-cell table:formula="of:=LN([.B226]*1000)" office:value-type="float" office:value="9.50274875779205" calcext:value-type="float">
            <text:p>9.50274875779205</text:p>
          </table:table-cell>
          <table:table-cell table:number-columns-repeated="7"/>
        </table:table-row>
        <table:table-row table:style-name="ro1">
          <table:table-cell office:value-type="float" office:value="225.039" calcext:value-type="float">
            <text:p>225.039</text:p>
          </table:table-cell>
          <table:table-cell office:value-type="float" office:value="13.3845" calcext:value-type="float">
            <text:p>13.3845</text:p>
          </table:table-cell>
          <table:table-cell table:formula="of:=LN([.B227]*1000)" office:value-type="float" office:value="9.50185260000832" calcext:value-type="float">
            <text:p>9.50185260000832</text:p>
          </table:table-cell>
          <table:table-cell table:number-columns-repeated="7"/>
        </table:table-row>
        <table:table-row table:style-name="ro1">
          <table:table-cell office:value-type="float" office:value="226.039" calcext:value-type="float">
            <text:p>226.039</text:p>
          </table:table-cell>
          <table:table-cell office:value-type="float" office:value="13.3729" calcext:value-type="float">
            <text:p>13.3729</text:p>
          </table:table-cell>
          <table:table-cell table:formula="of:=LN([.B228]*1000)" office:value-type="float" office:value="9.50098555009116" calcext:value-type="float">
            <text:p>9.50098555009116</text:p>
          </table:table-cell>
          <table:table-cell table:number-columns-repeated="7"/>
        </table:table-row>
        <table:table-row table:style-name="ro1">
          <table:table-cell office:value-type="float" office:value="227.039" calcext:value-type="float">
            <text:p>227.039</text:p>
          </table:table-cell>
          <table:table-cell office:value-type="float" office:value="13.3613" calcext:value-type="float">
            <text:p>13.3613</text:p>
          </table:table-cell>
          <table:table-cell table:formula="of:=LN([.B229]*1000)" office:value-type="float" office:value="9.500117747746" calcext:value-type="float">
            <text:p>9.500117747746</text:p>
          </table:table-cell>
          <table:table-cell table:number-columns-repeated="7"/>
        </table:table-row>
        <table:table-row table:style-name="ro1">
          <table:table-cell office:value-type="float" office:value="228.038" calcext:value-type="float">
            <text:p>228.038</text:p>
          </table:table-cell>
          <table:table-cell office:value-type="float" office:value="13.3492" calcext:value-type="float">
            <text:p>13.3492</text:p>
          </table:table-cell>
          <table:table-cell table:formula="of:=LN([.B230]*1000)" office:value-type="float" office:value="9.49921173693918" calcext:value-type="float">
            <text:p>9.49921173693918</text:p>
          </table:table-cell>
          <table:table-cell table:number-columns-repeated="7"/>
        </table:table-row>
        <table:table-row table:style-name="ro1">
          <table:table-cell office:value-type="float" office:value="229.039" calcext:value-type="float">
            <text:p>229.039</text:p>
          </table:table-cell>
          <table:table-cell office:value-type="float" office:value="13.3386" calcext:value-type="float">
            <text:p>13.3386</text:p>
          </table:table-cell>
          <table:table-cell table:formula="of:=LN([.B231]*1000)" office:value-type="float" office:value="9.498417366436" calcext:value-type="float">
            <text:p>9.498417366436</text:p>
          </table:table-cell>
          <table:table-cell table:number-columns-repeated="7"/>
        </table:table-row>
        <table:table-row table:style-name="ro1">
          <table:table-cell office:value-type="float" office:value="230.039" calcext:value-type="float">
            <text:p>230.039</text:p>
          </table:table-cell>
          <table:table-cell office:value-type="float" office:value="13.3268" calcext:value-type="float">
            <text:p>13.3268</text:p>
          </table:table-cell>
          <table:table-cell table:formula="of:=LN([.B232]*1000)" office:value-type="float" office:value="9.49753232433873" calcext:value-type="float">
            <text:p>9.49753232433873</text:p>
          </table:table-cell>
          <table:table-cell table:number-columns-repeated="7"/>
        </table:table-row>
        <table:table-row table:style-name="ro1">
          <table:table-cell office:value-type="float" office:value="231.038" calcext:value-type="float">
            <text:p>231.038</text:p>
          </table:table-cell>
          <table:table-cell office:value-type="float" office:value="13.3145" calcext:value-type="float">
            <text:p>13.3145</text:p>
          </table:table-cell>
          <table:table-cell table:formula="of:=LN([.B233]*1000)" office:value-type="float" office:value="9.49660894590946" calcext:value-type="float">
            <text:p>9.49660894590946</text:p>
          </table:table-cell>
          <table:table-cell table:number-columns-repeated="7"/>
        </table:table-row>
        <table:table-row table:style-name="ro1">
          <table:table-cell office:value-type="float" office:value="232.039" calcext:value-type="float">
            <text:p>232.039</text:p>
          </table:table-cell>
          <table:table-cell office:value-type="float" office:value="13.3039" calcext:value-type="float">
            <text:p>13.3039</text:p>
          </table:table-cell>
          <table:table-cell table:formula="of:=LN([.B234]*1000)" office:value-type="float" office:value="9.49581250430813" calcext:value-type="float">
            <text:p>9.49581250430813</text:p>
          </table:table-cell>
          <table:table-cell table:number-columns-repeated="7"/>
        </table:table-row>
        <table:table-row table:style-name="ro1">
          <table:table-cell office:value-type="float" office:value="233.038" calcext:value-type="float">
            <text:p>233.038</text:p>
          </table:table-cell>
          <table:table-cell office:value-type="float" office:value="13.292" calcext:value-type="float">
            <text:p>13.292</text:p>
          </table:table-cell>
          <table:table-cell table:formula="of:=LN([.B235]*1000)" office:value-type="float" office:value="9.49491762947448" calcext:value-type="float">
            <text:p>9.49491762947448</text:p>
          </table:table-cell>
          <table:table-cell table:number-columns-repeated="7"/>
        </table:table-row>
        <table:table-row table:style-name="ro1">
          <table:table-cell office:value-type="float" office:value="234.038" calcext:value-type="float">
            <text:p>234.038</text:p>
          </table:table-cell>
          <table:table-cell office:value-type="float" office:value="13.2812" calcext:value-type="float">
            <text:p>13.2812</text:p>
          </table:table-cell>
          <table:table-cell table:formula="of:=LN([.B236]*1000)" office:value-type="float" office:value="9.49410478039386" calcext:value-type="float">
            <text:p>9.49410478039386</text:p>
          </table:table-cell>
          <table:table-cell table:number-columns-repeated="7"/>
        </table:table-row>
        <table:table-row table:style-name="ro1">
          <table:table-cell office:value-type="float" office:value="235.039" calcext:value-type="float">
            <text:p>235.039</text:p>
          </table:table-cell>
          <table:table-cell office:value-type="float" office:value="13.2699" calcext:value-type="float">
            <text:p>13.2699</text:p>
          </table:table-cell>
          <table:table-cell table:formula="of:=LN([.B237]*1000)" office:value-type="float" office:value="9.49325359150283" calcext:value-type="float">
            <text:p>9.49325359150283</text:p>
          </table:table-cell>
          <table:table-cell table:number-columns-repeated="7"/>
        </table:table-row>
        <table:table-row table:style-name="ro1">
          <table:table-cell office:value-type="float" office:value="236.038" calcext:value-type="float">
            <text:p>236.038</text:p>
          </table:table-cell>
          <table:table-cell office:value-type="float" office:value="13.2584" calcext:value-type="float">
            <text:p>13.2584</text:p>
          </table:table-cell>
          <table:table-cell table:formula="of:=LN([.B238]*1000)" office:value-type="float" office:value="9.49238659280933" calcext:value-type="float">
            <text:p>9.49238659280933</text:p>
          </table:table-cell>
          <table:table-cell table:number-columns-repeated="7"/>
        </table:table-row>
        <table:table-row table:style-name="ro1">
          <table:table-cell office:value-type="float" office:value="237.039" calcext:value-type="float">
            <text:p>237.039</text:p>
          </table:table-cell>
          <table:table-cell office:value-type="float" office:value="13.2471" calcext:value-type="float">
            <text:p>13.2471</text:p>
          </table:table-cell>
          <table:table-cell table:formula="of:=LN([.B239]*1000)" office:value-type="float" office:value="9.49153393953476" calcext:value-type="float">
            <text:p>9.49153393953476</text:p>
          </table:table-cell>
          <table:table-cell table:number-columns-repeated="7"/>
        </table:table-row>
        <table:table-row table:style-name="ro1">
          <table:table-cell office:value-type="float" office:value="238.038" calcext:value-type="float">
            <text:p>238.038</text:p>
          </table:table-cell>
          <table:table-cell office:value-type="float" office:value="13.2347" calcext:value-type="float">
            <text:p>13.2347</text:p>
          </table:table-cell>
          <table:table-cell table:formula="of:=LN([.B240]*1000)" office:value-type="float" office:value="9.49059744723392" calcext:value-type="float">
            <text:p>9.49059744723392</text:p>
          </table:table-cell>
          <table:table-cell table:number-columns-repeated="7"/>
        </table:table-row>
        <table:table-row table:style-name="ro1">
          <table:table-cell office:value-type="float" office:value="239.038" calcext:value-type="float">
            <text:p>239.038</text:p>
          </table:table-cell>
          <table:table-cell office:value-type="float" office:value="13.2229" calcext:value-type="float">
            <text:p>13.2229</text:p>
          </table:table-cell>
          <table:table-cell table:formula="of:=LN([.B241]*1000)" office:value-type="float" office:value="9.48970545394787" calcext:value-type="float">
            <text:p>9.48970545394787</text:p>
          </table:table-cell>
          <table:table-cell table:number-columns-repeated="7"/>
        </table:table-row>
        <table:table-row table:style-name="ro1">
          <table:table-cell office:value-type="float" office:value="240.039" calcext:value-type="float">
            <text:p>240.039</text:p>
          </table:table-cell>
          <table:table-cell office:value-type="float" office:value="13.2116" calcext:value-type="float">
            <text:p>13.2116</text:p>
          </table:table-cell>
          <table:table-cell table:formula="of:=LN([.B242]*1000)" office:value-type="float" office:value="9.48885051054525" calcext:value-type="float">
            <text:p>9.48885051054525</text:p>
          </table:table-cell>
          <table:table-cell table:number-columns-repeated="7"/>
        </table:table-row>
        <table:table-row table:style-name="ro1">
          <table:table-cell office:value-type="float" office:value="241.038" calcext:value-type="float">
            <text:p>241.038</text:p>
          </table:table-cell>
          <table:table-cell office:value-type="float" office:value="13.2008" calcext:value-type="float">
            <text:p>13.2008</text:p>
          </table:table-cell>
          <table:table-cell table:formula="of:=LN([.B243]*1000)" office:value-type="float" office:value="9.4880327127986" calcext:value-type="float">
            <text:p>9.4880327127986</text:p>
          </table:table-cell>
          <table:table-cell table:number-columns-repeated="7"/>
        </table:table-row>
        <table:table-row table:style-name="ro1">
          <table:table-cell office:value-type="float" office:value="242.039" calcext:value-type="float">
            <text:p>242.039</text:p>
          </table:table-cell>
          <table:table-cell office:value-type="float" office:value="13.1891" calcext:value-type="float">
            <text:p>13.1891</text:p>
          </table:table-cell>
          <table:table-cell table:formula="of:=LN([.B244]*1000)" office:value-type="float" office:value="9.48714600987311" calcext:value-type="float">
            <text:p>9.48714600987311</text:p>
          </table:table-cell>
          <table:table-cell table:number-columns-repeated="7"/>
        </table:table-row>
        <table:table-row table:style-name="ro1">
          <table:table-cell office:value-type="float" office:value="243.039" calcext:value-type="float">
            <text:p>243.039</text:p>
          </table:table-cell>
          <table:table-cell office:value-type="float" office:value="13.1784" calcext:value-type="float">
            <text:p>13.1784</text:p>
          </table:table-cell>
          <table:table-cell table:formula="of:=LN([.B245]*1000)" office:value-type="float" office:value="9.48633440463277" calcext:value-type="float">
            <text:p>9.48633440463277</text:p>
          </table:table-cell>
          <table:table-cell table:number-columns-repeated="7"/>
        </table:table-row>
        <table:table-row table:style-name="ro1">
          <table:table-cell office:value-type="float" office:value="244.038" calcext:value-type="float">
            <text:p>244.038</text:p>
          </table:table-cell>
          <table:table-cell office:value-type="float" office:value="13.1658" calcext:value-type="float">
            <text:p>13.1658</text:p>
          </table:table-cell>
          <table:table-cell table:formula="of:=LN([.B246]*1000)" office:value-type="float" office:value="9.48537783726988" calcext:value-type="float">
            <text:p>9.48537783726988</text:p>
          </table:table-cell>
          <table:table-cell table:number-columns-repeated="7"/>
        </table:table-row>
        <table:table-row table:style-name="ro1">
          <table:table-cell office:value-type="float" office:value="245.038" calcext:value-type="float">
            <text:p>245.038</text:p>
          </table:table-cell>
          <table:table-cell office:value-type="float" office:value="13.1555" calcext:value-type="float">
            <text:p>13.1555</text:p>
          </table:table-cell>
          <table:table-cell table:formula="of:=LN([.B247]*1000)" office:value-type="float" office:value="9.48459520111393" calcext:value-type="float">
            <text:p>9.48459520111393</text:p>
          </table:table-cell>
          <table:table-cell table:number-columns-repeated="7"/>
        </table:table-row>
        <table:table-row table:style-name="ro1">
          <table:table-cell office:value-type="float" office:value="246.039" calcext:value-type="float">
            <text:p>246.039</text:p>
          </table:table-cell>
          <table:table-cell office:value-type="float" office:value="13.1439" calcext:value-type="float">
            <text:p>13.1439</text:p>
          </table:table-cell>
          <table:table-cell table:formula="of:=LN([.B248]*1000)" office:value-type="float" office:value="9.48371305165408" calcext:value-type="float">
            <text:p>9.48371305165408</text:p>
          </table:table-cell>
          <table:table-cell table:number-columns-repeated="7"/>
        </table:table-row>
        <table:table-row table:style-name="ro1">
          <table:table-cell office:value-type="float" office:value="247.038" calcext:value-type="float">
            <text:p>247.038</text:p>
          </table:table-cell>
          <table:table-cell office:value-type="float" office:value="13.1329" calcext:value-type="float">
            <text:p>13.1329</text:p>
          </table:table-cell>
          <table:table-cell table:formula="of:=LN([.B249]*1000)" office:value-type="float" office:value="9.48287581114971" calcext:value-type="float">
            <text:p>9.48287581114971</text:p>
          </table:table-cell>
          <table:table-cell table:number-columns-repeated="7"/>
        </table:table-row>
        <table:table-row table:style-name="ro1">
          <table:table-cell office:value-type="float" office:value="248.039" calcext:value-type="float">
            <text:p>248.039</text:p>
          </table:table-cell>
          <table:table-cell office:value-type="float" office:value="13.1213" calcext:value-type="float">
            <text:p>13.1213</text:p>
          </table:table-cell>
          <table:table-cell table:formula="of:=LN([.B250]*1000)" office:value-type="float" office:value="9.4819921429553" calcext:value-type="float">
            <text:p>9.4819921429553</text:p>
          </table:table-cell>
          <table:table-cell table:number-columns-repeated="7"/>
        </table:table-row>
        <table:table-row table:style-name="ro1">
          <table:table-cell office:value-type="float" office:value="249.039" calcext:value-type="float">
            <text:p>249.039</text:p>
          </table:table-cell>
          <table:table-cell office:value-type="float" office:value="13.1084" calcext:value-type="float">
            <text:p>13.1084</text:p>
          </table:table-cell>
          <table:table-cell table:formula="of:=LN([.B251]*1000)" office:value-type="float" office:value="9.4810085250687" calcext:value-type="float">
            <text:p>9.4810085250687</text:p>
          </table:table-cell>
          <table:table-cell table:number-columns-repeated="7"/>
        </table:table-row>
        <table:table-row table:style-name="ro1">
          <table:table-cell office:value-type="float" office:value="250.038" calcext:value-type="float">
            <text:p>250.038</text:p>
          </table:table-cell>
          <table:table-cell office:value-type="float" office:value="13.0981" calcext:value-type="float">
            <text:p>13.0981</text:p>
          </table:table-cell>
          <table:table-cell table:formula="of:=LN([.B252]*1000)" office:value-type="float" office:value="9.48022246050225" calcext:value-type="float">
            <text:p>9.48022246050225</text:p>
          </table:table-cell>
          <table:table-cell table:number-columns-repeated="7"/>
        </table:table-row>
        <table:table-row table:style-name="ro1">
          <table:table-cell office:value-type="float" office:value="251.038" calcext:value-type="float">
            <text:p>251.038</text:p>
          </table:table-cell>
          <table:table-cell office:value-type="float" office:value="13.0866" calcext:value-type="float">
            <text:p>13.0866</text:p>
          </table:table-cell>
          <table:table-cell table:formula="of:=LN([.B253]*1000)" office:value-type="float" office:value="9.47934408490586" calcext:value-type="float">
            <text:p>9.47934408490586</text:p>
          </table:table-cell>
          <table:table-cell table:number-columns-repeated="7"/>
        </table:table-row>
        <table:table-row table:style-name="ro1">
          <table:table-cell office:value-type="float" office:value="252.039" calcext:value-type="float">
            <text:p>252.039</text:p>
          </table:table-cell>
          <table:table-cell office:value-type="float" office:value="13.0754" calcext:value-type="float">
            <text:p>13.0754</text:p>
          </table:table-cell>
          <table:table-cell table:formula="of:=LN([.B254]*1000)" office:value-type="float" office:value="9.4784878811994" calcext:value-type="float">
            <text:p>9.4784878811994</text:p>
          </table:table-cell>
          <table:table-cell table:number-columns-repeated="7"/>
        </table:table-row>
        <table:table-row table:style-name="ro1">
          <table:table-cell office:value-type="float" office:value="253.038" calcext:value-type="float">
            <text:p>253.038</text:p>
          </table:table-cell>
          <table:table-cell office:value-type="float" office:value="13.0638" calcext:value-type="float">
            <text:p>13.0638</text:p>
          </table:table-cell>
          <table:table-cell table:formula="of:=LN([.B255]*1000)" office:value-type="float" office:value="9.47760032528633" calcext:value-type="float">
            <text:p>9.47760032528633</text:p>
          </table:table-cell>
          <table:table-cell table:number-columns-repeated="7"/>
        </table:table-row>
        <table:table-row table:style-name="ro1">
          <table:table-cell office:value-type="float" office:value="254.039" calcext:value-type="float">
            <text:p>254.039</text:p>
          </table:table-cell>
          <table:table-cell office:value-type="float" office:value="13.0528" calcext:value-type="float">
            <text:p>13.0528</text:p>
          </table:table-cell>
          <table:table-cell table:formula="of:=LN([.B256]*1000)" office:value-type="float" office:value="9.47675794912324" calcext:value-type="float">
            <text:p>9.47675794912324</text:p>
          </table:table-cell>
          <table:table-cell table:number-columns-repeated="7"/>
        </table:table-row>
        <table:table-row table:style-name="ro1">
          <table:table-cell office:value-type="float" office:value="255.039" calcext:value-type="float">
            <text:p>255.039</text:p>
          </table:table-cell>
          <table:table-cell office:value-type="float" office:value="13.0416" calcext:value-type="float">
            <text:p>13.0416</text:p>
          </table:table-cell>
          <table:table-cell table:formula="of:=LN([.B257]*1000)" office:value-type="float" office:value="9.47589952734019" calcext:value-type="float">
            <text:p>9.47589952734019</text:p>
          </table:table-cell>
          <table:table-cell table:number-columns-repeated="7"/>
        </table:table-row>
        <table:table-row table:style-name="ro1">
          <table:table-cell office:value-type="float" office:value="256.038" calcext:value-type="float">
            <text:p>256.038</text:p>
          </table:table-cell>
          <table:table-cell office:value-type="float" office:value="13.0308" calcext:value-type="float">
            <text:p>13.0308</text:p>
          </table:table-cell>
          <table:table-cell table:formula="of:=LN([.B258]*1000)" office:value-type="float" office:value="9.47507106501086" calcext:value-type="float">
            <text:p>9.47507106501086</text:p>
          </table:table-cell>
          <table:table-cell table:number-columns-repeated="7"/>
        </table:table-row>
        <table:table-row table:style-name="ro1">
          <table:table-cell office:value-type="float" office:value="257.039" calcext:value-type="float">
            <text:p>257.039</text:p>
          </table:table-cell>
          <table:table-cell office:value-type="float" office:value="13.0192" calcext:value-type="float">
            <text:p>13.0192</text:p>
          </table:table-cell>
          <table:table-cell table:formula="of:=LN([.B259]*1000)" office:value-type="float" office:value="9.47418046994239" calcext:value-type="float">
            <text:p>9.47418046994239</text:p>
          </table:table-cell>
          <table:table-cell table:number-columns-repeated="7"/>
        </table:table-row>
        <table:table-row table:style-name="ro1">
          <table:table-cell office:value-type="float" office:value="258.038" calcext:value-type="float">
            <text:p>258.038</text:p>
          </table:table-cell>
          <table:table-cell office:value-type="float" office:value="13.0087" calcext:value-type="float">
            <text:p>13.0087</text:p>
          </table:table-cell>
          <table:table-cell table:formula="of:=LN([.B260]*1000)" office:value-type="float" office:value="9.47337364337785" calcext:value-type="float">
            <text:p>9.47337364337785</text:p>
          </table:table-cell>
          <table:table-cell table:number-columns-repeated="7"/>
        </table:table-row>
        <table:table-row table:style-name="ro1">
          <table:table-cell office:value-type="float" office:value="259.038" calcext:value-type="float">
            <text:p>259.038</text:p>
          </table:table-cell>
          <table:table-cell office:value-type="float" office:value="12.996" calcext:value-type="float">
            <text:p>12.996</text:p>
          </table:table-cell>
          <table:table-cell table:formula="of:=LN([.B261]*1000)" office:value-type="float" office:value="9.47239689678899" calcext:value-type="float">
            <text:p>9.47239689678899</text:p>
          </table:table-cell>
          <table:table-cell table:number-columns-repeated="7"/>
        </table:table-row>
        <table:table-row table:style-name="ro1">
          <table:table-cell office:value-type="float" office:value="260.039" calcext:value-type="float">
            <text:p>260.039</text:p>
          </table:table-cell>
          <table:table-cell office:value-type="float" office:value="12.9856" calcext:value-type="float">
            <text:p>12.9856</text:p>
          </table:table-cell>
          <table:table-cell table:formula="of:=LN([.B262]*1000)" office:value-type="float" office:value="9.47159633019144" calcext:value-type="float">
            <text:p>9.47159633019144</text:p>
          </table:table-cell>
          <table:table-cell table:number-columns-repeated="7"/>
        </table:table-row>
        <table:table-row table:style-name="ro1">
          <table:table-cell office:value-type="float" office:value="261.038" calcext:value-type="float">
            <text:p>261.038</text:p>
          </table:table-cell>
          <table:table-cell office:value-type="float" office:value="12.9742" calcext:value-type="float">
            <text:p>12.9742</text:p>
          </table:table-cell>
          <table:table-cell table:formula="of:=LN([.B263]*1000)" office:value-type="float" office:value="9.47071804910046" calcext:value-type="float">
            <text:p>9.47071804910046</text:p>
          </table:table-cell>
          <table:table-cell table:number-columns-repeated="7"/>
        </table:table-row>
        <table:table-row table:style-name="ro1">
          <table:table-cell office:value-type="float" office:value="262.038" calcext:value-type="float">
            <text:p>262.038</text:p>
          </table:table-cell>
          <table:table-cell office:value-type="float" office:value="12.9627" calcext:value-type="float">
            <text:p>12.9627</text:p>
          </table:table-cell>
          <table:table-cell table:formula="of:=LN([.B264]*1000)" office:value-type="float" office:value="9.46983128154122" calcext:value-type="float">
            <text:p>9.46983128154122</text:p>
          </table:table-cell>
          <table:table-cell table:number-columns-repeated="7"/>
        </table:table-row>
        <table:table-row table:style-name="ro1">
          <table:table-cell office:value-type="float" office:value="263.039" calcext:value-type="float">
            <text:p>263.039</text:p>
          </table:table-cell>
          <table:table-cell office:value-type="float" office:value="12.9519" calcext:value-type="float">
            <text:p>12.9519</text:p>
          </table:table-cell>
          <table:table-cell table:formula="of:=LN([.B265]*1000)" office:value-type="float" office:value="9.46899777451235" calcext:value-type="float">
            <text:p>9.46899777451235</text:p>
          </table:table-cell>
          <table:table-cell table:number-columns-repeated="7"/>
        </table:table-row>
        <table:table-row table:style-name="ro1">
          <table:table-cell office:value-type="float" office:value="264.038" calcext:value-type="float">
            <text:p>264.038</text:p>
          </table:table-cell>
          <table:table-cell office:value-type="float" office:value="12.9411" calcext:value-type="float">
            <text:p>12.9411</text:p>
          </table:table-cell>
          <table:table-cell table:formula="of:=LN([.B266]*1000)" office:value-type="float" office:value="9.46816357216992" calcext:value-type="float">
            <text:p>9.46816357216992</text:p>
          </table:table-cell>
          <table:table-cell table:number-columns-repeated="7"/>
        </table:table-row>
        <table:table-row table:style-name="ro1">
          <table:table-cell office:value-type="float" office:value="265.039" calcext:value-type="float">
            <text:p>265.039</text:p>
          </table:table-cell>
          <table:table-cell office:value-type="float" office:value="12.929" calcext:value-type="float">
            <text:p>12.929</text:p>
          </table:table-cell>
          <table:table-cell table:formula="of:=LN([.B267]*1000)" office:value-type="float" office:value="9.46722812925455" calcext:value-type="float">
            <text:p>9.46722812925455</text:p>
          </table:table-cell>
          <table:table-cell table:number-columns-repeated="7"/>
        </table:table-row>
        <table:table-row table:style-name="ro1">
          <table:table-cell office:value-type="float" office:value="266.039" calcext:value-type="float">
            <text:p>266.039</text:p>
          </table:table-cell>
          <table:table-cell office:value-type="float" office:value="12.918" calcext:value-type="float">
            <text:p>12.918</text:p>
          </table:table-cell>
          <table:table-cell table:formula="of:=LN([.B268]*1000)" office:value-type="float" office:value="9.46637696659242" calcext:value-type="float">
            <text:p>9.46637696659242</text:p>
          </table:table-cell>
          <table:table-cell table:number-columns-repeated="7"/>
        </table:table-row>
        <table:table-row table:style-name="ro1">
          <table:table-cell office:value-type="float" office:value="267.038" calcext:value-type="float">
            <text:p>267.038</text:p>
          </table:table-cell>
          <table:table-cell office:value-type="float" office:value="12.9066" calcext:value-type="float">
            <text:p>12.9066</text:p>
          </table:table-cell>
          <table:table-cell table:formula="of:=LN([.B269]*1000)" office:value-type="float" office:value="9.46549408741981" calcext:value-type="float">
            <text:p>9.46549408741981</text:p>
          </table:table-cell>
          <table:table-cell table:number-columns-repeated="7"/>
        </table:table-row>
        <table:table-row table:style-name="ro1">
          <table:table-cell office:value-type="float" office:value="268.039" calcext:value-type="float">
            <text:p>268.039</text:p>
          </table:table-cell>
          <table:table-cell office:value-type="float" office:value="12.8955" calcext:value-type="float">
            <text:p>12.8955</text:p>
          </table:table-cell>
          <table:table-cell table:formula="of:=LN([.B270]*1000)" office:value-type="float" office:value="9.46463369228261" calcext:value-type="float">
            <text:p>9.46463369228261</text:p>
          </table:table-cell>
          <table:table-cell table:number-columns-repeated="7"/>
        </table:table-row>
        <table:table-row table:style-name="ro1">
          <table:table-cell office:value-type="float" office:value="269.038" calcext:value-type="float">
            <text:p>269.038</text:p>
          </table:table-cell>
          <table:table-cell office:value-type="float" office:value="12.8851" calcext:value-type="float">
            <text:p>12.8851</text:p>
          </table:table-cell>
          <table:table-cell table:formula="of:=LN([.B271]*1000)" office:value-type="float" office:value="9.46382688401871" calcext:value-type="float">
            <text:p>9.46382688401871</text:p>
          </table:table-cell>
          <table:table-cell table:number-columns-repeated="7"/>
        </table:table-row>
        <table:table-row table:style-name="ro1">
          <table:table-cell office:value-type="float" office:value="270.039" calcext:value-type="float">
            <text:p>270.039</text:p>
          </table:table-cell>
          <table:table-cell office:value-type="float" office:value="12.874" calcext:value-type="float">
            <text:p>12.874</text:p>
          </table:table-cell>
          <table:table-cell table:formula="of:=LN([.B272]*1000)" office:value-type="float" office:value="9.46296505261256" calcext:value-type="float">
            <text:p>9.46296505261256</text:p>
          </table:table-cell>
          <table:table-cell table:number-columns-repeated="7"/>
        </table:table-row>
        <table:table-row table:style-name="ro1">
          <table:table-cell office:value-type="float" office:value="271.039" calcext:value-type="float">
            <text:p>271.039</text:p>
          </table:table-cell>
          <table:table-cell office:value-type="float" office:value="12.8618" calcext:value-type="float">
            <text:p>12.8618</text:p>
          </table:table-cell>
          <table:table-cell table:formula="of:=LN([.B273]*1000)" office:value-type="float" office:value="9.46201695689268" calcext:value-type="float">
            <text:p>9.46201695689268</text:p>
          </table:table-cell>
          <table:table-cell table:number-columns-repeated="7"/>
        </table:table-row>
        <table:table-row table:style-name="ro1">
          <table:table-cell office:value-type="float" office:value="272.038" calcext:value-type="float">
            <text:p>272.038</text:p>
          </table:table-cell>
          <table:table-cell office:value-type="float" office:value="12.8507" calcext:value-type="float">
            <text:p>12.8507</text:p>
          </table:table-cell>
          <table:table-cell table:formula="of:=LN([.B274]*1000)" office:value-type="float" office:value="9.46115356354784" calcext:value-type="float">
            <text:p>9.46115356354784</text:p>
          </table:table-cell>
          <table:table-cell table:number-columns-repeated="7"/>
        </table:table-row>
        <table:table-row table:style-name="ro1">
          <table:table-cell office:value-type="float" office:value="273.038" calcext:value-type="float">
            <text:p>273.038</text:p>
          </table:table-cell>
          <table:table-cell office:value-type="float" office:value="12.8398" calcext:value-type="float">
            <text:p>12.8398</text:p>
          </table:table-cell>
          <table:table-cell table:formula="of:=LN([.B275]*1000)" office:value-type="float" office:value="9.46030500079865" calcext:value-type="float">
            <text:p>9.46030500079865</text:p>
          </table:table-cell>
          <table:table-cell table:number-columns-repeated="7"/>
        </table:table-row>
        <table:table-row table:style-name="ro1">
          <table:table-cell office:value-type="float" office:value="274.039" calcext:value-type="float">
            <text:p>274.039</text:p>
          </table:table-cell>
          <table:table-cell office:value-type="float" office:value="12.8284" calcext:value-type="float">
            <text:p>12.8284</text:p>
          </table:table-cell>
          <table:table-cell table:formula="of:=LN([.B276]*1000)" office:value-type="float" office:value="9.45941674211674" calcext:value-type="float">
            <text:p>9.45941674211674</text:p>
          </table:table-cell>
          <table:table-cell table:number-columns-repeated="7"/>
        </table:table-row>
        <table:table-row table:style-name="ro1">
          <table:table-cell office:value-type="float" office:value="275.038" calcext:value-type="float">
            <text:p>275.038</text:p>
          </table:table-cell>
          <table:table-cell office:value-type="float" office:value="12.8178" calcext:value-type="float">
            <text:p>12.8178</text:p>
          </table:table-cell>
          <table:table-cell table:formula="of:=LN([.B277]*1000)" office:value-type="float" office:value="9.45859010888424" calcext:value-type="float">
            <text:p>9.45859010888424</text:p>
          </table:table-cell>
          <table:table-cell table:number-columns-repeated="7"/>
        </table:table-row>
        <table:table-row table:style-name="ro1">
          <table:table-cell office:value-type="float" office:value="276.038" calcext:value-type="float">
            <text:p>276.038</text:p>
          </table:table-cell>
          <table:table-cell office:value-type="float" office:value="12.8061" calcext:value-type="float">
            <text:p>12.8061</text:p>
          </table:table-cell>
          <table:table-cell table:formula="of:=LN([.B278]*1000)" office:value-type="float" office:value="9.45767689888787" calcext:value-type="float">
            <text:p>9.45767689888787</text:p>
          </table:table-cell>
          <table:table-cell table:number-columns-repeated="7"/>
        </table:table-row>
        <table:table-row table:style-name="ro1">
          <table:table-cell office:value-type="float" office:value="277.039" calcext:value-type="float">
            <text:p>277.039</text:p>
          </table:table-cell>
          <table:table-cell office:value-type="float" office:value="12.7956" calcext:value-type="float">
            <text:p>12.7956</text:p>
          </table:table-cell>
          <table:table-cell table:formula="of:=LN([.B279]*1000)" office:value-type="float" office:value="9.45685664081213" calcext:value-type="float">
            <text:p>9.45685664081213</text:p>
          </table:table-cell>
          <table:table-cell table:number-columns-repeated="7"/>
        </table:table-row>
        <table:table-row table:style-name="ro1">
          <table:table-cell office:value-type="float" office:value="278.039" calcext:value-type="float">
            <text:p>278.039</text:p>
          </table:table-cell>
          <table:table-cell office:value-type="float" office:value="12.7839" calcext:value-type="float">
            <text:p>12.7839</text:p>
          </table:table-cell>
          <table:table-cell table:formula="of:=LN([.B280]*1000)" office:value-type="float" office:value="9.45594184569761" calcext:value-type="float">
            <text:p>9.45594184569761</text:p>
          </table:table-cell>
          <table:table-cell table:number-columns-repeated="7"/>
        </table:table-row>
        <table:table-row table:style-name="ro1">
          <table:table-cell office:value-type="float" office:value="279.038" calcext:value-type="float">
            <text:p>279.038</text:p>
          </table:table-cell>
          <table:table-cell office:value-type="float" office:value="12.7733" calcext:value-type="float">
            <text:p>12.7733</text:p>
          </table:table-cell>
          <table:table-cell table:formula="of:=LN([.B281]*1000)" office:value-type="float" office:value="9.45511233380994" calcext:value-type="float">
            <text:p>9.45511233380994</text:p>
          </table:table-cell>
          <table:table-cell table:number-columns-repeated="7"/>
        </table:table-row>
        <table:table-row table:style-name="ro1">
          <table:table-cell office:value-type="float" office:value="280.039" calcext:value-type="float">
            <text:p>280.039</text:p>
          </table:table-cell>
          <table:table-cell office:value-type="float" office:value="12.7625" calcext:value-type="float">
            <text:p>12.7625</text:p>
          </table:table-cell>
          <table:table-cell table:formula="of:=LN([.B282]*1000)" office:value-type="float" office:value="9.45426646247292" calcext:value-type="float">
            <text:p>9.45426646247292</text:p>
          </table:table-cell>
          <table:table-cell table:number-columns-repeated="7"/>
        </table:table-row>
        <table:table-row table:style-name="ro1">
          <table:table-cell office:value-type="float" office:value="281.038" calcext:value-type="float">
            <text:p>281.038</text:p>
          </table:table-cell>
          <table:table-cell office:value-type="float" office:value="12.7518" calcext:value-type="float">
            <text:p>12.7518</text:p>
          </table:table-cell>
          <table:table-cell table:formula="of:=LN([.B283]*1000)" office:value-type="float" office:value="9.4534277170927" calcext:value-type="float">
            <text:p>9.4534277170927</text:p>
          </table:table-cell>
          <table:table-cell table:number-columns-repeated="7"/>
        </table:table-row>
        <table:table-row table:style-name="ro1">
          <table:table-cell office:value-type="float" office:value="282.039" calcext:value-type="float">
            <text:p>282.039</text:p>
          </table:table-cell>
          <table:table-cell office:value-type="float" office:value="12.7407" calcext:value-type="float">
            <text:p>12.7407</text:p>
          </table:table-cell>
          <table:table-cell table:formula="of:=LN([.B284]*1000)" office:value-type="float" office:value="9.45255687267168" calcext:value-type="float">
            <text:p>9.45255687267168</text:p>
          </table:table-cell>
          <table:table-cell table:number-columns-repeated="7"/>
        </table:table-row>
        <table:table-row table:style-name="ro1">
          <table:table-cell office:value-type="float" office:value="283.039" calcext:value-type="float">
            <text:p>283.039</text:p>
          </table:table-cell>
          <table:table-cell office:value-type="float" office:value="12.7301" calcext:value-type="float">
            <text:p>12.7301</text:p>
          </table:table-cell>
          <table:table-cell table:formula="of:=LN([.B285]*1000)" office:value-type="float" office:value="9.45172454698014" calcext:value-type="float">
            <text:p>9.45172454698014</text:p>
          </table:table-cell>
          <table:table-cell table:number-columns-repeated="7"/>
        </table:table-row>
        <table:table-row table:style-name="ro1">
          <table:table-cell office:value-type="float" office:value="284.038" calcext:value-type="float">
            <text:p>284.038</text:p>
          </table:table-cell>
          <table:table-cell office:value-type="float" office:value="12.7185" calcext:value-type="float">
            <text:p>12.7185</text:p>
          </table:table-cell>
          <table:table-cell table:formula="of:=LN([.B286]*1000)" office:value-type="float" office:value="9.45081290541217" calcext:value-type="float">
            <text:p>9.45081290541217</text:p>
          </table:table-cell>
          <table:table-cell table:number-columns-repeated="7"/>
        </table:table-row>
        <table:table-row table:style-name="ro1">
          <table:table-cell office:value-type="float" office:value="285.039" calcext:value-type="float">
            <text:p>285.039</text:p>
          </table:table-cell>
          <table:table-cell office:value-type="float" office:value="12.7079" calcext:value-type="float">
            <text:p>12.7079</text:p>
          </table:table-cell>
          <table:table-cell table:formula="of:=LN([.B287]*1000)" office:value-type="float" office:value="9.44997912629959" calcext:value-type="float">
            <text:p>9.44997912629959</text:p>
          </table:table-cell>
          <table:table-cell table:number-columns-repeated="7"/>
        </table:table-row>
        <table:table-row table:style-name="ro1">
          <table:table-cell office:value-type="float" office:value="286.038" calcext:value-type="float">
            <text:p>286.038</text:p>
          </table:table-cell>
          <table:table-cell office:value-type="float" office:value="12.6971" calcext:value-type="float">
            <text:p>12.6971</text:p>
          </table:table-cell>
          <table:table-cell table:formula="of:=LN([.B288]*1000)" office:value-type="float" office:value="9.44912889991497" calcext:value-type="float">
            <text:p>9.44912889991497</text:p>
          </table:table-cell>
          <table:table-cell table:number-columns-repeated="7"/>
        </table:table-row>
        <table:table-row table:style-name="ro1">
          <table:table-cell office:value-type="float" office:value="287.039" calcext:value-type="float">
            <text:p>287.039</text:p>
          </table:table-cell>
          <table:table-cell office:value-type="float" office:value="12.6863" calcext:value-type="float">
            <text:p>12.6863</text:p>
          </table:table-cell>
          <table:table-cell table:formula="of:=LN([.B289]*1000)" office:value-type="float" office:value="9.44827795003026" calcext:value-type="float">
            <text:p>9.44827795003026</text:p>
          </table:table-cell>
          <table:table-cell table:number-columns-repeated="7"/>
        </table:table-row>
        <table:table-row table:style-name="ro1">
          <table:table-cell office:value-type="float" office:value="288.039" calcext:value-type="float">
            <text:p>288.039</text:p>
          </table:table-cell>
          <table:table-cell office:value-type="float" office:value="12.6753" calcext:value-type="float">
            <text:p>12.6753</text:p>
          </table:table-cell>
          <table:table-cell table:formula="of:=LN([.B290]*1000)" office:value-type="float" office:value="9.44741049681834" calcext:value-type="float">
            <text:p>9.44741049681834</text:p>
          </table:table-cell>
          <table:table-cell table:number-columns-repeated="7"/>
        </table:table-row>
        <table:table-row table:style-name="ro1">
          <table:table-cell office:value-type="float" office:value="289.038" calcext:value-type="float">
            <text:p>289.038</text:p>
          </table:table-cell>
          <table:table-cell office:value-type="float" office:value="12.6646" calcext:value-type="float">
            <text:p>12.6646</text:p>
          </table:table-cell>
          <table:table-cell table:formula="of:=LN([.B291]*1000)" office:value-type="float" office:value="9.44656597883398" calcext:value-type="float">
            <text:p>9.44656597883398</text:p>
          </table:table-cell>
          <table:table-cell table:number-columns-repeated="7"/>
        </table:table-row>
        <table:table-row table:style-name="ro1">
          <table:table-cell office:value-type="float" office:value="290.039" calcext:value-type="float">
            <text:p>290.039</text:p>
          </table:table-cell>
          <table:table-cell office:value-type="float" office:value="12.6537" calcext:value-type="float">
            <text:p>12.6537</text:p>
          </table:table-cell>
          <table:table-cell table:formula="of:=LN([.B292]*1000)" office:value-type="float" office:value="9.44570494150735" calcext:value-type="float">
            <text:p>9.44570494150735</text:p>
          </table:table-cell>
          <table:table-cell table:number-columns-repeated="7"/>
        </table:table-row>
        <table:table-row table:style-name="ro1">
          <table:table-cell office:value-type="float" office:value="291.038" calcext:value-type="float">
            <text:p>291.038</text:p>
          </table:table-cell>
          <table:table-cell office:value-type="float" office:value="12.6419" calcext:value-type="float">
            <text:p>12.6419</text:p>
          </table:table-cell>
          <table:table-cell table:formula="of:=LN([.B293]*1000)" office:value-type="float" office:value="9.44477197286016" calcext:value-type="float">
            <text:p>9.44477197286016</text:p>
          </table:table-cell>
          <table:table-cell table:number-columns-repeated="7"/>
        </table:table-row>
        <table:table-row table:style-name="ro1">
          <table:table-cell office:value-type="float" office:value="292.039" calcext:value-type="float">
            <text:p>292.039</text:p>
          </table:table-cell>
          <table:table-cell office:value-type="float" office:value="12.6321" calcext:value-type="float">
            <text:p>12.6321</text:p>
          </table:table-cell>
          <table:table-cell table:formula="of:=LN([.B294]*1000)" office:value-type="float" office:value="9.44399647230693" calcext:value-type="float">
            <text:p>9.44399647230693</text:p>
          </table:table-cell>
          <table:table-cell table:number-columns-repeated="7"/>
        </table:table-row>
        <table:table-row table:style-name="ro1">
          <table:table-cell office:value-type="float" office:value="293.038" calcext:value-type="float">
            <text:p>293.038</text:p>
          </table:table-cell>
          <table:table-cell office:value-type="float" office:value="12.6209" calcext:value-type="float">
            <text:p>12.6209</text:p>
          </table:table-cell>
          <table:table-cell table:formula="of:=LN([.B295]*1000)" office:value-type="float" office:value="9.44310944892481" calcext:value-type="float">
            <text:p>9.44310944892481</text:p>
          </table:table-cell>
          <table:table-cell table:number-columns-repeated="7"/>
        </table:table-row>
        <table:table-row table:style-name="ro1">
          <table:table-cell office:value-type="float" office:value="294.039" calcext:value-type="float">
            <text:p>294.039</text:p>
          </table:table-cell>
          <table:table-cell office:value-type="float" office:value="12.6103" calcext:value-type="float">
            <text:p>12.6103</text:p>
          </table:table-cell>
          <table:table-cell table:formula="of:=LN([.B296]*1000)" office:value-type="float" office:value="9.44226921931832" calcext:value-type="float">
            <text:p>9.44226921931832</text:p>
          </table:table-cell>
          <table:table-cell table:number-columns-repeated="7"/>
        </table:table-row>
        <table:table-row table:style-name="ro1">
          <table:table-cell office:value-type="float" office:value="295.038" calcext:value-type="float">
            <text:p>295.038</text:p>
          </table:table-cell>
          <table:table-cell office:value-type="float" office:value="12.5992" calcext:value-type="float">
            <text:p>12.5992</text:p>
          </table:table-cell>
          <table:table-cell table:formula="of:=LN([.B297]*1000)" office:value-type="float" office:value="9.44138859886037" calcext:value-type="float">
            <text:p>9.44138859886037</text:p>
          </table:table-cell>
          <table:table-cell table:number-columns-repeated="7"/>
        </table:table-row>
        <table:table-row table:style-name="ro1">
          <table:table-cell office:value-type="float" office:value="296.039" calcext:value-type="float">
            <text:p>296.039</text:p>
          </table:table-cell>
          <table:table-cell office:value-type="float" office:value="12.5883" calcext:value-type="float">
            <text:p>12.5883</text:p>
          </table:table-cell>
          <table:table-cell table:formula="of:=LN([.B298]*1000)" office:value-type="float" office:value="9.44052309012148" calcext:value-type="float">
            <text:p>9.44052309012148</text:p>
          </table:table-cell>
          <table:table-cell table:number-columns-repeated="7"/>
        </table:table-row>
        <table:table-row table:style-name="ro1">
          <table:table-cell office:value-type="float" office:value="297.038" calcext:value-type="float">
            <text:p>297.038</text:p>
          </table:table-cell>
          <table:table-cell office:value-type="float" office:value="12.5782" calcext:value-type="float">
            <text:p>12.5782</text:p>
          </table:table-cell>
          <table:table-cell table:formula="of:=LN([.B299]*1000)" office:value-type="float" office:value="9.43972043575617" calcext:value-type="float">
            <text:p>9.43972043575617</text:p>
          </table:table-cell>
          <table:table-cell table:number-columns-repeated="7"/>
        </table:table-row>
        <table:table-row table:style-name="ro1">
          <table:table-cell office:value-type="float" office:value="298.039" calcext:value-type="float">
            <text:p>298.039</text:p>
          </table:table-cell>
          <table:table-cell office:value-type="float" office:value="12.5675" calcext:value-type="float">
            <text:p>12.5675</text:p>
          </table:table-cell>
          <table:table-cell table:formula="of:=LN([.B300]*1000)" office:value-type="float" office:value="9.43886939556673" calcext:value-type="float">
            <text:p>9.43886939556673</text:p>
          </table:table-cell>
          <table:table-cell table:number-columns-repeated="7"/>
        </table:table-row>
        <table:table-row table:style-name="ro1">
          <table:table-cell office:value-type="float" office:value="299.038" calcext:value-type="float">
            <text:p>299.038</text:p>
          </table:table-cell>
          <table:table-cell office:value-type="float" office:value="12.557" calcext:value-type="float">
            <text:p>12.557</text:p>
          </table:table-cell>
          <table:table-cell table:formula="of:=LN([.B301]*1000)" office:value-type="float" office:value="9.43803355798896" calcext:value-type="float">
            <text:p>9.43803355798896</text:p>
          </table:table-cell>
          <table:table-cell table:number-columns-repeated="7"/>
        </table:table-row>
        <table:table-row table:style-name="ro1">
          <table:table-cell office:value-type="float" office:value="300.039" calcext:value-type="float">
            <text:p>300.039</text:p>
          </table:table-cell>
          <table:table-cell office:value-type="float" office:value="12.5459" calcext:value-type="float">
            <text:p>12.5459</text:p>
          </table:table-cell>
          <table:table-cell table:formula="of:=LN([.B302]*1000)" office:value-type="float" office:value="9.43714919795698" calcext:value-type="float">
            <text:p>9.43714919795698</text:p>
          </table:table-cell>
          <table:table-cell table:number-columns-repeated="7"/>
        </table:table-row>
        <table:table-row table:style-name="ro1">
          <table:table-cell office:value-type="float" office:value="301.038" calcext:value-type="float">
            <text:p>301.038</text:p>
          </table:table-cell>
          <table:table-cell office:value-type="float" office:value="12.5352" calcext:value-type="float">
            <text:p>12.5352</text:p>
          </table:table-cell>
          <table:table-cell table:formula="of:=LN([.B303]*1000)" office:value-type="float" office:value="9.4362959657902" calcext:value-type="float">
            <text:p>9.4362959657902</text:p>
          </table:table-cell>
          <table:table-cell table:number-columns-repeated="7"/>
        </table:table-row>
        <table:table-row table:style-name="ro1">
          <table:table-cell office:value-type="float" office:value="302.039" calcext:value-type="float">
            <text:p>302.039</text:p>
          </table:table-cell>
          <table:table-cell office:value-type="float" office:value="12.5258" calcext:value-type="float">
            <text:p>12.5258</text:p>
          </table:table-cell>
          <table:table-cell table:formula="of:=LN([.B304]*1000)" office:value-type="float" office:value="9.43554579616881" calcext:value-type="float">
            <text:p>9.43554579616881</text:p>
          </table:table-cell>
          <table:table-cell table:number-columns-repeated="7"/>
        </table:table-row>
        <table:table-row table:style-name="ro1">
          <table:table-cell office:value-type="float" office:value="303.038" calcext:value-type="float">
            <text:p>303.038</text:p>
          </table:table-cell>
          <table:table-cell office:value-type="float" office:value="12.5142" calcext:value-type="float">
            <text:p>12.5142</text:p>
          </table:table-cell>
          <table:table-cell table:formula="of:=LN([.B305]*1000)" office:value-type="float" office:value="9.43461927853064" calcext:value-type="float">
            <text:p>9.43461927853064</text:p>
          </table:table-cell>
          <table:table-cell table:number-columns-repeated="7"/>
        </table:table-row>
        <table:table-row table:style-name="ro1">
          <table:table-cell office:value-type="float" office:value="304.039" calcext:value-type="float">
            <text:p>304.039</text:p>
          </table:table-cell>
          <table:table-cell office:value-type="float" office:value="12.5035" calcext:value-type="float">
            <text:p>12.5035</text:p>
          </table:table-cell>
          <table:table-cell table:formula="of:=LN([.B306]*1000)" office:value-type="float" office:value="9.43376388409771" calcext:value-type="float">
            <text:p>9.43376388409771</text:p>
          </table:table-cell>
          <table:table-cell table:number-columns-repeated="7"/>
        </table:table-row>
        <table:table-row table:style-name="ro1">
          <table:table-cell office:value-type="float" office:value="305.038" calcext:value-type="float">
            <text:p>305.038</text:p>
          </table:table-cell>
          <table:table-cell office:value-type="float" office:value="12.4931" calcext:value-type="float">
            <text:p>12.4931</text:p>
          </table:table-cell>
          <table:table-cell table:formula="of:=LN([.B307]*1000)" office:value-type="float" office:value="9.4329317708823" calcext:value-type="float">
            <text:p>9.4329317708823</text:p>
          </table:table-cell>
          <table:table-cell table:number-columns-repeated="7"/>
        </table:table-row>
        <table:table-row table:style-name="ro1">
          <table:table-cell office:value-type="float" office:value="306.039" calcext:value-type="float">
            <text:p>306.039</text:p>
          </table:table-cell>
          <table:table-cell office:value-type="float" office:value="12.4824" calcext:value-type="float">
            <text:p>12.4824</text:p>
          </table:table-cell>
          <table:table-cell table:formula="of:=LN([.B308]*1000)" office:value-type="float" office:value="9.43207493112697" calcext:value-type="float">
            <text:p>9.43207493112697</text:p>
          </table:table-cell>
          <table:table-cell table:number-columns-repeated="7"/>
        </table:table-row>
        <table:table-row table:style-name="ro1">
          <table:table-cell office:value-type="float" office:value="307.038" calcext:value-type="float">
            <text:p>307.038</text:p>
          </table:table-cell>
          <table:table-cell office:value-type="float" office:value="12.4727" calcext:value-type="float">
            <text:p>12.4727</text:p>
          </table:table-cell>
          <table:table-cell table:formula="of:=LN([.B309]*1000)" office:value-type="float" office:value="9.43129753488424" calcext:value-type="float">
            <text:p>9.43129753488424</text:p>
          </table:table-cell>
          <table:table-cell table:number-columns-repeated="7"/>
        </table:table-row>
        <table:table-row table:style-name="ro1">
          <table:table-cell office:value-type="float" office:value="308.039" calcext:value-type="float">
            <text:p>308.039</text:p>
          </table:table-cell>
          <table:table-cell office:value-type="float" office:value="12.4615" calcext:value-type="float">
            <text:p>12.4615</text:p>
          </table:table-cell>
          <table:table-cell table:formula="of:=LN([.B310]*1000)" office:value-type="float" office:value="9.43039917032847" calcext:value-type="float">
            <text:p>9.43039917032847</text:p>
          </table:table-cell>
          <table:table-cell table:number-columns-repeated="7"/>
        </table:table-row>
        <table:table-row table:style-name="ro1">
          <table:table-cell office:value-type="float" office:value="309.039" calcext:value-type="float">
            <text:p>309.039</text:p>
          </table:table-cell>
          <table:table-cell office:value-type="float" office:value="12.4513" calcext:value-type="float">
            <text:p>12.4513</text:p>
          </table:table-cell>
          <table:table-cell table:formula="of:=LN([.B311]*1000)" office:value-type="float" office:value="9.42958031411239" calcext:value-type="float">
            <text:p>9.42958031411239</text:p>
          </table:table-cell>
          <table:table-cell table:number-columns-repeated="7"/>
        </table:table-row>
        <table:table-row table:style-name="ro1">
          <table:table-cell office:value-type="float" office:value="310.038" calcext:value-type="float">
            <text:p>310.038</text:p>
          </table:table-cell>
          <table:table-cell office:value-type="float" office:value="12.4409" calcext:value-type="float">
            <text:p>12.4409</text:p>
          </table:table-cell>
          <table:table-cell table:formula="of:=LN([.B312]*1000)" office:value-type="float" office:value="9.42874471094311" calcext:value-type="float">
            <text:p>9.42874471094311</text:p>
          </table:table-cell>
          <table:table-cell table:number-columns-repeated="7"/>
        </table:table-row>
        <table:table-row table:style-name="ro1">
          <table:table-cell office:value-type="float" office:value="311.039" calcext:value-type="float">
            <text:p>311.039</text:p>
          </table:table-cell>
          <table:table-cell office:value-type="float" office:value="12.4297" calcext:value-type="float">
            <text:p>12.4297</text:p>
          </table:table-cell>
          <table:table-cell table:formula="of:=LN([.B313]*1000)" office:value-type="float" office:value="9.42784404905662" calcext:value-type="float">
            <text:p>9.42784404905662</text:p>
          </table:table-cell>
          <table:table-cell table:number-columns-repeated="7"/>
        </table:table-row>
        <table:table-row table:style-name="ro1">
          <table:table-cell office:value-type="float" office:value="312.038" calcext:value-type="float">
            <text:p>312.038</text:p>
          </table:table-cell>
          <table:table-cell office:value-type="float" office:value="12.4195" calcext:value-type="float">
            <text:p>12.4195</text:p>
          </table:table-cell>
          <table:table-cell table:formula="of:=LN([.B314]*1000)" office:value-type="float" office:value="9.42702309702816" calcext:value-type="float">
            <text:p>9.42702309702816</text:p>
          </table:table-cell>
          <table:table-cell table:number-columns-repeated="7"/>
        </table:table-row>
        <table:table-row table:style-name="ro1">
          <table:table-cell office:value-type="float" office:value="313.039" calcext:value-type="float">
            <text:p>313.039</text:p>
          </table:table-cell>
          <table:table-cell office:value-type="float" office:value="12.4085" calcext:value-type="float">
            <text:p>12.4085</text:p>
          </table:table-cell>
          <table:table-cell table:formula="of:=LN([.B315]*1000)" office:value-type="float" office:value="9.42613700062734" calcext:value-type="float">
            <text:p>9.42613700062734</text:p>
          </table:table-cell>
          <table:table-cell table:number-columns-repeated="7"/>
        </table:table-row>
        <table:table-row table:style-name="ro1">
          <table:table-cell office:value-type="float" office:value="314.038" calcext:value-type="float">
            <text:p>314.038</text:p>
          </table:table-cell>
          <table:table-cell office:value-type="float" office:value="12.3987" calcext:value-type="float">
            <text:p>12.3987</text:p>
          </table:table-cell>
          <table:table-cell table:formula="of:=LN([.B316]*1000)" office:value-type="float" office:value="9.42534690738749" calcext:value-type="float">
            <text:p>9.42534690738749</text:p>
          </table:table-cell>
          <table:table-cell table:number-columns-repeated="7"/>
        </table:table-row>
        <table:table-row table:style-name="ro1">
          <table:table-cell office:value-type="float" office:value="315.039" calcext:value-type="float">
            <text:p>315.039</text:p>
          </table:table-cell>
          <table:table-cell office:value-type="float" office:value="12.3876" calcext:value-type="float">
            <text:p>12.3876</text:p>
          </table:table-cell>
          <table:table-cell table:formula="of:=LN([.B317]*1000)" office:value-type="float" office:value="9.42445125125954" calcext:value-type="float">
            <text:p>9.42445125125954</text:p>
          </table:table-cell>
          <table:table-cell table:number-columns-repeated="7"/>
        </table:table-row>
        <table:table-row table:style-name="ro1">
          <table:table-cell office:value-type="float" office:value="316.038" calcext:value-type="float">
            <text:p>316.038</text:p>
          </table:table-cell>
          <table:table-cell office:value-type="float" office:value="12.378" calcext:value-type="float">
            <text:p>12.378</text:p>
          </table:table-cell>
          <table:table-cell table:formula="of:=LN([.B318]*1000)" office:value-type="float" office:value="9.42367598229931" calcext:value-type="float">
            <text:p>9.42367598229931</text:p>
          </table:table-cell>
          <table:table-cell table:number-columns-repeated="7"/>
        </table:table-row>
        <table:table-row table:style-name="ro1">
          <table:table-cell office:value-type="float" office:value="317.039" calcext:value-type="float">
            <text:p>317.039</text:p>
          </table:table-cell>
          <table:table-cell office:value-type="float" office:value="12.3674" calcext:value-type="float">
            <text:p>12.3674</text:p>
          </table:table-cell>
          <table:table-cell table:formula="of:=LN([.B319]*1000)" office:value-type="float" office:value="9.42281925736066" calcext:value-type="float">
            <text:p>9.42281925736066</text:p>
          </table:table-cell>
          <table:table-cell table:number-columns-repeated="7"/>
        </table:table-row>
        <table:table-row table:style-name="ro1">
          <table:table-cell office:value-type="float" office:value="318.039" calcext:value-type="float">
            <text:p>318.039</text:p>
          </table:table-cell>
          <table:table-cell office:value-type="float" office:value="12.3567" calcext:value-type="float">
            <text:p>12.3567</text:p>
          </table:table-cell>
          <table:table-cell table:formula="of:=LN([.B320]*1000)" office:value-type="float" office:value="9.42195370507217" calcext:value-type="float">
            <text:p>9.42195370507217</text:p>
          </table:table-cell>
          <table:table-cell table:number-columns-repeated="7"/>
        </table:table-row>
        <table:table-row table:style-name="ro1">
          <table:table-cell office:value-type="float" office:value="319.038" calcext:value-type="float">
            <text:p>319.038</text:p>
          </table:table-cell>
          <table:table-cell office:value-type="float" office:value="12.3468" calcext:value-type="float">
            <text:p>12.3468</text:p>
          </table:table-cell>
          <table:table-cell table:formula="of:=LN([.B321]*1000)" office:value-type="float" office:value="9.42115219916976" calcext:value-type="float">
            <text:p>9.42115219916976</text:p>
          </table:table-cell>
          <table:table-cell table:number-columns-repeated="7"/>
        </table:table-row>
        <table:table-row table:style-name="ro1">
          <table:table-cell office:value-type="float" office:value="320.038" calcext:value-type="float">
            <text:p>320.038</text:p>
          </table:table-cell>
          <table:table-cell office:value-type="float" office:value="12.3367" calcext:value-type="float">
            <text:p>12.3367</text:p>
          </table:table-cell>
          <table:table-cell table:formula="of:=LN([.B322]*1000)" office:value-type="float" office:value="9.42033383868088" calcext:value-type="float">
            <text:p>9.42033383868088</text:p>
          </table:table-cell>
          <table:table-cell table:number-columns-repeated="7"/>
        </table:table-row>
        <table:table-row table:style-name="ro1">
          <table:table-cell office:value-type="float" office:value="321.039" calcext:value-type="float">
            <text:p>321.039</text:p>
          </table:table-cell>
          <table:table-cell office:value-type="float" office:value="12.3268" calcext:value-type="float">
            <text:p>12.3268</text:p>
          </table:table-cell>
          <table:table-cell table:formula="of:=LN([.B323]*1000)" office:value-type="float" office:value="9.41953103287216" calcext:value-type="float">
            <text:p>9.41953103287216</text:p>
          </table:table-cell>
          <table:table-cell table:number-columns-repeated="7"/>
        </table:table-row>
        <table:table-row table:style-name="ro1">
          <table:table-cell office:value-type="float" office:value="322.039" calcext:value-type="float">
            <text:p>322.039</text:p>
          </table:table-cell>
          <table:table-cell office:value-type="float" office:value="12.3163" calcext:value-type="float">
            <text:p>12.3163</text:p>
          </table:table-cell>
          <table:table-cell table:formula="of:=LN([.B324]*1000)" office:value-type="float" office:value="9.4186788673057" calcext:value-type="float">
            <text:p>9.4186788673057</text:p>
          </table:table-cell>
          <table:table-cell table:number-columns-repeated="7"/>
        </table:table-row>
        <table:table-row table:style-name="ro1">
          <table:table-cell office:value-type="float" office:value="323.039" calcext:value-type="float">
            <text:p>323.039</text:p>
          </table:table-cell>
          <table:table-cell office:value-type="float" office:value="12.3054" calcext:value-type="float">
            <text:p>12.3054</text:p>
          </table:table-cell>
          <table:table-cell table:formula="of:=LN([.B325]*1000)" office:value-type="float" office:value="9.41779346940774" calcext:value-type="float">
            <text:p>9.41779346940774</text:p>
          </table:table-cell>
          <table:table-cell table:number-columns-repeated="7"/>
        </table:table-row>
        <table:table-row table:style-name="ro1">
          <table:table-cell office:value-type="float" office:value="324.039" calcext:value-type="float">
            <text:p>324.039</text:p>
          </table:table-cell>
          <table:table-cell office:value-type="float" office:value="12.2948" calcext:value-type="float">
            <text:p>12.2948</text:p>
          </table:table-cell>
          <table:table-cell table:formula="of:=LN([.B326]*1000)" office:value-type="float" office:value="9.41693168774288" calcext:value-type="float">
            <text:p>9.41693168774288</text:p>
          </table:table-cell>
          <table:table-cell table:number-columns-repeated="7"/>
        </table:table-row>
        <table:table-row table:style-name="ro1">
          <table:table-cell office:value-type="float" office:value="325.039" calcext:value-type="float">
            <text:p>325.039</text:p>
          </table:table-cell>
          <table:table-cell office:value-type="float" office:value="12.2857" calcext:value-type="float">
            <text:p>12.2857</text:p>
          </table:table-cell>
          <table:table-cell table:formula="of:=LN([.B327]*1000)" office:value-type="float" office:value="9.41619126338896" calcext:value-type="float">
            <text:p>9.41619126338896</text:p>
          </table:table-cell>
          <table:table-cell table:number-columns-repeated="7"/>
        </table:table-row>
        <table:table-row table:style-name="ro1">
          <table:table-cell office:value-type="float" office:value="326.039" calcext:value-type="float">
            <text:p>326.039</text:p>
          </table:table-cell>
          <table:table-cell office:value-type="float" office:value="12.274" calcext:value-type="float">
            <text:p>12.274</text:p>
          </table:table-cell>
          <table:table-cell table:formula="of:=LN([.B328]*1000)" office:value-type="float" office:value="9.41523848294904" calcext:value-type="float">
            <text:p>9.41523848294904</text:p>
          </table:table-cell>
          <table:table-cell table:number-columns-repeated="7"/>
        </table:table-row>
        <table:table-row table:style-name="ro1">
          <table:table-cell office:value-type="float" office:value="327.038" calcext:value-type="float">
            <text:p>327.038</text:p>
          </table:table-cell>
          <table:table-cell office:value-type="float" office:value="12.264" calcext:value-type="float">
            <text:p>12.264</text:p>
          </table:table-cell>
          <table:table-cell table:formula="of:=LN([.B329]*1000)" office:value-type="float" office:value="9.41442342055165" calcext:value-type="float">
            <text:p>9.41442342055165</text:p>
          </table:table-cell>
          <table:table-cell table:number-columns-repeated="7"/>
        </table:table-row>
        <table:table-row table:style-name="ro1">
          <table:table-cell office:value-type="float" office:value="328.039" calcext:value-type="float">
            <text:p>328.039</text:p>
          </table:table-cell>
          <table:table-cell office:value-type="float" office:value="12.2542" calcext:value-type="float">
            <text:p>12.2542</text:p>
          </table:table-cell>
          <table:table-cell table:formula="of:=LN([.B330]*1000)" office:value-type="float" office:value="9.41362401435365" calcext:value-type="float">
            <text:p>9.41362401435365</text:p>
          </table:table-cell>
          <table:table-cell table:number-columns-repeated="7"/>
        </table:table-row>
        <table:table-row table:style-name="ro1">
          <table:table-cell office:value-type="float" office:value="329.038" calcext:value-type="float">
            <text:p>329.038</text:p>
          </table:table-cell>
          <table:table-cell office:value-type="float" office:value="12.2445" calcext:value-type="float">
            <text:p>12.2445</text:p>
          </table:table-cell>
          <table:table-cell table:formula="of:=LN([.B331]*1000)" office:value-type="float" office:value="9.41283213555952" calcext:value-type="float">
            <text:p>9.41283213555952</text:p>
          </table:table-cell>
          <table:table-cell table:number-columns-repeated="7"/>
        </table:table-row>
        <table:table-row table:style-name="ro1">
          <table:table-cell office:value-type="float" office:value="330.039" calcext:value-type="float">
            <text:p>330.039</text:p>
          </table:table-cell>
          <table:table-cell office:value-type="float" office:value="12.2342" calcext:value-type="float">
            <text:p>12.2342</text:p>
          </table:table-cell>
          <table:table-cell table:formula="of:=LN([.B332]*1000)" office:value-type="float" office:value="9.41199058755183" calcext:value-type="float">
            <text:p>9.41199058755183</text:p>
          </table:table-cell>
          <table:table-cell table:number-columns-repeated="7"/>
        </table:table-row>
        <table:table-row table:style-name="ro1">
          <table:table-cell office:value-type="float" office:value="331.038" calcext:value-type="float">
            <text:p>331.038</text:p>
          </table:table-cell>
          <table:table-cell office:value-type="float" office:value="12.2228" calcext:value-type="float">
            <text:p>12.2228</text:p>
          </table:table-cell>
          <table:table-cell table:formula="of:=LN([.B333]*1000)" office:value-type="float" office:value="9.41105833904829" calcext:value-type="float">
            <text:p>9.41105833904829</text:p>
          </table:table-cell>
          <table:table-cell table:number-columns-repeated="7"/>
        </table:table-row>
        <table:table-row table:style-name="ro1">
          <table:table-cell office:value-type="float" office:value="332.039" calcext:value-type="float">
            <text:p>332.039</text:p>
          </table:table-cell>
          <table:table-cell office:value-type="float" office:value="12.213" calcext:value-type="float">
            <text:p>12.213</text:p>
          </table:table-cell>
          <table:table-cell table:formula="of:=LN([.B334]*1000)" office:value-type="float" office:value="9.41025623717109" calcext:value-type="float">
            <text:p>9.41025623717109</text:p>
          </table:table-cell>
          <table:table-cell table:number-columns-repeated="7"/>
        </table:table-row>
        <table:table-row table:style-name="ro1">
          <table:table-cell office:value-type="float" office:value="333.038" calcext:value-type="float">
            <text:p>333.038</text:p>
          </table:table-cell>
          <table:table-cell office:value-type="float" office:value="12.2022" calcext:value-type="float">
            <text:p>12.2022</text:p>
          </table:table-cell>
          <table:table-cell table:formula="of:=LN([.B335]*1000)" office:value-type="float" office:value="9.40937154233309" calcext:value-type="float">
            <text:p>9.40937154233309</text:p>
          </table:table-cell>
          <table:table-cell table:number-columns-repeated="7"/>
        </table:table-row>
        <table:table-row table:style-name="ro1">
          <table:table-cell office:value-type="float" office:value="334.039" calcext:value-type="float">
            <text:p>334.039</text:p>
          </table:table-cell>
          <table:table-cell office:value-type="float" office:value="12.1922" calcext:value-type="float">
            <text:p>12.1922</text:p>
          </table:table-cell>
          <table:table-cell table:formula="of:=LN([.B336]*1000)" office:value-type="float" office:value="9.40855168199136" calcext:value-type="float">
            <text:p>9.40855168199136</text:p>
          </table:table-cell>
          <table:table-cell table:number-columns-repeated="7"/>
        </table:table-row>
        <table:table-row table:style-name="ro1">
          <table:table-cell office:value-type="float" office:value="335.039" calcext:value-type="float">
            <text:p>335.039</text:p>
          </table:table-cell>
          <table:table-cell office:value-type="float" office:value="12.1813" calcext:value-type="float">
            <text:p>12.1813</text:p>
          </table:table-cell>
          <table:table-cell table:formula="of:=LN([.B337]*1000)" office:value-type="float" office:value="9.40765726791651" calcext:value-type="float">
            <text:p>9.40765726791651</text:p>
          </table:table-cell>
          <table:table-cell table:number-columns-repeated="7"/>
        </table:table-row>
        <table:table-row table:style-name="ro1">
          <table:table-cell office:value-type="float" office:value="336.039" calcext:value-type="float">
            <text:p>336.039</text:p>
          </table:table-cell>
          <table:table-cell office:value-type="float" office:value="12.17" calcext:value-type="float">
            <text:p>12.17</text:p>
          </table:table-cell>
          <table:table-cell table:formula="of:=LN([.B338]*1000)" office:value-type="float" office:value="9.40672918598157" calcext:value-type="float">
            <text:p>9.40672918598157</text:p>
          </table:table-cell>
          <table:table-cell table:number-columns-repeated="7"/>
        </table:table-row>
        <table:table-row table:style-name="ro1">
          <table:table-cell office:value-type="float" office:value="337.039" calcext:value-type="float">
            <text:p>337.039</text:p>
          </table:table-cell>
          <table:table-cell office:value-type="float" office:value="12.1605" calcext:value-type="float">
            <text:p>12.1605</text:p>
          </table:table-cell>
          <table:table-cell table:formula="of:=LN([.B339]*1000)" office:value-type="float" office:value="9.40594827309587" calcext:value-type="float">
            <text:p>9.40594827309587</text:p>
          </table:table-cell>
          <table:table-cell table:number-columns-repeated="7"/>
        </table:table-row>
        <table:table-row table:style-name="ro1">
          <table:table-cell office:value-type="float" office:value="338.038" calcext:value-type="float">
            <text:p>338.038</text:p>
          </table:table-cell>
          <table:table-cell office:value-type="float" office:value="12.1495" calcext:value-type="float">
            <text:p>12.1495</text:p>
          </table:table-cell>
          <table:table-cell table:formula="of:=LN([.B340]*1000)" office:value-type="float" office:value="9.40504329565854" calcext:value-type="float">
            <text:p>9.40504329565854</text:p>
          </table:table-cell>
          <table:table-cell table:number-columns-repeated="7"/>
        </table:table-row>
        <table:table-row table:style-name="ro1">
          <table:table-cell office:value-type="float" office:value="339.039" calcext:value-type="float">
            <text:p>339.039</text:p>
          </table:table-cell>
          <table:table-cell office:value-type="float" office:value="12.1385" calcext:value-type="float">
            <text:p>12.1385</text:p>
          </table:table-cell>
          <table:table-cell table:formula="of:=LN([.B341]*1000)" office:value-type="float" office:value="9.40413749849516" calcext:value-type="float">
            <text:p>9.40413749849516</text:p>
          </table:table-cell>
          <table:table-cell table:number-columns-repeated="7"/>
        </table:table-row>
        <table:table-row table:style-name="ro1">
          <table:table-cell office:value-type="float" office:value="340.039" calcext:value-type="float">
            <text:p>340.039</text:p>
          </table:table-cell>
          <table:table-cell office:value-type="float" office:value="12.1281" calcext:value-type="float">
            <text:p>12.1281</text:p>
          </table:table-cell>
          <table:table-cell table:formula="of:=LN([.B342]*1000)" office:value-type="float" office:value="9.40328035323075" calcext:value-type="float">
            <text:p>9.40328035323075</text:p>
          </table:table-cell>
          <table:table-cell table:number-columns-repeated="7"/>
        </table:table-row>
        <table:table-row table:style-name="ro1">
          <table:table-cell office:value-type="float" office:value="341.039" calcext:value-type="float">
            <text:p>341.039</text:p>
          </table:table-cell>
          <table:table-cell office:value-type="float" office:value="12.1177" calcext:value-type="float">
            <text:p>12.1177</text:p>
          </table:table-cell>
          <table:table-cell table:formula="of:=LN([.B343]*1000)" office:value-type="float" office:value="9.402422472638" calcext:value-type="float">
            <text:p>9.402422472638</text:p>
          </table:table-cell>
          <table:table-cell table:number-columns-repeated="7"/>
        </table:table-row>
        <table:table-row table:style-name="ro1">
          <table:table-cell office:value-type="float" office:value="342.038" calcext:value-type="float">
            <text:p>342.038</text:p>
          </table:table-cell>
          <table:table-cell office:value-type="float" office:value="12.1071" calcext:value-type="float">
            <text:p>12.1071</text:p>
          </table:table-cell>
          <table:table-cell table:formula="of:=LN([.B344]*1000)" office:value-type="float" office:value="9.40154733635811" calcext:value-type="float">
            <text:p>9.40154733635811</text:p>
          </table:table-cell>
          <table:table-cell table:number-columns-repeated="7"/>
        </table:table-row>
        <table:table-row table:style-name="ro1">
          <table:table-cell office:value-type="float" office:value="343.039" calcext:value-type="float">
            <text:p>343.039</text:p>
          </table:table-cell>
          <table:table-cell office:value-type="float" office:value="12.0969" calcext:value-type="float">
            <text:p>12.0969</text:p>
          </table:table-cell>
          <table:table-cell table:formula="of:=LN([.B345]*1000)" office:value-type="float" office:value="9.40070450041332" calcext:value-type="float">
            <text:p>9.40070450041332</text:p>
          </table:table-cell>
          <table:table-cell table:number-columns-repeated="7"/>
        </table:table-row>
        <table:table-row table:style-name="ro1">
          <table:table-cell office:value-type="float" office:value="344.039" calcext:value-type="float">
            <text:p>344.039</text:p>
          </table:table-cell>
          <table:table-cell office:value-type="float" office:value="12.0866" calcext:value-type="float">
            <text:p>12.0866</text:p>
          </table:table-cell>
          <table:table-cell table:formula="of:=LN([.B346]*1000)" office:value-type="float" office:value="9.39985267990572" calcext:value-type="float">
            <text:p>9.39985267990572</text:p>
          </table:table-cell>
          <table:table-cell table:number-columns-repeated="7"/>
        </table:table-row>
        <table:table-row table:style-name="ro1">
          <table:table-cell office:value-type="float" office:value="345.039" calcext:value-type="float">
            <text:p>345.039</text:p>
          </table:table-cell>
          <table:table-cell office:value-type="float" office:value="12.0749" calcext:value-type="float">
            <text:p>12.0749</text:p>
          </table:table-cell>
          <table:table-cell table:formula="of:=LN([.B347]*1000)" office:value-type="float" office:value="9.39888419691298" calcext:value-type="float">
            <text:p>9.39888419691298</text:p>
          </table:table-cell>
          <table:table-cell table:number-columns-repeated="7"/>
        </table:table-row>
        <table:table-row table:style-name="ro1">
          <table:table-cell office:value-type="float" office:value="346.038" calcext:value-type="float">
            <text:p>346.038</text:p>
          </table:table-cell>
          <table:table-cell office:value-type="float" office:value="12.0646" calcext:value-type="float">
            <text:p>12.0646</text:p>
          </table:table-cell>
          <table:table-cell table:formula="of:=LN([.B348]*1000)" office:value-type="float" office:value="9.39803082375902" calcext:value-type="float">
            <text:p>9.39803082375902</text:p>
          </table:table-cell>
          <table:table-cell table:number-columns-repeated="7"/>
        </table:table-row>
        <table:table-row table:style-name="ro1">
          <table:table-cell office:value-type="float" office:value="347.039" calcext:value-type="float">
            <text:p>347.039</text:p>
          </table:table-cell>
          <table:table-cell office:value-type="float" office:value="12.0553" calcext:value-type="float">
            <text:p>12.0553</text:p>
          </table:table-cell>
          <table:table-cell table:formula="of:=LN([.B349]*1000)" office:value-type="float" office:value="9.39725967624507" calcext:value-type="float">
            <text:p>9.39725967624507</text:p>
          </table:table-cell>
          <table:table-cell table:number-columns-repeated="7"/>
        </table:table-row>
        <table:table-row table:style-name="ro1">
          <table:table-cell office:value-type="float" office:value="348.038" calcext:value-type="float">
            <text:p>348.038</text:p>
          </table:table-cell>
          <table:table-cell office:value-type="float" office:value="12.0449" calcext:value-type="float">
            <text:p>12.0449</text:p>
          </table:table-cell>
          <table:table-cell table:formula="of:=LN([.B350]*1000)" office:value-type="float" office:value="9.39639661281443" calcext:value-type="float">
            <text:p>9.39639661281443</text:p>
          </table:table-cell>
          <table:table-cell table:number-columns-repeated="7"/>
        </table:table-row>
        <table:table-row table:style-name="ro1">
          <table:table-cell office:value-type="float" office:value="349.039" calcext:value-type="float">
            <text:p>349.039</text:p>
          </table:table-cell>
          <table:table-cell office:value-type="float" office:value="12.0346" calcext:value-type="float">
            <text:p>12.0346</text:p>
          </table:table-cell>
          <table:table-cell table:formula="of:=LN([.B351]*1000)" office:value-type="float" office:value="9.39554111327098" calcext:value-type="float">
            <text:p>9.39554111327098</text:p>
          </table:table-cell>
          <table:table-cell table:number-columns-repeated="7"/>
        </table:table-row>
        <table:table-row table:style-name="ro1">
          <table:table-cell office:value-type="float" office:value="350.038" calcext:value-type="float">
            <text:p>350.038</text:p>
          </table:table-cell>
          <table:table-cell office:value-type="float" office:value="12.0242" calcext:value-type="float">
            <text:p>12.0242</text:p>
          </table:table-cell>
          <table:table-cell table:formula="of:=LN([.B352]*1000)" office:value-type="float" office:value="9.39467656469434" calcext:value-type="float">
            <text:p>9.39467656469434</text:p>
          </table:table-cell>
          <table:table-cell table:number-columns-repeated="7"/>
        </table:table-row>
        <table:table-row table:style-name="ro1">
          <table:table-cell office:value-type="float" office:value="351.039" calcext:value-type="float">
            <text:p>351.039</text:p>
          </table:table-cell>
          <table:table-cell office:value-type="float" office:value="12.0134" calcext:value-type="float">
            <text:p>12.0134</text:p>
          </table:table-cell>
          <table:table-cell table:formula="of:=LN([.B353]*1000)" office:value-type="float" office:value="9.39377797242833" calcext:value-type="float">
            <text:p>9.39377797242833</text:p>
          </table:table-cell>
          <table:table-cell table:number-columns-repeated="7"/>
        </table:table-row>
        <table:table-row table:style-name="ro1">
          <table:table-cell office:value-type="float" office:value="352.038" calcext:value-type="float">
            <text:p>352.038</text:p>
          </table:table-cell>
          <table:table-cell office:value-type="float" office:value="12.0032" calcext:value-type="float">
            <text:p>12.0032</text:p>
          </table:table-cell>
          <table:table-cell table:formula="of:=LN([.B354]*1000)" office:value-type="float" office:value="9.39292855988757" calcext:value-type="float">
            <text:p>9.39292855988757</text:p>
          </table:table-cell>
          <table:table-cell table:number-columns-repeated="7"/>
        </table:table-row>
        <table:table-row table:style-name="ro1">
          <table:table-cell office:value-type="float" office:value="353.039" calcext:value-type="float">
            <text:p>353.039</text:p>
          </table:table-cell>
          <table:table-cell office:value-type="float" office:value="11.9936" calcext:value-type="float">
            <text:p>11.9936</text:p>
          </table:table-cell>
          <table:table-cell table:formula="of:=LN([.B355]*1000)" office:value-type="float" office:value="9.39212845316399" calcext:value-type="float">
            <text:p>9.39212845316399</text:p>
          </table:table-cell>
          <table:table-cell table:number-columns-repeated="7"/>
        </table:table-row>
        <table:table-row table:style-name="ro1">
          <table:table-cell office:value-type="float" office:value="354.038" calcext:value-type="float">
            <text:p>354.038</text:p>
          </table:table-cell>
          <table:table-cell office:value-type="float" office:value="11.9825" calcext:value-type="float">
            <text:p>11.9825</text:p>
          </table:table-cell>
          <table:table-cell table:formula="of:=LN([.B356]*1000)" office:value-type="float" office:value="9.39120253103379" calcext:value-type="float">
            <text:p>9.39120253103379</text:p>
          </table:table-cell>
          <table:table-cell table:number-columns-repeated="7"/>
        </table:table-row>
        <table:table-row table:style-name="ro1">
          <table:table-cell office:value-type="float" office:value="355.038" calcext:value-type="float">
            <text:p>355.038</text:p>
          </table:table-cell>
          <table:table-cell office:value-type="float" office:value="11.9731" calcext:value-type="float">
            <text:p>11.9731</text:p>
          </table:table-cell>
          <table:table-cell table:formula="of:=LN([.B357]*1000)" office:value-type="float" office:value="9.39041774580758" calcext:value-type="float">
            <text:p>9.39041774580758</text:p>
          </table:table-cell>
          <table:table-cell table:number-columns-repeated="7"/>
        </table:table-row>
        <table:table-row table:style-name="ro1">
          <table:table-cell office:value-type="float" office:value="356.039" calcext:value-type="float">
            <text:p>356.039</text:p>
          </table:table-cell>
          <table:table-cell office:value-type="float" office:value="11.9634" calcext:value-type="float">
            <text:p>11.9634</text:p>
          </table:table-cell>
          <table:table-cell table:formula="of:=LN([.B358]*1000)" office:value-type="float" office:value="9.38960726804091" calcext:value-type="float">
            <text:p>9.38960726804091</text:p>
          </table:table-cell>
          <table:table-cell table:number-columns-repeated="7"/>
        </table:table-row>
        <table:table-row table:style-name="ro1">
          <table:table-cell office:value-type="float" office:value="357.038" calcext:value-type="float">
            <text:p>357.038</text:p>
          </table:table-cell>
          <table:table-cell office:value-type="float" office:value="11.9521" calcext:value-type="float">
            <text:p>11.9521</text:p>
          </table:table-cell>
          <table:table-cell table:formula="of:=LN([.B359]*1000)" office:value-type="float" office:value="9.38866227413813" calcext:value-type="float">
            <text:p>9.38866227413813</text:p>
          </table:table-cell>
          <table:table-cell table:number-columns-repeated="7"/>
        </table:table-row>
        <table:table-row table:style-name="ro1">
          <table:table-cell office:value-type="float" office:value="358.039" calcext:value-type="float">
            <text:p>358.039</text:p>
          </table:table-cell>
          <table:table-cell office:value-type="float" office:value="11.9424" calcext:value-type="float">
            <text:p>11.9424</text:p>
          </table:table-cell>
          <table:table-cell table:formula="of:=LN([.B360]*1000)" office:value-type="float" office:value="9.38785037177292" calcext:value-type="float">
            <text:p>9.38785037177292</text:p>
          </table:table-cell>
          <table:table-cell table:number-columns-repeated="7"/>
        </table:table-row>
        <table:table-row table:style-name="ro1">
          <table:table-cell office:value-type="float" office:value="359.038" calcext:value-type="float">
            <text:p>359.038</text:p>
          </table:table-cell>
          <table:table-cell office:value-type="float" office:value="11.9323" calcext:value-type="float">
            <text:p>11.9323</text:p>
          </table:table-cell>
          <table:table-cell table:formula="of:=LN([.B361]*1000)" office:value-type="float" office:value="9.38700428779259" calcext:value-type="float">
            <text:p>9.38700428779259</text:p>
          </table:table-cell>
          <table:table-cell table:number-columns-repeated="7"/>
        </table:table-row>
        <table:table-row table:style-name="ro1">
          <table:table-cell office:value-type="float" office:value="360.039" calcext:value-type="float">
            <text:p>360.039</text:p>
          </table:table-cell>
          <table:table-cell office:value-type="float" office:value="11.922" calcext:value-type="float">
            <text:p>11.922</text:p>
          </table:table-cell>
          <table:table-cell table:formula="of:=LN([.B362]*1000)" office:value-type="float" office:value="9.38614071177987" calcext:value-type="float">
            <text:p>9.38614071177987</text:p>
          </table:table-cell>
          <table:table-cell table:number-columns-repeated="7"/>
        </table:table-row>
        <table:table-row table:style-name="ro1">
          <table:table-cell office:value-type="float" office:value="361.038" calcext:value-type="float">
            <text:p>361.038</text:p>
          </table:table-cell>
          <table:table-cell office:value-type="float" office:value="11.9133" calcext:value-type="float">
            <text:p>11.9133</text:p>
          </table:table-cell>
          <table:table-cell table:formula="of:=LN([.B363]*1000)" office:value-type="float" office:value="9.38541070205594" calcext:value-type="float">
            <text:p>9.38541070205594</text:p>
          </table:table-cell>
          <table:table-cell table:number-columns-repeated="7"/>
        </table:table-row>
        <table:table-row table:style-name="ro1">
          <table:table-cell office:value-type="float" office:value="362.039" calcext:value-type="float">
            <text:p>362.039</text:p>
          </table:table-cell>
          <table:table-cell office:value-type="float" office:value="11.9021" calcext:value-type="float">
            <text:p>11.9021</text:p>
          </table:table-cell>
          <table:table-cell table:formula="of:=LN([.B364]*1000)" office:value-type="float" office:value="9.38447013411875" calcext:value-type="float">
            <text:p>9.38447013411875</text:p>
          </table:table-cell>
          <table:table-cell table:number-columns-repeated="7"/>
        </table:table-row>
        <table:table-row table:style-name="ro1">
          <table:table-cell office:value-type="float" office:value="363.038" calcext:value-type="float">
            <text:p>363.038</text:p>
          </table:table-cell>
          <table:table-cell office:value-type="float" office:value="11.8916" calcext:value-type="float">
            <text:p>11.8916</text:p>
          </table:table-cell>
          <table:table-cell table:formula="of:=LN([.B365]*1000)" office:value-type="float" office:value="9.38358754749443" calcext:value-type="float">
            <text:p>9.38358754749443</text:p>
          </table:table-cell>
          <table:table-cell table:number-columns-repeated="7"/>
        </table:table-row>
        <table:table-row table:style-name="ro1">
          <table:table-cell office:value-type="float" office:value="364.039" calcext:value-type="float">
            <text:p>364.039</text:p>
          </table:table-cell>
          <table:table-cell office:value-type="float" office:value="11.8826" calcext:value-type="float">
            <text:p>11.8826</text:p>
          </table:table-cell>
          <table:table-cell table:formula="of:=LN([.B366]*1000)" office:value-type="float" office:value="9.38283042419018" calcext:value-type="float">
            <text:p>9.38283042419018</text:p>
          </table:table-cell>
          <table:table-cell table:number-columns-repeated="7"/>
        </table:table-row>
        <table:table-row table:style-name="ro1">
          <table:table-cell office:value-type="float" office:value="365.038" calcext:value-type="float">
            <text:p>365.038</text:p>
          </table:table-cell>
          <table:table-cell office:value-type="float" office:value="11.8717" calcext:value-type="float">
            <text:p>11.8717</text:p>
          </table:table-cell>
          <table:table-cell table:formula="of:=LN([.B367]*1000)" office:value-type="float" office:value="9.3819126955461" calcext:value-type="float">
            <text:p>9.3819126955461</text:p>
          </table:table-cell>
          <table:table-cell table:number-columns-repeated="7"/>
        </table:table-row>
        <table:table-row table:style-name="ro1">
          <table:table-cell office:value-type="float" office:value="366.039" calcext:value-type="float">
            <text:p>366.039</text:p>
          </table:table-cell>
          <table:table-cell office:value-type="float" office:value="11.863" calcext:value-type="float">
            <text:p>11.863</text:p>
          </table:table-cell>
          <table:table-cell table:formula="of:=LN([.B368]*1000)" office:value-type="float" office:value="9.3811795916611" calcext:value-type="float">
            <text:p>9.3811795916611</text:p>
          </table:table-cell>
          <table:table-cell table:number-columns-repeated="7"/>
        </table:table-row>
        <table:table-row table:style-name="ro1">
          <table:table-cell office:value-type="float" office:value="367.039" calcext:value-type="float">
            <text:p>367.039</text:p>
          </table:table-cell>
          <table:table-cell office:value-type="float" office:value="11.8527" calcext:value-type="float">
            <text:p>11.8527</text:p>
          </table:table-cell>
          <table:table-cell table:formula="of:=LN([.B369]*1000)" office:value-type="float" office:value="9.38031096871111" calcext:value-type="float">
            <text:p>9.38031096871111</text:p>
          </table:table-cell>
          <table:table-cell table:number-columns-repeated="7"/>
        </table:table-row>
        <table:table-row table:style-name="ro1">
          <table:table-cell office:value-type="float" office:value="368.039" calcext:value-type="float">
            <text:p>368.039</text:p>
          </table:table-cell>
          <table:table-cell office:value-type="float" office:value="11.8422" calcext:value-type="float">
            <text:p>11.8422</text:p>
          </table:table-cell>
          <table:table-cell table:formula="of:=LN([.B370]*1000)" office:value-type="float" office:value="9.37942470198812" calcext:value-type="float">
            <text:p>9.37942470198812</text:p>
          </table:table-cell>
          <table:table-cell table:number-columns-repeated="7"/>
        </table:table-row>
        <table:table-row table:style-name="ro1">
          <table:table-cell office:value-type="float" office:value="369.038" calcext:value-type="float">
            <text:p>369.038</text:p>
          </table:table-cell>
          <table:table-cell office:value-type="float" office:value="11.8326" calcext:value-type="float">
            <text:p>11.8326</text:p>
          </table:table-cell>
          <table:table-cell table:formula="of:=LN([.B371]*1000)" office:value-type="float" office:value="9.37861371304408" calcext:value-type="float">
            <text:p>9.37861371304408</text:p>
          </table:table-cell>
          <table:table-cell table:number-columns-repeated="7"/>
        </table:table-row>
        <table:table-row table:style-name="ro1">
          <table:table-cell office:value-type="float" office:value="370.039" calcext:value-type="float">
            <text:p>370.039</text:p>
          </table:table-cell>
          <table:table-cell office:value-type="float" office:value="11.8216" calcext:value-type="float">
            <text:p>11.8216</text:p>
          </table:table-cell>
          <table:table-cell table:formula="of:=LN([.B372]*1000)" office:value-type="float" office:value="9.37768364558943" calcext:value-type="float">
            <text:p>9.37768364558943</text:p>
          </table:table-cell>
          <table:table-cell table:number-columns-repeated="7"/>
        </table:table-row>
        <table:table-row table:style-name="ro1">
          <table:table-cell office:value-type="float" office:value="371.038" calcext:value-type="float">
            <text:p>371.038</text:p>
          </table:table-cell>
          <table:table-cell office:value-type="float" office:value="11.8125" calcext:value-type="float">
            <text:p>11.8125</text:p>
          </table:table-cell>
          <table:table-cell table:formula="of:=LN([.B373]*1000)" office:value-type="float" office:value="9.376913571802" calcext:value-type="float">
            <text:p>9.376913571802</text:p>
          </table:table-cell>
          <table:table-cell table:number-columns-repeated="7"/>
        </table:table-row>
        <table:table-row table:style-name="ro1">
          <table:table-cell office:value-type="float" office:value="372.039" calcext:value-type="float">
            <text:p>372.039</text:p>
          </table:table-cell>
          <table:table-cell office:value-type="float" office:value="11.802" calcext:value-type="float">
            <text:p>11.802</text:p>
          </table:table-cell>
          <table:table-cell table:formula="of:=LN([.B374]*1000)" office:value-type="float" office:value="9.37602428761711" calcext:value-type="float">
            <text:p>9.37602428761711</text:p>
          </table:table-cell>
          <table:table-cell table:number-columns-repeated="7"/>
        </table:table-row>
        <table:table-row table:style-name="ro1">
          <table:table-cell office:value-type="float" office:value="373.039" calcext:value-type="float">
            <text:p>373.039</text:p>
          </table:table-cell>
          <table:table-cell office:value-type="float" office:value="11.7916" calcext:value-type="float">
            <text:p>11.7916</text:p>
          </table:table-cell>
          <table:table-cell table:formula="of:=LN([.B375]*1000)" office:value-type="float" office:value="9.3751426925512" calcext:value-type="float">
            <text:p>9.3751426925512</text:p>
          </table:table-cell>
          <table:table-cell table:number-columns-repeated="7"/>
        </table:table-row>
        <table:table-row table:style-name="ro1">
          <table:table-cell office:value-type="float" office:value="374.039" calcext:value-type="float">
            <text:p>374.039</text:p>
          </table:table-cell>
          <table:table-cell office:value-type="float" office:value="11.7826" calcext:value-type="float">
            <text:p>11.7826</text:p>
          </table:table-cell>
          <table:table-cell table:formula="of:=LN([.B376]*1000)" office:value-type="float" office:value="9.37437914592504" calcext:value-type="float">
            <text:p>9.37437914592504</text:p>
          </table:table-cell>
          <table:table-cell table:number-columns-repeated="7"/>
        </table:table-row>
        <table:table-row table:style-name="ro1">
          <table:table-cell office:value-type="float" office:value="375.038" calcext:value-type="float">
            <text:p>375.038</text:p>
          </table:table-cell>
          <table:table-cell office:value-type="float" office:value="11.7734" calcext:value-type="float">
            <text:p>11.7734</text:p>
          </table:table-cell>
          <table:table-cell table:formula="of:=LN([.B377]*1000)" office:value-type="float" office:value="9.37359802854791" calcext:value-type="float">
            <text:p>9.37359802854791</text:p>
          </table:table-cell>
          <table:table-cell table:number-columns-repeated="7"/>
        </table:table-row>
        <table:table-row table:style-name="ro1">
          <table:table-cell office:value-type="float" office:value="376.039" calcext:value-type="float">
            <text:p>376.039</text:p>
          </table:table-cell>
          <table:table-cell office:value-type="float" office:value="11.7624" calcext:value-type="float">
            <text:p>11.7624</text:p>
          </table:table-cell>
          <table:table-cell table:formula="of:=LN([.B378]*1000)" office:value-type="float" office:value="9.37266328226345" calcext:value-type="float">
            <text:p>9.37266328226345</text:p>
          </table:table-cell>
          <table:table-cell table:number-columns-repeated="7"/>
        </table:table-row>
        <table:table-row table:style-name="ro1">
          <table:table-cell office:value-type="float" office:value="377.038" calcext:value-type="float">
            <text:p>377.038</text:p>
          </table:table-cell>
          <table:table-cell office:value-type="float" office:value="11.7524" calcext:value-type="float">
            <text:p>11.7524</text:p>
          </table:table-cell>
          <table:table-cell table:formula="of:=LN([.B379]*1000)" office:value-type="float" office:value="9.37181275403418" calcext:value-type="float">
            <text:p>9.37181275403418</text:p>
          </table:table-cell>
          <table:table-cell table:number-columns-repeated="7"/>
        </table:table-row>
        <table:table-row table:style-name="ro1">
          <table:table-cell office:value-type="float" office:value="378.039" calcext:value-type="float">
            <text:p>378.039</text:p>
          </table:table-cell>
          <table:table-cell office:value-type="float" office:value="11.7429" calcext:value-type="float">
            <text:p>11.7429</text:p>
          </table:table-cell>
          <table:table-cell table:formula="of:=LN([.B380]*1000)" office:value-type="float" office:value="9.37100408161733" calcext:value-type="float">
            <text:p>9.37100408161733</text:p>
          </table:table-cell>
          <table:table-cell table:number-columns-repeated="7"/>
        </table:table-row>
        <table:table-row table:style-name="ro1">
          <table:table-cell office:value-type="float" office:value="379.038" calcext:value-type="float">
            <text:p>379.038</text:p>
          </table:table-cell>
          <table:table-cell office:value-type="float" office:value="11.7325" calcext:value-type="float">
            <text:p>11.7325</text:p>
          </table:table-cell>
          <table:table-cell table:formula="of:=LN([.B381]*1000)" office:value-type="float" office:value="9.37011804766857" calcext:value-type="float">
            <text:p>9.37011804766857</text:p>
          </table:table-cell>
          <table:table-cell table:number-columns-repeated="7"/>
        </table:table-row>
        <table:table-row table:style-name="ro1">
          <table:table-cell office:value-type="float" office:value="380.039" calcext:value-type="float">
            <text:p>380.039</text:p>
          </table:table-cell>
          <table:table-cell office:value-type="float" office:value="11.7226" calcext:value-type="float">
            <text:p>11.7226</text:p>
          </table:table-cell>
          <table:table-cell table:formula="of:=LN([.B382]*1000)" office:value-type="float" office:value="9.3692738815309" calcext:value-type="float">
            <text:p>9.3692738815309</text:p>
          </table:table-cell>
          <table:table-cell table:number-columns-repeated="7"/>
        </table:table-row>
        <table:table-row table:style-name="ro1">
          <table:table-cell office:value-type="float" office:value="381.038" calcext:value-type="float">
            <text:p>381.038</text:p>
          </table:table-cell>
          <table:table-cell office:value-type="float" office:value="11.7134" calcext:value-type="float">
            <text:p>11.7134</text:p>
          </table:table-cell>
          <table:table-cell table:formula="of:=LN([.B383]*1000)" office:value-type="float" office:value="9.36848876457642" calcext:value-type="float">
            <text:p>9.36848876457642</text:p>
          </table:table-cell>
          <table:table-cell table:number-columns-repeated="7"/>
        </table:table-row>
        <table:table-row table:style-name="ro1">
          <table:table-cell office:value-type="float" office:value="382.039" calcext:value-type="float">
            <text:p>382.039</text:p>
          </table:table-cell>
          <table:table-cell office:value-type="float" office:value="11.7034" calcext:value-type="float">
            <text:p>11.7034</text:p>
          </table:table-cell>
          <table:table-cell table:formula="of:=LN([.B384]*1000)" office:value-type="float" office:value="9.36763467686094" calcext:value-type="float">
            <text:p>9.36763467686094</text:p>
          </table:table-cell>
          <table:table-cell table:number-columns-repeated="7"/>
        </table:table-row>
        <table:table-row table:style-name="ro1">
          <table:table-cell office:value-type="float" office:value="383.039" calcext:value-type="float">
            <text:p>383.039</text:p>
          </table:table-cell>
          <table:table-cell office:value-type="float" office:value="11.6935" calcext:value-type="float">
            <text:p>11.6935</text:p>
          </table:table-cell>
          <table:table-cell table:formula="of:=LN([.B385]*1000)" office:value-type="float" office:value="9.36678841085213" calcext:value-type="float">
            <text:p>9.36678841085213</text:p>
          </table:table-cell>
          <table:table-cell table:number-columns-repeated="7"/>
        </table:table-row>
        <table:table-row table:style-name="ro1">
          <table:table-cell office:value-type="float" office:value="384.038" calcext:value-type="float">
            <text:p>384.038</text:p>
          </table:table-cell>
          <table:table-cell office:value-type="float" office:value="11.6841" calcext:value-type="float">
            <text:p>11.6841</text:p>
          </table:table-cell>
          <table:table-cell table:formula="of:=LN([.B386]*1000)" office:value-type="float" office:value="9.36598422218378" calcext:value-type="float">
            <text:p>9.36598422218378</text:p>
          </table:table-cell>
          <table:table-cell table:number-columns-repeated="7"/>
        </table:table-row>
        <table:table-row table:style-name="ro1">
          <table:table-cell office:value-type="float" office:value="385.039" calcext:value-type="float">
            <text:p>385.039</text:p>
          </table:table-cell>
          <table:table-cell office:value-type="float" office:value="11.6747" calcext:value-type="float">
            <text:p>11.6747</text:p>
          </table:table-cell>
          <table:table-cell table:formula="of:=LN([.B387]*1000)" office:value-type="float" office:value="9.36517938627548" calcext:value-type="float">
            <text:p>9.36517938627548</text:p>
          </table:table-cell>
          <table:table-cell table:number-columns-repeated="7"/>
        </table:table-row>
        <table:table-row table:style-name="ro1">
          <table:table-cell office:value-type="float" office:value="386.039" calcext:value-type="float">
            <text:p>386.039</text:p>
          </table:table-cell>
          <table:table-cell office:value-type="float" office:value="11.6642" calcext:value-type="float">
            <text:p>11.6642</text:p>
          </table:table-cell>
          <table:table-cell table:formula="of:=LN([.B388]*1000)" office:value-type="float" office:value="9.36427960087784" calcext:value-type="float">
            <text:p>9.36427960087784</text:p>
          </table:table-cell>
          <table:table-cell table:number-columns-repeated="7"/>
        </table:table-row>
        <table:table-row table:style-name="ro1">
          <table:table-cell office:value-type="float" office:value="387.038" calcext:value-type="float">
            <text:p>387.038</text:p>
          </table:table-cell>
          <table:table-cell office:value-type="float" office:value="11.6551" calcext:value-type="float">
            <text:p>11.6551</text:p>
          </table:table-cell>
          <table:table-cell table:formula="of:=LN([.B389]*1000)" office:value-type="float" office:value="9.36349913144163" calcext:value-type="float">
            <text:p>9.36349913144163</text:p>
          </table:table-cell>
          <table:table-cell table:number-columns-repeated="7"/>
        </table:table-row>
        <table:table-row table:style-name="ro1">
          <table:table-cell office:value-type="float" office:value="388.039" calcext:value-type="float">
            <text:p>388.039</text:p>
          </table:table-cell>
          <table:table-cell office:value-type="float" office:value="11.6448" calcext:value-type="float">
            <text:p>11.6448</text:p>
          </table:table-cell>
          <table:table-cell table:formula="of:=LN([.B390]*1000)" office:value-type="float" office:value="9.36261500741784" calcext:value-type="float">
            <text:p>9.36261500741784</text:p>
          </table:table-cell>
          <table:table-cell table:number-columns-repeated="7"/>
        </table:table-row>
        <table:table-row table:style-name="ro1">
          <table:table-cell office:value-type="float" office:value="389.038" calcext:value-type="float">
            <text:p>389.038</text:p>
          </table:table-cell>
          <table:table-cell office:value-type="float" office:value="11.6355" calcext:value-type="float">
            <text:p>11.6355</text:p>
          </table:table-cell>
          <table:table-cell table:formula="of:=LN([.B391]*1000)" office:value-type="float" office:value="9.36181604859904" calcext:value-type="float">
            <text:p>9.36181604859904</text:p>
          </table:table-cell>
          <table:table-cell table:number-columns-repeated="7"/>
        </table:table-row>
        <table:table-row table:style-name="ro1">
          <table:table-cell office:value-type="float" office:value="390.039" calcext:value-type="float">
            <text:p>390.039</text:p>
          </table:table-cell>
          <table:table-cell office:value-type="float" office:value="11.6248" calcext:value-type="float">
            <text:p>11.6248</text:p>
          </table:table-cell>
          <table:table-cell table:formula="of:=LN([.B392]*1000)" office:value-type="float" office:value="9.36089602600649" calcext:value-type="float">
            <text:p>9.36089602600649</text:p>
          </table:table-cell>
          <table:table-cell table:number-columns-repeated="7"/>
        </table:table-row>
        <table:table-row table:style-name="ro1">
          <table:table-cell office:value-type="float" office:value="391.039" calcext:value-type="float">
            <text:p>391.039</text:p>
          </table:table-cell>
          <table:table-cell office:value-type="float" office:value="11.6157" calcext:value-type="float">
            <text:p>11.6157</text:p>
          </table:table-cell>
          <table:table-cell table:formula="of:=LN([.B393]*1000)" office:value-type="float" office:value="9.36011291028479" calcext:value-type="float">
            <text:p>9.36011291028479</text:p>
          </table:table-cell>
          <table:table-cell table:number-columns-repeated="7"/>
        </table:table-row>
        <table:table-row table:style-name="ro1">
          <table:table-cell office:value-type="float" office:value="392.039" calcext:value-type="float">
            <text:p>392.039</text:p>
          </table:table-cell>
          <table:table-cell office:value-type="float" office:value="11.6065" calcext:value-type="float">
            <text:p>11.6065</text:p>
          </table:table-cell>
          <table:table-cell table:formula="of:=LN([.B394]*1000)" office:value-type="float" office:value="9.3593205649875" calcext:value-type="float">
            <text:p>9.3593205649875</text:p>
          </table:table-cell>
          <table:table-cell table:number-columns-repeated="7"/>
        </table:table-row>
        <table:table-row table:style-name="ro1">
          <table:table-cell office:value-type="float" office:value="393.038" calcext:value-type="float">
            <text:p>393.038</text:p>
          </table:table-cell>
          <table:table-cell office:value-type="float" office:value="11.5966" calcext:value-type="float">
            <text:p>11.5966</text:p>
          </table:table-cell>
          <table:table-cell table:formula="of:=LN([.B395]*1000)" office:value-type="float" office:value="9.35846723068297" calcext:value-type="float">
            <text:p>9.35846723068297</text:p>
          </table:table-cell>
          <table:table-cell table:number-columns-repeated="7"/>
        </table:table-row>
        <table:table-row table:style-name="ro1">
          <table:table-cell office:value-type="float" office:value="394.039" calcext:value-type="float">
            <text:p>394.039</text:p>
          </table:table-cell>
          <table:table-cell office:value-type="float" office:value="11.5862" calcext:value-type="float">
            <text:p>11.5862</text:p>
          </table:table-cell>
          <table:table-cell table:formula="of:=LN([.B396]*1000)" office:value-type="float" office:value="9.3575700137206" calcext:value-type="float">
            <text:p>9.3575700137206</text:p>
          </table:table-cell>
          <table:table-cell table:number-columns-repeated="7"/>
        </table:table-row>
        <table:table-row table:style-name="ro1">
          <table:table-cell office:value-type="float" office:value="395.039" calcext:value-type="float">
            <text:p>395.039</text:p>
          </table:table-cell>
          <table:table-cell office:value-type="float" office:value="11.5771" calcext:value-type="float">
            <text:p>11.5771</text:p>
          </table:table-cell>
          <table:table-cell table:formula="of:=LN([.B397]*1000)" office:value-type="float" office:value="9.35678428798478" calcext:value-type="float">
            <text:p>9.35678428798478</text:p>
          </table:table-cell>
          <table:table-cell table:number-columns-repeated="7"/>
        </table:table-row>
        <table:table-row table:style-name="ro1">
          <table:table-cell office:value-type="float" office:value="396.038" calcext:value-type="float">
            <text:p>396.038</text:p>
          </table:table-cell>
          <table:table-cell office:value-type="float" office:value="11.5677" calcext:value-type="float">
            <text:p>11.5677</text:p>
          </table:table-cell>
          <table:table-cell table:formula="of:=LN([.B398]*1000)" office:value-type="float" office:value="9.35597201045231" calcext:value-type="float">
            <text:p>9.35597201045231</text:p>
          </table:table-cell>
          <table:table-cell table:number-columns-repeated="7"/>
        </table:table-row>
        <table:table-row table:style-name="ro1">
          <table:table-cell office:value-type="float" office:value="397.039" calcext:value-type="float">
            <text:p>397.039</text:p>
          </table:table-cell>
          <table:table-cell office:value-type="float" office:value="11.558" calcext:value-type="float">
            <text:p>11.558</text:p>
          </table:table-cell>
          <table:table-cell table:formula="of:=LN([.B399]*1000)" office:value-type="float" office:value="9.35513311687772" calcext:value-type="float">
            <text:p>9.35513311687772</text:p>
          </table:table-cell>
          <table:table-cell table:number-columns-repeated="7"/>
        </table:table-row>
        <table:table-row table:style-name="ro1">
          <table:table-cell office:value-type="float" office:value="398.038" calcext:value-type="float">
            <text:p>398.038</text:p>
          </table:table-cell>
          <table:table-cell office:value-type="float" office:value="11.5492" calcext:value-type="float">
            <text:p>11.5492</text:p>
          </table:table-cell>
          <table:table-cell table:formula="of:=LN([.B400]*1000)" office:value-type="float" office:value="9.35437144948181" calcext:value-type="float">
            <text:p>9.35437144948181</text:p>
          </table:table-cell>
          <table:table-cell table:number-columns-repeated="7"/>
        </table:table-row>
        <table:table-row table:style-name="ro1">
          <table:table-cell office:value-type="float" office:value="399.039" calcext:value-type="float">
            <text:p>399.039</text:p>
          </table:table-cell>
          <table:table-cell office:value-type="float" office:value="11.538" calcext:value-type="float">
            <text:p>11.538</text:p>
          </table:table-cell>
          <table:table-cell table:formula="of:=LN([.B401]*1000)" office:value-type="float" office:value="9.35340121481683" calcext:value-type="float">
            <text:p>9.35340121481683</text:p>
          </table:table-cell>
          <table:table-cell table:number-columns-repeated="7"/>
        </table:table-row>
        <table:table-row table:style-name="ro1">
          <table:table-cell office:value-type="float" office:value="400.038" calcext:value-type="float">
            <text:p>400.038</text:p>
          </table:table-cell>
          <table:table-cell office:value-type="float" office:value="11.5294" calcext:value-type="float">
            <text:p>11.5294</text:p>
          </table:table-cell>
          <table:table-cell table:formula="of:=LN([.B402]*1000)" office:value-type="float" office:value="9.35265557374775" calcext:value-type="float">
            <text:p>9.35265557374775</text:p>
          </table:table-cell>
          <table:table-cell table:number-columns-repeated="7"/>
        </table:table-row>
        <table:table-row table:style-name="ro1">
          <table:table-cell office:value-type="float" office:value="401.038" calcext:value-type="float">
            <text:p>401.038</text:p>
          </table:table-cell>
          <table:table-cell office:value-type="float" office:value="11.5195" calcext:value-type="float">
            <text:p>11.5195</text:p>
          </table:table-cell>
          <table:table-cell table:formula="of:=LN([.B403]*1000)" office:value-type="float" office:value="9.35179653053018" calcext:value-type="float">
            <text:p>9.35179653053018</text:p>
          </table:table-cell>
          <table:table-cell table:number-columns-repeated="7"/>
        </table:table-row>
        <table:table-row table:style-name="ro1">
          <table:table-cell office:value-type="float" office:value="402.039" calcext:value-type="float">
            <text:p>402.039</text:p>
          </table:table-cell>
          <table:table-cell office:value-type="float" office:value="11.5093" calcext:value-type="float">
            <text:p>11.5093</text:p>
          </table:table-cell>
          <table:table-cell table:formula="of:=LN([.B404]*1000)" office:value-type="float" office:value="9.35091068318537" calcext:value-type="float">
            <text:p>9.35091068318537</text:p>
          </table:table-cell>
          <table:table-cell table:number-columns-repeated="7"/>
        </table:table-row>
        <table:table-row table:style-name="ro1">
          <table:table-cell office:value-type="float" office:value="403.038" calcext:value-type="float">
            <text:p>403.038</text:p>
          </table:table-cell>
          <table:table-cell office:value-type="float" office:value="11.499" calcext:value-type="float">
            <text:p>11.499</text:p>
          </table:table-cell>
          <table:table-cell table:formula="of:=LN([.B405]*1000)" office:value-type="float" office:value="9.35001535404867" calcext:value-type="float">
            <text:p>9.35001535404867</text:p>
          </table:table-cell>
          <table:table-cell table:number-columns-repeated="7"/>
        </table:table-row>
        <table:table-row table:style-name="ro1">
          <table:table-cell office:value-type="float" office:value="404.039" calcext:value-type="float">
            <text:p>404.039</text:p>
          </table:table-cell>
          <table:table-cell office:value-type="float" office:value="11.4895" calcext:value-type="float">
            <text:p>11.4895</text:p>
          </table:table-cell>
          <table:table-cell table:formula="of:=LN([.B406]*1000)" office:value-type="float" office:value="9.34918885379499" calcext:value-type="float">
            <text:p>9.34918885379499</text:p>
          </table:table-cell>
          <table:table-cell table:number-columns-repeated="7"/>
        </table:table-row>
        <table:table-row table:style-name="ro1">
          <table:table-cell office:value-type="float" office:value="405.038" calcext:value-type="float">
            <text:p>405.038</text:p>
          </table:table-cell>
          <table:table-cell office:value-type="float" office:value="11.4804" calcext:value-type="float">
            <text:p>11.4804</text:p>
          </table:table-cell>
          <table:table-cell table:formula="of:=LN([.B407]*1000)" office:value-type="float" office:value="9.34839651247212" calcext:value-type="float">
            <text:p>9.34839651247212</text:p>
          </table:table-cell>
          <table:table-cell table:number-columns-repeated="7"/>
        </table:table-row>
        <table:table-row table:style-name="ro1">
          <table:table-cell office:value-type="float" office:value="406.039" calcext:value-type="float">
            <text:p>406.039</text:p>
          </table:table-cell>
          <table:table-cell office:value-type="float" office:value="11.4701" calcext:value-type="float">
            <text:p>11.4701</text:p>
          </table:table-cell>
          <table:table-cell table:formula="of:=LN([.B408]*1000)" office:value-type="float" office:value="9.34749892848123" calcext:value-type="float">
            <text:p>9.34749892848123</text:p>
          </table:table-cell>
          <table:table-cell table:number-columns-repeated="7"/>
        </table:table-row>
        <table:table-row table:style-name="ro1">
          <table:table-cell office:value-type="float" office:value="407.039" calcext:value-type="float">
            <text:p>407.039</text:p>
          </table:table-cell>
          <table:table-cell office:value-type="float" office:value="11.4608" calcext:value-type="float">
            <text:p>11.4608</text:p>
          </table:table-cell>
          <table:table-cell table:formula="of:=LN([.B409]*1000)" office:value-type="float" office:value="9.34668779586019" calcext:value-type="float">
            <text:p>9.34668779586019</text:p>
          </table:table-cell>
          <table:table-cell table:number-columns-repeated="7"/>
        </table:table-row>
        <table:table-row table:style-name="ro1">
          <table:table-cell office:value-type="float" office:value="408.038" calcext:value-type="float">
            <text:p>408.038</text:p>
          </table:table-cell>
          <table:table-cell office:value-type="float" office:value="11.4515" calcext:value-type="float">
            <text:p>11.4515</text:p>
          </table:table-cell>
          <table:table-cell table:formula="of:=LN([.B410]*1000)" office:value-type="float" office:value="9.34587600476888" calcext:value-type="float">
            <text:p>9.34587600476888</text:p>
          </table:table-cell>
          <table:table-cell table:number-columns-repeated="7"/>
        </table:table-row>
        <table:table-row table:style-name="ro1">
          <table:table-cell office:value-type="float" office:value="409.039" calcext:value-type="float">
            <text:p>409.039</text:p>
          </table:table-cell>
          <table:table-cell office:value-type="float" office:value="11.4412" calcext:value-type="float">
            <text:p>11.4412</text:p>
          </table:table-cell>
          <table:table-cell table:formula="of:=LN([.B411]*1000)" office:value-type="float" office:value="9.34497615453758" calcext:value-type="float">
            <text:p>9.34497615453758</text:p>
          </table:table-cell>
          <table:table-cell table:number-columns-repeated="7"/>
        </table:table-row>
        <table:table-row table:style-name="ro1">
          <table:table-cell office:value-type="float" office:value="410.039" calcext:value-type="float">
            <text:p>410.039</text:p>
          </table:table-cell>
          <table:table-cell office:value-type="float" office:value="11.4321" calcext:value-type="float">
            <text:p>11.4321</text:p>
          </table:table-cell>
          <table:table-cell table:formula="of:=LN([.B412]*1000)" office:value-type="float" office:value="9.34418046694723" calcext:value-type="float">
            <text:p>9.34418046694723</text:p>
          </table:table-cell>
          <table:table-cell table:number-columns-repeated="7"/>
        </table:table-row>
        <table:table-row table:style-name="ro1">
          <table:table-cell office:value-type="float" office:value="411.038" calcext:value-type="float">
            <text:p>411.038</text:p>
          </table:table-cell>
          <table:table-cell office:value-type="float" office:value="11.4228" calcext:value-type="float">
            <text:p>11.4228</text:p>
          </table:table-cell>
          <table:table-cell table:formula="of:=LN([.B413]*1000)" office:value-type="float" office:value="9.34336663704526" calcext:value-type="float">
            <text:p>9.34336663704526</text:p>
          </table:table-cell>
          <table:table-cell table:number-columns-repeated="7"/>
        </table:table-row>
        <table:table-row table:style-name="ro1">
          <table:table-cell office:value-type="float" office:value="412.038" calcext:value-type="float">
            <text:p>412.038</text:p>
          </table:table-cell>
          <table:table-cell office:value-type="float" office:value="11.4129" calcext:value-type="float">
            <text:p>11.4129</text:p>
          </table:table-cell>
          <table:table-cell table:formula="of:=LN([.B414]*1000)" office:value-type="float" office:value="9.34249957357707" calcext:value-type="float">
            <text:p>9.34249957357707</text:p>
          </table:table-cell>
          <table:table-cell table:number-columns-repeated="7"/>
        </table:table-row>
        <table:table-row table:style-name="ro1">
          <table:table-cell office:value-type="float" office:value="413.038" calcext:value-type="float">
            <text:p>413.038</text:p>
          </table:table-cell>
          <table:table-cell office:value-type="float" office:value="11.4035" calcext:value-type="float">
            <text:p>11.4035</text:p>
          </table:table-cell>
          <table:table-cell table:formula="of:=LN([.B415]*1000)" office:value-type="float" office:value="9.3416756048062" calcext:value-type="float">
            <text:p>9.3416756048062</text:p>
          </table:table-cell>
          <table:table-cell table:number-columns-repeated="7"/>
        </table:table-row>
        <table:table-row table:style-name="ro1">
          <table:table-cell office:value-type="float" office:value="414.039" calcext:value-type="float">
            <text:p>414.039</text:p>
          </table:table-cell>
          <table:table-cell office:value-type="float" office:value="11.3937" calcext:value-type="float">
            <text:p>11.3937</text:p>
          </table:table-cell>
          <table:table-cell table:formula="of:=LN([.B416]*1000)" office:value-type="float" office:value="9.34081585004653" calcext:value-type="float">
            <text:p>9.34081585004653</text:p>
          </table:table-cell>
          <table:table-cell table:number-columns-repeated="7"/>
        </table:table-row>
        <table:table-row table:style-name="ro1">
          <table:table-cell office:value-type="float" office:value="415.038" calcext:value-type="float">
            <text:p>415.038</text:p>
          </table:table-cell>
          <table:table-cell office:value-type="float" office:value="11.385" calcext:value-type="float">
            <text:p>11.385</text:p>
          </table:table-cell>
          <table:table-cell table:formula="of:=LN([.B417]*1000)" office:value-type="float" office:value="9.34005197849784" calcext:value-type="float">
            <text:p>9.34005197849784</text:p>
          </table:table-cell>
          <table:table-cell table:number-columns-repeated="7"/>
        </table:table-row>
        <table:table-row table:style-name="ro1">
          <table:table-cell office:value-type="float" office:value="416.039" calcext:value-type="float">
            <text:p>416.039</text:p>
          </table:table-cell>
          <table:table-cell office:value-type="float" office:value="11.3745" calcext:value-type="float">
            <text:p>11.3745</text:p>
          </table:table-cell>
          <table:table-cell table:formula="of:=LN([.B418]*1000)" office:value-type="float" office:value="9.3391292868091" calcext:value-type="float">
            <text:p>9.3391292868091</text:p>
          </table:table-cell>
          <table:table-cell table:number-columns-repeated="7"/>
        </table:table-row>
        <table:table-row table:style-name="ro1">
          <table:table-cell office:value-type="float" office:value="417.038" calcext:value-type="float">
            <text:p>417.038</text:p>
          </table:table-cell>
          <table:table-cell office:value-type="float" office:value="11.3648" calcext:value-type="float">
            <text:p>11.3648</text:p>
          </table:table-cell>
          <table:table-cell table:formula="of:=LN([.B419]*1000)" office:value-type="float" office:value="9.33827613824355" calcext:value-type="float">
            <text:p>9.33827613824355</text:p>
          </table:table-cell>
          <table:table-cell table:number-columns-repeated="7"/>
        </table:table-row>
        <table:table-row table:style-name="ro1">
          <table:table-cell office:value-type="float" office:value="418.039" calcext:value-type="float">
            <text:p>418.039</text:p>
          </table:table-cell>
          <table:table-cell office:value-type="float" office:value="11.356" calcext:value-type="float">
            <text:p>11.356</text:p>
          </table:table-cell>
          <table:table-cell table:formula="of:=LN([.B420]*1000)" office:value-type="float" office:value="9.33750151759286" calcext:value-type="float">
            <text:p>9.33750151759286</text:p>
          </table:table-cell>
          <table:table-cell table:number-columns-repeated="7"/>
        </table:table-row>
        <table:table-row table:style-name="ro1">
          <table:table-cell office:value-type="float" office:value="419.039" calcext:value-type="float">
            <text:p>419.039</text:p>
          </table:table-cell>
          <table:table-cell office:value-type="float" office:value="11.3458" calcext:value-type="float">
            <text:p>11.3458</text:p>
          </table:table-cell>
          <table:table-cell table:formula="of:=LN([.B421]*1000)" office:value-type="float" office:value="9.33660291037349" calcext:value-type="float">
            <text:p>9.33660291037349</text:p>
          </table:table-cell>
          <table:table-cell table:number-columns-repeated="7"/>
        </table:table-row>
        <table:table-row table:style-name="ro1">
          <table:table-cell office:value-type="float" office:value="420.039" calcext:value-type="float">
            <text:p>420.039</text:p>
          </table:table-cell>
          <table:table-cell office:value-type="float" office:value="11.3371" calcext:value-type="float">
            <text:p>11.3371</text:p>
          </table:table-cell>
          <table:table-cell table:formula="of:=LN([.B422]*1000)" office:value-type="float" office:value="9.33583581265436" calcext:value-type="float">
            <text:p>9.33583581265436</text:p>
          </table:table-cell>
          <table:table-cell table:number-columns-repeated="7"/>
        </table:table-row>
        <table:table-row table:style-name="ro1">
          <table:table-cell office:value-type="float" office:value="421.038" calcext:value-type="float">
            <text:p>421.038</text:p>
          </table:table-cell>
          <table:table-cell office:value-type="float" office:value="11.3274" calcext:value-type="float">
            <text:p>11.3274</text:p>
          </table:table-cell>
          <table:table-cell table:formula="of:=LN([.B423]*1000)" office:value-type="float" office:value="9.33497984842905" calcext:value-type="float">
            <text:p>9.33497984842905</text:p>
          </table:table-cell>
          <table:table-cell table:number-columns-repeated="7"/>
        </table:table-row>
        <table:table-row table:style-name="ro1">
          <table:table-cell office:value-type="float" office:value="422.039" calcext:value-type="float">
            <text:p>422.039</text:p>
          </table:table-cell>
          <table:table-cell office:value-type="float" office:value="11.3179" calcext:value-type="float">
            <text:p>11.3179</text:p>
          </table:table-cell>
          <table:table-cell table:formula="of:=LN([.B424]*1000)" office:value-type="float" office:value="9.33414082218014" calcext:value-type="float">
            <text:p>9.33414082218014</text:p>
          </table:table-cell>
          <table:table-cell table:number-columns-repeated="7"/>
        </table:table-row>
        <table:table-row table:style-name="ro1">
          <table:table-cell office:value-type="float" office:value="423.039" calcext:value-type="float">
            <text:p>423.039</text:p>
          </table:table-cell>
          <table:table-cell office:value-type="float" office:value="11.3086" calcext:value-type="float">
            <text:p>11.3086</text:p>
          </table:table-cell>
          <table:table-cell table:formula="of:=LN([.B425]*1000)" office:value-type="float" office:value="9.33331877718655" calcext:value-type="float">
            <text:p>9.33331877718655</text:p>
          </table:table-cell>
          <table:table-cell table:number-columns-repeated="7"/>
        </table:table-row>
        <table:table-row table:style-name="ro1">
          <table:table-cell office:value-type="float" office:value="424.038" calcext:value-type="float">
            <text:p>424.038</text:p>
          </table:table-cell>
          <table:table-cell office:value-type="float" office:value="11.2992" calcext:value-type="float">
            <text:p>11.2992</text:p>
          </table:table-cell>
          <table:table-cell table:formula="of:=LN([.B426]*1000)" office:value-type="float" office:value="9.33248720573407" calcext:value-type="float">
            <text:p>9.33248720573407</text:p>
          </table:table-cell>
          <table:table-cell table:number-columns-repeated="7"/>
        </table:table-row>
        <table:table-row table:style-name="ro1">
          <table:table-cell office:value-type="float" office:value="425.039" calcext:value-type="float">
            <text:p>425.039</text:p>
          </table:table-cell>
          <table:table-cell office:value-type="float" office:value="11.2901" calcext:value-type="float">
            <text:p>11.2901</text:p>
          </table:table-cell>
          <table:table-cell table:formula="of:=LN([.B427]*1000)" office:value-type="float" office:value="9.33168151450041" calcext:value-type="float">
            <text:p>9.33168151450041</text:p>
          </table:table-cell>
          <table:table-cell table:number-columns-repeated="7"/>
        </table:table-row>
        <table:table-row table:style-name="ro1">
          <table:table-cell office:value-type="float" office:value="426.039" calcext:value-type="float">
            <text:p>426.039</text:p>
          </table:table-cell>
          <table:table-cell office:value-type="float" office:value="11.2811" calcext:value-type="float">
            <text:p>11.2811</text:p>
          </table:table-cell>
          <table:table-cell table:formula="of:=LN([.B428]*1000)" office:value-type="float" office:value="9.330884038028" calcext:value-type="float">
            <text:p>9.330884038028</text:p>
          </table:table-cell>
          <table:table-cell table:number-columns-repeated="7"/>
        </table:table-row>
        <table:table-row table:style-name="ro1">
          <table:table-cell office:value-type="float" office:value="427.039" calcext:value-type="float">
            <text:p>427.039</text:p>
          </table:table-cell>
          <table:table-cell office:value-type="float" office:value="11.2709" calcext:value-type="float">
            <text:p>11.2709</text:p>
          </table:table-cell>
          <table:table-cell table:formula="of:=LN([.B429]*1000)" office:value-type="float" office:value="9.32997946187551" calcext:value-type="float">
            <text:p>9.32997946187551</text:p>
          </table:table-cell>
          <table:table-cell table:number-columns-repeated="7"/>
        </table:table-row>
        <table:table-row table:style-name="ro1">
          <table:table-cell office:value-type="float" office:value="428.039" calcext:value-type="float">
            <text:p>428.039</text:p>
          </table:table-cell>
          <table:table-cell office:value-type="float" office:value="11.2622" calcext:value-type="float">
            <text:p>11.2622</text:p>
          </table:table-cell>
          <table:table-cell table:formula="of:=LN([.B430]*1000)" office:value-type="float" office:value="9.3292072644919" calcext:value-type="float">
            <text:p>9.3292072644919</text:p>
          </table:table-cell>
          <table:table-cell table:number-columns-repeated="7"/>
        </table:table-row>
        <table:table-row table:style-name="ro1">
          <table:table-cell office:value-type="float" office:value="429.038" calcext:value-type="float">
            <text:p>429.038</text:p>
          </table:table-cell>
          <table:table-cell office:value-type="float" office:value="11.2534" calcext:value-type="float">
            <text:p>11.2534</text:p>
          </table:table-cell>
          <table:table-cell table:formula="of:=LN([.B431]*1000)" office:value-type="float" office:value="9.32842558419485" calcext:value-type="float">
            <text:p>9.32842558419485</text:p>
          </table:table-cell>
          <table:table-cell table:number-columns-repeated="7"/>
        </table:table-row>
        <table:table-row table:style-name="ro1">
          <table:table-cell office:value-type="float" office:value="430.039" calcext:value-type="float">
            <text:p>430.039</text:p>
          </table:table-cell>
          <table:table-cell office:value-type="float" office:value="11.2429" calcext:value-type="float">
            <text:p>11.2429</text:p>
          </table:table-cell>
          <table:table-cell table:formula="of:=LN([.B432]*1000)" office:value-type="float" office:value="9.32749209728701" calcext:value-type="float">
            <text:p>9.32749209728701</text:p>
          </table:table-cell>
          <table:table-cell table:number-columns-repeated="7"/>
        </table:table-row>
        <table:table-row table:style-name="ro1">
          <table:table-cell office:value-type="float" office:value="431.038" calcext:value-type="float">
            <text:p>431.038</text:p>
          </table:table-cell>
          <table:table-cell office:value-type="float" office:value="11.2346" calcext:value-type="float">
            <text:p>11.2346</text:p>
          </table:table-cell>
          <table:table-cell table:formula="of:=LN([.B433]*1000)" office:value-type="float" office:value="9.32675358095937" calcext:value-type="float">
            <text:p>9.32675358095937</text:p>
          </table:table-cell>
          <table:table-cell table:number-columns-repeated="7"/>
        </table:table-row>
        <table:table-row table:style-name="ro1">
          <table:table-cell office:value-type="float" office:value="432.039" calcext:value-type="float">
            <text:p>432.039</text:p>
          </table:table-cell>
          <table:table-cell office:value-type="float" office:value="11.2247" calcext:value-type="float">
            <text:p>11.2247</text:p>
          </table:table-cell>
          <table:table-cell table:formula="of:=LN([.B434]*1000)" office:value-type="float" office:value="9.3258719861954" calcext:value-type="float">
            <text:p>9.3258719861954</text:p>
          </table:table-cell>
          <table:table-cell table:number-columns-repeated="7"/>
        </table:table-row>
        <table:table-row table:style-name="ro1">
          <table:table-cell office:value-type="float" office:value="433.038" calcext:value-type="float">
            <text:p>433.038</text:p>
          </table:table-cell>
          <table:table-cell office:value-type="float" office:value="11.2156" calcext:value-type="float">
            <text:p>11.2156</text:p>
          </table:table-cell>
          <table:table-cell table:formula="of:=LN([.B435]*1000)" office:value-type="float" office:value="9.32506094530033" calcext:value-type="float">
            <text:p>9.32506094530033</text:p>
          </table:table-cell>
          <table:table-cell table:number-columns-repeated="7"/>
        </table:table-row>
        <table:table-row table:style-name="ro1">
          <table:table-cell office:value-type="float" office:value="434.039" calcext:value-type="float">
            <text:p>434.039</text:p>
          </table:table-cell>
          <table:table-cell office:value-type="float" office:value="11.2058" calcext:value-type="float">
            <text:p>11.2058</text:p>
          </table:table-cell>
          <table:table-cell table:formula="of:=LN([.B436]*1000)" office:value-type="float" office:value="9.32418678038431" calcext:value-type="float">
            <text:p>9.32418678038431</text:p>
          </table:table-cell>
          <table:table-cell table:number-columns-repeated="7"/>
        </table:table-row>
        <table:table-row table:style-name="ro1">
          <table:table-cell office:value-type="float" office:value="435.039" calcext:value-type="float">
            <text:p>435.039</text:p>
          </table:table-cell>
          <table:table-cell office:value-type="float" office:value="11.1968" calcext:value-type="float">
            <text:p>11.1968</text:p>
          </table:table-cell>
          <table:table-cell table:formula="of:=LN([.B437]*1000)" office:value-type="float" office:value="9.32338330217337" calcext:value-type="float">
            <text:p>9.32338330217337</text:p>
          </table:table-cell>
          <table:table-cell table:number-columns-repeated="7"/>
        </table:table-row>
        <table:table-row table:style-name="ro1">
          <table:table-cell office:value-type="float" office:value="436.039" calcext:value-type="float">
            <text:p>436.039</text:p>
          </table:table-cell>
          <table:table-cell office:value-type="float" office:value="11.1864" calcext:value-type="float">
            <text:p>11.1864</text:p>
          </table:table-cell>
          <table:table-cell table:formula="of:=LN([.B438]*1000)" office:value-type="float" office:value="9.32245403372664" calcext:value-type="float">
            <text:p>9.32245403372664</text:p>
          </table:table-cell>
          <table:table-cell table:number-columns-repeated="7"/>
        </table:table-row>
        <table:table-row table:style-name="ro1">
          <table:table-cell office:value-type="float" office:value="437.039" calcext:value-type="float">
            <text:p>437.039</text:p>
          </table:table-cell>
          <table:table-cell office:value-type="float" office:value="11.1782" calcext:value-type="float">
            <text:p>11.1782</text:p>
          </table:table-cell>
          <table:table-cell table:formula="of:=LN([.B439]*1000)" office:value-type="float" office:value="9.321720731958" calcext:value-type="float">
            <text:p>9.321720731958</text:p>
          </table:table-cell>
          <table:table-cell table:number-columns-repeated="7"/>
        </table:table-row>
        <table:table-row table:style-name="ro1">
          <table:table-cell office:value-type="float" office:value="438.038" calcext:value-type="float">
            <text:p>438.038</text:p>
          </table:table-cell>
          <table:table-cell office:value-type="float" office:value="11.1695" calcext:value-type="float">
            <text:p>11.1695</text:p>
          </table:table-cell>
          <table:table-cell table:formula="of:=LN([.B440]*1000)" office:value-type="float" office:value="9.32094212830398" calcext:value-type="float">
            <text:p>9.32094212830398</text:p>
          </table:table-cell>
          <table:table-cell table:number-columns-repeated="7"/>
        </table:table-row>
        <table:table-row table:style-name="ro1">
          <table:table-cell office:value-type="float" office:value="439.039" calcext:value-type="float">
            <text:p>439.039</text:p>
          </table:table-cell>
          <table:table-cell office:value-type="float" office:value="11.1587" calcext:value-type="float">
            <text:p>11.1587</text:p>
          </table:table-cell>
          <table:table-cell table:formula="of:=LN([.B441]*1000)" office:value-type="float" office:value="9.31997474169491" calcext:value-type="float">
            <text:p>9.31997474169491</text:p>
          </table:table-cell>
          <table:table-cell table:number-columns-repeated="7"/>
        </table:table-row>
        <table:table-row table:style-name="ro1">
          <table:table-cell office:value-type="float" office:value="440.039" calcext:value-type="float">
            <text:p>440.039</text:p>
          </table:table-cell>
          <table:table-cell office:value-type="float" office:value="11.1501" calcext:value-type="float">
            <text:p>11.1501</text:p>
          </table:table-cell>
          <table:table-cell table:formula="of:=LN([.B442]*1000)" office:value-type="float" office:value="9.31920374545791" calcext:value-type="float">
            <text:p>9.31920374545791</text:p>
          </table:table-cell>
          <table:table-cell table:number-columns-repeated="7"/>
        </table:table-row>
        <table:table-row table:style-name="ro1">
          <table:table-cell office:value-type="float" office:value="441.038" calcext:value-type="float">
            <text:p>441.038</text:p>
          </table:table-cell>
          <table:table-cell office:value-type="float" office:value="11.1405" calcext:value-type="float">
            <text:p>11.1405</text:p>
          </table:table-cell>
          <table:table-cell table:formula="of:=LN([.B443]*1000)" office:value-type="float" office:value="9.31834239577746" calcext:value-type="float">
            <text:p>9.31834239577746</text:p>
          </table:table-cell>
          <table:table-cell table:number-columns-repeated="7"/>
        </table:table-row>
        <table:table-row table:style-name="ro1">
          <table:table-cell office:value-type="float" office:value="442.039" calcext:value-type="float">
            <text:p>442.039</text:p>
          </table:table-cell>
          <table:table-cell office:value-type="float" office:value="11.1309" calcext:value-type="float">
            <text:p>11.1309</text:p>
          </table:table-cell>
          <table:table-cell table:formula="of:=LN([.B444]*1000)" office:value-type="float" office:value="9.31748030353409" calcext:value-type="float">
            <text:p>9.31748030353409</text:p>
          </table:table-cell>
          <table:table-cell table:number-columns-repeated="7"/>
        </table:table-row>
        <table:table-row table:style-name="ro1">
          <table:table-cell office:value-type="float" office:value="443.038" calcext:value-type="float">
            <text:p>443.038</text:p>
          </table:table-cell>
          <table:table-cell office:value-type="float" office:value="11.1226" calcext:value-type="float">
            <text:p>11.1226</text:p>
          </table:table-cell>
          <table:table-cell table:formula="of:=LN([.B445]*1000)" office:value-type="float" office:value="9.31673435342423" calcext:value-type="float">
            <text:p>9.31673435342423</text:p>
          </table:table-cell>
          <table:table-cell table:number-columns-repeated="7"/>
        </table:table-row>
        <table:table-row table:style-name="ro1">
          <table:table-cell office:value-type="float" office:value="444.038" calcext:value-type="float">
            <text:p>444.038</text:p>
          </table:table-cell>
          <table:table-cell office:value-type="float" office:value="11.1128" calcext:value-type="float">
            <text:p>11.1128</text:p>
          </table:table-cell>
          <table:table-cell table:formula="of:=LN([.B446]*1000)" office:value-type="float" office:value="9.31585287608318" calcext:value-type="float">
            <text:p>9.31585287608318</text:p>
          </table:table-cell>
          <table:table-cell table:number-columns-repeated="7"/>
        </table:table-row>
        <table:table-row table:style-name="ro1">
          <table:table-cell office:value-type="float" office:value="445.039" calcext:value-type="float">
            <text:p>445.039</text:p>
          </table:table-cell>
          <table:table-cell office:value-type="float" office:value="11.1039" calcext:value-type="float">
            <text:p>11.1039</text:p>
          </table:table-cell>
          <table:table-cell table:formula="of:=LN([.B447]*1000)" office:value-type="float" office:value="9.31505167694234" calcext:value-type="float">
            <text:p>9.31505167694234</text:p>
          </table:table-cell>
          <table:table-cell table:number-columns-repeated="7"/>
        </table:table-row>
        <table:table-row table:style-name="ro1">
          <table:table-cell office:value-type="float" office:value="446.038" calcext:value-type="float">
            <text:p>446.038</text:p>
          </table:table-cell>
          <table:table-cell office:value-type="float" office:value="11.0956" calcext:value-type="float">
            <text:p>11.0956</text:p>
          </table:table-cell>
          <table:table-cell table:formula="of:=LN([.B448]*1000)" office:value-type="float" office:value="9.31430391231821" calcext:value-type="float">
            <text:p>9.31430391231821</text:p>
          </table:table-cell>
          <table:table-cell table:number-columns-repeated="7"/>
        </table:table-row>
        <table:table-row table:style-name="ro1">
          <table:table-cell office:value-type="float" office:value="447.039" calcext:value-type="float">
            <text:p>447.039</text:p>
          </table:table-cell>
          <table:table-cell office:value-type="float" office:value="11.0863" calcext:value-type="float">
            <text:p>11.0863</text:p>
          </table:table-cell>
          <table:table-cell table:formula="of:=LN([.B449]*1000)" office:value-type="float" office:value="9.31346539077182" calcext:value-type="float">
            <text:p>9.31346539077182</text:p>
          </table:table-cell>
          <table:table-cell table:number-columns-repeated="7"/>
        </table:table-row>
        <table:table-row table:style-name="ro1">
          <table:table-cell office:value-type="float" office:value="448.039" calcext:value-type="float">
            <text:p>448.039</text:p>
          </table:table-cell>
          <table:table-cell office:value-type="float" office:value="11.0766" calcext:value-type="float">
            <text:p>11.0766</text:p>
          </table:table-cell>
          <table:table-cell table:formula="of:=LN([.B450]*1000)" office:value-type="float" office:value="9.31259005400458" calcext:value-type="float">
            <text:p>9.31259005400458</text:p>
          </table:table-cell>
          <table:table-cell table:number-columns-repeated="7"/>
        </table:table-row>
        <table:table-row table:style-name="ro1">
          <table:table-cell office:value-type="float" office:value="449.038" calcext:value-type="float">
            <text:p>449.038</text:p>
          </table:table-cell>
          <table:table-cell office:value-type="float" office:value="11.0673" calcext:value-type="float">
            <text:p>11.0673</text:p>
          </table:table-cell>
          <table:table-cell table:formula="of:=LN([.B451]*1000)" office:value-type="float" office:value="9.31175009351462" calcext:value-type="float">
            <text:p>9.31175009351462</text:p>
          </table:table-cell>
          <table:table-cell table:number-columns-repeated="7"/>
        </table:table-row>
        <table:table-row table:style-name="ro1">
          <table:table-cell office:value-type="float" office:value="450.039" calcext:value-type="float">
            <text:p>450.039</text:p>
          </table:table-cell>
          <table:table-cell office:value-type="float" office:value="11.058" calcext:value-type="float">
            <text:p>11.058</text:p>
          </table:table-cell>
          <table:table-cell table:formula="of:=LN([.B452]*1000)" office:value-type="float" office:value="9.31090942689788" calcext:value-type="float">
            <text:p>9.31090942689788</text:p>
          </table:table-cell>
          <table:table-cell table:number-columns-repeated="7"/>
        </table:table-row>
        <table:table-row table:style-name="ro1">
          <table:table-cell office:value-type="float" office:value="451.039" calcext:value-type="float">
            <text:p>451.039</text:p>
          </table:table-cell>
          <table:table-cell office:value-type="float" office:value="11.0494" calcext:value-type="float">
            <text:p>11.0494</text:p>
          </table:table-cell>
          <table:table-cell table:formula="of:=LN([.B453]*1000)" office:value-type="float" office:value="9.31013140682914" calcext:value-type="float">
            <text:p>9.31013140682914</text:p>
          </table:table-cell>
          <table:table-cell table:number-columns-repeated="7"/>
        </table:table-row>
        <table:table-row table:style-name="ro1">
          <table:table-cell office:value-type="float" office:value="452.038" calcext:value-type="float">
            <text:p>452.038</text:p>
          </table:table-cell>
          <table:table-cell office:value-type="float" office:value="11.0407" calcext:value-type="float">
            <text:p>11.0407</text:p>
          </table:table-cell>
          <table:table-cell table:formula="of:=LN([.B454]*1000)" office:value-type="float" office:value="9.30934372361813" calcext:value-type="float">
            <text:p>9.30934372361813</text:p>
          </table:table-cell>
          <table:table-cell table:number-columns-repeated="7"/>
        </table:table-row>
        <table:table-row table:style-name="ro1">
          <table:table-cell office:value-type="float" office:value="453.039" calcext:value-type="float">
            <text:p>453.039</text:p>
          </table:table-cell>
          <table:table-cell office:value-type="float" office:value="11.0315" calcext:value-type="float">
            <text:p>11.0315</text:p>
          </table:table-cell>
          <table:table-cell table:formula="of:=LN([.B455]*1000)" office:value-type="float" office:value="9.30851009574843" calcext:value-type="float">
            <text:p>9.30851009574843</text:p>
          </table:table-cell>
          <table:table-cell table:number-columns-repeated="7"/>
        </table:table-row>
        <table:table-row table:style-name="ro1">
          <table:table-cell office:value-type="float" office:value="454.039" calcext:value-type="float">
            <text:p>454.039</text:p>
          </table:table-cell>
          <table:table-cell office:value-type="float" office:value="11.0217" calcext:value-type="float">
            <text:p>11.0217</text:p>
          </table:table-cell>
          <table:table-cell table:formula="of:=LN([.B456]*1000)" office:value-type="float" office:value="9.30762133578207" calcext:value-type="float">
            <text:p>9.30762133578207</text:p>
          </table:table-cell>
          <table:table-cell table:number-columns-repeated="7"/>
        </table:table-row>
        <table:table-row table:style-name="ro1">
          <table:table-cell office:value-type="float" office:value="455.038" calcext:value-type="float">
            <text:p>455.038</text:p>
          </table:table-cell>
          <table:table-cell office:value-type="float" office:value="11.0134" calcext:value-type="float">
            <text:p>11.0134</text:p>
          </table:table-cell>
          <table:table-cell table:formula="of:=LN([.B457]*1000)" office:value-type="float" office:value="9.30686799221725" calcext:value-type="float">
            <text:p>9.30686799221725</text:p>
          </table:table-cell>
          <table:table-cell table:number-columns-repeated="7"/>
        </table:table-row>
        <table:table-row table:style-name="ro1">
          <table:table-cell office:value-type="float" office:value="456.039" calcext:value-type="float">
            <text:p>456.039</text:p>
          </table:table-cell>
          <table:table-cell office:value-type="float" office:value="11.0031" calcext:value-type="float">
            <text:p>11.0031</text:p>
          </table:table-cell>
          <table:table-cell table:formula="of:=LN([.B458]*1000)" office:value-type="float" office:value="9.30593233025904" calcext:value-type="float">
            <text:p>9.30593233025904</text:p>
          </table:table-cell>
          <table:table-cell table:number-columns-repeated="7"/>
        </table:table-row>
        <table:table-row table:style-name="ro1">
          <table:table-cell office:value-type="float" office:value="457.038" calcext:value-type="float">
            <text:p>457.038</text:p>
          </table:table-cell>
          <table:table-cell office:value-type="float" office:value="10.9952" calcext:value-type="float">
            <text:p>10.9952</text:p>
          </table:table-cell>
          <table:table-cell table:formula="of:=LN([.B459]*1000)" office:value-type="float" office:value="9.30521409290983" calcext:value-type="float">
            <text:p>9.30521409290983</text:p>
          </table:table-cell>
          <table:table-cell table:number-columns-repeated="7"/>
        </table:table-row>
        <table:table-row table:style-name="ro1">
          <table:table-cell office:value-type="float" office:value="458.039" calcext:value-type="float">
            <text:p>458.039</text:p>
          </table:table-cell>
          <table:table-cell office:value-type="float" office:value="10.9858" calcext:value-type="float">
            <text:p>10.9858</text:p>
          </table:table-cell>
          <table:table-cell table:formula="of:=LN([.B460]*1000)" office:value-type="float" office:value="9.30435880874869" calcext:value-type="float">
            <text:p>9.30435880874869</text:p>
          </table:table-cell>
          <table:table-cell table:number-columns-repeated="7"/>
        </table:table-row>
        <table:table-row table:style-name="ro1">
          <table:table-cell office:value-type="float" office:value="459.038" calcext:value-type="float">
            <text:p>459.038</text:p>
          </table:table-cell>
          <table:table-cell office:value-type="float" office:value="10.977" calcext:value-type="float">
            <text:p>10.977</text:p>
          </table:table-cell>
          <table:table-cell table:formula="of:=LN([.B461]*1000)" office:value-type="float" office:value="9.30355745368732" calcext:value-type="float">
            <text:p>9.30355745368732</text:p>
          </table:table-cell>
          <table:table-cell table:number-columns-repeated="7"/>
        </table:table-row>
        <table:table-row table:style-name="ro1">
          <table:table-cell office:value-type="float" office:value="460.039" calcext:value-type="float">
            <text:p>460.039</text:p>
          </table:table-cell>
          <table:table-cell office:value-type="float" office:value="10.9673" calcext:value-type="float">
            <text:p>10.9673</text:p>
          </table:table-cell>
          <table:table-cell table:formula="of:=LN([.B462]*1000)" office:value-type="float" office:value="9.30267339717772" calcext:value-type="float">
            <text:p>9.30267339717772</text:p>
          </table:table-cell>
          <table:table-cell table:number-columns-repeated="7"/>
        </table:table-row>
        <table:table-row table:style-name="ro1">
          <table:table-cell office:value-type="float" office:value="461.039" calcext:value-type="float">
            <text:p>461.039</text:p>
          </table:table-cell>
          <table:table-cell office:value-type="float" office:value="10.9592" calcext:value-type="float">
            <text:p>10.9592</text:p>
          </table:table-cell>
          <table:table-cell table:formula="of:=LN([.B463]*1000)" office:value-type="float" office:value="9.30193456513718" calcext:value-type="float">
            <text:p>9.30193456513718</text:p>
          </table:table-cell>
          <table:table-cell table:number-columns-repeated="7"/>
        </table:table-row>
        <table:table-row table:style-name="ro1">
          <table:table-cell office:value-type="float" office:value="462.039" calcext:value-type="float">
            <text:p>462.039</text:p>
          </table:table-cell>
          <table:table-cell office:value-type="float" office:value="10.9497" calcext:value-type="float">
            <text:p>10.9497</text:p>
          </table:table-cell>
          <table:table-cell table:formula="of:=LN([.B464]*1000)" office:value-type="float" office:value="9.30106733760906" calcext:value-type="float">
            <text:p>9.30106733760906</text:p>
          </table:table-cell>
          <table:table-cell table:number-columns-repeated="7"/>
        </table:table-row>
        <table:table-row table:style-name="ro1">
          <table:table-cell office:value-type="float" office:value="463.038" calcext:value-type="float">
            <text:p>463.038</text:p>
          </table:table-cell>
          <table:table-cell office:value-type="float" office:value="10.9413" calcext:value-type="float">
            <text:p>10.9413</text:p>
          </table:table-cell>
          <table:table-cell table:formula="of:=LN([.B465]*1000)" office:value-type="float" office:value="9.30029989889797" calcext:value-type="float">
            <text:p>9.30029989889797</text:p>
          </table:table-cell>
          <table:table-cell table:number-columns-repeated="7"/>
        </table:table-row>
        <table:table-row table:style-name="ro1">
          <table:table-cell office:value-type="float" office:value="464.039" calcext:value-type="float">
            <text:p>464.039</text:p>
          </table:table-cell>
          <table:table-cell office:value-type="float" office:value="10.9315" calcext:value-type="float">
            <text:p>10.9315</text:p>
          </table:table-cell>
          <table:table-cell table:formula="of:=LN([.B466]*1000)" office:value-type="float" office:value="9.29940380871694" calcext:value-type="float">
            <text:p>9.29940380871694</text:p>
          </table:table-cell>
          <table:table-cell table:number-columns-repeated="7"/>
        </table:table-row>
        <table:table-row table:style-name="ro1">
          <table:table-cell office:value-type="float" office:value="465.039" calcext:value-type="float">
            <text:p>465.039</text:p>
          </table:table-cell>
          <table:table-cell office:value-type="float" office:value="10.923" calcext:value-type="float">
            <text:p>10.923</text:p>
          </table:table-cell>
          <table:table-cell table:formula="of:=LN([.B467]*1000)" office:value-type="float" office:value="9.29862593684354" calcext:value-type="float">
            <text:p>9.29862593684354</text:p>
          </table:table-cell>
          <table:table-cell table:number-columns-repeated="7"/>
        </table:table-row>
        <table:table-row table:style-name="ro1">
          <table:table-cell office:value-type="float" office:value="466.038" calcext:value-type="float">
            <text:p>466.038</text:p>
          </table:table-cell>
          <table:table-cell office:value-type="float" office:value="10.9148" calcext:value-type="float">
            <text:p>10.9148</text:p>
          </table:table-cell>
          <table:table-cell table:formula="of:=LN([.B468]*1000)" office:value-type="float" office:value="9.29787494540802" calcext:value-type="float">
            <text:p>9.29787494540802</text:p>
          </table:table-cell>
          <table:table-cell table:number-columns-repeated="7"/>
        </table:table-row>
        <table:table-row table:style-name="ro1">
          <table:table-cell office:value-type="float" office:value="467.039" calcext:value-type="float">
            <text:p>467.039</text:p>
          </table:table-cell>
          <table:table-cell office:value-type="float" office:value="10.9042" calcext:value-type="float">
            <text:p>10.9042</text:p>
          </table:table-cell>
          <table:table-cell table:formula="of:=LN([.B469]*1000)" office:value-type="float" office:value="9.29690331510104" calcext:value-type="float">
            <text:p>9.29690331510104</text:p>
          </table:table-cell>
          <table:table-cell table:number-columns-repeated="7"/>
        </table:table-row>
        <table:table-row table:style-name="ro1">
          <table:table-cell office:value-type="float" office:value="468.039" calcext:value-type="float">
            <text:p>468.039</text:p>
          </table:table-cell>
          <table:table-cell office:value-type="float" office:value="10.8954" calcext:value-type="float">
            <text:p>10.8954</text:p>
          </table:table-cell>
          <table:table-cell table:formula="of:=LN([.B470]*1000)" office:value-type="float" office:value="9.29609596079381" calcext:value-type="float">
            <text:p>9.29609596079381</text:p>
          </table:table-cell>
          <table:table-cell table:number-columns-repeated="7"/>
        </table:table-row>
        <table:table-row table:style-name="ro1">
          <table:table-cell office:value-type="float" office:value="469.038" calcext:value-type="float">
            <text:p>469.038</text:p>
          </table:table-cell>
          <table:table-cell office:value-type="float" office:value="10.8859" calcext:value-type="float">
            <text:p>10.8859</text:p>
          </table:table-cell>
          <table:table-cell table:formula="of:=LN([.B471]*1000)" office:value-type="float" office:value="9.29522365284135" calcext:value-type="float">
            <text:p>9.29522365284135</text:p>
          </table:table-cell>
          <table:table-cell table:number-columns-repeated="7"/>
        </table:table-row>
        <table:table-row table:style-name="ro1">
          <table:table-cell office:value-type="float" office:value="470.039" calcext:value-type="float">
            <text:p>470.039</text:p>
          </table:table-cell>
          <table:table-cell office:value-type="float" office:value="10.8777" calcext:value-type="float">
            <text:p>10.8777</text:p>
          </table:table-cell>
          <table:table-cell table:formula="of:=LN([.B472]*1000)" office:value-type="float" office:value="9.2944701010036" calcext:value-type="float">
            <text:p>9.2944701010036</text:p>
          </table:table-cell>
          <table:table-cell table:number-columns-repeated="7"/>
        </table:table-row>
        <table:table-row table:style-name="ro1">
          <table:table-cell office:value-type="float" office:value="471.039" calcext:value-type="float">
            <text:p>471.039</text:p>
          </table:table-cell>
          <table:table-cell office:value-type="float" office:value="10.8687" calcext:value-type="float">
            <text:p>10.8687</text:p>
          </table:table-cell>
          <table:table-cell table:formula="of:=LN([.B473]*1000)" office:value-type="float" office:value="9.29364237774699" calcext:value-type="float">
            <text:p>9.29364237774699</text:p>
          </table:table-cell>
          <table:table-cell table:number-columns-repeated="7"/>
        </table:table-row>
        <table:table-row table:style-name="ro1">
          <table:table-cell office:value-type="float" office:value="472.038" calcext:value-type="float">
            <text:p>472.038</text:p>
          </table:table-cell>
          <table:table-cell office:value-type="float" office:value="10.8604" calcext:value-type="float">
            <text:p>10.8604</text:p>
          </table:table-cell>
          <table:table-cell table:formula="of:=LN([.B474]*1000)" office:value-type="float" office:value="9.29287842522215" calcext:value-type="float">
            <text:p>9.29287842522215</text:p>
          </table:table-cell>
          <table:table-cell table:number-columns-repeated="7"/>
        </table:table-row>
        <table:table-row table:style-name="ro1">
          <table:table-cell office:value-type="float" office:value="473.039" calcext:value-type="float">
            <text:p>473.039</text:p>
          </table:table-cell>
          <table:table-cell office:value-type="float" office:value="10.8493" calcext:value-type="float">
            <text:p>10.8493</text:p>
          </table:table-cell>
          <table:table-cell table:formula="of:=LN([.B475]*1000)" office:value-type="float" office:value="9.29185584075832" calcext:value-type="float">
            <text:p>9.29185584075832</text:p>
          </table:table-cell>
          <table:table-cell table:number-columns-repeated="7"/>
        </table:table-row>
        <table:table-row table:style-name="ro1">
          <table:table-cell office:value-type="float" office:value="474.039" calcext:value-type="float">
            <text:p>474.039</text:p>
          </table:table-cell>
          <table:table-cell office:value-type="float" office:value="10.8411" calcext:value-type="float">
            <text:p>10.8411</text:p>
          </table:table-cell>
          <table:table-cell table:formula="of:=LN([.B476]*1000)" office:value-type="float" office:value="9.29109974586006" calcext:value-type="float">
            <text:p>9.29109974586006</text:p>
          </table:table-cell>
          <table:table-cell table:number-columns-repeated="7"/>
        </table:table-row>
        <table:table-row table:style-name="ro1">
          <table:table-cell office:value-type="float" office:value="475.039" calcext:value-type="float">
            <text:p>475.039</text:p>
          </table:table-cell>
          <table:table-cell office:value-type="float" office:value="10.8331" calcext:value-type="float">
            <text:p>10.8331</text:p>
          </table:table-cell>
          <table:table-cell table:formula="of:=LN([.B477]*1000)" office:value-type="float" office:value="9.29036154095623" calcext:value-type="float">
            <text:p>9.29036154095623</text:p>
          </table:table-cell>
          <table:table-cell table:number-columns-repeated="7"/>
        </table:table-row>
        <table:table-row table:style-name="ro1">
          <table:table-cell office:value-type="float" office:value="476.038" calcext:value-type="float">
            <text:p>476.038</text:p>
          </table:table-cell>
          <table:table-cell office:value-type="float" office:value="10.8245" calcext:value-type="float">
            <text:p>10.8245</text:p>
          </table:table-cell>
          <table:table-cell table:formula="of:=LN([.B478]*1000)" office:value-type="float" office:value="9.28956736242749" calcext:value-type="float">
            <text:p>9.28956736242749</text:p>
          </table:table-cell>
          <table:table-cell table:number-columns-repeated="7"/>
        </table:table-row>
        <table:table-row table:style-name="ro1">
          <table:table-cell office:value-type="float" office:value="477.039" calcext:value-type="float">
            <text:p>477.039</text:p>
          </table:table-cell>
          <table:table-cell office:value-type="float" office:value="10.8144" calcext:value-type="float">
            <text:p>10.8144</text:p>
          </table:table-cell>
          <table:table-cell table:formula="of:=LN([.B479]*1000)" office:value-type="float" office:value="9.28863385834609" calcext:value-type="float">
            <text:p>9.28863385834609</text:p>
          </table:table-cell>
          <table:table-cell table:number-columns-repeated="7"/>
        </table:table-row>
        <table:table-row table:style-name="ro1">
          <table:table-cell office:value-type="float" office:value="478.038" calcext:value-type="float">
            <text:p>478.038</text:p>
          </table:table-cell>
          <table:table-cell office:value-type="float" office:value="10.806" calcext:value-type="float">
            <text:p>10.806</text:p>
          </table:table-cell>
          <table:table-cell table:formula="of:=LN([.B480]*1000)" office:value-type="float" office:value="9.28785681440401" calcext:value-type="float">
            <text:p>9.28785681440401</text:p>
          </table:table-cell>
          <table:table-cell table:number-columns-repeated="7"/>
        </table:table-row>
        <table:table-row table:style-name="ro1">
          <table:table-cell office:value-type="float" office:value="479.039" calcext:value-type="float">
            <text:p>479.039</text:p>
          </table:table-cell>
          <table:table-cell office:value-type="float" office:value="10.7955" calcext:value-type="float">
            <text:p>10.7955</text:p>
          </table:table-cell>
          <table:table-cell table:formula="of:=LN([.B481]*1000)" office:value-type="float" office:value="9.28688465961597" calcext:value-type="float">
            <text:p>9.28688465961597</text:p>
          </table:table-cell>
          <table:table-cell table:number-columns-repeated="7"/>
        </table:table-row>
        <table:table-row table:style-name="ro1">
          <table:table-cell office:value-type="float" office:value="480.039" calcext:value-type="float">
            <text:p>480.039</text:p>
          </table:table-cell>
          <table:table-cell office:value-type="float" office:value="10.7876" calcext:value-type="float">
            <text:p>10.7876</text:p>
          </table:table-cell>
          <table:table-cell table:formula="of:=LN([.B482]*1000)" office:value-type="float" office:value="9.28615260533713" calcext:value-type="float">
            <text:p>9.28615260533713</text:p>
          </table:table-cell>
          <table:table-cell table:number-columns-repeated="7"/>
        </table:table-row>
        <table:table-row table:style-name="ro1">
          <table:table-cell office:value-type="float" office:value="481.038" calcext:value-type="float">
            <text:p>481.038</text:p>
          </table:table-cell>
          <table:table-cell office:value-type="float" office:value="10.7798" calcext:value-type="float">
            <text:p>10.7798</text:p>
          </table:table-cell>
          <table:table-cell table:formula="of:=LN([.B483]*1000)" office:value-type="float" office:value="9.28542929141519" calcext:value-type="float">
            <text:p>9.28542929141519</text:p>
          </table:table-cell>
          <table:table-cell table:number-columns-repeated="7"/>
        </table:table-row>
        <table:table-row table:style-name="ro1">
          <table:table-cell office:value-type="float" office:value="482.039" calcext:value-type="float">
            <text:p>482.039</text:p>
          </table:table-cell>
          <table:table-cell office:value-type="float" office:value="10.7701" calcext:value-type="float">
            <text:p>10.7701</text:p>
          </table:table-cell>
          <table:table-cell table:formula="of:=LN([.B484]*1000)" office:value-type="float" office:value="9.2845290551584" calcext:value-type="float">
            <text:p>9.2845290551584</text:p>
          </table:table-cell>
          <table:table-cell table:number-columns-repeated="7"/>
        </table:table-row>
        <table:table-row table:style-name="ro1">
          <table:table-cell office:value-type="float" office:value="483.039" calcext:value-type="float">
            <text:p>483.039</text:p>
          </table:table-cell>
          <table:table-cell office:value-type="float" office:value="10.761" calcext:value-type="float">
            <text:p>10.761</text:p>
          </table:table-cell>
          <table:table-cell table:formula="of:=LN([.B485]*1000)" office:value-type="float" office:value="9.28368376620039" calcext:value-type="float">
            <text:p>9.28368376620039</text:p>
          </table:table-cell>
          <table:table-cell table:number-columns-repeated="7"/>
        </table:table-row>
        <table:table-row table:style-name="ro1">
          <table:table-cell office:value-type="float" office:value="484.039" calcext:value-type="float">
            <text:p>484.039</text:p>
          </table:table-cell>
          <table:table-cell office:value-type="float" office:value="10.7518" calcext:value-type="float">
            <text:p>10.7518</text:p>
          </table:table-cell>
          <table:table-cell table:formula="of:=LN([.B486]*1000)" office:value-type="float" office:value="9.28282846139945" calcext:value-type="float">
            <text:p>9.28282846139945</text:p>
          </table:table-cell>
          <table:table-cell table:number-columns-repeated="7"/>
        </table:table-row>
        <table:table-row table:style-name="ro1">
          <table:table-cell office:value-type="float" office:value="485.038" calcext:value-type="float">
            <text:p>485.038</text:p>
          </table:table-cell>
          <table:table-cell office:value-type="float" office:value="10.7422" calcext:value-type="float">
            <text:p>10.7422</text:p>
          </table:table-cell>
          <table:table-cell table:formula="of:=LN([.B487]*1000)" office:value-type="float" office:value="9.28193518879888" calcext:value-type="float">
            <text:p>9.28193518879888</text:p>
          </table:table-cell>
          <table:table-cell table:number-columns-repeated="7"/>
        </table:table-row>
        <table:table-row table:style-name="ro1">
          <table:table-cell office:value-type="float" office:value="486.039" calcext:value-type="float">
            <text:p>486.039</text:p>
          </table:table-cell>
          <table:table-cell office:value-type="float" office:value="10.7339" calcext:value-type="float">
            <text:p>10.7339</text:p>
          </table:table-cell>
          <table:table-cell table:formula="of:=LN([.B488]*1000)" office:value-type="float" office:value="9.28116223650184" calcext:value-type="float">
            <text:p>9.28116223650184</text:p>
          </table:table-cell>
          <table:table-cell table:number-columns-repeated="7"/>
        </table:table-row>
        <table:table-row table:style-name="ro1">
          <table:table-cell office:value-type="float" office:value="487.039" calcext:value-type="float">
            <text:p>487.039</text:p>
          </table:table-cell>
          <table:table-cell office:value-type="float" office:value="10.7247" calcext:value-type="float">
            <text:p>10.7247</text:p>
          </table:table-cell>
          <table:table-cell table:formula="of:=LN([.B489]*1000)" office:value-type="float" office:value="9.28030477137702" calcext:value-type="float">
            <text:p>9.28030477137702</text:p>
          </table:table-cell>
          <table:table-cell table:number-columns-repeated="7"/>
        </table:table-row>
        <table:table-row table:style-name="ro1">
          <table:table-cell office:value-type="float" office:value="488.038" calcext:value-type="float">
            <text:p>488.038</text:p>
          </table:table-cell>
          <table:table-cell office:value-type="float" office:value="10.7163" calcext:value-type="float">
            <text:p>10.7163</text:p>
          </table:table-cell>
          <table:table-cell table:formula="of:=LN([.B490]*1000)" office:value-type="float" office:value="9.27952122579335" calcext:value-type="float">
            <text:p>9.27952122579335</text:p>
          </table:table-cell>
          <table:table-cell table:number-columns-repeated="7"/>
        </table:table-row>
        <table:table-row table:style-name="ro1">
          <table:table-cell office:value-type="float" office:value="489.039" calcext:value-type="float">
            <text:p>489.039</text:p>
          </table:table-cell>
          <table:table-cell office:value-type="float" office:value="10.7081" calcext:value-type="float">
            <text:p>10.7081</text:p>
          </table:table-cell>
          <table:table-cell table:formula="of:=LN([.B491]*1000)" office:value-type="float" office:value="9.27875574340874" calcext:value-type="float">
            <text:p>9.27875574340874</text:p>
          </table:table-cell>
          <table:table-cell table:number-columns-repeated="7"/>
        </table:table-row>
        <table:table-row table:style-name="ro1">
          <table:table-cell office:value-type="float" office:value="490.038" calcext:value-type="float">
            <text:p>490.038</text:p>
          </table:table-cell>
          <table:table-cell office:value-type="float" office:value="10.6985" calcext:value-type="float">
            <text:p>10.6985</text:p>
          </table:table-cell>
          <table:table-cell table:formula="of:=LN([.B492]*1000)" office:value-type="float" office:value="9.27785882370701" calcext:value-type="float">
            <text:p>9.27785882370701</text:p>
          </table:table-cell>
          <table:table-cell table:number-columns-repeated="7"/>
        </table:table-row>
        <table:table-row table:style-name="ro1">
          <table:table-cell office:value-type="float" office:value="491.039" calcext:value-type="float">
            <text:p>491.039</text:p>
          </table:table-cell>
          <table:table-cell office:value-type="float" office:value="10.6894" calcext:value-type="float">
            <text:p>10.6894</text:p>
          </table:table-cell>
          <table:table-cell table:formula="of:=LN([.B493]*1000)" office:value-type="float" office:value="9.2770078752222" calcext:value-type="float">
            <text:p>9.2770078752222</text:p>
          </table:table-cell>
          <table:table-cell table:number-columns-repeated="7"/>
        </table:table-row>
        <table:table-row table:style-name="ro1">
          <table:table-cell office:value-type="float" office:value="492.039" calcext:value-type="float">
            <text:p>492.039</text:p>
          </table:table-cell>
          <table:table-cell office:value-type="float" office:value="10.6808" calcext:value-type="float">
            <text:p>10.6808</text:p>
          </table:table-cell>
          <table:table-cell table:formula="of:=LN([.B494]*1000)" office:value-type="float" office:value="9.27620301607588" calcext:value-type="float">
            <text:p>9.27620301607588</text:p>
          </table:table-cell>
          <table:table-cell table:number-columns-repeated="7"/>
        </table:table-row>
        <table:table-row table:style-name="ro1">
          <table:table-cell office:value-type="float" office:value="493.038" calcext:value-type="float">
            <text:p>493.038</text:p>
          </table:table-cell>
          <table:table-cell office:value-type="float" office:value="10.6718" calcext:value-type="float">
            <text:p>10.6718</text:p>
          </table:table-cell>
          <table:table-cell table:formula="of:=LN([.B495]*1000)" office:value-type="float" office:value="9.27536002735011" calcext:value-type="float">
            <text:p>9.27536002735011</text:p>
          </table:table-cell>
          <table:table-cell table:number-columns-repeated="7"/>
        </table:table-row>
        <table:table-row table:style-name="ro1">
          <table:table-cell office:value-type="float" office:value="494.038" calcext:value-type="float">
            <text:p>494.038</text:p>
          </table:table-cell>
          <table:table-cell office:value-type="float" office:value="10.6624" calcext:value-type="float">
            <text:p>10.6624</text:p>
          </table:table-cell>
          <table:table-cell table:formula="of:=LN([.B496]*1000)" office:value-type="float" office:value="9.27447881309242" calcext:value-type="float">
            <text:p>9.27447881309242</text:p>
          </table:table-cell>
          <table:table-cell table:number-columns-repeated="7"/>
        </table:table-row>
        <table:table-row table:style-name="ro1">
          <table:table-cell office:value-type="float" office:value="495.039" calcext:value-type="float">
            <text:p>495.039</text:p>
          </table:table-cell>
          <table:table-cell office:value-type="float" office:value="10.6529" calcext:value-type="float">
            <text:p>10.6529</text:p>
          </table:table-cell>
          <table:table-cell table:formula="of:=LN([.B497]*1000)" office:value-type="float" office:value="9.27358743454001" calcext:value-type="float">
            <text:p>9.27358743454001</text:p>
          </table:table-cell>
          <table:table-cell table:number-columns-repeated="7"/>
        </table:table-row>
        <table:table-row table:style-name="ro1">
          <table:table-cell office:value-type="float" office:value="496.038" calcext:value-type="float">
            <text:p>496.038</text:p>
          </table:table-cell>
          <table:table-cell office:value-type="float" office:value="10.6449" calcext:value-type="float">
            <text:p>10.6449</text:p>
          </table:table-cell>
          <table:table-cell table:formula="of:=LN([.B498]*1000)" office:value-type="float" office:value="9.27283618320173" calcext:value-type="float">
            <text:p>9.27283618320173</text:p>
          </table:table-cell>
          <table:table-cell table:number-columns-repeated="7"/>
        </table:table-row>
        <table:table-row table:style-name="ro1">
          <table:table-cell office:value-type="float" office:value="497.039" calcext:value-type="float">
            <text:p>497.039</text:p>
          </table:table-cell>
          <table:table-cell office:value-type="float" office:value="10.6358" calcext:value-type="float">
            <text:p>10.6358</text:p>
          </table:table-cell>
          <table:table-cell table:formula="of:=LN([.B499]*1000)" office:value-type="float" office:value="9.27198094812444" calcext:value-type="float">
            <text:p>9.27198094812444</text:p>
          </table:table-cell>
          <table:table-cell table:number-columns-repeated="7"/>
        </table:table-row>
        <table:table-row table:style-name="ro1">
          <table:table-cell office:value-type="float" office:value="498.039" calcext:value-type="float">
            <text:p>498.039</text:p>
          </table:table-cell>
          <table:table-cell office:value-type="float" office:value="10.6279" calcext:value-type="float">
            <text:p>10.6279</text:p>
          </table:table-cell>
          <table:table-cell table:formula="of:=LN([.B500]*1000)" office:value-type="float" office:value="9.27123789772742" calcext:value-type="float">
            <text:p>9.27123789772742</text:p>
          </table:table-cell>
          <table:table-cell table:number-columns-repeated="7"/>
        </table:table-row>
        <table:table-row table:style-name="ro1">
          <table:table-cell office:value-type="float" office:value="499.038" calcext:value-type="float">
            <text:p>499.038</text:p>
          </table:table-cell>
          <table:table-cell office:value-type="float" office:value="10.6179" calcext:value-type="float">
            <text:p>10.6179</text:p>
          </table:table-cell>
          <table:table-cell table:formula="of:=LN([.B501]*1000)" office:value-type="float" office:value="9.27029653512978" calcext:value-type="float">
            <text:p>9.27029653512978</text:p>
          </table:table-cell>
          <table:table-cell table:number-columns-repeated="7"/>
        </table:table-row>
        <table:table-row table:style-name="ro1">
          <table:table-cell office:value-type="float" office:value="500.038" calcext:value-type="float">
            <text:p>500.038</text:p>
          </table:table-cell>
          <table:table-cell office:value-type="float" office:value="10.6101" calcext:value-type="float">
            <text:p>10.6101</text:p>
          </table:table-cell>
          <table:table-cell table:formula="of:=LN([.B502]*1000)" office:value-type="float" office:value="9.2695616566343" calcext:value-type="float">
            <text:p>9.2695616566343</text:p>
          </table:table-cell>
          <table:table-cell table:number-columns-repeated="7"/>
        </table:table-row>
        <table:table-row table:style-name="ro1">
          <table:table-cell office:value-type="float" office:value="501.039" calcext:value-type="float">
            <text:p>501.039</text:p>
          </table:table-cell>
          <table:table-cell office:value-type="float" office:value="10.601" calcext:value-type="float">
            <text:p>10.601</text:p>
          </table:table-cell>
          <table:table-cell table:formula="of:=LN([.B503]*1000)" office:value-type="float" office:value="9.2687036152731" calcext:value-type="float">
            <text:p>9.2687036152731</text:p>
          </table:table-cell>
          <table:table-cell table:number-columns-repeated="7"/>
        </table:table-row>
        <table:table-row table:style-name="ro1">
          <table:table-cell office:value-type="float" office:value="502.037" calcext:value-type="float">
            <text:p>502.037</text:p>
          </table:table-cell>
          <table:table-cell office:value-type="float" office:value="10.5928" calcext:value-type="float">
            <text:p>10.5928</text:p>
          </table:table-cell>
          <table:table-cell table:formula="of:=LN([.B504]*1000)" office:value-type="float" office:value="9.26792980402555" calcext:value-type="float">
            <text:p>9.26792980402555</text:p>
          </table:table-cell>
          <table:table-cell table:number-columns-repeated="7"/>
        </table:table-row>
        <table:table-row table:style-name="ro1">
          <table:table-cell office:value-type="float" office:value="503.038" calcext:value-type="float">
            <text:p>503.038</text:p>
          </table:table-cell>
          <table:table-cell office:value-type="float" office:value="10.5832" calcext:value-type="float">
            <text:p>10.5832</text:p>
          </table:table-cell>
          <table:table-cell table:formula="of:=LN([.B505]*1000)" office:value-type="float" office:value="9.26702311714817" calcext:value-type="float">
            <text:p>9.26702311714817</text:p>
          </table:table-cell>
          <table:table-cell table:number-columns-repeated="7"/>
        </table:table-row>
        <table:table-row table:style-name="ro1">
          <table:table-cell office:value-type="float" office:value="504.038" calcext:value-type="float">
            <text:p>504.038</text:p>
          </table:table-cell>
          <table:table-cell office:value-type="float" office:value="10.575" calcext:value-type="float">
            <text:p>10.575</text:p>
          </table:table-cell>
          <table:table-cell table:formula="of:=LN([.B506]*1000)" office:value-type="float" office:value="9.26624800391448" calcext:value-type="float">
            <text:p>9.26624800391448</text:p>
          </table:table-cell>
          <table:table-cell table:number-columns-repeated="7"/>
        </table:table-row>
        <table:table-row table:style-name="ro1">
          <table:table-cell office:value-type="float" office:value="505.037" calcext:value-type="float">
            <text:p>505.037</text:p>
          </table:table-cell>
          <table:table-cell office:value-type="float" office:value="10.5662" calcext:value-type="float">
            <text:p>10.5662</text:p>
          </table:table-cell>
          <table:table-cell table:formula="of:=LN([.B507]*1000)" office:value-type="float" office:value="9.26541550618415" calcext:value-type="float">
            <text:p>9.26541550618415</text:p>
          </table:table-cell>
          <table:table-cell table:number-columns-repeated="7"/>
        </table:table-row>
        <table:table-row table:style-name="ro1">
          <table:table-cell office:value-type="float" office:value="506.038" calcext:value-type="float">
            <text:p>506.038</text:p>
          </table:table-cell>
          <table:table-cell office:value-type="float" office:value="10.5573" calcext:value-type="float">
            <text:p>10.5573</text:p>
          </table:table-cell>
          <table:table-cell table:formula="of:=LN([.B508]*1000)" office:value-type="float" office:value="9.2645728427499" calcext:value-type="float">
            <text:p>9.2645728427499</text:p>
          </table:table-cell>
          <table:table-cell table:number-columns-repeated="7"/>
        </table:table-row>
        <table:table-row table:style-name="ro1">
          <table:table-cell office:value-type="float" office:value="507.038" calcext:value-type="float">
            <text:p>507.038</text:p>
          </table:table-cell>
          <table:table-cell office:value-type="float" office:value="10.5493" calcext:value-type="float">
            <text:p>10.5493</text:p>
          </table:table-cell>
          <table:table-cell table:formula="of:=LN([.B509]*1000)" office:value-type="float" office:value="9.26381478599201" calcext:value-type="float">
            <text:p>9.26381478599201</text:p>
          </table:table-cell>
          <table:table-cell table:number-columns-repeated="7"/>
        </table:table-row>
        <table:table-row table:style-name="ro1">
          <table:table-cell office:value-type="float" office:value="508.038" calcext:value-type="float">
            <text:p>508.038</text:p>
          </table:table-cell>
          <table:table-cell office:value-type="float" office:value="10.5399" calcext:value-type="float">
            <text:p>10.5399</text:p>
          </table:table-cell>
          <table:table-cell table:formula="of:=LN([.B510]*1000)" office:value-type="float" office:value="9.26292333438431" calcext:value-type="float">
            <text:p>9.26292333438431</text:p>
          </table:table-cell>
          <table:table-cell table:number-columns-repeated="7"/>
        </table:table-row>
        <table:table-row table:style-name="ro1">
          <table:table-cell office:value-type="float" office:value="509.037" calcext:value-type="float">
            <text:p>509.037</text:p>
          </table:table-cell>
          <table:table-cell office:value-type="float" office:value="10.5314" calcext:value-type="float">
            <text:p>10.5314</text:p>
          </table:table-cell>
          <table:table-cell table:formula="of:=LN([.B511]*1000)" office:value-type="float" office:value="9.26211654975678" calcext:value-type="float">
            <text:p>9.26211654975678</text:p>
          </table:table-cell>
          <table:table-cell table:number-columns-repeated="7"/>
        </table:table-row>
        <table:table-row table:style-name="ro1">
          <table:table-cell office:value-type="float" office:value="510.038" calcext:value-type="float">
            <text:p>510.038</text:p>
          </table:table-cell>
          <table:table-cell office:value-type="float" office:value="10.5221" calcext:value-type="float">
            <text:p>10.5221</text:p>
          </table:table-cell>
          <table:table-cell table:formula="of:=LN([.B512]*1000)" office:value-type="float" office:value="9.26123308614219" calcext:value-type="float">
            <text:p>9.26123308614219</text:p>
          </table:table-cell>
          <table:table-cell table:number-columns-repeated="7"/>
        </table:table-row>
        <table:table-row table:style-name="ro1">
          <table:table-cell office:value-type="float" office:value="511.038" calcext:value-type="float">
            <text:p>511.038</text:p>
          </table:table-cell>
          <table:table-cell office:value-type="float" office:value="10.5139" calcext:value-type="float">
            <text:p>10.5139</text:p>
          </table:table-cell>
          <table:table-cell table:formula="of:=LN([.B513]*1000)" office:value-type="float" office:value="9.26045347020614" calcext:value-type="float">
            <text:p>9.26045347020614</text:p>
          </table:table-cell>
          <table:table-cell table:number-columns-repeated="7"/>
        </table:table-row>
        <table:table-row table:style-name="ro1">
          <table:table-cell office:value-type="float" office:value="512.037" calcext:value-type="float">
            <text:p>512.037</text:p>
          </table:table-cell>
          <table:table-cell office:value-type="float" office:value="10.5056" calcext:value-type="float">
            <text:p>10.5056</text:p>
          </table:table-cell>
          <table:table-cell table:formula="of:=LN([.B514]*1000)" office:value-type="float" office:value="9.25966372730727" calcext:value-type="float">
            <text:p>9.25966372730727</text:p>
          </table:table-cell>
          <table:table-cell table:number-columns-repeated="7"/>
        </table:table-row>
        <table:table-row table:style-name="ro1">
          <table:table-cell office:value-type="float" office:value="513.038" calcext:value-type="float">
            <text:p>513.038</text:p>
          </table:table-cell>
          <table:table-cell office:value-type="float" office:value="10.497" calcext:value-type="float">
            <text:p>10.497</text:p>
          </table:table-cell>
          <table:table-cell table:formula="of:=LN([.B515]*1000)" office:value-type="float" office:value="9.2588447810358" calcext:value-type="float">
            <text:p>9.2588447810358</text:p>
          </table:table-cell>
          <table:table-cell table:number-columns-repeated="7"/>
        </table:table-row>
        <table:table-row table:style-name="ro1">
          <table:table-cell office:value-type="float" office:value="514.037" calcext:value-type="float">
            <text:p>514.037</text:p>
          </table:table-cell>
          <table:table-cell office:value-type="float" office:value="10.4873" calcext:value-type="float">
            <text:p>10.4873</text:p>
          </table:table-cell>
          <table:table-cell table:formula="of:=LN([.B516]*1000)" office:value-type="float" office:value="9.25792028027181" calcext:value-type="float">
            <text:p>9.25792028027181</text:p>
          </table:table-cell>
          <table:table-cell table:number-columns-repeated="7"/>
        </table:table-row>
        <table:table-row table:style-name="ro1">
          <table:table-cell office:value-type="float" office:value="515.037" calcext:value-type="float">
            <text:p>515.037</text:p>
          </table:table-cell>
          <table:table-cell office:value-type="float" office:value="10.4791" calcext:value-type="float">
            <text:p>10.4791</text:p>
          </table:table-cell>
          <table:table-cell table:formula="of:=LN([.B517]*1000)" office:value-type="float" office:value="9.25713807632472" calcext:value-type="float">
            <text:p>9.25713807632472</text:p>
          </table:table-cell>
          <table:table-cell table:number-columns-repeated="7"/>
        </table:table-row>
        <table:table-row table:style-name="ro1">
          <table:table-cell office:value-type="float" office:value="516.038" calcext:value-type="float">
            <text:p>516.038</text:p>
          </table:table-cell>
          <table:table-cell office:value-type="float" office:value="10.47" calcext:value-type="float">
            <text:p>10.47</text:p>
          </table:table-cell>
          <table:table-cell table:formula="of:=LN([.B518]*1000)" office:value-type="float" office:value="9.25626930386458" calcext:value-type="float">
            <text:p>9.25626930386458</text:p>
          </table:table-cell>
          <table:table-cell table:number-columns-repeated="7"/>
        </table:table-row>
        <table:table-row table:style-name="ro1">
          <table:table-cell office:value-type="float" office:value="517.038" calcext:value-type="float">
            <text:p>517.038</text:p>
          </table:table-cell>
          <table:table-cell office:value-type="float" office:value="10.4609" calcext:value-type="float">
            <text:p>10.4609</text:p>
          </table:table-cell>
          <table:table-cell table:formula="of:=LN([.B519]*1000)" office:value-type="float" office:value="9.25539977598252" calcext:value-type="float">
            <text:p>9.25539977598252</text:p>
          </table:table-cell>
          <table:table-cell table:number-columns-repeated="7"/>
        </table:table-row>
        <table:table-row table:style-name="ro1">
          <table:table-cell office:value-type="float" office:value="518.038" calcext:value-type="float">
            <text:p>518.038</text:p>
          </table:table-cell>
          <table:table-cell office:value-type="float" office:value="10.4526" calcext:value-type="float">
            <text:p>10.4526</text:p>
          </table:table-cell>
          <table:table-cell table:formula="of:=LN([.B520]*1000)" office:value-type="float" office:value="9.25460603027417" calcext:value-type="float">
            <text:p>9.25460603027417</text:p>
          </table:table-cell>
          <table:table-cell table:number-columns-repeated="7"/>
        </table:table-row>
        <table:table-row table:style-name="ro1">
          <table:table-cell office:value-type="float" office:value="519.038" calcext:value-type="float">
            <text:p>519.038</text:p>
          </table:table-cell>
          <table:table-cell office:value-type="float" office:value="10.4435" calcext:value-type="float">
            <text:p>10.4435</text:p>
          </table:table-cell>
          <table:table-cell table:formula="of:=LN([.B521]*1000)" office:value-type="float" office:value="9.25373505429537" calcext:value-type="float">
            <text:p>9.25373505429537</text:p>
          </table:table-cell>
          <table:table-cell table:number-columns-repeated="7"/>
        </table:table-row>
        <table:table-row table:style-name="ro1">
          <table:table-cell office:value-type="float" office:value="520.037" calcext:value-type="float">
            <text:p>520.037</text:p>
          </table:table-cell>
          <table:table-cell office:value-type="float" office:value="10.4354" calcext:value-type="float">
            <text:p>10.4354</text:p>
          </table:table-cell>
          <table:table-cell table:formula="of:=LN([.B522]*1000)" office:value-type="float" office:value="9.25295915131137" calcext:value-type="float">
            <text:p>9.25295915131137</text:p>
          </table:table-cell>
          <table:table-cell table:number-columns-repeated="7"/>
        </table:table-row>
        <table:table-row table:style-name="ro1">
          <table:table-cell office:value-type="float" office:value="521.037" calcext:value-type="float">
            <text:p>521.037</text:p>
          </table:table-cell>
          <table:table-cell office:value-type="float" office:value="10.4268" calcext:value-type="float">
            <text:p>10.4268</text:p>
          </table:table-cell>
          <table:table-cell table:formula="of:=LN([.B523]*1000)" office:value-type="float" office:value="9.25213469363316" calcext:value-type="float">
            <text:p>9.25213469363316</text:p>
          </table:table-cell>
          <table:table-cell table:number-columns-repeated="7"/>
        </table:table-row>
        <table:table-row table:style-name="ro1">
          <table:table-cell office:value-type="float" office:value="522.038" calcext:value-type="float">
            <text:p>522.038</text:p>
          </table:table-cell>
          <table:table-cell office:value-type="float" office:value="10.4186" calcext:value-type="float">
            <text:p>10.4186</text:p>
          </table:table-cell>
          <table:table-cell table:formula="of:=LN([.B524]*1000)" office:value-type="float" office:value="9.25134794927489" calcext:value-type="float">
            <text:p>9.25134794927489</text:p>
          </table:table-cell>
          <table:table-cell table:number-columns-repeated="7"/>
        </table:table-row>
        <table:table-row table:style-name="ro1">
          <table:table-cell office:value-type="float" office:value="523.038" calcext:value-type="float">
            <text:p>523.038</text:p>
          </table:table-cell>
          <table:table-cell office:value-type="float" office:value="10.4097" calcext:value-type="float">
            <text:p>10.4097</text:p>
          </table:table-cell>
          <table:table-cell table:formula="of:=LN([.B525]*1000)" office:value-type="float" office:value="9.25049334274995" calcext:value-type="float">
            <text:p>9.25049334274995</text:p>
          </table:table-cell>
          <table:table-cell table:number-columns-repeated="7"/>
        </table:table-row>
        <table:table-row table:style-name="ro1">
          <table:table-cell office:value-type="float" office:value="524.037" calcext:value-type="float">
            <text:p>524.037</text:p>
          </table:table-cell>
          <table:table-cell office:value-type="float" office:value="10.4007" calcext:value-type="float">
            <text:p>10.4007</text:p>
          </table:table-cell>
          <table:table-cell table:formula="of:=LN([.B526]*1000)" office:value-type="float" office:value="9.24962839055671" calcext:value-type="float">
            <text:p>9.24962839055671</text:p>
          </table:table-cell>
          <table:table-cell table:number-columns-repeated="7"/>
        </table:table-row>
        <table:table-row table:style-name="ro1">
          <table:table-cell office:value-type="float" office:value="525.038" calcext:value-type="float">
            <text:p>525.038</text:p>
          </table:table-cell>
          <table:table-cell office:value-type="float" office:value="10.3924" calcext:value-type="float">
            <text:p>10.3924</text:p>
          </table:table-cell>
          <table:table-cell table:formula="of:=LN([.B527]*1000)" office:value-type="float" office:value="9.24883004875671" calcext:value-type="float">
            <text:p>9.24883004875671</text:p>
          </table:table-cell>
          <table:table-cell table:number-columns-repeated="7"/>
        </table:table-row>
        <table:table-row table:style-name="ro1">
          <table:table-cell office:value-type="float" office:value="526.037" calcext:value-type="float">
            <text:p>526.037</text:p>
          </table:table-cell>
          <table:table-cell office:value-type="float" office:value="10.3842" calcext:value-type="float">
            <text:p>10.3842</text:p>
          </table:table-cell>
          <table:table-cell table:formula="of:=LN([.B528]*1000)" office:value-type="float" office:value="9.24804069915901" calcext:value-type="float">
            <text:p>9.24804069915901</text:p>
          </table:table-cell>
          <table:table-cell table:number-columns-repeated="7"/>
        </table:table-row>
        <table:table-row table:style-name="ro1">
          <table:table-cell office:value-type="float" office:value="527.037" calcext:value-type="float">
            <text:p>527.037</text:p>
          </table:table-cell>
          <table:table-cell office:value-type="float" office:value="10.3763" calcext:value-type="float">
            <text:p>10.3763</text:p>
          </table:table-cell>
          <table:table-cell table:formula="of:=LN([.B529]*1000)" office:value-type="float" office:value="9.24727963845418" calcext:value-type="float">
            <text:p>9.24727963845418</text:p>
          </table:table-cell>
          <table:table-cell table:number-columns-repeated="7"/>
        </table:table-row>
        <table:table-row table:style-name="ro1">
          <table:table-cell office:value-type="float" office:value="528.038" calcext:value-type="float">
            <text:p>528.038</text:p>
          </table:table-cell>
          <table:table-cell office:value-type="float" office:value="10.3677" calcext:value-type="float">
            <text:p>10.3677</text:p>
          </table:table-cell>
          <table:table-cell table:formula="of:=LN([.B530]*1000)" office:value-type="float" office:value="9.24645048298824" calcext:value-type="float">
            <text:p>9.24645048298824</text:p>
          </table:table-cell>
          <table:table-cell table:number-columns-repeated="7"/>
        </table:table-row>
        <table:table-row table:style-name="ro1">
          <table:table-cell office:value-type="float" office:value="529.038" calcext:value-type="float">
            <text:p>529.038</text:p>
          </table:table-cell>
          <table:table-cell office:value-type="float" office:value="10.3586" calcext:value-type="float">
            <text:p>10.3586</text:p>
          </table:table-cell>
          <table:table-cell table:formula="of:=LN([.B531]*1000)" office:value-type="float" office:value="9.24557237154676" calcext:value-type="float">
            <text:p>9.24557237154676</text:p>
          </table:table-cell>
          <table:table-cell table:number-columns-repeated="7"/>
        </table:table-row>
        <table:table-row table:style-name="ro1">
          <table:table-cell office:value-type="float" office:value="530.037" calcext:value-type="float">
            <text:p>530.037</text:p>
          </table:table-cell>
          <table:table-cell office:value-type="float" office:value="10.3502" calcext:value-type="float">
            <text:p>10.3502</text:p>
          </table:table-cell>
          <table:table-cell table:formula="of:=LN([.B532]*1000)" office:value-type="float" office:value="9.24476112217831" calcext:value-type="float">
            <text:p>9.24476112217831</text:p>
          </table:table-cell>
          <table:table-cell table:number-columns-repeated="7"/>
        </table:table-row>
        <table:table-row table:style-name="ro1">
          <table:table-cell office:value-type="float" office:value="531.037" calcext:value-type="float">
            <text:p>531.037</text:p>
          </table:table-cell>
          <table:table-cell office:value-type="float" office:value="10.3415" calcext:value-type="float">
            <text:p>10.3415</text:p>
          </table:table-cell>
          <table:table-cell table:formula="of:=LN([.B533]*1000)" office:value-type="float" office:value="9.24392020523938" calcext:value-type="float">
            <text:p>9.24392020523938</text:p>
          </table:table-cell>
          <table:table-cell table:number-columns-repeated="7"/>
        </table:table-row>
        <table:table-row table:style-name="ro1">
          <table:table-cell office:value-type="float" office:value="532.037" calcext:value-type="float">
            <text:p>532.037</text:p>
          </table:table-cell>
          <table:table-cell office:value-type="float" office:value="10.3333" calcext:value-type="float">
            <text:p>10.3333</text:p>
          </table:table-cell>
          <table:table-cell table:formula="of:=LN([.B534]*1000)" office:value-type="float" office:value="9.24312696898752" calcext:value-type="float">
            <text:p>9.24312696898752</text:p>
          </table:table-cell>
          <table:table-cell table:number-columns-repeated="7"/>
        </table:table-row>
        <table:table-row table:style-name="ro1">
          <table:table-cell office:value-type="float" office:value="533.038" calcext:value-type="float">
            <text:p>533.038</text:p>
          </table:table-cell>
          <table:table-cell office:value-type="float" office:value="10.3254" calcext:value-type="float">
            <text:p>10.3254</text:p>
          </table:table-cell>
          <table:table-cell table:formula="of:=LN([.B535]*1000)" office:value-type="float" office:value="9.24236215799892" calcext:value-type="float">
            <text:p>9.24236215799892</text:p>
          </table:table-cell>
          <table:table-cell table:number-columns-repeated="7"/>
        </table:table-row>
        <table:table-row table:style-name="ro1">
          <table:table-cell office:value-type="float" office:value="534.037" calcext:value-type="float">
            <text:p>534.037</text:p>
          </table:table-cell>
          <table:table-cell office:value-type="float" office:value="10.3169" calcext:value-type="float">
            <text:p>10.3169</text:p>
          </table:table-cell>
          <table:table-cell table:formula="of:=LN([.B536]*1000)" office:value-type="float" office:value="9.24153860631326" calcext:value-type="float">
            <text:p>9.24153860631326</text:p>
          </table:table-cell>
          <table:table-cell table:number-columns-repeated="7"/>
        </table:table-row>
        <table:table-row table:style-name="ro1">
          <table:table-cell office:value-type="float" office:value="535.037" calcext:value-type="float">
            <text:p>535.037</text:p>
          </table:table-cell>
          <table:table-cell office:value-type="float" office:value="10.3086" calcext:value-type="float">
            <text:p>10.3086</text:p>
          </table:table-cell>
          <table:table-cell table:formula="of:=LN([.B537]*1000)" office:value-type="float" office:value="9.24073377729598" calcext:value-type="float">
            <text:p>9.24073377729598</text:p>
          </table:table-cell>
          <table:table-cell table:number-columns-repeated="7"/>
        </table:table-row>
        <table:table-row table:style-name="ro1">
          <table:table-cell office:value-type="float" office:value="536.038" calcext:value-type="float">
            <text:p>536.038</text:p>
          </table:table-cell>
          <table:table-cell office:value-type="float" office:value="10.3002" calcext:value-type="float">
            <text:p>10.3002</text:p>
          </table:table-cell>
          <table:table-cell table:formula="of:=LN([.B538]*1000)" office:value-type="float" office:value="9.23991859150494" calcext:value-type="float">
            <text:p>9.23991859150494</text:p>
          </table:table-cell>
          <table:table-cell table:number-columns-repeated="7"/>
        </table:table-row>
        <table:table-row table:style-name="ro1">
          <table:table-cell office:value-type="float" office:value="537.037" calcext:value-type="float">
            <text:p>537.037</text:p>
          </table:table-cell>
          <table:table-cell office:value-type="float" office:value="10.2911" calcext:value-type="float">
            <text:p>10.2911</text:p>
          </table:table-cell>
          <table:table-cell table:formula="of:=LN([.B539]*1000)" office:value-type="float" office:value="9.23903472301753" calcext:value-type="float">
            <text:p>9.23903472301753</text:p>
          </table:table-cell>
          <table:table-cell table:number-columns-repeated="7"/>
        </table:table-row>
        <table:table-row table:style-name="ro1">
          <table:table-cell office:value-type="float" office:value="538.038" calcext:value-type="float">
            <text:p>538.038</text:p>
          </table:table-cell>
          <table:table-cell office:value-type="float" office:value="10.2831" calcext:value-type="float">
            <text:p>10.2831</text:p>
          </table:table-cell>
          <table:table-cell table:formula="of:=LN([.B540]*1000)" office:value-type="float" office:value="9.23825704997039" calcext:value-type="float">
            <text:p>9.23825704997039</text:p>
          </table:table-cell>
          <table:table-cell table:number-columns-repeated="7"/>
        </table:table-row>
        <table:table-row table:style-name="ro1">
          <table:table-cell office:value-type="float" office:value="539.037" calcext:value-type="float">
            <text:p>539.037</text:p>
          </table:table-cell>
          <table:table-cell office:value-type="float" office:value="10.2745" calcext:value-type="float">
            <text:p>10.2745</text:p>
          </table:table-cell>
          <table:table-cell table:formula="of:=LN([.B541]*1000)" office:value-type="float" office:value="9.23742037637993" calcext:value-type="float">
            <text:p>9.23742037637993</text:p>
          </table:table-cell>
          <table:table-cell table:number-columns-repeated="7"/>
        </table:table-row>
        <table:table-row table:style-name="ro1">
          <table:table-cell office:value-type="float" office:value="540.037" calcext:value-type="float">
            <text:p>540.037</text:p>
          </table:table-cell>
          <table:table-cell office:value-type="float" office:value="10.2657" calcext:value-type="float">
            <text:p>10.2657</text:p>
          </table:table-cell>
          <table:table-cell table:formula="of:=LN([.B542]*1000)" office:value-type="float" office:value="9.23656352001646" calcext:value-type="float">
            <text:p>9.23656352001646</text:p>
          </table:table-cell>
          <table:table-cell table:number-columns-repeated="7"/>
        </table:table-row>
        <table:table-row table:style-name="ro1">
          <table:table-cell office:value-type="float" office:value="541.038" calcext:value-type="float">
            <text:p>541.038</text:p>
          </table:table-cell>
          <table:table-cell office:value-type="float" office:value="10.2577" calcext:value-type="float">
            <text:p>10.2577</text:p>
          </table:table-cell>
          <table:table-cell table:formula="of:=LN([.B543]*1000)" office:value-type="float" office:value="9.23578392205461" calcext:value-type="float">
            <text:p>9.23578392205461</text:p>
          </table:table-cell>
          <table:table-cell table:number-columns-repeated="7"/>
        </table:table-row>
        <table:table-row table:style-name="ro1">
          <table:table-cell office:value-type="float" office:value="542.037" calcext:value-type="float">
            <text:p>542.037</text:p>
          </table:table-cell>
          <table:table-cell office:value-type="float" office:value="10.2505" calcext:value-type="float">
            <text:p>10.2505</text:p>
          </table:table-cell>
          <table:table-cell table:formula="of:=LN([.B544]*1000)" office:value-type="float" office:value="9.23508176386463" calcext:value-type="float">
            <text:p>9.23508176386463</text:p>
          </table:table-cell>
          <table:table-cell table:number-columns-repeated="7"/>
        </table:table-row>
        <table:table-row table:style-name="ro1">
          <table:table-cell office:value-type="float" office:value="543.037" calcext:value-type="float">
            <text:p>543.037</text:p>
          </table:table-cell>
          <table:table-cell office:value-type="float" office:value="10.2416" calcext:value-type="float">
            <text:p>10.2416</text:p>
          </table:table-cell>
          <table:table-cell table:formula="of:=LN([.B545]*1000)" office:value-type="float" office:value="9.23421313638774" calcext:value-type="float">
            <text:p>9.23421313638774</text:p>
          </table:table-cell>
          <table:table-cell table:number-columns-repeated="7"/>
        </table:table-row>
        <table:table-row table:style-name="ro1">
          <table:table-cell office:value-type="float" office:value="544.037" calcext:value-type="float">
            <text:p>544.037</text:p>
          </table:table-cell>
          <table:table-cell office:value-type="float" office:value="10.234" calcext:value-type="float">
            <text:p>10.234</text:p>
          </table:table-cell>
          <table:table-cell table:formula="of:=LN([.B546]*1000)" office:value-type="float" office:value="9.23347078936504" calcext:value-type="float">
            <text:p>9.23347078936504</text:p>
          </table:table-cell>
          <table:table-cell table:number-columns-repeated="7"/>
        </table:table-row>
        <table:table-row table:style-name="ro1">
          <table:table-cell office:value-type="float" office:value="545.038" calcext:value-type="float">
            <text:p>545.038</text:p>
          </table:table-cell>
          <table:table-cell office:value-type="float" office:value="10.2256" calcext:value-type="float">
            <text:p>10.2256</text:p>
          </table:table-cell>
          <table:table-cell table:formula="of:=LN([.B547]*1000)" office:value-type="float" office:value="9.23264965889602" calcext:value-type="float">
            <text:p>9.23264965889602</text:p>
          </table:table-cell>
          <table:table-cell table:number-columns-repeated="7"/>
        </table:table-row>
        <table:table-row table:style-name="ro1">
          <table:table-cell office:value-type="float" office:value="546.038" calcext:value-type="float">
            <text:p>546.038</text:p>
          </table:table-cell>
          <table:table-cell office:value-type="float" office:value="10.2176" calcext:value-type="float">
            <text:p>10.2176</text:p>
          </table:table-cell>
          <table:table-cell table:formula="of:=LN([.B548]*1000)" office:value-type="float" office:value="9.23186700252046" calcext:value-type="float">
            <text:p>9.23186700252046</text:p>
          </table:table-cell>
          <table:table-cell table:number-columns-repeated="7"/>
        </table:table-row>
        <table:table-row table:style-name="ro1">
          <table:table-cell office:value-type="float" office:value="547.037" calcext:value-type="float">
            <text:p>547.037</text:p>
          </table:table-cell>
          <table:table-cell office:value-type="float" office:value="10.209" calcext:value-type="float">
            <text:p>10.209</text:p>
          </table:table-cell>
          <table:table-cell table:formula="of:=LN([.B549]*1000)" office:value-type="float" office:value="9.23102496316902" calcext:value-type="float">
            <text:p>9.23102496316902</text:p>
          </table:table-cell>
          <table:table-cell table:number-columns-repeated="7"/>
        </table:table-row>
        <table:table-row table:style-name="ro1">
          <table:table-cell office:value-type="float" office:value="548.038" calcext:value-type="float">
            <text:p>548.038</text:p>
          </table:table-cell>
          <table:table-cell office:value-type="float" office:value="10.2012" calcext:value-type="float">
            <text:p>10.2012</text:p>
          </table:table-cell>
          <table:table-cell table:formula="of:=LN([.B550]*1000)" office:value-type="float" office:value="9.23026063941131" calcext:value-type="float">
            <text:p>9.23026063941131</text:p>
          </table:table-cell>
          <table:table-cell table:number-columns-repeated="7"/>
        </table:table-row>
        <table:table-row table:style-name="ro1">
          <table:table-cell office:value-type="float" office:value="549.037" calcext:value-type="float">
            <text:p>549.037</text:p>
          </table:table-cell>
          <table:table-cell office:value-type="float" office:value="10.1923" calcext:value-type="float">
            <text:p>10.1923</text:p>
          </table:table-cell>
          <table:table-cell table:formula="of:=LN([.B551]*1000)" office:value-type="float" office:value="9.22938781222961" calcext:value-type="float">
            <text:p>9.22938781222961</text:p>
          </table:table-cell>
          <table:table-cell table:number-columns-repeated="7"/>
        </table:table-row>
        <table:table-row table:style-name="ro1">
          <table:table-cell office:value-type="float" office:value="550.037" calcext:value-type="float">
            <text:p>550.037</text:p>
          </table:table-cell>
          <table:table-cell office:value-type="float" office:value="10.1842" calcext:value-type="float">
            <text:p>10.1842</text:p>
          </table:table-cell>
          <table:table-cell table:formula="of:=LN([.B552]*1000)" office:value-type="float" office:value="9.22859277869327" calcext:value-type="float">
            <text:p>9.22859277869327</text:p>
          </table:table-cell>
          <table:table-cell table:number-columns-repeated="7"/>
        </table:table-row>
        <table:table-row table:style-name="ro1">
          <table:table-cell office:value-type="float" office:value="551.038" calcext:value-type="float">
            <text:p>551.038</text:p>
          </table:table-cell>
          <table:table-cell office:value-type="float" office:value="10.176" calcext:value-type="float">
            <text:p>10.176</text:p>
          </table:table-cell>
          <table:table-cell table:formula="of:=LN([.B553]*1000)" office:value-type="float" office:value="9.2277872855799" calcext:value-type="float">
            <text:p>9.2277872855799</text:p>
          </table:table-cell>
          <table:table-cell table:number-columns-repeated="7"/>
        </table:table-row>
        <table:table-row table:style-name="ro1">
          <table:table-cell office:value-type="float" office:value="552.037" calcext:value-type="float">
            <text:p>552.037</text:p>
          </table:table-cell>
          <table:table-cell office:value-type="float" office:value="10.1681" calcext:value-type="float">
            <text:p>10.1681</text:p>
          </table:table-cell>
          <table:table-cell table:formula="of:=LN([.B554]*1000)" office:value-type="float" office:value="9.2270106475967" calcext:value-type="float">
            <text:p>9.2270106475967</text:p>
          </table:table-cell>
          <table:table-cell table:number-columns-repeated="7"/>
        </table:table-row>
        <table:table-row table:style-name="ro1">
          <table:table-cell office:value-type="float" office:value="553.037" calcext:value-type="float">
            <text:p>553.037</text:p>
          </table:table-cell>
          <table:table-cell office:value-type="float" office:value="10.1595" calcext:value-type="float">
            <text:p>10.1595</text:p>
          </table:table-cell>
          <table:table-cell table:formula="of:=LN([.B555]*1000)" office:value-type="float" office:value="9.22616450732307" calcext:value-type="float">
            <text:p>9.22616450732307</text:p>
          </table:table-cell>
          <table:table-cell table:number-columns-repeated="7"/>
        </table:table-row>
        <table:table-row table:style-name="ro1">
          <table:table-cell office:value-type="float" office:value="554.037" calcext:value-type="float">
            <text:p>554.037</text:p>
          </table:table-cell>
          <table:table-cell office:value-type="float" office:value="10.1511" calcext:value-type="float">
            <text:p>10.1511</text:p>
          </table:table-cell>
          <table:table-cell table:formula="of:=LN([.B556]*1000)" office:value-type="float" office:value="9.22533735298209" calcext:value-type="float">
            <text:p>9.22533735298209</text:p>
          </table:table-cell>
          <table:table-cell table:number-columns-repeated="7"/>
        </table:table-row>
        <table:table-row table:style-name="ro1">
          <table:table-cell office:value-type="float" office:value="555.038" calcext:value-type="float">
            <text:p>555.038</text:p>
          </table:table-cell>
          <table:table-cell office:value-type="float" office:value="10.143" calcext:value-type="float">
            <text:p>10.143</text:p>
          </table:table-cell>
          <table:table-cell table:formula="of:=LN([.B557]*1000)" office:value-type="float" office:value="9.224539091376" calcext:value-type="float">
            <text:p>9.224539091376</text:p>
          </table:table-cell>
          <table:table-cell table:number-columns-repeated="7"/>
        </table:table-row>
        <table:table-row table:style-name="ro1">
          <table:table-cell office:value-type="float" office:value="556.038" calcext:value-type="float">
            <text:p>556.038</text:p>
          </table:table-cell>
          <table:table-cell office:value-type="float" office:value="10.1354" calcext:value-type="float">
            <text:p>10.1354</text:p>
          </table:table-cell>
          <table:table-cell table:formula="of:=LN([.B558]*1000)" office:value-type="float" office:value="9.22378952530019" calcext:value-type="float">
            <text:p>9.22378952530019</text:p>
          </table:table-cell>
          <table:table-cell table:number-columns-repeated="7"/>
        </table:table-row>
        <table:table-row table:style-name="ro1">
          <table:table-cell office:value-type="float" office:value="557.037" calcext:value-type="float">
            <text:p>557.037</text:p>
          </table:table-cell>
          <table:table-cell office:value-type="float" office:value="10.1262" calcext:value-type="float">
            <text:p>10.1262</text:p>
          </table:table-cell>
          <table:table-cell table:formula="of:=LN([.B559]*1000)" office:value-type="float" office:value="9.22288140347049" calcext:value-type="float">
            <text:p>9.22288140347049</text:p>
          </table:table-cell>
          <table:table-cell table:number-columns-repeated="7"/>
        </table:table-row>
        <table:table-row table:style-name="ro1">
          <table:table-cell office:value-type="float" office:value="558.037" calcext:value-type="float">
            <text:p>558.037</text:p>
          </table:table-cell>
          <table:table-cell office:value-type="float" office:value="10.1184" calcext:value-type="float">
            <text:p>10.1184</text:p>
          </table:table-cell>
          <table:table-cell table:formula="of:=LN([.B560]*1000)" office:value-type="float" office:value="9.2221108275751" calcext:value-type="float">
            <text:p>9.2221108275751</text:p>
          </table:table-cell>
          <table:table-cell table:number-columns-repeated="7"/>
        </table:table-row>
        <table:table-row table:style-name="ro1">
          <table:table-cell office:value-type="float" office:value="559.038" calcext:value-type="float">
            <text:p>559.038</text:p>
          </table:table-cell>
          <table:table-cell office:value-type="float" office:value="10.1099" calcext:value-type="float">
            <text:p>10.1099</text:p>
          </table:table-cell>
          <table:table-cell table:formula="of:=LN([.B561]*1000)" office:value-type="float" office:value="9.22127042076876" calcext:value-type="float">
            <text:p>9.22127042076876</text:p>
          </table:table-cell>
          <table:table-cell table:number-columns-repeated="7"/>
        </table:table-row>
        <table:table-row table:style-name="ro1">
          <table:table-cell office:value-type="float" office:value="560.038" calcext:value-type="float">
            <text:p>560.038</text:p>
          </table:table-cell>
          <table:table-cell office:value-type="float" office:value="10.1025" calcext:value-type="float">
            <text:p>10.1025</text:p>
          </table:table-cell>
          <table:table-cell table:formula="of:=LN([.B562]*1000)" office:value-type="float" office:value="9.22053819695263" calcext:value-type="float">
            <text:p>9.22053819695263</text:p>
          </table:table-cell>
          <table:table-cell table:number-columns-repeated="7"/>
        </table:table-row>
        <table:table-row table:style-name="ro1">
          <table:table-cell office:value-type="float" office:value="561.037" calcext:value-type="float">
            <text:p>561.037</text:p>
          </table:table-cell>
          <table:table-cell office:value-type="float" office:value="10.0933" calcext:value-type="float">
            <text:p>10.0933</text:p>
          </table:table-cell>
          <table:table-cell table:formula="of:=LN([.B563]*1000)" office:value-type="float" office:value="9.21962711636792" calcext:value-type="float">
            <text:p>9.21962711636792</text:p>
          </table:table-cell>
          <table:table-cell table:number-columns-repeated="7"/>
        </table:table-row>
        <table:table-row table:style-name="ro1">
          <table:table-cell office:value-type="float" office:value="562.038" calcext:value-type="float">
            <text:p>562.038</text:p>
          </table:table-cell>
          <table:table-cell office:value-type="float" office:value="10.0858" calcext:value-type="float">
            <text:p>10.0858</text:p>
          </table:table-cell>
          <table:table-cell table:formula="of:=LN([.B564]*1000)" office:value-type="float" office:value="9.21888377297348" calcext:value-type="float">
            <text:p>9.21888377297348</text:p>
          </table:table-cell>
          <table:table-cell table:number-columns-repeated="7"/>
        </table:table-row>
        <table:table-row table:style-name="ro1">
          <table:table-cell office:value-type="float" office:value="563.038" calcext:value-type="float">
            <text:p>563.038</text:p>
          </table:table-cell>
          <table:table-cell office:value-type="float" office:value="10.0771" calcext:value-type="float">
            <text:p>10.0771</text:p>
          </table:table-cell>
          <table:table-cell table:formula="of:=LN([.B565]*1000)" office:value-type="float" office:value="9.21802080181953" calcext:value-type="float">
            <text:p>9.21802080181953</text:p>
          </table:table-cell>
          <table:table-cell table:number-columns-repeated="7"/>
        </table:table-row>
        <table:table-row table:style-name="ro1">
          <table:table-cell office:value-type="float" office:value="564.037" calcext:value-type="float">
            <text:p>564.037</text:p>
          </table:table-cell>
          <table:table-cell office:value-type="float" office:value="10.0694" calcext:value-type="float">
            <text:p>10.0694</text:p>
          </table:table-cell>
          <table:table-cell table:formula="of:=LN([.B566]*1000)" office:value-type="float" office:value="9.21725640101791" calcext:value-type="float">
            <text:p>9.21725640101791</text:p>
          </table:table-cell>
          <table:table-cell table:number-columns-repeated="7"/>
        </table:table-row>
        <table:table-row table:style-name="ro1">
          <table:table-cell office:value-type="float" office:value="565.037" calcext:value-type="float">
            <text:p>565.037</text:p>
          </table:table-cell>
          <table:table-cell office:value-type="float" office:value="10.0605" calcext:value-type="float">
            <text:p>10.0605</text:p>
          </table:table-cell>
          <table:table-cell table:formula="of:=LN([.B567]*1000)" office:value-type="float" office:value="9.2163721442079" calcext:value-type="float">
            <text:p>9.2163721442079</text:p>
          </table:table-cell>
          <table:table-cell table:number-columns-repeated="7"/>
        </table:table-row>
        <table:table-row table:style-name="ro1">
          <table:table-cell office:value-type="float" office:value="566.037" calcext:value-type="float">
            <text:p>566.037</text:p>
          </table:table-cell>
          <table:table-cell office:value-type="float" office:value="10.0527" calcext:value-type="float">
            <text:p>10.0527</text:p>
          </table:table-cell>
          <table:table-cell table:formula="of:=LN([.B568]*1000)" office:value-type="float" office:value="9.21559653412189" calcext:value-type="float">
            <text:p>9.21559653412189</text:p>
          </table:table-cell>
          <table:table-cell table:number-columns-repeated="7"/>
        </table:table-row>
        <table:table-row table:style-name="ro1">
          <table:table-cell office:value-type="float" office:value="567.038" calcext:value-type="float">
            <text:p>567.038</text:p>
          </table:table-cell>
          <table:table-cell office:value-type="float" office:value="10.044" calcext:value-type="float">
            <text:p>10.044</text:p>
          </table:table-cell>
          <table:table-cell table:formula="of:=LN([.B569]*1000)" office:value-type="float" office:value="9.21473072027748" calcext:value-type="float">
            <text:p>9.21473072027748</text:p>
          </table:table-cell>
          <table:table-cell table:number-columns-repeated="7"/>
        </table:table-row>
        <table:table-row table:style-name="ro1">
          <table:table-cell office:value-type="float" office:value="568.038" calcext:value-type="float">
            <text:p>568.038</text:p>
          </table:table-cell>
          <table:table-cell office:value-type="float" office:value="10.0366" calcext:value-type="float">
            <text:p>10.0366</text:p>
          </table:table-cell>
          <table:table-cell table:formula="of:=LN([.B570]*1000)" office:value-type="float" office:value="9.21399369047409" calcext:value-type="float">
            <text:p>9.21399369047409</text:p>
          </table:table-cell>
          <table:table-cell table:number-columns-repeated="7"/>
        </table:table-row>
        <table:table-row table:style-name="ro1">
          <table:table-cell office:value-type="float" office:value="569.038" calcext:value-type="float">
            <text:p>569.038</text:p>
          </table:table-cell>
          <table:table-cell office:value-type="float" office:value="10.0278" calcext:value-type="float">
            <text:p>10.0278</text:p>
          </table:table-cell>
          <table:table-cell table:formula="of:=LN([.B571]*1000)" office:value-type="float" office:value="9.21311651492293" calcext:value-type="float">
            <text:p>9.21311651492293</text:p>
          </table:table-cell>
          <table:table-cell table:number-columns-repeated="7"/>
        </table:table-row>
        <table:table-row table:style-name="ro1">
          <table:table-cell office:value-type="float" office:value="570.038" calcext:value-type="float">
            <text:p>570.038</text:p>
          </table:table-cell>
          <table:table-cell office:value-type="float" office:value="10.0198" calcext:value-type="float">
            <text:p>10.0198</text:p>
          </table:table-cell>
          <table:table-cell table:formula="of:=LN([.B572]*1000)" office:value-type="float" office:value="9.21231841435981" calcext:value-type="float">
            <text:p>9.21231841435981</text:p>
          </table:table-cell>
          <table:table-cell table:number-columns-repeated="7"/>
        </table:table-row>
        <table:table-row table:style-name="ro1">
          <table:table-cell office:value-type="float" office:value="571.038" calcext:value-type="float">
            <text:p>571.038</text:p>
          </table:table-cell>
          <table:table-cell office:value-type="float" office:value="10.0116" calcext:value-type="float">
            <text:p>10.0116</text:p>
          </table:table-cell>
          <table:table-cell table:formula="of:=LN([.B573]*1000)" office:value-type="float" office:value="9.21149969969603" calcext:value-type="float">
            <text:p>9.21149969969603</text:p>
          </table:table-cell>
          <table:table-cell table:number-columns-repeated="7"/>
        </table:table-row>
        <table:table-row table:style-name="ro1">
          <table:table-cell office:value-type="float" office:value="572.037" calcext:value-type="float">
            <text:p>572.037</text:p>
          </table:table-cell>
          <table:table-cell office:value-type="float" office:value="10.0028" calcext:value-type="float">
            <text:p>10.0028</text:p>
          </table:table-cell>
          <table:table-cell table:formula="of:=LN([.B574]*1000)" office:value-type="float" office:value="9.2106203327835" calcext:value-type="float">
            <text:p>9.2106203327835</text:p>
          </table:table-cell>
          <table:table-cell table:number-columns-repeated="7"/>
        </table:table-row>
        <table:table-row table:style-name="ro1">
          <table:table-cell office:value-type="float" office:value="573.038" calcext:value-type="float">
            <text:p>573.038</text:p>
          </table:table-cell>
          <table:table-cell office:value-type="float" office:value="9.9947" calcext:value-type="float">
            <text:p>9.9947</text:p>
          </table:table-cell>
          <table:table-cell table:formula="of:=LN([.B575]*1000)" office:value-type="float" office:value="9.20981023147654" calcext:value-type="float">
            <text:p>9.20981023147654</text:p>
          </table:table-cell>
          <table:table-cell table:number-columns-repeated="7"/>
        </table:table-row>
        <table:table-row table:style-name="ro1">
          <table:table-cell office:value-type="float" office:value="574.038" calcext:value-type="float">
            <text:p>574.038</text:p>
          </table:table-cell>
          <table:table-cell office:value-type="float" office:value="9.9864" calcext:value-type="float">
            <text:p>9.9864</text:p>
          </table:table-cell>
          <table:table-cell table:formula="of:=LN([.B576]*1000)" office:value-type="float" office:value="9.20897944633684" calcext:value-type="float">
            <text:p>9.20897944633684</text:p>
          </table:table-cell>
          <table:table-cell table:number-columns-repeated="7"/>
        </table:table-row>
        <table:table-row table:style-name="ro1">
          <table:table-cell office:value-type="float" office:value="575.039" calcext:value-type="float">
            <text:p>575.039</text:p>
          </table:table-cell>
          <table:table-cell office:value-type="float" office:value="9.9788" calcext:value-type="float">
            <text:p>9.9788</text:p>
          </table:table-cell>
          <table:table-cell table:formula="of:=LN([.B577]*1000)" office:value-type="float" office:value="9.20821812159508" calcext:value-type="float">
            <text:p>9.20821812159508</text:p>
          </table:table-cell>
          <table:table-cell table:number-columns-repeated="7"/>
        </table:table-row>
        <table:table-row table:style-name="ro1">
          <table:table-cell office:value-type="float" office:value="576.039" calcext:value-type="float">
            <text:p>576.039</text:p>
          </table:table-cell>
          <table:table-cell office:value-type="float" office:value="9.9706" calcext:value-type="float">
            <text:p>9.9706</text:p>
          </table:table-cell>
          <table:table-cell table:formula="of:=LN([.B578]*1000)" office:value-type="float" office:value="9.20739604168673" calcext:value-type="float">
            <text:p>9.20739604168673</text:p>
          </table:table-cell>
          <table:table-cell table:number-columns-repeated="7"/>
        </table:table-row>
        <table:table-row table:style-name="ro1">
          <table:table-cell office:value-type="float" office:value="577.039" calcext:value-type="float">
            <text:p>577.039</text:p>
          </table:table-cell>
          <table:table-cell office:value-type="float" office:value="9.9624" calcext:value-type="float">
            <text:p>9.9624</text:p>
          </table:table-cell>
          <table:table-cell table:formula="of:=LN([.B579]*1000)" office:value-type="float" office:value="9.20657328540694" calcext:value-type="float">
            <text:p>9.20657328540694</text:p>
          </table:table-cell>
          <table:table-cell table:number-columns-repeated="7"/>
        </table:table-row>
        <table:table-row table:style-name="ro1">
          <table:table-cell office:value-type="float" office:value="578.039" calcext:value-type="float">
            <text:p>578.039</text:p>
          </table:table-cell>
          <table:table-cell office:value-type="float" office:value="9.9534" calcext:value-type="float">
            <text:p>9.9534</text:p>
          </table:table-cell>
          <table:table-cell table:formula="of:=LN([.B580]*1000)" office:value-type="float" office:value="9.20566948032628" calcext:value-type="float">
            <text:p>9.20566948032628</text:p>
          </table:table-cell>
          <table:table-cell table:number-columns-repeated="7"/>
        </table:table-row>
        <table:table-row table:style-name="ro1">
          <table:table-cell office:value-type="float" office:value="579.038" calcext:value-type="float">
            <text:p>579.038</text:p>
          </table:table-cell>
          <table:table-cell office:value-type="float" office:value="9.946" calcext:value-type="float">
            <text:p>9.946</text:p>
          </table:table-cell>
          <table:table-cell table:formula="of:=LN([.B581]*1000)" office:value-type="float" office:value="9.20492573927468" calcext:value-type="float">
            <text:p>9.20492573927468</text:p>
          </table:table-cell>
          <table:table-cell table:number-columns-repeated="7"/>
        </table:table-row>
        <table:table-row table:style-name="ro1">
          <table:table-cell office:value-type="float" office:value="580.038" calcext:value-type="float">
            <text:p>580.038</text:p>
          </table:table-cell>
          <table:table-cell office:value-type="float" office:value="9.938" calcext:value-type="float">
            <text:p>9.938</text:p>
          </table:table-cell>
          <table:table-cell table:formula="of:=LN([.B582]*1000)" office:value-type="float" office:value="9.20412107216227" calcext:value-type="float">
            <text:p>9.20412107216227</text:p>
          </table:table-cell>
          <table:table-cell table:number-columns-repeated="7"/>
        </table:table-row>
        <table:table-row table:style-name="ro1">
          <table:table-cell office:value-type="float" office:value="581.038" calcext:value-type="float">
            <text:p>581.038</text:p>
          </table:table-cell>
          <table:table-cell office:value-type="float" office:value="9.9291" calcext:value-type="float">
            <text:p>9.9291</text:p>
          </table:table-cell>
          <table:table-cell table:formula="of:=LN([.B583]*1000)" office:value-type="float" office:value="9.20322511849058" calcext:value-type="float">
            <text:p>9.20322511849058</text:p>
          </table:table-cell>
          <table:table-cell table:number-columns-repeated="7"/>
        </table:table-row>
        <table:table-row table:style-name="ro1">
          <table:table-cell office:value-type="float" office:value="582.038" calcext:value-type="float">
            <text:p>582.038</text:p>
          </table:table-cell>
          <table:table-cell office:value-type="float" office:value="9.9219" calcext:value-type="float">
            <text:p>9.9219</text:p>
          </table:table-cell>
          <table:table-cell table:formula="of:=LN([.B584]*1000)" office:value-type="float" office:value="9.20249971419702" calcext:value-type="float">
            <text:p>9.20249971419702</text:p>
          </table:table-cell>
          <table:table-cell table:number-columns-repeated="7"/>
        </table:table-row>
        <table:table-row table:style-name="ro1">
          <table:table-cell office:value-type="float" office:value="583.038" calcext:value-type="float">
            <text:p>583.038</text:p>
          </table:table-cell>
          <table:table-cell office:value-type="float" office:value="9.9136" calcext:value-type="float">
            <text:p>9.9136</text:p>
          </table:table-cell>
          <table:table-cell table:formula="of:=LN([.B585]*1000)" office:value-type="float" office:value="9.20166283078249" calcext:value-type="float">
            <text:p>9.20166283078249</text:p>
          </table:table-cell>
          <table:table-cell table:number-columns-repeated="7"/>
        </table:table-row>
        <table:table-row table:style-name="ro1">
          <table:table-cell office:value-type="float" office:value="584.039" calcext:value-type="float">
            <text:p>584.039</text:p>
          </table:table-cell>
          <table:table-cell office:value-type="float" office:value="9.9065" calcext:value-type="float">
            <text:p>9.9065</text:p>
          </table:table-cell>
          <table:table-cell table:formula="of:=LN([.B586]*1000)" office:value-type="float" office:value="9.20094638633431" calcext:value-type="float">
            <text:p>9.20094638633431</text:p>
          </table:table-cell>
          <table:table-cell table:number-columns-repeated="7"/>
        </table:table-row>
        <table:table-row table:style-name="ro1">
          <table:table-cell office:value-type="float" office:value="585.039" calcext:value-type="float">
            <text:p>585.039</text:p>
          </table:table-cell>
          <table:table-cell office:value-type="float" office:value="9.8986" calcext:value-type="float">
            <text:p>9.8986</text:p>
          </table:table-cell>
          <table:table-cell table:formula="of:=LN([.B587]*1000)" office:value-type="float" office:value="9.20014861198134" calcext:value-type="float">
            <text:p>9.20014861198134</text:p>
          </table:table-cell>
          <table:table-cell table:number-columns-repeated="7"/>
        </table:table-row>
        <table:table-row table:style-name="ro1">
          <table:table-cell office:value-type="float" office:value="586.039" calcext:value-type="float">
            <text:p>586.039</text:p>
          </table:table-cell>
          <table:table-cell office:value-type="float" office:value="9.8908" calcext:value-type="float">
            <text:p>9.8908</text:p>
          </table:table-cell>
          <table:table-cell table:formula="of:=LN([.B588]*1000)" office:value-type="float" office:value="9.19936031113302" calcext:value-type="float">
            <text:p>9.19936031113302</text:p>
          </table:table-cell>
          <table:table-cell table:number-columns-repeated="7"/>
        </table:table-row>
        <table:table-row table:style-name="ro1">
          <table:table-cell office:value-type="float" office:value="587.038" calcext:value-type="float">
            <text:p>587.038</text:p>
          </table:table-cell>
          <table:table-cell office:value-type="float" office:value="9.8818" calcext:value-type="float">
            <text:p>9.8818</text:p>
          </table:table-cell>
          <table:table-cell table:formula="of:=LN([.B589]*1000)" office:value-type="float" office:value="9.19844996038284" calcext:value-type="float">
            <text:p>9.19844996038284</text:p>
          </table:table-cell>
          <table:table-cell table:number-columns-repeated="7"/>
        </table:table-row>
        <table:table-row table:style-name="ro1">
          <table:table-cell office:value-type="float" office:value="588.039" calcext:value-type="float">
            <text:p>588.039</text:p>
          </table:table-cell>
          <table:table-cell office:value-type="float" office:value="9.8739" calcext:value-type="float">
            <text:p>9.8739</text:p>
          </table:table-cell>
          <table:table-cell table:formula="of:=LN([.B590]*1000)" office:value-type="float" office:value="9.19765019115967" calcext:value-type="float">
            <text:p>9.19765019115967</text:p>
          </table:table-cell>
          <table:table-cell table:number-columns-repeated="7"/>
        </table:table-row>
        <table:table-row table:style-name="ro1">
          <table:table-cell office:value-type="float" office:value="589.039" calcext:value-type="float">
            <text:p>589.039</text:p>
          </table:table-cell>
          <table:table-cell office:value-type="float" office:value="9.8664" calcext:value-type="float">
            <text:p>9.8664</text:p>
          </table:table-cell>
          <table:table-cell table:formula="of:=LN([.B591]*1000)" office:value-type="float" office:value="9.19689032425178" calcext:value-type="float">
            <text:p>9.19689032425178</text:p>
          </table:table-cell>
          <table:table-cell table:number-columns-repeated="7"/>
        </table:table-row>
        <table:table-row table:style-name="ro1">
          <table:table-cell office:value-type="float" office:value="590.039" calcext:value-type="float">
            <text:p>590.039</text:p>
          </table:table-cell>
          <table:table-cell office:value-type="float" office:value="9.8582" calcext:value-type="float">
            <text:p>9.8582</text:p>
          </table:table-cell>
          <table:table-cell table:formula="of:=LN([.B592]*1000)" office:value-type="float" office:value="9.19605887515041" calcext:value-type="float">
            <text:p>9.19605887515041</text:p>
          </table:table-cell>
          <table:table-cell table:number-columns-repeated="7"/>
        </table:table-row>
        <table:table-row table:style-name="ro1">
          <table:table-cell office:value-type="float" office:value="591.039" calcext:value-type="float">
            <text:p>591.039</text:p>
          </table:table-cell>
          <table:table-cell office:value-type="float" office:value="9.8483" calcext:value-type="float">
            <text:p>9.8483</text:p>
          </table:table-cell>
          <table:table-cell table:formula="of:=LN([.B593]*1000)" office:value-type="float" office:value="9.19505413043848" calcext:value-type="float">
            <text:p>9.19505413043848</text:p>
          </table:table-cell>
          <table:table-cell table:number-columns-repeated="7"/>
        </table:table-row>
        <table:table-row table:style-name="ro1">
          <table:table-cell office:value-type="float" office:value="592.039" calcext:value-type="float">
            <text:p>592.039</text:p>
          </table:table-cell>
          <table:table-cell office:value-type="float" office:value="9.8426" calcext:value-type="float">
            <text:p>9.8426</text:p>
          </table:table-cell>
          <table:table-cell table:formula="of:=LN([.B594]*1000)" office:value-type="float" office:value="9.1944751827866" calcext:value-type="float">
            <text:p>9.1944751827866</text:p>
          </table:table-cell>
          <table:table-cell table:number-columns-repeated="7"/>
        </table:table-row>
        <table:table-row table:style-name="ro1">
          <table:table-cell office:value-type="float" office:value="593.039" calcext:value-type="float">
            <text:p>593.039</text:p>
          </table:table-cell>
          <table:table-cell office:value-type="float" office:value="9.8338" calcext:value-type="float">
            <text:p>9.8338</text:p>
          </table:table-cell>
          <table:table-cell table:formula="of:=LN([.B595]*1000)" office:value-type="float" office:value="9.19358071016084" calcext:value-type="float">
            <text:p>9.19358071016084</text:p>
          </table:table-cell>
          <table:table-cell table:number-columns-repeated="7"/>
        </table:table-row>
        <table:table-row table:style-name="ro1">
          <table:table-cell office:value-type="float" office:value="594.039" calcext:value-type="float">
            <text:p>594.039</text:p>
          </table:table-cell>
          <table:table-cell office:value-type="float" office:value="9.8253" calcext:value-type="float">
            <text:p>9.8253</text:p>
          </table:table-cell>
          <table:table-cell table:formula="of:=LN([.B596]*1000)" office:value-type="float" office:value="9.19271597062244" calcext:value-type="float">
            <text:p>9.19271597062244</text:p>
          </table:table-cell>
          <table:table-cell table:number-columns-repeated="7"/>
        </table:table-row>
        <table:table-row table:style-name="ro1">
          <table:table-cell office:value-type="float" office:value="595.039" calcext:value-type="float">
            <text:p>595.039</text:p>
          </table:table-cell>
          <table:table-cell office:value-type="float" office:value="9.8171" calcext:value-type="float">
            <text:p>9.8171</text:p>
          </table:table-cell>
          <table:table-cell table:formula="of:=LN([.B597]*1000)" office:value-type="float" office:value="9.19188104205197" calcext:value-type="float">
            <text:p>9.19188104205197</text:p>
          </table:table-cell>
          <table:table-cell table:number-columns-repeated="7"/>
        </table:table-row>
        <table:table-row table:style-name="ro1">
          <table:table-cell office:value-type="float" office:value="596.039" calcext:value-type="float">
            <text:p>596.039</text:p>
          </table:table-cell>
          <table:table-cell office:value-type="float" office:value="9.8099" calcext:value-type="float">
            <text:p>9.8099</text:p>
          </table:table-cell>
          <table:table-cell table:formula="of:=LN([.B598]*1000)" office:value-type="float" office:value="9.19114735882753" calcext:value-type="float">
            <text:p>9.19114735882753</text:p>
          </table:table-cell>
          <table:table-cell table:number-columns-repeated="7"/>
        </table:table-row>
        <table:table-row table:style-name="ro1">
          <table:table-cell office:value-type="float" office:value="597.039" calcext:value-type="float">
            <text:p>597.039</text:p>
          </table:table-cell>
          <table:table-cell office:value-type="float" office:value="9.8016" calcext:value-type="float">
            <text:p>9.8016</text:p>
          </table:table-cell>
          <table:table-cell table:formula="of:=LN([.B599]*1000)" office:value-type="float" office:value="9.19030091663846" calcext:value-type="float">
            <text:p>9.19030091663846</text:p>
          </table:table-cell>
          <table:table-cell table:number-columns-repeated="7"/>
        </table:table-row>
        <table:table-row table:style-name="ro1">
          <table:table-cell office:value-type="float" office:value="598.039" calcext:value-type="float">
            <text:p>598.039</text:p>
          </table:table-cell>
          <table:table-cell office:value-type="float" office:value="9.7941" calcext:value-type="float">
            <text:p>9.7941</text:p>
          </table:table-cell>
          <table:table-cell table:formula="of:=LN([.B600]*1000)" office:value-type="float" office:value="9.18953544254299" calcext:value-type="float">
            <text:p>9.18953544254299</text:p>
          </table:table-cell>
          <table:table-cell table:number-columns-repeated="7"/>
        </table:table-row>
        <table:table-row table:style-name="ro1">
          <table:table-cell office:value-type="float" office:value="599.038" calcext:value-type="float">
            <text:p>599.038</text:p>
          </table:table-cell>
          <table:table-cell office:value-type="float" office:value="9.7854" calcext:value-type="float">
            <text:p>9.7854</text:p>
          </table:table-cell>
          <table:table-cell table:formula="of:=LN([.B601]*1000)" office:value-type="float" office:value="9.18864675789093" calcext:value-type="float">
            <text:p>9.18864675789093</text:p>
          </table:table-cell>
          <table:table-cell table:number-columns-repeated="7"/>
        </table:table-row>
        <table:table-row table:style-name="ro1">
          <table:table-cell office:value-type="float" office:value="600.038" calcext:value-type="float">
            <text:p>600.038</text:p>
          </table:table-cell>
          <table:table-cell office:value-type="float" office:value="9.778" calcext:value-type="float">
            <text:p>9.778</text:p>
          </table:table-cell>
          <table:table-cell table:formula="of:=LN([.B602]*1000)" office:value-type="float" office:value="9.18789024313859" calcext:value-type="float">
            <text:p>9.18789024313859</text:p>
          </table:table-cell>
          <table:table-cell table:number-columns-repeated="7"/>
        </table:table-row>
        <table:table-row table:style-name="ro1">
          <table:table-cell office:value-type="float" office:value="601.039" calcext:value-type="float">
            <text:p>601.039</text:p>
          </table:table-cell>
          <table:table-cell office:value-type="float" office:value="9.7701" calcext:value-type="float">
            <text:p>9.7701</text:p>
          </table:table-cell>
          <table:table-cell table:formula="of:=LN([.B603]*1000)" office:value-type="float" office:value="9.18708198039898" calcext:value-type="float">
            <text:p>9.18708198039898</text:p>
          </table:table-cell>
          <table:table-cell table:number-columns-repeated="7"/>
        </table:table-row>
        <table:table-row table:style-name="ro1">
          <table:table-cell office:value-type="float" office:value="602.039" calcext:value-type="float">
            <text:p>602.039</text:p>
          </table:table-cell>
          <table:table-cell office:value-type="float" office:value="9.7624" calcext:value-type="float">
            <text:p>9.7624</text:p>
          </table:table-cell>
          <table:table-cell table:formula="of:=LN([.B604]*1000)" office:value-type="float" office:value="9.18629355081763" calcext:value-type="float">
            <text:p>9.18629355081763</text:p>
          </table:table-cell>
          <table:table-cell table:number-columns-repeated="7"/>
        </table:table-row>
        <table:table-row table:style-name="ro1">
          <table:table-cell office:value-type="float" office:value="603.039" calcext:value-type="float">
            <text:p>603.039</text:p>
          </table:table-cell>
          <table:table-cell office:value-type="float" office:value="9.7541" calcext:value-type="float">
            <text:p>9.7541</text:p>
          </table:table-cell>
          <table:table-cell table:formula="of:=LN([.B605]*1000)" office:value-type="float" office:value="9.18544298842167" calcext:value-type="float">
            <text:p>9.18544298842167</text:p>
          </table:table-cell>
          <table:table-cell table:number-columns-repeated="7"/>
        </table:table-row>
        <table:table-row table:style-name="ro1">
          <table:table-cell office:value-type="float" office:value="604.039" calcext:value-type="float">
            <text:p>604.039</text:p>
          </table:table-cell>
          <table:table-cell office:value-type="float" office:value="9.7467" calcext:value-type="float">
            <text:p>9.7467</text:p>
          </table:table-cell>
          <table:table-cell table:formula="of:=LN([.B606]*1000)" office:value-type="float" office:value="9.1846840451624" calcext:value-type="float">
            <text:p>9.1846840451624</text:p>
          </table:table-cell>
          <table:table-cell table:number-columns-repeated="7"/>
        </table:table-row>
        <table:table-row table:style-name="ro1">
          <table:table-cell office:value-type="float" office:value="605.039" calcext:value-type="float">
            <text:p>605.039</text:p>
          </table:table-cell>
          <table:table-cell office:value-type="float" office:value="9.7386" calcext:value-type="float">
            <text:p>9.7386</text:p>
          </table:table-cell>
          <table:table-cell table:formula="of:=LN([.B607]*1000)" office:value-type="float" office:value="9.18385264913908" calcext:value-type="float">
            <text:p>9.18385264913908</text:p>
          </table:table-cell>
          <table:table-cell table:number-columns-repeated="7"/>
        </table:table-row>
        <table:table-row table:style-name="ro1">
          <table:table-cell office:value-type="float" office:value="606.039" calcext:value-type="float">
            <text:p>606.039</text:p>
          </table:table-cell>
          <table:table-cell office:value-type="float" office:value="9.7309" calcext:value-type="float">
            <text:p>9.7309</text:p>
          </table:table-cell>
          <table:table-cell table:formula="of:=LN([.B608]*1000)" office:value-type="float" office:value="9.18306166833305" calcext:value-type="float">
            <text:p>9.18306166833305</text:p>
          </table:table-cell>
          <table:table-cell table:number-columns-repeated="7"/>
        </table:table-row>
        <table:table-row table:style-name="ro1">
          <table:table-cell office:value-type="float" office:value="607.039" calcext:value-type="float">
            <text:p>607.039</text:p>
          </table:table-cell>
          <table:table-cell office:value-type="float" office:value="9.7229" calcext:value-type="float">
            <text:p>9.7229</text:p>
          </table:table-cell>
          <table:table-cell table:formula="of:=LN([.B609]*1000)" office:value-type="float" office:value="9.18223920686527" calcext:value-type="float">
            <text:p>9.18223920686527</text:p>
          </table:table-cell>
          <table:table-cell table:number-columns-repeated="7"/>
        </table:table-row>
        <table:table-row table:style-name="ro1">
          <table:table-cell office:value-type="float" office:value="608.039" calcext:value-type="float">
            <text:p>608.039</text:p>
          </table:table-cell>
          <table:table-cell office:value-type="float" office:value="9.7157" calcext:value-type="float">
            <text:p>9.7157</text:p>
          </table:table-cell>
          <table:table-cell table:formula="of:=LN([.B610]*1000)" office:value-type="float" office:value="9.18149841274129" calcext:value-type="float">
            <text:p>9.18149841274129</text:p>
          </table:table-cell>
          <table:table-cell table:number-columns-repeated="7"/>
        </table:table-row>
        <table:table-row table:style-name="ro1">
          <table:table-cell office:value-type="float" office:value="609.038" calcext:value-type="float">
            <text:p>609.038</text:p>
          </table:table-cell>
          <table:table-cell office:value-type="float" office:value="9.7078" calcext:value-type="float">
            <text:p>9.7078</text:p>
          </table:table-cell>
          <table:table-cell table:formula="of:=LN([.B611]*1000)" office:value-type="float" office:value="9.18068496506856" calcext:value-type="float">
            <text:p>9.18068496506856</text:p>
          </table:table-cell>
          <table:table-cell table:number-columns-repeated="7"/>
        </table:table-row>
        <table:table-row table:style-name="ro1">
          <table:table-cell office:value-type="float" office:value="610.038" calcext:value-type="float">
            <text:p>610.038</text:p>
          </table:table-cell>
          <table:table-cell office:value-type="float" office:value="9.7002" calcext:value-type="float">
            <text:p>9.7002</text:p>
          </table:table-cell>
          <table:table-cell table:formula="of:=LN([.B612]*1000)" office:value-type="float" office:value="9.17990178283562" calcext:value-type="float">
            <text:p>9.17990178283562</text:p>
          </table:table-cell>
          <table:table-cell table:number-columns-repeated="7"/>
        </table:table-row>
        <table:table-row table:style-name="ro1">
          <table:table-cell office:value-type="float" office:value="611.038" calcext:value-type="float">
            <text:p>611.038</text:p>
          </table:table-cell>
          <table:table-cell office:value-type="float" office:value="9.6922" calcext:value-type="float">
            <text:p>9.6922</text:p>
          </table:table-cell>
          <table:table-cell table:formula="of:=LN([.B613]*1000)" office:value-type="float" office:value="9.17907671729924" calcext:value-type="float">
            <text:p>9.17907671729924</text:p>
          </table:table-cell>
          <table:table-cell table:number-columns-repeated="7"/>
        </table:table-row>
        <table:table-row table:style-name="ro1">
          <table:table-cell office:value-type="float" office:value="612.038" calcext:value-type="float">
            <text:p>612.038</text:p>
          </table:table-cell>
          <table:table-cell office:value-type="float" office:value="9.6844" calcext:value-type="float">
            <text:p>9.6844</text:p>
          </table:table-cell>
          <table:table-cell table:formula="of:=LN([.B614]*1000)" office:value-type="float" office:value="9.17827162245068" calcext:value-type="float">
            <text:p>9.17827162245068</text:p>
          </table:table-cell>
          <table:table-cell table:number-columns-repeated="7"/>
        </table:table-row>
        <table:table-row table:style-name="ro1">
          <table:table-cell office:value-type="float" office:value="613.038" calcext:value-type="float">
            <text:p>613.038</text:p>
          </table:table-cell>
          <table:table-cell office:value-type="float" office:value="9.6768" calcext:value-type="float">
            <text:p>9.6768</text:p>
          </table:table-cell>
          <table:table-cell table:formula="of:=LN([.B615]*1000)" office:value-type="float" office:value="9.1774865471051" calcext:value-type="float">
            <text:p>9.1774865471051</text:p>
          </table:table-cell>
          <table:table-cell table:number-columns-repeated="7"/>
        </table:table-row>
        <table:table-row table:style-name="ro1">
          <table:table-cell office:value-type="float" office:value="614.038" calcext:value-type="float">
            <text:p>614.038</text:p>
          </table:table-cell>
          <table:table-cell office:value-type="float" office:value="9.6689" calcext:value-type="float">
            <text:p>9.6689</text:p>
          </table:table-cell>
          <table:table-cell table:formula="of:=LN([.B616]*1000)" office:value-type="float" office:value="9.1766698280989" calcext:value-type="float">
            <text:p>9.1766698280989</text:p>
          </table:table-cell>
          <table:table-cell table:number-columns-repeated="7"/>
        </table:table-row>
        <table:table-row table:style-name="ro1">
          <table:table-cell office:value-type="float" office:value="615.039" calcext:value-type="float">
            <text:p>615.039</text:p>
          </table:table-cell>
          <table:table-cell office:value-type="float" office:value="9.661" calcext:value-type="float">
            <text:p>9.661</text:p>
          </table:table-cell>
          <table:table-cell table:formula="of:=LN([.B617]*1000)" office:value-type="float" office:value="9.17585244151751" calcext:value-type="float">
            <text:p>9.17585244151751</text:p>
          </table:table-cell>
          <table:table-cell table:number-columns-repeated="7"/>
        </table:table-row>
        <table:table-row table:style-name="ro1">
          <table:table-cell office:value-type="float" office:value="616.039" calcext:value-type="float">
            <text:p>616.039</text:p>
          </table:table-cell>
          <table:table-cell office:value-type="float" office:value="9.6538" calcext:value-type="float">
            <text:p>9.6538</text:p>
          </table:table-cell>
          <table:table-cell table:formula="of:=LN([.B618]*1000)" office:value-type="float" office:value="9.17510689920452" calcext:value-type="float">
            <text:p>9.17510689920452</text:p>
          </table:table-cell>
          <table:table-cell table:number-columns-repeated="7"/>
        </table:table-row>
        <table:table-row table:style-name="ro1">
          <table:table-cell office:value-type="float" office:value="617.039" calcext:value-type="float">
            <text:p>617.039</text:p>
          </table:table-cell>
          <table:table-cell office:value-type="float" office:value="9.645" calcext:value-type="float">
            <text:p>9.645</text:p>
          </table:table-cell>
          <table:table-cell table:formula="of:=LN([.B619]*1000)" office:value-type="float" office:value="9.17419492533983" calcext:value-type="float">
            <text:p>9.17419492533983</text:p>
          </table:table-cell>
          <table:table-cell table:number-columns-repeated="7"/>
        </table:table-row>
        <table:table-row table:style-name="ro1">
          <table:table-cell office:value-type="float" office:value="618.039" calcext:value-type="float">
            <text:p>618.039</text:p>
          </table:table-cell>
          <table:table-cell office:value-type="float" office:value="9.638" calcext:value-type="float">
            <text:p>9.638</text:p>
          </table:table-cell>
          <table:table-cell table:formula="of:=LN([.B620]*1000)" office:value-type="float" office:value="9.17346889720028" calcext:value-type="float">
            <text:p>9.17346889720028</text:p>
          </table:table-cell>
          <table:table-cell table:number-columns-repeated="7"/>
        </table:table-row>
        <table:table-row table:style-name="ro1">
          <table:table-cell office:value-type="float" office:value="619.038" calcext:value-type="float">
            <text:p>619.038</text:p>
          </table:table-cell>
          <table:table-cell office:value-type="float" office:value="9.6301" calcext:value-type="float">
            <text:p>9.6301</text:p>
          </table:table-cell>
          <table:table-cell table:formula="of:=LN([.B621]*1000)" office:value-type="float" office:value="9.17264888895425" calcext:value-type="float">
            <text:p>9.17264888895425</text:p>
          </table:table-cell>
          <table:table-cell table:number-columns-repeated="7"/>
        </table:table-row>
        <table:table-row table:style-name="ro1">
          <table:table-cell office:value-type="float" office:value="620.038" calcext:value-type="float">
            <text:p>620.038</text:p>
          </table:table-cell>
          <table:table-cell office:value-type="float" office:value="9.6221" calcext:value-type="float">
            <text:p>9.6221</text:p>
          </table:table-cell>
          <table:table-cell table:formula="of:=LN([.B622]*1000)" office:value-type="float" office:value="9.17181781505511" calcext:value-type="float">
            <text:p>9.17181781505511</text:p>
          </table:table-cell>
          <table:table-cell table:number-columns-repeated="7"/>
        </table:table-row>
        <table:table-row table:style-name="ro1">
          <table:table-cell office:value-type="float" office:value="621.038" calcext:value-type="float">
            <text:p>621.038</text:p>
          </table:table-cell>
          <table:table-cell office:value-type="float" office:value="9.6143" calcext:value-type="float">
            <text:p>9.6143</text:p>
          </table:table-cell>
          <table:table-cell table:formula="of:=LN([.B623]*1000)" office:value-type="float" office:value="9.1710068524605" calcext:value-type="float">
            <text:p>9.1710068524605</text:p>
          </table:table-cell>
          <table:table-cell table:number-columns-repeated="7"/>
        </table:table-row>
        <table:table-row table:style-name="ro1">
          <table:table-cell office:value-type="float" office:value="622.038" calcext:value-type="float">
            <text:p>622.038</text:p>
          </table:table-cell>
          <table:table-cell office:value-type="float" office:value="9.6064" calcext:value-type="float">
            <text:p>9.6064</text:p>
          </table:table-cell>
          <table:table-cell table:formula="of:=LN([.B624]*1000)" office:value-type="float" office:value="9.17018482199909" calcext:value-type="float">
            <text:p>9.17018482199909</text:p>
          </table:table-cell>
          <table:table-cell table:number-columns-repeated="7"/>
        </table:table-row>
        <table:table-row table:style-name="ro1">
          <table:table-cell office:value-type="float" office:value="623.039" calcext:value-type="float">
            <text:p>623.039</text:p>
          </table:table-cell>
          <table:table-cell office:value-type="float" office:value="9.6" calcext:value-type="float">
            <text:p>9.6</text:p>
          </table:table-cell>
          <table:table-cell table:formula="of:=LN([.B625]*1000)" office:value-type="float" office:value="9.16951837745593" calcext:value-type="float">
            <text:p>9.16951837745593</text:p>
          </table:table-cell>
          <table:table-cell table:number-columns-repeated="7"/>
        </table:table-row>
        <table:table-row table:style-name="ro1">
          <table:table-cell office:value-type="float" office:value="624.039" calcext:value-type="float">
            <text:p>624.039</text:p>
          </table:table-cell>
          <table:table-cell office:value-type="float" office:value="9.5911" calcext:value-type="float">
            <text:p>9.5911</text:p>
          </table:table-cell>
          <table:table-cell table:formula="of:=LN([.B626]*1000)" office:value-type="float" office:value="9.16859086411505" calcext:value-type="float">
            <text:p>9.16859086411505</text:p>
          </table:table-cell>
          <table:table-cell table:number-columns-repeated="7"/>
        </table:table-row>
        <table:table-row table:style-name="ro1">
          <table:table-cell office:value-type="float" office:value="625.039" calcext:value-type="float">
            <text:p>625.039</text:p>
          </table:table-cell>
          <table:table-cell office:value-type="float" office:value="9.5839" calcext:value-type="float">
            <text:p>9.5839</text:p>
          </table:table-cell>
          <table:table-cell table:formula="of:=LN([.B627]*1000)" office:value-type="float" office:value="9.16783988624403" calcext:value-type="float">
            <text:p>9.16783988624403</text:p>
          </table:table-cell>
          <table:table-cell table:number-columns-repeated="7"/>
        </table:table-row>
        <table:table-row table:style-name="ro1">
          <table:table-cell office:value-type="float" office:value="626.039" calcext:value-type="float">
            <text:p>626.039</text:p>
          </table:table-cell>
          <table:table-cell office:value-type="float" office:value="9.5736" calcext:value-type="float">
            <text:p>9.5736</text:p>
          </table:table-cell>
          <table:table-cell table:formula="of:=LN([.B628]*1000)" office:value-type="float" office:value="9.16676458925931" calcext:value-type="float">
            <text:p>9.16676458925931</text:p>
          </table:table-cell>
          <table:table-cell table:number-columns-repeated="7"/>
        </table:table-row>
        <table:table-row table:style-name="ro1">
          <table:table-cell office:value-type="float" office:value="627.039" calcext:value-type="float">
            <text:p>627.039</text:p>
          </table:table-cell>
          <table:table-cell office:value-type="float" office:value="9.5684" calcext:value-type="float">
            <text:p>9.5684</text:p>
          </table:table-cell>
          <table:table-cell table:formula="of:=LN([.B629]*1000)" office:value-type="float" office:value="9.16622128133663" calcext:value-type="float">
            <text:p>9.16622128133663</text:p>
          </table:table-cell>
          <table:table-cell table:number-columns-repeated="7"/>
        </table:table-row>
        <table:table-row table:style-name="ro1">
          <table:table-cell office:value-type="float" office:value="628.039" calcext:value-type="float">
            <text:p>628.039</text:p>
          </table:table-cell>
          <table:table-cell office:value-type="float" office:value="9.5616" calcext:value-type="float">
            <text:p>9.5616</text:p>
          </table:table-cell>
          <table:table-cell table:formula="of:=LN([.B630]*1000)" office:value-type="float" office:value="9.16551035605839" calcext:value-type="float">
            <text:p>9.16551035605839</text:p>
          </table:table-cell>
          <table:table-cell table:number-columns-repeated="7"/>
        </table:table-row>
        <table:table-row table:style-name="ro1">
          <table:table-cell office:value-type="float" office:value="629.039" calcext:value-type="float">
            <text:p>629.039</text:p>
          </table:table-cell>
          <table:table-cell office:value-type="float" office:value="9.5534" calcext:value-type="float">
            <text:p>9.5534</text:p>
          </table:table-cell>
          <table:table-cell table:formula="of:=LN([.B631]*1000)" office:value-type="float" office:value="9.16465239105677" calcext:value-type="float">
            <text:p>9.16465239105677</text:p>
          </table:table-cell>
          <table:table-cell table:number-columns-repeated="7"/>
        </table:table-row>
        <table:table-row table:style-name="ro1">
          <table:table-cell office:value-type="float" office:value="630.039" calcext:value-type="float">
            <text:p>630.039</text:p>
          </table:table-cell>
          <table:table-cell office:value-type="float" office:value="9.5454" calcext:value-type="float">
            <text:p>9.5454</text:p>
          </table:table-cell>
          <table:table-cell table:formula="of:=LN([.B632]*1000)" office:value-type="float" office:value="9.16381464203925" calcext:value-type="float">
            <text:p>9.16381464203925</text:p>
          </table:table-cell>
          <table:table-cell table:number-columns-repeated="7"/>
        </table:table-row>
        <table:table-row table:style-name="ro1">
          <table:table-cell office:value-type="float" office:value="631.039" calcext:value-type="float">
            <text:p>631.039</text:p>
          </table:table-cell>
          <table:table-cell office:value-type="float" office:value="9.5376" calcext:value-type="float">
            <text:p>9.5376</text:p>
          </table:table-cell>
          <table:table-cell table:formula="of:=LN([.B633]*1000)" office:value-type="float" office:value="9.16299716046566" calcext:value-type="float">
            <text:p>9.16299716046566</text:p>
          </table:table-cell>
          <table:table-cell table:number-columns-repeated="7"/>
        </table:table-row>
        <table:table-row table:style-name="ro1">
          <table:table-cell office:value-type="float" office:value="632.039" calcext:value-type="float">
            <text:p>632.039</text:p>
          </table:table-cell>
          <table:table-cell office:value-type="float" office:value="9.5311" calcext:value-type="float">
            <text:p>9.5311</text:p>
          </table:table-cell>
          <table:table-cell table:formula="of:=LN([.B634]*1000)" office:value-type="float" office:value="9.16231541496107" calcext:value-type="float">
            <text:p>9.16231541496107</text:p>
          </table:table-cell>
          <table:table-cell table:number-columns-repeated="7"/>
        </table:table-row>
        <table:table-row table:style-name="ro1">
          <table:table-cell office:value-type="float" office:value="633.039" calcext:value-type="float">
            <text:p>633.039</text:p>
          </table:table-cell>
          <table:table-cell office:value-type="float" office:value="9.5222" calcext:value-type="float">
            <text:p>9.5222</text:p>
          </table:table-cell>
          <table:table-cell table:formula="of:=LN([.B635]*1000)" office:value-type="float" office:value="9.16138119352464" calcext:value-type="float">
            <text:p>9.16138119352464</text:p>
          </table:table-cell>
          <table:table-cell table:number-columns-repeated="7"/>
        </table:table-row>
        <table:table-row table:style-name="ro1">
          <table:table-cell office:value-type="float" office:value="634.038" calcext:value-type="float">
            <text:p>634.038</text:p>
          </table:table-cell>
          <table:table-cell office:value-type="float" office:value="9.5141" calcext:value-type="float">
            <text:p>9.5141</text:p>
          </table:table-cell>
          <table:table-cell table:formula="of:=LN([.B636]*1000)" office:value-type="float" office:value="9.16053018776314" calcext:value-type="float">
            <text:p>9.16053018776314</text:p>
          </table:table-cell>
          <table:table-cell table:number-columns-repeated="7"/>
        </table:table-row>
        <table:table-row table:style-name="ro1">
          <table:table-cell office:value-type="float" office:value="635.038" calcext:value-type="float">
            <text:p>635.038</text:p>
          </table:table-cell>
          <table:table-cell office:value-type="float" office:value="9.5068" calcext:value-type="float">
            <text:p>9.5068</text:p>
          </table:table-cell>
          <table:table-cell table:formula="of:=LN([.B637]*1000)" office:value-type="float" office:value="9.15976261100721" calcext:value-type="float">
            <text:p>9.15976261100721</text:p>
          </table:table-cell>
          <table:table-cell table:number-columns-repeated="7"/>
        </table:table-row>
        <table:table-row table:style-name="ro1">
          <table:table-cell office:value-type="float" office:value="636.038" calcext:value-type="float">
            <text:p>636.038</text:p>
          </table:table-cell>
          <table:table-cell office:value-type="float" office:value="9.4992" calcext:value-type="float">
            <text:p>9.4992</text:p>
          </table:table-cell>
          <table:table-cell table:formula="of:=LN([.B638]*1000)" office:value-type="float" office:value="9.15896286351641" calcext:value-type="float">
            <text:p>9.15896286351641</text:p>
          </table:table-cell>
          <table:table-cell table:number-columns-repeated="7"/>
        </table:table-row>
        <table:table-row table:style-name="ro1">
          <table:table-cell office:value-type="float" office:value="637.039" calcext:value-type="float">
            <text:p>637.039</text:p>
          </table:table-cell>
          <table:table-cell office:value-type="float" office:value="9.4912" calcext:value-type="float">
            <text:p>9.4912</text:p>
          </table:table-cell>
          <table:table-cell table:formula="of:=LN([.B639]*1000)" office:value-type="float" office:value="9.15812033250356" calcext:value-type="float">
            <text:p>9.15812033250356</text:p>
          </table:table-cell>
          <table:table-cell table:number-columns-repeated="7"/>
        </table:table-row>
        <table:table-row table:style-name="ro1">
          <table:table-cell office:value-type="float" office:value="638.038" calcext:value-type="float">
            <text:p>638.038</text:p>
          </table:table-cell>
          <table:table-cell office:value-type="float" office:value="9.4836" calcext:value-type="float">
            <text:p>9.4836</text:p>
          </table:table-cell>
          <table:table-cell table:formula="of:=LN([.B640]*1000)" office:value-type="float" office:value="9.15731926999893" calcext:value-type="float">
            <text:p>9.15731926999893</text:p>
          </table:table-cell>
          <table:table-cell table:number-columns-repeated="7"/>
        </table:table-row>
        <table:table-row table:style-name="ro1">
          <table:table-cell office:value-type="float" office:value="639.038" calcext:value-type="float">
            <text:p>639.038</text:p>
          </table:table-cell>
          <table:table-cell office:value-type="float" office:value="9.476" calcext:value-type="float">
            <text:p>9.476</text:p>
          </table:table-cell>
          <table:table-cell table:formula="of:=LN([.B641]*1000)" office:value-type="float" office:value="9.15651756527868" calcext:value-type="float">
            <text:p>9.1565175652786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14:14:26.5191133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5-03-05T14:16:17.542780277</dc:date>
    <meta:editing-duration>PT7M4S</meta:editing-duration>
    <meta:editing-cycles>2</meta:editing-cycles>
    <meta:document-statistic meta:table-count="1" meta:cell-count="19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draw:stroke="dash" draw:stroke-dash="Dot" svg:stroke-color="#3faf4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81cm" svg:y="3.859cm" style:legend-expansion="high" chart:style-name="ch2"/>
        <chart:plot-area chart:style-name="ch3" table:cell-range-address="'100'.A2:'100'.A641 '100'.E2:'100'.E2 '100'.C2:'100'.C641" chart:data-source-has-labels="row" svg:x="1.398cm" svg:y="0.18cm" svg:width="9.263cm" svg:height="7.592cm">
          <chart:coordinate-region svg:x="2.153cm" svg:y="0.427cm" svg:width="8.2cm" svg:height="6.606cm"/>
          <chart:axis chart:dimension="x" chart:name="primary-x" chart:style-name="ch4">
            <chart:title svg:x="5.752cm" svg:y="7.953cm" chart:style-name="ch5">
              <text:p><text:span text:style-name="T1">t, с</text:span></text:p>
            </chart:title>
          </chart:axis>
          <chart:axis chart:dimension="y" chart:name="primary-y" chart:style-name="ch6">
            <chart:title svg:x="0.451cm" svg:y="4.363cm" chart:style-name="ch7">
              <text:p><text:span text:style-name="T1">ln(V)</text:span></text:p>
            </chart:title>
            <chart:grid chart:style-name="ch8" chart:class="major"/>
          </chart:axis>
          <chart:series chart:style-name="ch9" chart:values-cell-range-address="'100'.C2:'100'.C641" chart:label-cell-address="'100'.E2:'100'.E2" chart:class="chart:scatter">
            <chart:domain table:cell-range-address="'100'.A2:'100'.A641"/>
            <chart:regression-curve chart:style-name="ch10"/>
            <chart:data-point chart:repeated="6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0 торр</text:p>
                <draw:g>
                  <svg:desc>'100'.E2:'100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'.A2:'100'.A641</svg:desc>
                </draw:g>
              </table:table-cell>
              <table:table-cell office:value-type="float" office:value="9.70576805356208">
                <text:p>9.70576805356208</text:p>
                <draw:g>
                  <svg:desc>'100'.C2:'100'.C6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9">
                <text:p>1.039</text:p>
              </table:table-cell>
              <table:table-cell office:value-type="float" office:value="9.70485976890786">
                <text:p>9.704859768907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9">
                <text:p>2.039</text:p>
              </table:table-cell>
              <table:table-cell office:value-type="float" office:value="9.70399338691346">
                <text:p>9.70399338691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38">
                <text:p>3.038</text:p>
              </table:table-cell>
              <table:table-cell office:value-type="float" office:value="9.70311403513442">
                <text:p>9.70311403513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38">
                <text:p>4.038</text:p>
              </table:table-cell>
              <table:table-cell office:value-type="float" office:value="9.70218499082187">
                <text:p>9.70218499082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38">
                <text:p>5.038</text:p>
              </table:table-cell>
              <table:table-cell office:value-type="float" office:value="9.70136524844423">
                <text:p>9.701365248444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38">
                <text:p>6.038</text:p>
              </table:table-cell>
              <table:table-cell office:value-type="float" office:value="9.70041620002357">
                <text:p>9.70041620002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38">
                <text:p>7.038</text:p>
              </table:table-cell>
              <table:table-cell office:value-type="float" office:value="9.69953982680411">
                <text:p>9.699539826804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39">
                <text:p>8.039</text:p>
              </table:table-cell>
              <table:table-cell office:value-type="float" office:value="9.69864427505988">
                <text:p>9.69864427505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39">
                <text:p>9.039</text:p>
              </table:table-cell>
              <table:table-cell office:value-type="float" office:value="9.69772335161562">
                <text:p>9.697723351615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39">
                <text:p>10.039</text:p>
              </table:table-cell>
              <table:table-cell office:value-type="float" office:value="9.69687535235136">
                <text:p>9.69687535235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39">
                <text:p>11.039</text:p>
              </table:table-cell>
              <table:table-cell office:value-type="float" office:value="9.6959589508542">
                <text:p>9.69595895085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38">
                <text:p>12.038</text:p>
              </table:table-cell>
              <table:table-cell office:value-type="float" office:value="9.69501091426531">
                <text:p>9.695010914265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38">
                <text:p>13.038</text:p>
              </table:table-cell>
              <table:table-cell office:value-type="float" office:value="9.69406197805012">
                <text:p>9.69406197805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38">
                <text:p>14.038</text:p>
              </table:table-cell>
              <table:table-cell office:value-type="float" office:value="9.69312448183629">
                <text:p>9.69312448183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38">
                <text:p>15.038</text:p>
              </table:table-cell>
              <table:table-cell office:value-type="float" office:value="9.69220463499691">
                <text:p>9.692204634996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38">
                <text:p>16.038</text:p>
              </table:table-cell>
              <table:table-cell office:value-type="float" office:value="9.69130248708234">
                <text:p>9.691302487082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38">
                <text:p>17.038</text:p>
              </table:table-cell>
              <table:table-cell office:value-type="float" office:value="9.69036858674388">
                <text:p>9.69036858674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38">
                <text:p>18.038</text:p>
              </table:table-cell>
              <table:table-cell office:value-type="float" office:value="9.68943381342024">
                <text:p>9.68943381342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39">
                <text:p>19.039</text:p>
              </table:table-cell>
              <table:table-cell office:value-type="float" office:value="9.68854155924211">
                <text:p>9.688541559242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.039">
                <text:p>20.039</text:p>
              </table:table-cell>
              <table:table-cell office:value-type="float" office:value="9.68758025626154">
                <text:p>9.68758025626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39">
                <text:p>21.039</text:p>
              </table:table-cell>
              <table:table-cell office:value-type="float" office:value="9.68664908235651">
                <text:p>9.68664908235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039">
                <text:p>22.039</text:p>
              </table:table-cell>
              <table:table-cell office:value-type="float" office:value="9.68574812261817">
                <text:p>9.685748122618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.039">
                <text:p>23.039</text:p>
              </table:table-cell>
              <table:table-cell office:value-type="float" office:value="9.68473434952321">
                <text:p>9.684734349523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.039">
                <text:p>24.039</text:p>
              </table:table-cell>
              <table:table-cell office:value-type="float" office:value="9.68388771484528">
                <text:p>9.683887714845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.039">
                <text:p>25.039</text:p>
              </table:table-cell>
              <table:table-cell office:value-type="float" office:value="9.68287828720469">
                <text:p>9.68287828720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.039">
                <text:p>26.039</text:p>
              </table:table-cell>
              <table:table-cell office:value-type="float" office:value="9.68191776221021">
                <text:p>9.68191776221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.039">
                <text:p>27.039</text:p>
              </table:table-cell>
              <table:table-cell office:value-type="float" office:value="9.68100003598405">
                <text:p>9.68100003598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038">
                <text:p>28.038</text:p>
              </table:table-cell>
              <table:table-cell office:value-type="float" office:value="9.67998768774981">
                <text:p>9.67998768774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.038">
                <text:p>29.038</text:p>
              </table:table-cell>
              <table:table-cell office:value-type="float" office:value="9.67899934758028">
                <text:p>9.67899934758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038">
                <text:p>30.038</text:p>
              </table:table-cell>
              <table:table-cell office:value-type="float" office:value="9.67815410514888">
                <text:p>9.678154105148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.038">
                <text:p>31.038</text:p>
              </table:table-cell>
              <table:table-cell office:value-type="float" office:value="9.67716395021529">
                <text:p>9.677163950215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.039">
                <text:p>32.039</text:p>
              </table:table-cell>
              <table:table-cell office:value-type="float" office:value="9.67626695133755">
                <text:p>9.67626695133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039">
                <text:p>33.039</text:p>
              </table:table-cell>
              <table:table-cell office:value-type="float" office:value="9.67536286594036">
                <text:p>9.675362865940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.039">
                <text:p>34.039</text:p>
              </table:table-cell>
              <table:table-cell office:value-type="float" office:value="9.67437622944213">
                <text:p>9.674376229442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039">
                <text:p>35.039</text:p>
              </table:table-cell>
              <table:table-cell office:value-type="float" office:value="9.67343267291914">
                <text:p>9.67343267291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.039">
                <text:p>36.039</text:p>
              </table:table-cell>
              <table:table-cell office:value-type="float" office:value="9.67252602029385">
                <text:p>9.67252602029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.039">
                <text:p>37.039</text:p>
              </table:table-cell>
              <table:table-cell office:value-type="float" office:value="9.6715618003392">
                <text:p>9.6715618003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.039">
                <text:p>38.039</text:p>
              </table:table-cell>
              <table:table-cell office:value-type="float" office:value="9.67061558324427">
                <text:p>9.67061558324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039">
                <text:p>39.039</text:p>
              </table:table-cell>
              <table:table-cell office:value-type="float" office:value="9.66965583573571">
                <text:p>9.66965583573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038">
                <text:p>40.038</text:p>
              </table:table-cell>
              <table:table-cell office:value-type="float" office:value="9.66868251968511">
                <text:p>9.668682519685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.038">
                <text:p>41.038</text:p>
              </table:table-cell>
              <table:table-cell office:value-type="float" office:value="9.66774623149303">
                <text:p>9.66774623149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.038">
                <text:p>42.038</text:p>
              </table:table-cell>
              <table:table-cell office:value-type="float" office:value="9.66680906584374">
                <text:p>9.666809065843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038">
                <text:p>43.038</text:p>
              </table:table-cell>
              <table:table-cell office:value-type="float" office:value="9.66592174871544">
                <text:p>9.665921748715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.038">
                <text:p>44.038</text:p>
              </table:table-cell>
              <table:table-cell office:value-type="float" office:value="9.66498287085918">
                <text:p>9.66498287085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.039">
                <text:p>45.039</text:p>
              </table:table-cell>
              <table:table-cell office:value-type="float" office:value="9.66407487375573">
                <text:p>9.664074873755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.039">
                <text:p>46.039</text:p>
              </table:table-cell>
              <table:table-cell office:value-type="float" office:value="9.66314061796228">
                <text:p>9.66314061796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.039">
                <text:p>47.039</text:p>
              </table:table-cell>
              <table:table-cell office:value-type="float" office:value="9.662167301389">
                <text:p>9.6621673013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.039">
                <text:p>48.039</text:p>
              </table:table-cell>
              <table:table-cell office:value-type="float" office:value="9.66125037252682">
                <text:p>9.661250372526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.039">
                <text:p>49.039</text:p>
              </table:table-cell>
              <table:table-cell office:value-type="float" office:value="9.66033897844516">
                <text:p>9.660338978445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039">
                <text:p>50.039</text:p>
              </table:table-cell>
              <table:table-cell office:value-type="float" office:value="9.6593565472958">
                <text:p>9.6593565472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.039">
                <text:p>51.039</text:p>
              </table:table-cell>
              <table:table-cell office:value-type="float" office:value="9.65848814248798">
                <text:p>9.65848814248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.039">
                <text:p>52.039</text:p>
              </table:table-cell>
              <table:table-cell office:value-type="float" office:value="9.65755504427881">
                <text:p>9.657555044278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.038">
                <text:p>53.038</text:p>
              </table:table-cell>
              <table:table-cell office:value-type="float" office:value="9.65660187427692">
                <text:p>9.656601874276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.038">
                <text:p>54.038</text:p>
              </table:table-cell>
              <table:table-cell office:value-type="float" office:value="9.65564138858155">
                <text:p>9.655641388581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.038">
                <text:p>55.038</text:p>
              </table:table-cell>
              <table:table-cell office:value-type="float" office:value="9.65473127795952">
                <text:p>9.654731277959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.039">
                <text:p>56.039</text:p>
              </table:table-cell>
              <table:table-cell office:value-type="float" office:value="9.65378182959464">
                <text:p>9.653781829594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.039">
                <text:p>57.039</text:p>
              </table:table-cell>
              <table:table-cell office:value-type="float" office:value="9.65286360010761">
                <text:p>9.652863600107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.039">
                <text:p>58.039</text:p>
              </table:table-cell>
              <table:table-cell office:value-type="float" office:value="9.65191880620484">
                <text:p>9.651918806204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.039">
                <text:p>59.039</text:p>
              </table:table-cell>
              <table:table-cell office:value-type="float" office:value="9.65099886365245">
                <text:p>9.650998863652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.039">
                <text:p>60.039</text:p>
              </table:table-cell>
              <table:table-cell office:value-type="float" office:value="9.6500909580509">
                <text:p>9.650090958050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.039">
                <text:p>61.039</text:p>
              </table:table-cell>
              <table:table-cell office:value-type="float" office:value="9.64911774705479">
                <text:p>9.64911774705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.038">
                <text:p>62.038</text:p>
              </table:table-cell>
              <table:table-cell office:value-type="float" office:value="9.64823394730369">
                <text:p>9.64823394730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038">
                <text:p>63.038</text:p>
              </table:table-cell>
              <table:table-cell office:value-type="float" office:value="9.64727830701658">
                <text:p>9.647278307016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038">
                <text:p>64.038</text:p>
              </table:table-cell>
              <table:table-cell office:value-type="float" office:value="9.64636701566669">
                <text:p>9.64636701566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.039">
                <text:p>65.039</text:p>
              </table:table-cell>
              <table:table-cell office:value-type="float" office:value="9.64542900515042">
                <text:p>9.645429005150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.039">
                <text:p>66.039</text:p>
              </table:table-cell>
              <table:table-cell office:value-type="float" office:value="9.64454193782082">
                <text:p>9.644541937820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.038">
                <text:p>67.038</text:p>
              </table:table-cell>
              <table:table-cell office:value-type="float" office:value="9.64360221299381">
                <text:p>9.643602212993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038">
                <text:p>68.038</text:p>
              </table:table-cell>
              <table:table-cell office:value-type="float" office:value="9.64263564388185">
                <text:p>9.642635643881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.039">
                <text:p>69.039</text:p>
              </table:table-cell>
              <table:table-cell office:value-type="float" office:value="9.64170062137968">
                <text:p>9.64170062137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.038">
                <text:p>70.038</text:p>
              </table:table-cell>
              <table:table-cell office:value-type="float" office:value="9.64084274872115">
                <text:p>9.640842748721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.039">
                <text:p>71.039</text:p>
              </table:table-cell>
              <table:table-cell office:value-type="float" office:value="9.63986699926822">
                <text:p>9.639866999268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.039">
                <text:p>72.039</text:p>
              </table:table-cell>
              <table:table-cell office:value-type="float" office:value="9.63899452385705">
                <text:p>9.63899452385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.039">
                <text:p>73.039</text:p>
              </table:table-cell>
              <table:table-cell office:value-type="float" office:value="9.63801044820584">
                <text:p>9.63801044820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.039">
                <text:p>74.039</text:p>
              </table:table-cell>
              <table:table-cell office:value-type="float" office:value="9.63709719421864">
                <text:p>9.637097194218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.038">
                <text:p>75.038</text:p>
              </table:table-cell>
              <table:table-cell office:value-type="float" office:value="9.63623536159586">
                <text:p>9.636235361595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.038">
                <text:p>76.038</text:p>
              </table:table-cell>
              <table:table-cell office:value-type="float" office:value="9.63529433266819">
                <text:p>9.635294332668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.038">
                <text:p>77.038</text:p>
              </table:table-cell>
              <table:table-cell office:value-type="float" office:value="9.63436550560526">
                <text:p>9.634365505605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038">
                <text:p>78.038</text:p>
              </table:table-cell>
              <table:table-cell office:value-type="float" office:value="9.63344236516016">
                <text:p>9.633442365160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.038">
                <text:p>79.038</text:p>
              </table:table-cell>
              <table:table-cell office:value-type="float" office:value="9.63250525930676">
                <text:p>9.632505259306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.039">
                <text:p>80.039</text:p>
              </table:table-cell>
              <table:table-cell office:value-type="float" office:value="9.63156071202885">
                <text:p>9.631560712028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.038">
                <text:p>81.038</text:p>
              </table:table-cell>
              <table:table-cell office:value-type="float" office:value="9.63064154604156">
                <text:p>9.630641546041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.038">
                <text:p>82.038</text:p>
              </table:table-cell>
              <table:table-cell office:value-type="float" office:value="9.62972153441081">
                <text:p>9.629721534410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.038">
                <text:p>83.038</text:p>
              </table:table-cell>
              <table:table-cell office:value-type="float" office:value="9.62881383667758">
                <text:p>9.628813836677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.038">
                <text:p>84.038</text:p>
              </table:table-cell>
              <table:table-cell office:value-type="float" office:value="9.62792507354686">
                <text:p>9.627925073546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.038">
                <text:p>85.038</text:p>
              </table:table-cell>
              <table:table-cell office:value-type="float" office:value="9.62701574296232">
                <text:p>9.627015742962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.039">
                <text:p>86.039</text:p>
              </table:table-cell>
              <table:table-cell office:value-type="float" office:value="9.62609238795248">
                <text:p>9.626092387952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.039">
                <text:p>87.039</text:p>
              </table:table-cell>
              <table:table-cell office:value-type="float" office:value="9.62514836575397">
                <text:p>9.625148365753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.039">
                <text:p>88.039</text:p>
              </table:table-cell>
              <table:table-cell office:value-type="float" office:value="9.62426955849648">
                <text:p>9.624269558496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.039">
                <text:p>89.039</text:p>
              </table:table-cell>
              <table:table-cell office:value-type="float" office:value="9.62326426075773">
                <text:p>9.623264260757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.039">
                <text:p>90.039</text:p>
              </table:table-cell>
              <table:table-cell office:value-type="float" office:value="9.62233081039949">
                <text:p>9.622330810399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.039">
                <text:p>91.039</text:p>
              </table:table-cell>
              <table:table-cell office:value-type="float" office:value="9.62149592541271">
                <text:p>9.62149592541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.039">
                <text:p>92.039</text:p>
              </table:table-cell>
              <table:table-cell office:value-type="float" office:value="9.62056745718584">
                <text:p>9.62056745718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.039">
                <text:p>93.039</text:p>
              </table:table-cell>
              <table:table-cell office:value-type="float" office:value="9.61966469041007">
                <text:p>9.619664690410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.038">
                <text:p>94.038</text:p>
              </table:table-cell>
              <table:table-cell office:value-type="float" office:value="9.61867469328591">
                <text:p>9.618674693285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.038">
                <text:p>95.038</text:p>
              </table:table-cell>
              <table:table-cell office:value-type="float" office:value="9.61775025445085">
                <text:p>9.617750254450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.038">
                <text:p>96.038</text:p>
              </table:table-cell>
              <table:table-cell office:value-type="float" office:value="9.61685159937737">
                <text:p>9.616851599377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038">
                <text:p>97.038</text:p>
              </table:table-cell>
              <table:table-cell office:value-type="float" office:value="9.61596546728571">
                <text:p>9.615965467285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.038">
                <text:p>98.038</text:p>
              </table:table-cell>
              <table:table-cell office:value-type="float" office:value="9.61501850383309">
                <text:p>9.615018503833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039">
                <text:p>99.039</text:p>
              </table:table-cell>
              <table:table-cell office:value-type="float" office:value="9.61413074516503">
                <text:p>9.61413074516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.039">
                <text:p>100.039</text:p>
              </table:table-cell>
              <table:table-cell office:value-type="float" office:value="9.61323551388171">
                <text:p>9.613235513881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.04">
                <text:p>101.04</text:p>
              </table:table-cell>
              <table:table-cell office:value-type="float" office:value="9.61235285997851">
                <text:p>9.612352859978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.039">
                <text:p>102.039</text:p>
              </table:table-cell>
              <table:table-cell office:value-type="float" office:value="9.6114359475664">
                <text:p>9.61143594756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.039">
                <text:p>103.039</text:p>
              </table:table-cell>
              <table:table-cell office:value-type="float" office:value="9.61052489564042">
                <text:p>9.6105248956404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.038">
                <text:p>104.038</text:p>
              </table:table-cell>
              <table:table-cell office:value-type="float" office:value="9.60955934687896">
                <text:p>9.60955934687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.038">
                <text:p>105.038</text:p>
              </table:table-cell>
              <table:table-cell office:value-type="float" office:value="9.60863315366792">
                <text:p>9.608633153667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.038">
                <text:p>106.038</text:p>
              </table:table-cell>
              <table:table-cell office:value-type="float" office:value="9.60775314689352">
                <text:p>9.60775314689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.039">
                <text:p>107.039</text:p>
              </table:table-cell>
              <table:table-cell office:value-type="float" office:value="9.60680509788705">
                <text:p>9.606805097887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.039">
                <text:p>108.039</text:p>
              </table:table-cell>
              <table:table-cell office:value-type="float" office:value="9.60589654837422">
                <text:p>9.605896548374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.039">
                <text:p>109.039</text:p>
              </table:table-cell>
              <table:table-cell office:value-type="float" office:value="9.60499391180601">
                <text:p>9.604993911806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.039">
                <text:p>110.039</text:p>
              </table:table-cell>
              <table:table-cell office:value-type="float" office:value="9.60411069522233">
                <text:p>9.604110695222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.039">
                <text:p>111.039</text:p>
              </table:table-cell>
              <table:table-cell office:value-type="float" office:value="9.60317943937686">
                <text:p>9.603179439376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.039">
                <text:p>112.039</text:p>
              </table:table-cell>
              <table:table-cell office:value-type="float" office:value="9.6022946180564">
                <text:p>9.60229461805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.039">
                <text:p>113.039</text:p>
              </table:table-cell>
              <table:table-cell office:value-type="float" office:value="9.60136843228658">
                <text:p>9.601368432286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.039">
                <text:p>114.039</text:p>
              </table:table-cell>
              <table:table-cell office:value-type="float" office:value="9.60046169734967">
                <text:p>9.600461697349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.038">
                <text:p>115.038</text:p>
              </table:table-cell>
              <table:table-cell office:value-type="float" office:value="9.59947960188557">
                <text:p>9.599479601885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.038">
                <text:p>116.038</text:p>
              </table:table-cell>
              <table:table-cell office:value-type="float" office:value="9.59859828174663">
                <text:p>9.59859828174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.038">
                <text:p>117.038</text:p>
              </table:table-cell>
              <table:table-cell office:value-type="float" office:value="9.59774333726594">
                <text:p>9.5977433372659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.038">
                <text:p>118.038</text:p>
              </table:table-cell>
              <table:table-cell office:value-type="float" office:value="9.59678574624709">
                <text:p>9.596785746247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.038">
                <text:p>119.038</text:p>
              </table:table-cell>
              <table:table-cell office:value-type="float" office:value="9.59592244955591">
                <text:p>9.595922449555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.038">
                <text:p>120.038</text:p>
              </table:table-cell>
              <table:table-cell office:value-type="float" office:value="9.59505840693956">
                <text:p>9.595058406939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.038">
                <text:p>121.038</text:p>
              </table:table-cell>
              <table:table-cell office:value-type="float" office:value="9.59410505310501">
                <text:p>9.594105053105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.038">
                <text:p>122.038</text:p>
              </table:table-cell>
              <table:table-cell office:value-type="float" office:value="9.59323261923196">
                <text:p>9.593232619231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.039">
                <text:p>123.039</text:p>
              </table:table-cell>
              <table:table-cell office:value-type="float" office:value="9.59227752235347">
                <text:p>9.592277522353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.038">
                <text:p>124.038</text:p>
              </table:table-cell>
              <table:table-cell office:value-type="float" office:value="9.59141032324963">
                <text:p>9.591410323249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.038">
                <text:p>125.038</text:p>
              </table:table-cell>
              <table:table-cell office:value-type="float" office:value="9.59052869689955">
                <text:p>9.590528696899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.038">
                <text:p>126.038</text:p>
              </table:table-cell>
              <table:table-cell office:value-type="float" office:value="9.58962576230096">
                <text:p>9.58962576230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.038">
                <text:p>127.038</text:p>
              </table:table-cell>
              <table:table-cell office:value-type="float" office:value="9.58874941006084">
                <text:p>9.588749410060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.039">
                <text:p>128.039</text:p>
              </table:table-cell>
              <table:table-cell office:value-type="float" office:value="9.58784486672499">
                <text:p>9.587844866724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.039">
                <text:p>129.039</text:p>
              </table:table-cell>
              <table:table-cell office:value-type="float" office:value="9.58698067506759">
                <text:p>9.586980675067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.038">
                <text:p>130.038</text:p>
              </table:table-cell>
              <table:table-cell office:value-type="float" office:value="9.58607452969283">
                <text:p>9.586074529692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.039">
                <text:p>131.039</text:p>
              </table:table-cell>
              <table:table-cell office:value-type="float" office:value="9.58513319148022">
                <text:p>9.5851331914802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.039">
                <text:p>132.039</text:p>
              </table:table-cell>
              <table:table-cell office:value-type="float" office:value="9.58426665221854">
                <text:p>9.584266652218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.039">
                <text:p>133.039</text:p>
              </table:table-cell>
              <table:table-cell office:value-type="float" office:value="9.58345444986669">
                <text:p>9.583454449866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.039">
                <text:p>134.039</text:p>
              </table:table-cell>
              <table:table-cell office:value-type="float" office:value="9.58257956218572">
                <text:p>9.582579562185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.039">
                <text:p>135.039</text:p>
              </table:table-cell>
              <table:table-cell office:value-type="float" office:value="9.58161423127809">
                <text:p>9.5816142312780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.038">
                <text:p>136.038</text:p>
              </table:table-cell>
              <table:table-cell office:value-type="float" office:value="9.58073082680086">
                <text:p>9.5807308268008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.038">
                <text:p>137.038</text:p>
              </table:table-cell>
              <table:table-cell office:value-type="float" office:value="9.57985355196072">
                <text:p>9.579853551960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.038">
                <text:p>138.038</text:p>
              </table:table-cell>
              <table:table-cell office:value-type="float" office:value="9.57898242358704">
                <text:p>9.578982423587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.038">
                <text:p>139.038</text:p>
              </table:table-cell>
              <table:table-cell office:value-type="float" office:value="9.57808976718316">
                <text:p>9.57808976718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.039">
                <text:p>140.039</text:p>
              </table:table-cell>
              <table:table-cell office:value-type="float" office:value="9.57717552573205">
                <text:p>9.57717552573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.039">
                <text:p>141.039</text:p>
              </table:table-cell>
              <table:table-cell office:value-type="float" office:value="9.57632286597134">
                <text:p>9.576322865971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.039">
                <text:p>142.039</text:p>
              </table:table-cell>
              <table:table-cell office:value-type="float" office:value="9.5754139484572">
                <text:p>9.57541394845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.039">
                <text:p>143.039</text:p>
              </table:table-cell>
              <table:table-cell office:value-type="float" office:value="9.57450420406039">
                <text:p>9.574504204060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.038">
                <text:p>144.038</text:p>
              </table:table-cell>
              <table:table-cell office:value-type="float" office:value="9.57359363127504">
                <text:p>9.573593631275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.038">
                <text:p>145.038</text:p>
              </table:table-cell>
              <table:table-cell office:value-type="float" office:value="9.57270310970453">
                <text:p>9.572703109704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.038">
                <text:p>146.038</text:p>
              </table:table-cell>
              <table:table-cell office:value-type="float" office:value="9.57179786129131">
                <text:p>9.5717978612913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.039">
                <text:p>147.039</text:p>
              </table:table-cell>
              <table:table-cell office:value-type="float" office:value="9.5708639006031">
                <text:p>9.57086390060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.039">
                <text:p>148.039</text:p>
              </table:table-cell>
              <table:table-cell office:value-type="float" office:value="9.56996396437504">
                <text:p>9.569963964375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.039">
                <text:p>149.039</text:p>
              </table:table-cell>
              <table:table-cell office:value-type="float" office:value="9.56907020318717">
                <text:p>9.569070203187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.038">
                <text:p>150.038</text:p>
              </table:table-cell>
              <table:table-cell office:value-type="float" office:value="9.56819661790289">
                <text:p>9.5681966179028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.038">
                <text:p>151.038</text:p>
              </table:table-cell>
              <table:table-cell office:value-type="float" office:value="9.56732926662723">
                <text:p>9.567329266627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.039">
                <text:p>152.039</text:p>
              </table:table-cell>
              <table:table-cell office:value-type="float" office:value="9.56636310327048">
                <text:p>9.566363103270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.039">
                <text:p>153.039</text:p>
              </table:table-cell>
              <table:table-cell office:value-type="float" office:value="9.5654871488622">
                <text:p>9.56548714886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.039">
                <text:p>154.039</text:p>
              </table:table-cell>
              <table:table-cell office:value-type="float" office:value="9.5646384935091">
                <text:p>9.56463849350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.038">
                <text:p>155.038</text:p>
              </table:table-cell>
              <table:table-cell office:value-type="float" office:value="9.56373293479124">
                <text:p>9.563732934791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.038">
                <text:p>156.038</text:p>
              </table:table-cell>
              <table:table-cell office:value-type="float" office:value="9.56285467242945">
                <text:p>9.562854672429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.039">
                <text:p>157.039</text:p>
              </table:table-cell>
              <table:table-cell office:value-type="float" office:value="9.56208116297868">
                <text:p>9.5620811629786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.039">
                <text:p>158.039</text:p>
              </table:table-cell>
              <table:table-cell office:value-type="float" office:value="9.5611803254204">
                <text:p>9.5611803254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.039">
                <text:p>159.039</text:p>
              </table:table-cell>
              <table:table-cell office:value-type="float" office:value="9.56023639083401">
                <text:p>9.560236390834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.038">
                <text:p>160.038</text:p>
              </table:table-cell>
              <table:table-cell office:value-type="float" office:value="9.55925629239316">
                <text:p>9.559256292393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.038">
                <text:p>161.038</text:p>
              </table:table-cell>
              <table:table-cell office:value-type="float" office:value="9.5584729334371">
                <text:p>9.55847293343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.039">
                <text:p>162.039</text:p>
              </table:table-cell>
              <table:table-cell office:value-type="float" office:value="9.5575264385757">
                <text:p>9.557526438575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.039">
                <text:p>163.039</text:p>
              </table:table-cell>
              <table:table-cell office:value-type="float" office:value="9.55659319378574">
                <text:p>9.556593193785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.038">
                <text:p>164.038</text:p>
              </table:table-cell>
              <table:table-cell office:value-type="float" office:value="9.55568739662236">
                <text:p>9.555687396622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.038">
                <text:p>165.038</text:p>
              </table:table-cell>
              <table:table-cell office:value-type="float" office:value="9.55483038019098">
                <text:p>9.554830380190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.038">
                <text:p>166.038</text:p>
              </table:table-cell>
              <table:table-cell office:value-type="float" office:value="9.55392298414253">
                <text:p>9.553922984142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.038">
                <text:p>167.038</text:p>
              </table:table-cell>
              <table:table-cell office:value-type="float" office:value="9.55302186264657">
                <text:p>9.553021862646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.038">
                <text:p>168.038</text:p>
              </table:table-cell>
              <table:table-cell office:value-type="float" office:value="9.5520772972007">
                <text:p>9.552077297200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.039">
                <text:p>169.039</text:p>
              </table:table-cell>
              <table:table-cell office:value-type="float" office:value="9.55118873366504">
                <text:p>9.551188733665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.039">
                <text:p>170.039</text:p>
              </table:table-cell>
              <table:table-cell office:value-type="float" office:value="9.550320733639">
                <text:p>9.5503207336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.038">
                <text:p>171.038</text:p>
              </table:table-cell>
              <table:table-cell office:value-type="float" office:value="9.5493949856754">
                <text:p>9.54939498567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038">
                <text:p>172.038</text:p>
              </table:table-cell>
              <table:table-cell office:value-type="float" office:value="9.54849690366149">
                <text:p>9.54849690366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.039">
                <text:p>173.039</text:p>
              </table:table-cell>
              <table:table-cell office:value-type="float" office:value="9.54765511073564">
                <text:p>9.5476551107356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.038">
                <text:p>174.038</text:p>
              </table:table-cell>
              <table:table-cell office:value-type="float" office:value="9.54666259734627">
                <text:p>9.5466625973462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.038">
                <text:p>175.038</text:p>
              </table:table-cell>
              <table:table-cell office:value-type="float" office:value="9.54583355805521">
                <text:p>9.545833558055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.038">
                <text:p>176.038</text:p>
              </table:table-cell>
              <table:table-cell office:value-type="float" office:value="9.54490364482779">
                <text:p>9.54490364482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.039">
                <text:p>177.039</text:p>
              </table:table-cell>
              <table:table-cell office:value-type="float" office:value="9.54399435533545">
                <text:p>9.543994355335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.039">
                <text:p>178.039</text:p>
              </table:table-cell>
              <table:table-cell office:value-type="float" office:value="9.54307706871941">
                <text:p>9.543077068719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.039">
                <text:p>179.039</text:p>
              </table:table-cell>
              <table:table-cell office:value-type="float" office:value="9.54221634766898">
                <text:p>9.5422163476689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.038">
                <text:p>180.038</text:p>
              </table:table-cell>
              <table:table-cell office:value-type="float" office:value="9.54133333906509">
                <text:p>9.541333339065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.038">
                <text:p>181.038</text:p>
              </table:table-cell>
              <table:table-cell office:value-type="float" office:value="9.54042798447791">
                <text:p>9.5404279844779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.039">
                <text:p>182.039</text:p>
              </table:table-cell>
              <table:table-cell office:value-type="float" office:value="9.53957217408476">
                <text:p>9.539572174084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.038">
                <text:p>183.038</text:p>
              </table:table-cell>
              <table:table-cell office:value-type="float" office:value="9.5386148125861">
                <text:p>9.538614812586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.038">
                <text:p>184.038</text:p>
              </table:table-cell>
              <table:table-cell office:value-type="float" office:value="9.53773582466243">
                <text:p>9.537735824662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.039">
                <text:p>185.039</text:p>
              </table:table-cell>
              <table:table-cell office:value-type="float" office:value="9.53691377641815">
                <text:p>9.536913776418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.039">
                <text:p>186.039</text:p>
              </table:table-cell>
              <table:table-cell office:value-type="float" office:value="9.53601885073107">
                <text:p>9.536018850731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.038">
                <text:p>187.038</text:p>
              </table:table-cell>
              <table:table-cell office:value-type="float" office:value="9.53507976143413">
                <text:p>9.535079761434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.038">
                <text:p>188.038</text:p>
              </table:table-cell>
              <table:table-cell office:value-type="float" office:value="9.53416872481397">
                <text:p>9.5341687248139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.039">
                <text:p>189.039</text:p>
              </table:table-cell>
              <table:table-cell office:value-type="float" office:value="9.53327133803073">
                <text:p>9.5332713380307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.039">
                <text:p>190.039</text:p>
              </table:table-cell>
              <table:table-cell office:value-type="float" office:value="9.53243111749585">
                <text:p>9.5324311174958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.039">
                <text:p>191.039</text:p>
              </table:table-cell>
              <table:table-cell office:value-type="float" office:value="9.53154667492696">
                <text:p>9.531546674926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.039">
                <text:p>192.039</text:p>
              </table:table-cell>
              <table:table-cell office:value-type="float" office:value="9.53060337446664">
                <text:p>9.53060337446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.038">
                <text:p>193.038</text:p>
              </table:table-cell>
              <table:table-cell office:value-type="float" office:value="9.52976817398814">
                <text:p>9.529768173988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.038">
                <text:p>194.038</text:p>
              </table:table-cell>
              <table:table-cell office:value-type="float" office:value="9.52883046606994">
                <text:p>9.528830466069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.039">
                <text:p>195.039</text:p>
              </table:table-cell>
              <table:table-cell office:value-type="float" office:value="9.52797194703521">
                <text:p>9.527971947035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.039">
                <text:p>196.039</text:p>
              </table:table-cell>
              <table:table-cell office:value-type="float" office:value="9.52709812027401">
                <text:p>9.527098120274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.038">
                <text:p>197.038</text:p>
              </table:table-cell>
              <table:table-cell office:value-type="float" office:value="9.52622352927173">
                <text:p>9.526223529271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.038">
                <text:p>198.038</text:p>
              </table:table-cell>
              <table:table-cell office:value-type="float" office:value="9.52531898093709">
                <text:p>9.525318980937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.039">
                <text:p>199.039</text:p>
              </table:table-cell>
              <table:table-cell office:value-type="float" office:value="9.52450856966379">
                <text:p>9.5245085696637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.039">
                <text:p>200.039</text:p>
              </table:table-cell>
              <table:table-cell office:value-type="float" office:value="9.52356591444866">
                <text:p>9.523565914448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.038">
                <text:p>201.038</text:p>
              </table:table-cell>
              <table:table-cell office:value-type="float" office:value="9.52273213004332">
                <text:p>9.5227321300433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.038">
                <text:p>202.038</text:p>
              </table:table-cell>
              <table:table-cell office:value-type="float" office:value="9.52186103390781">
                <text:p>9.521861033907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.038">
                <text:p>203.038</text:p>
              </table:table-cell>
              <table:table-cell office:value-type="float" office:value="9.52096718892306">
                <text:p>9.5209671889230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.039">
                <text:p>204.039</text:p>
              </table:table-cell>
              <table:table-cell office:value-type="float" office:value="9.52007988067191">
                <text:p>9.520079880671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.039">
                <text:p>205.039</text:p>
              </table:table-cell>
              <table:table-cell office:value-type="float" office:value="9.51919178440556">
                <text:p>9.5191917844055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.038">
                <text:p>206.038</text:p>
              </table:table-cell>
              <table:table-cell office:value-type="float" office:value="9.51831759747225">
                <text:p>9.518317597472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.038">
                <text:p>207.038</text:p>
              </table:table-cell>
              <table:table-cell office:value-type="float" office:value="9.51747942375947">
                <text:p>9.517479423759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.039">
                <text:p>208.039</text:p>
              </table:table-cell>
              <table:table-cell office:value-type="float" office:value="9.51664054692215">
                <text:p>9.51664054692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.039">
                <text:p>209.039</text:p>
              </table:table-cell>
              <table:table-cell office:value-type="float" office:value="9.51574938957391">
                <text:p>9.515749389573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.038">
                <text:p>210.038</text:p>
              </table:table-cell>
              <table:table-cell office:value-type="float" office:value="9.51487956149439">
                <text:p>9.514879561494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.038">
                <text:p>211.038</text:p>
              </table:table-cell>
              <table:table-cell office:value-type="float" office:value="9.51392039958074">
                <text:p>9.513920399580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.039">
                <text:p>212.039</text:p>
              </table:table-cell>
              <table:table-cell office:value-type="float" office:value="9.51316718175442">
                <text:p>9.513167181754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.039">
                <text:p>213.039</text:p>
              </table:table-cell>
              <table:table-cell office:value-type="float" office:value="9.51230249740269">
                <text:p>9.512302497402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.039">
                <text:p>214.039</text:p>
              </table:table-cell>
              <table:table-cell office:value-type="float" office:value="9.51143706472482">
                <text:p>9.511437064724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.038">
                <text:p>215.038</text:p>
              </table:table-cell>
              <table:table-cell office:value-type="float" office:value="9.51053384936503">
                <text:p>9.510533849365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.039">
                <text:p>216.039</text:p>
              </table:table-cell>
              <table:table-cell office:value-type="float" office:value="9.50966688402268">
                <text:p>9.509666884022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.039">
                <text:p>217.039</text:p>
              </table:table-cell>
              <table:table-cell office:value-type="float" office:value="9.50882884439295">
                <text:p>9.5088288443929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.038">
                <text:p>218.038</text:p>
              </table:table-cell>
              <table:table-cell office:value-type="float" office:value="9.50793069518786">
                <text:p>9.5079306951878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.038">
                <text:p>219.038</text:p>
              </table:table-cell>
              <table:table-cell office:value-type="float" office:value="9.50707633399372">
                <text:p>9.507076333993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.039">
                <text:p>220.039</text:p>
              </table:table-cell>
              <table:table-cell office:value-type="float" office:value="9.50624355827454">
                <text:p>9.506243558274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.039">
                <text:p>221.039</text:p>
              </table:table-cell>
              <table:table-cell office:value-type="float" office:value="9.50535052831357">
                <text:p>9.505350528313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.038">
                <text:p>222.038</text:p>
              </table:table-cell>
              <table:table-cell office:value-type="float" office:value="9.50447905558132">
                <text:p>9.504479055581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.039">
                <text:p>223.039</text:p>
              </table:table-cell>
              <table:table-cell office:value-type="float" office:value="9.5036217390784">
                <text:p>9.503621739078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.039">
                <text:p>224.039</text:p>
              </table:table-cell>
              <table:table-cell office:value-type="float" office:value="9.50274875779205">
                <text:p>9.502748757792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.039">
                <text:p>225.039</text:p>
              </table:table-cell>
              <table:table-cell office:value-type="float" office:value="9.50185260000832">
                <text:p>9.5018526000083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.039">
                <text:p>226.039</text:p>
              </table:table-cell>
              <table:table-cell office:value-type="float" office:value="9.50098555009116">
                <text:p>9.500985550091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.039">
                <text:p>227.039</text:p>
              </table:table-cell>
              <table:table-cell office:value-type="float" office:value="9.500117747746">
                <text:p>9.5001177477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.038">
                <text:p>228.038</text:p>
              </table:table-cell>
              <table:table-cell office:value-type="float" office:value="9.49921173693918">
                <text:p>9.499211736939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.039">
                <text:p>229.039</text:p>
              </table:table-cell>
              <table:table-cell office:value-type="float" office:value="9.498417366436">
                <text:p>9.4984173664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.039">
                <text:p>230.039</text:p>
              </table:table-cell>
              <table:table-cell office:value-type="float" office:value="9.49753232433873">
                <text:p>9.4975323243387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.038">
                <text:p>231.038</text:p>
              </table:table-cell>
              <table:table-cell office:value-type="float" office:value="9.49660894590946">
                <text:p>9.496608945909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.039">
                <text:p>232.039</text:p>
              </table:table-cell>
              <table:table-cell office:value-type="float" office:value="9.49581250430813">
                <text:p>9.4958125043081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.038">
                <text:p>233.038</text:p>
              </table:table-cell>
              <table:table-cell office:value-type="float" office:value="9.49491762947448">
                <text:p>9.494917629474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.038">
                <text:p>234.038</text:p>
              </table:table-cell>
              <table:table-cell office:value-type="float" office:value="9.49410478039386">
                <text:p>9.494104780393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.039">
                <text:p>235.039</text:p>
              </table:table-cell>
              <table:table-cell office:value-type="float" office:value="9.49325359150283">
                <text:p>9.493253591502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.038">
                <text:p>236.038</text:p>
              </table:table-cell>
              <table:table-cell office:value-type="float" office:value="9.49238659280933">
                <text:p>9.492386592809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.039">
                <text:p>237.039</text:p>
              </table:table-cell>
              <table:table-cell office:value-type="float" office:value="9.49153393953476">
                <text:p>9.491533939534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.038">
                <text:p>238.038</text:p>
              </table:table-cell>
              <table:table-cell office:value-type="float" office:value="9.49059744723392">
                <text:p>9.490597447233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.038">
                <text:p>239.038</text:p>
              </table:table-cell>
              <table:table-cell office:value-type="float" office:value="9.48970545394787">
                <text:p>9.489705453947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.039">
                <text:p>240.039</text:p>
              </table:table-cell>
              <table:table-cell office:value-type="float" office:value="9.48885051054525">
                <text:p>9.488850510545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.038">
                <text:p>241.038</text:p>
              </table:table-cell>
              <table:table-cell office:value-type="float" office:value="9.4880327127986">
                <text:p>9.488032712798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.039">
                <text:p>242.039</text:p>
              </table:table-cell>
              <table:table-cell office:value-type="float" office:value="9.48714600987311">
                <text:p>9.487146009873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.039">
                <text:p>243.039</text:p>
              </table:table-cell>
              <table:table-cell office:value-type="float" office:value="9.48633440463277">
                <text:p>9.486334404632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.038">
                <text:p>244.038</text:p>
              </table:table-cell>
              <table:table-cell office:value-type="float" office:value="9.48537783726988">
                <text:p>9.485377837269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.038">
                <text:p>245.038</text:p>
              </table:table-cell>
              <table:table-cell office:value-type="float" office:value="9.48459520111393">
                <text:p>9.484595201113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.039">
                <text:p>246.039</text:p>
              </table:table-cell>
              <table:table-cell office:value-type="float" office:value="9.48371305165408">
                <text:p>9.483713051654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.038">
                <text:p>247.038</text:p>
              </table:table-cell>
              <table:table-cell office:value-type="float" office:value="9.48287581114971">
                <text:p>9.482875811149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.039">
                <text:p>248.039</text:p>
              </table:table-cell>
              <table:table-cell office:value-type="float" office:value="9.4819921429553">
                <text:p>9.48199214295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.039">
                <text:p>249.039</text:p>
              </table:table-cell>
              <table:table-cell office:value-type="float" office:value="9.4810085250687">
                <text:p>9.48100852506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.038">
                <text:p>250.038</text:p>
              </table:table-cell>
              <table:table-cell office:value-type="float" office:value="9.48022246050225">
                <text:p>9.48022246050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.038">
                <text:p>251.038</text:p>
              </table:table-cell>
              <table:table-cell office:value-type="float" office:value="9.47934408490586">
                <text:p>9.479344084905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.039">
                <text:p>252.039</text:p>
              </table:table-cell>
              <table:table-cell office:value-type="float" office:value="9.4784878811994">
                <text:p>9.478487881199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.038">
                <text:p>253.038</text:p>
              </table:table-cell>
              <table:table-cell office:value-type="float" office:value="9.47760032528633">
                <text:p>9.4776003252863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.039">
                <text:p>254.039</text:p>
              </table:table-cell>
              <table:table-cell office:value-type="float" office:value="9.47675794912324">
                <text:p>9.476757949123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.039">
                <text:p>255.039</text:p>
              </table:table-cell>
              <table:table-cell office:value-type="float" office:value="9.47589952734019">
                <text:p>9.475899527340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.038">
                <text:p>256.038</text:p>
              </table:table-cell>
              <table:table-cell office:value-type="float" office:value="9.47507106501086">
                <text:p>9.475071065010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.039">
                <text:p>257.039</text:p>
              </table:table-cell>
              <table:table-cell office:value-type="float" office:value="9.47418046994239">
                <text:p>9.4741804699423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.038">
                <text:p>258.038</text:p>
              </table:table-cell>
              <table:table-cell office:value-type="float" office:value="9.47337364337785">
                <text:p>9.473373643377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.038">
                <text:p>259.038</text:p>
              </table:table-cell>
              <table:table-cell office:value-type="float" office:value="9.47239689678899">
                <text:p>9.472396896788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.039">
                <text:p>260.039</text:p>
              </table:table-cell>
              <table:table-cell office:value-type="float" office:value="9.47159633019144">
                <text:p>9.471596330191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.038">
                <text:p>261.038</text:p>
              </table:table-cell>
              <table:table-cell office:value-type="float" office:value="9.47071804910046">
                <text:p>9.470718049100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.038">
                <text:p>262.038</text:p>
              </table:table-cell>
              <table:table-cell office:value-type="float" office:value="9.46983128154122">
                <text:p>9.469831281541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.039">
                <text:p>263.039</text:p>
              </table:table-cell>
              <table:table-cell office:value-type="float" office:value="9.46899777451235">
                <text:p>9.468997774512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.038">
                <text:p>264.038</text:p>
              </table:table-cell>
              <table:table-cell office:value-type="float" office:value="9.46816357216992">
                <text:p>9.468163572169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.039">
                <text:p>265.039</text:p>
              </table:table-cell>
              <table:table-cell office:value-type="float" office:value="9.46722812925455">
                <text:p>9.4672281292545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.039">
                <text:p>266.039</text:p>
              </table:table-cell>
              <table:table-cell office:value-type="float" office:value="9.46637696659242">
                <text:p>9.466376966592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.038">
                <text:p>267.038</text:p>
              </table:table-cell>
              <table:table-cell office:value-type="float" office:value="9.46549408741981">
                <text:p>9.46549408741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.039">
                <text:p>268.039</text:p>
              </table:table-cell>
              <table:table-cell office:value-type="float" office:value="9.46463369228261">
                <text:p>9.464633692282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.038">
                <text:p>269.038</text:p>
              </table:table-cell>
              <table:table-cell office:value-type="float" office:value="9.46382688401871">
                <text:p>9.4638268840187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.039">
                <text:p>270.039</text:p>
              </table:table-cell>
              <table:table-cell office:value-type="float" office:value="9.46296505261256">
                <text:p>9.462965052612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.039">
                <text:p>271.039</text:p>
              </table:table-cell>
              <table:table-cell office:value-type="float" office:value="9.46201695689268">
                <text:p>9.462016956892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.038">
                <text:p>272.038</text:p>
              </table:table-cell>
              <table:table-cell office:value-type="float" office:value="9.46115356354784">
                <text:p>9.461153563547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.038">
                <text:p>273.038</text:p>
              </table:table-cell>
              <table:table-cell office:value-type="float" office:value="9.46030500079865">
                <text:p>9.460305000798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.039">
                <text:p>274.039</text:p>
              </table:table-cell>
              <table:table-cell office:value-type="float" office:value="9.45941674211674">
                <text:p>9.459416742116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.038">
                <text:p>275.038</text:p>
              </table:table-cell>
              <table:table-cell office:value-type="float" office:value="9.45859010888424">
                <text:p>9.4585901088842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.038">
                <text:p>276.038</text:p>
              </table:table-cell>
              <table:table-cell office:value-type="float" office:value="9.45767689888787">
                <text:p>9.457676898887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.039">
                <text:p>277.039</text:p>
              </table:table-cell>
              <table:table-cell office:value-type="float" office:value="9.45685664081213">
                <text:p>9.456856640812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.039">
                <text:p>278.039</text:p>
              </table:table-cell>
              <table:table-cell office:value-type="float" office:value="9.45594184569761">
                <text:p>9.455941845697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.038">
                <text:p>279.038</text:p>
              </table:table-cell>
              <table:table-cell office:value-type="float" office:value="9.45511233380994">
                <text:p>9.455112333809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.039">
                <text:p>280.039</text:p>
              </table:table-cell>
              <table:table-cell office:value-type="float" office:value="9.45426646247292">
                <text:p>9.4542664624729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.038">
                <text:p>281.038</text:p>
              </table:table-cell>
              <table:table-cell office:value-type="float" office:value="9.4534277170927">
                <text:p>9.453427717092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.039">
                <text:p>282.039</text:p>
              </table:table-cell>
              <table:table-cell office:value-type="float" office:value="9.45255687267168">
                <text:p>9.4525568726716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.039">
                <text:p>283.039</text:p>
              </table:table-cell>
              <table:table-cell office:value-type="float" office:value="9.45172454698014">
                <text:p>9.451724546980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.038">
                <text:p>284.038</text:p>
              </table:table-cell>
              <table:table-cell office:value-type="float" office:value="9.45081290541217">
                <text:p>9.450812905412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.039">
                <text:p>285.039</text:p>
              </table:table-cell>
              <table:table-cell office:value-type="float" office:value="9.44997912629959">
                <text:p>9.449979126299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.038">
                <text:p>286.038</text:p>
              </table:table-cell>
              <table:table-cell office:value-type="float" office:value="9.44912889991497">
                <text:p>9.4491288999149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.039">
                <text:p>287.039</text:p>
              </table:table-cell>
              <table:table-cell office:value-type="float" office:value="9.44827795003026">
                <text:p>9.44827795003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.039">
                <text:p>288.039</text:p>
              </table:table-cell>
              <table:table-cell office:value-type="float" office:value="9.44741049681834">
                <text:p>9.447410496818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.038">
                <text:p>289.038</text:p>
              </table:table-cell>
              <table:table-cell office:value-type="float" office:value="9.44656597883398">
                <text:p>9.4465659788339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.039">
                <text:p>290.039</text:p>
              </table:table-cell>
              <table:table-cell office:value-type="float" office:value="9.44570494150735">
                <text:p>9.445704941507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.038">
                <text:p>291.038</text:p>
              </table:table-cell>
              <table:table-cell office:value-type="float" office:value="9.44477197286016">
                <text:p>9.444771972860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.039">
                <text:p>292.039</text:p>
              </table:table-cell>
              <table:table-cell office:value-type="float" office:value="9.44399647230693">
                <text:p>9.443996472306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.038">
                <text:p>293.038</text:p>
              </table:table-cell>
              <table:table-cell office:value-type="float" office:value="9.44310944892481">
                <text:p>9.443109448924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.039">
                <text:p>294.039</text:p>
              </table:table-cell>
              <table:table-cell office:value-type="float" office:value="9.44226921931832">
                <text:p>9.442269219318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.038">
                <text:p>295.038</text:p>
              </table:table-cell>
              <table:table-cell office:value-type="float" office:value="9.44138859886037">
                <text:p>9.441388598860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.039">
                <text:p>296.039</text:p>
              </table:table-cell>
              <table:table-cell office:value-type="float" office:value="9.44052309012148">
                <text:p>9.4405230901214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.038">
                <text:p>297.038</text:p>
              </table:table-cell>
              <table:table-cell office:value-type="float" office:value="9.43972043575617">
                <text:p>9.439720435756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.039">
                <text:p>298.039</text:p>
              </table:table-cell>
              <table:table-cell office:value-type="float" office:value="9.43886939556673">
                <text:p>9.4388693955667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.038">
                <text:p>299.038</text:p>
              </table:table-cell>
              <table:table-cell office:value-type="float" office:value="9.43803355798896">
                <text:p>9.438033557988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.039">
                <text:p>300.039</text:p>
              </table:table-cell>
              <table:table-cell office:value-type="float" office:value="9.43714919795698">
                <text:p>9.437149197956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.038">
                <text:p>301.038</text:p>
              </table:table-cell>
              <table:table-cell office:value-type="float" office:value="9.4362959657902">
                <text:p>9.43629596579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.039">
                <text:p>302.039</text:p>
              </table:table-cell>
              <table:table-cell office:value-type="float" office:value="9.43554579616881">
                <text:p>9.435545796168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.038">
                <text:p>303.038</text:p>
              </table:table-cell>
              <table:table-cell office:value-type="float" office:value="9.43461927853064">
                <text:p>9.434619278530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.039">
                <text:p>304.039</text:p>
              </table:table-cell>
              <table:table-cell office:value-type="float" office:value="9.43376388409771">
                <text:p>9.433763884097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.038">
                <text:p>305.038</text:p>
              </table:table-cell>
              <table:table-cell office:value-type="float" office:value="9.4329317708823">
                <text:p>9.43293177088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.039">
                <text:p>306.039</text:p>
              </table:table-cell>
              <table:table-cell office:value-type="float" office:value="9.43207493112697">
                <text:p>9.432074931126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.038">
                <text:p>307.038</text:p>
              </table:table-cell>
              <table:table-cell office:value-type="float" office:value="9.43129753488424">
                <text:p>9.431297534884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.039">
                <text:p>308.039</text:p>
              </table:table-cell>
              <table:table-cell office:value-type="float" office:value="9.43039917032847">
                <text:p>9.4303991703284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.039">
                <text:p>309.039</text:p>
              </table:table-cell>
              <table:table-cell office:value-type="float" office:value="9.42958031411239">
                <text:p>9.429580314112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.038">
                <text:p>310.038</text:p>
              </table:table-cell>
              <table:table-cell office:value-type="float" office:value="9.42874471094311">
                <text:p>9.428744710943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.039">
                <text:p>311.039</text:p>
              </table:table-cell>
              <table:table-cell office:value-type="float" office:value="9.42784404905662">
                <text:p>9.427844049056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.038">
                <text:p>312.038</text:p>
              </table:table-cell>
              <table:table-cell office:value-type="float" office:value="9.42702309702816">
                <text:p>9.427023097028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.039">
                <text:p>313.039</text:p>
              </table:table-cell>
              <table:table-cell office:value-type="float" office:value="9.42613700062734">
                <text:p>9.42613700062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.038">
                <text:p>314.038</text:p>
              </table:table-cell>
              <table:table-cell office:value-type="float" office:value="9.42534690738749">
                <text:p>9.425346907387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.039">
                <text:p>315.039</text:p>
              </table:table-cell>
              <table:table-cell office:value-type="float" office:value="9.42445125125954">
                <text:p>9.424451251259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.038">
                <text:p>316.038</text:p>
              </table:table-cell>
              <table:table-cell office:value-type="float" office:value="9.42367598229931">
                <text:p>9.423675982299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.039">
                <text:p>317.039</text:p>
              </table:table-cell>
              <table:table-cell office:value-type="float" office:value="9.42281925736066">
                <text:p>9.4228192573606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.039">
                <text:p>318.039</text:p>
              </table:table-cell>
              <table:table-cell office:value-type="float" office:value="9.42195370507217">
                <text:p>9.421953705072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.038">
                <text:p>319.038</text:p>
              </table:table-cell>
              <table:table-cell office:value-type="float" office:value="9.42115219916976">
                <text:p>9.421152199169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.038">
                <text:p>320.038</text:p>
              </table:table-cell>
              <table:table-cell office:value-type="float" office:value="9.42033383868088">
                <text:p>9.420333838680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.039">
                <text:p>321.039</text:p>
              </table:table-cell>
              <table:table-cell office:value-type="float" office:value="9.41953103287216">
                <text:p>9.419531032872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.039">
                <text:p>322.039</text:p>
              </table:table-cell>
              <table:table-cell office:value-type="float" office:value="9.4186788673057">
                <text:p>9.418678867305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.039">
                <text:p>323.039</text:p>
              </table:table-cell>
              <table:table-cell office:value-type="float" office:value="9.41779346940774">
                <text:p>9.417793469407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.039">
                <text:p>324.039</text:p>
              </table:table-cell>
              <table:table-cell office:value-type="float" office:value="9.41693168774288">
                <text:p>9.416931687742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.039">
                <text:p>325.039</text:p>
              </table:table-cell>
              <table:table-cell office:value-type="float" office:value="9.41619126338896">
                <text:p>9.416191263388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.039">
                <text:p>326.039</text:p>
              </table:table-cell>
              <table:table-cell office:value-type="float" office:value="9.41523848294904">
                <text:p>9.4152384829490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.038">
                <text:p>327.038</text:p>
              </table:table-cell>
              <table:table-cell office:value-type="float" office:value="9.41442342055165">
                <text:p>9.414423420551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.039">
                <text:p>328.039</text:p>
              </table:table-cell>
              <table:table-cell office:value-type="float" office:value="9.41362401435365">
                <text:p>9.413624014353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.038">
                <text:p>329.038</text:p>
              </table:table-cell>
              <table:table-cell office:value-type="float" office:value="9.41283213555952">
                <text:p>9.412832135559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.039">
                <text:p>330.039</text:p>
              </table:table-cell>
              <table:table-cell office:value-type="float" office:value="9.41199058755183">
                <text:p>9.411990587551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.038">
                <text:p>331.038</text:p>
              </table:table-cell>
              <table:table-cell office:value-type="float" office:value="9.41105833904829">
                <text:p>9.411058339048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.039">
                <text:p>332.039</text:p>
              </table:table-cell>
              <table:table-cell office:value-type="float" office:value="9.41025623717109">
                <text:p>9.410256237171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.038">
                <text:p>333.038</text:p>
              </table:table-cell>
              <table:table-cell office:value-type="float" office:value="9.40937154233309">
                <text:p>9.4093715423330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.039">
                <text:p>334.039</text:p>
              </table:table-cell>
              <table:table-cell office:value-type="float" office:value="9.40855168199136">
                <text:p>9.4085516819913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.039">
                <text:p>335.039</text:p>
              </table:table-cell>
              <table:table-cell office:value-type="float" office:value="9.40765726791651">
                <text:p>9.4076572679165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.039">
                <text:p>336.039</text:p>
              </table:table-cell>
              <table:table-cell office:value-type="float" office:value="9.40672918598157">
                <text:p>9.406729185981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.039">
                <text:p>337.039</text:p>
              </table:table-cell>
              <table:table-cell office:value-type="float" office:value="9.40594827309587">
                <text:p>9.4059482730958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.038">
                <text:p>338.038</text:p>
              </table:table-cell>
              <table:table-cell office:value-type="float" office:value="9.40504329565854">
                <text:p>9.405043295658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.039">
                <text:p>339.039</text:p>
              </table:table-cell>
              <table:table-cell office:value-type="float" office:value="9.40413749849516">
                <text:p>9.404137498495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.039">
                <text:p>340.039</text:p>
              </table:table-cell>
              <table:table-cell office:value-type="float" office:value="9.40328035323075">
                <text:p>9.403280353230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.039">
                <text:p>341.039</text:p>
              </table:table-cell>
              <table:table-cell office:value-type="float" office:value="9.402422472638">
                <text:p>9.4024224726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.038">
                <text:p>342.038</text:p>
              </table:table-cell>
              <table:table-cell office:value-type="float" office:value="9.40154733635811">
                <text:p>9.401547336358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.039">
                <text:p>343.039</text:p>
              </table:table-cell>
              <table:table-cell office:value-type="float" office:value="9.40070450041332">
                <text:p>9.400704500413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.039">
                <text:p>344.039</text:p>
              </table:table-cell>
              <table:table-cell office:value-type="float" office:value="9.39985267990572">
                <text:p>9.399852679905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.039">
                <text:p>345.039</text:p>
              </table:table-cell>
              <table:table-cell office:value-type="float" office:value="9.39888419691298">
                <text:p>9.3988841969129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.038">
                <text:p>346.038</text:p>
              </table:table-cell>
              <table:table-cell office:value-type="float" office:value="9.39803082375902">
                <text:p>9.398030823759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.039">
                <text:p>347.039</text:p>
              </table:table-cell>
              <table:table-cell office:value-type="float" office:value="9.39725967624507">
                <text:p>9.397259676245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.038">
                <text:p>348.038</text:p>
              </table:table-cell>
              <table:table-cell office:value-type="float" office:value="9.39639661281443">
                <text:p>9.396396612814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.039">
                <text:p>349.039</text:p>
              </table:table-cell>
              <table:table-cell office:value-type="float" office:value="9.39554111327098">
                <text:p>9.3955411132709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.038">
                <text:p>350.038</text:p>
              </table:table-cell>
              <table:table-cell office:value-type="float" office:value="9.39467656469434">
                <text:p>9.3946765646943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.039">
                <text:p>351.039</text:p>
              </table:table-cell>
              <table:table-cell office:value-type="float" office:value="9.39377797242833">
                <text:p>9.3937779724283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.038">
                <text:p>352.038</text:p>
              </table:table-cell>
              <table:table-cell office:value-type="float" office:value="9.39292855988757">
                <text:p>9.392928559887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.039">
                <text:p>353.039</text:p>
              </table:table-cell>
              <table:table-cell office:value-type="float" office:value="9.39212845316399">
                <text:p>9.3921284531639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.038">
                <text:p>354.038</text:p>
              </table:table-cell>
              <table:table-cell office:value-type="float" office:value="9.39120253103379">
                <text:p>9.3912025310337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.038">
                <text:p>355.038</text:p>
              </table:table-cell>
              <table:table-cell office:value-type="float" office:value="9.39041774580758">
                <text:p>9.390417745807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.039">
                <text:p>356.039</text:p>
              </table:table-cell>
              <table:table-cell office:value-type="float" office:value="9.38960726804091">
                <text:p>9.389607268040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.038">
                <text:p>357.038</text:p>
              </table:table-cell>
              <table:table-cell office:value-type="float" office:value="9.38866227413813">
                <text:p>9.388662274138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.039">
                <text:p>358.039</text:p>
              </table:table-cell>
              <table:table-cell office:value-type="float" office:value="9.38785037177292">
                <text:p>9.3878503717729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.038">
                <text:p>359.038</text:p>
              </table:table-cell>
              <table:table-cell office:value-type="float" office:value="9.38700428779259">
                <text:p>9.387004287792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.039">
                <text:p>360.039</text:p>
              </table:table-cell>
              <table:table-cell office:value-type="float" office:value="9.38614071177987">
                <text:p>9.386140711779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.038">
                <text:p>361.038</text:p>
              </table:table-cell>
              <table:table-cell office:value-type="float" office:value="9.38541070205594">
                <text:p>9.385410702055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.039">
                <text:p>362.039</text:p>
              </table:table-cell>
              <table:table-cell office:value-type="float" office:value="9.38447013411875">
                <text:p>9.38447013411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.038">
                <text:p>363.038</text:p>
              </table:table-cell>
              <table:table-cell office:value-type="float" office:value="9.38358754749443">
                <text:p>9.383587547494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.039">
                <text:p>364.039</text:p>
              </table:table-cell>
              <table:table-cell office:value-type="float" office:value="9.38283042419018">
                <text:p>9.382830424190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.038">
                <text:p>365.038</text:p>
              </table:table-cell>
              <table:table-cell office:value-type="float" office:value="9.3819126955461">
                <text:p>9.38191269554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.039">
                <text:p>366.039</text:p>
              </table:table-cell>
              <table:table-cell office:value-type="float" office:value="9.3811795916611">
                <text:p>9.381179591661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.039">
                <text:p>367.039</text:p>
              </table:table-cell>
              <table:table-cell office:value-type="float" office:value="9.38031096871111">
                <text:p>9.380310968711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.039">
                <text:p>368.039</text:p>
              </table:table-cell>
              <table:table-cell office:value-type="float" office:value="9.37942470198812">
                <text:p>9.379424701988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.038">
                <text:p>369.038</text:p>
              </table:table-cell>
              <table:table-cell office:value-type="float" office:value="9.37861371304408">
                <text:p>9.378613713044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.039">
                <text:p>370.039</text:p>
              </table:table-cell>
              <table:table-cell office:value-type="float" office:value="9.37768364558943">
                <text:p>9.377683645589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.038">
                <text:p>371.038</text:p>
              </table:table-cell>
              <table:table-cell office:value-type="float" office:value="9.376913571802">
                <text:p>9.3769135718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.039">
                <text:p>372.039</text:p>
              </table:table-cell>
              <table:table-cell office:value-type="float" office:value="9.37602428761711">
                <text:p>9.3760242876171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.039">
                <text:p>373.039</text:p>
              </table:table-cell>
              <table:table-cell office:value-type="float" office:value="9.3751426925512">
                <text:p>9.37514269255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.039">
                <text:p>374.039</text:p>
              </table:table-cell>
              <table:table-cell office:value-type="float" office:value="9.37437914592504">
                <text:p>9.3743791459250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.038">
                <text:p>375.038</text:p>
              </table:table-cell>
              <table:table-cell office:value-type="float" office:value="9.37359802854791">
                <text:p>9.3735980285479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.039">
                <text:p>376.039</text:p>
              </table:table-cell>
              <table:table-cell office:value-type="float" office:value="9.37266328226345">
                <text:p>9.372663282263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.038">
                <text:p>377.038</text:p>
              </table:table-cell>
              <table:table-cell office:value-type="float" office:value="9.37181275403418">
                <text:p>9.3718127540341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.039">
                <text:p>378.039</text:p>
              </table:table-cell>
              <table:table-cell office:value-type="float" office:value="9.37100408161733">
                <text:p>9.371004081617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.038">
                <text:p>379.038</text:p>
              </table:table-cell>
              <table:table-cell office:value-type="float" office:value="9.37011804766857">
                <text:p>9.370118047668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.039">
                <text:p>380.039</text:p>
              </table:table-cell>
              <table:table-cell office:value-type="float" office:value="9.3692738815309">
                <text:p>9.3692738815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.038">
                <text:p>381.038</text:p>
              </table:table-cell>
              <table:table-cell office:value-type="float" office:value="9.36848876457642">
                <text:p>9.3684887645764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.039">
                <text:p>382.039</text:p>
              </table:table-cell>
              <table:table-cell office:value-type="float" office:value="9.36763467686094">
                <text:p>9.3676346768609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.039">
                <text:p>383.039</text:p>
              </table:table-cell>
              <table:table-cell office:value-type="float" office:value="9.36678841085213">
                <text:p>9.3667884108521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.038">
                <text:p>384.038</text:p>
              </table:table-cell>
              <table:table-cell office:value-type="float" office:value="9.36598422218378">
                <text:p>9.365984222183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.039">
                <text:p>385.039</text:p>
              </table:table-cell>
              <table:table-cell office:value-type="float" office:value="9.36517938627548">
                <text:p>9.365179386275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.039">
                <text:p>386.039</text:p>
              </table:table-cell>
              <table:table-cell office:value-type="float" office:value="9.36427960087784">
                <text:p>9.364279600877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.038">
                <text:p>387.038</text:p>
              </table:table-cell>
              <table:table-cell office:value-type="float" office:value="9.36349913144163">
                <text:p>9.363499131441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.039">
                <text:p>388.039</text:p>
              </table:table-cell>
              <table:table-cell office:value-type="float" office:value="9.36261500741784">
                <text:p>9.362615007417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.038">
                <text:p>389.038</text:p>
              </table:table-cell>
              <table:table-cell office:value-type="float" office:value="9.36181604859904">
                <text:p>9.361816048599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.039">
                <text:p>390.039</text:p>
              </table:table-cell>
              <table:table-cell office:value-type="float" office:value="9.36089602600649">
                <text:p>9.3608960260064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.039">
                <text:p>391.039</text:p>
              </table:table-cell>
              <table:table-cell office:value-type="float" office:value="9.36011291028479">
                <text:p>9.3601129102847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.039">
                <text:p>392.039</text:p>
              </table:table-cell>
              <table:table-cell office:value-type="float" office:value="9.3593205649875">
                <text:p>9.359320564987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.038">
                <text:p>393.038</text:p>
              </table:table-cell>
              <table:table-cell office:value-type="float" office:value="9.35846723068297">
                <text:p>9.3584672306829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.039">
                <text:p>394.039</text:p>
              </table:table-cell>
              <table:table-cell office:value-type="float" office:value="9.3575700137206">
                <text:p>9.35757001372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.039">
                <text:p>395.039</text:p>
              </table:table-cell>
              <table:table-cell office:value-type="float" office:value="9.35678428798478">
                <text:p>9.3567842879847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.038">
                <text:p>396.038</text:p>
              </table:table-cell>
              <table:table-cell office:value-type="float" office:value="9.35597201045231">
                <text:p>9.3559720104523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.039">
                <text:p>397.039</text:p>
              </table:table-cell>
              <table:table-cell office:value-type="float" office:value="9.35513311687772">
                <text:p>9.355133116877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.038">
                <text:p>398.038</text:p>
              </table:table-cell>
              <table:table-cell office:value-type="float" office:value="9.35437144948181">
                <text:p>9.354371449481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.039">
                <text:p>399.039</text:p>
              </table:table-cell>
              <table:table-cell office:value-type="float" office:value="9.35340121481683">
                <text:p>9.353401214816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.038">
                <text:p>400.038</text:p>
              </table:table-cell>
              <table:table-cell office:value-type="float" office:value="9.35265557374775">
                <text:p>9.35265557374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.038">
                <text:p>401.038</text:p>
              </table:table-cell>
              <table:table-cell office:value-type="float" office:value="9.35179653053018">
                <text:p>9.351796530530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.039">
                <text:p>402.039</text:p>
              </table:table-cell>
              <table:table-cell office:value-type="float" office:value="9.35091068318537">
                <text:p>9.350910683185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.038">
                <text:p>403.038</text:p>
              </table:table-cell>
              <table:table-cell office:value-type="float" office:value="9.35001535404867">
                <text:p>9.350015354048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.039">
                <text:p>404.039</text:p>
              </table:table-cell>
              <table:table-cell office:value-type="float" office:value="9.34918885379499">
                <text:p>9.3491888537949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.038">
                <text:p>405.038</text:p>
              </table:table-cell>
              <table:table-cell office:value-type="float" office:value="9.34839651247212">
                <text:p>9.348396512472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.039">
                <text:p>406.039</text:p>
              </table:table-cell>
              <table:table-cell office:value-type="float" office:value="9.34749892848123">
                <text:p>9.347498928481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.039">
                <text:p>407.039</text:p>
              </table:table-cell>
              <table:table-cell office:value-type="float" office:value="9.34668779586019">
                <text:p>9.346687795860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.038">
                <text:p>408.038</text:p>
              </table:table-cell>
              <table:table-cell office:value-type="float" office:value="9.34587600476888">
                <text:p>9.345876004768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.039">
                <text:p>409.039</text:p>
              </table:table-cell>
              <table:table-cell office:value-type="float" office:value="9.34497615453758">
                <text:p>9.344976154537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.039">
                <text:p>410.039</text:p>
              </table:table-cell>
              <table:table-cell office:value-type="float" office:value="9.34418046694723">
                <text:p>9.344180466947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.038">
                <text:p>411.038</text:p>
              </table:table-cell>
              <table:table-cell office:value-type="float" office:value="9.34336663704526">
                <text:p>9.3433666370452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.038">
                <text:p>412.038</text:p>
              </table:table-cell>
              <table:table-cell office:value-type="float" office:value="9.34249957357707">
                <text:p>9.342499573577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.038">
                <text:p>413.038</text:p>
              </table:table-cell>
              <table:table-cell office:value-type="float" office:value="9.3416756048062">
                <text:p>9.34167560480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.039">
                <text:p>414.039</text:p>
              </table:table-cell>
              <table:table-cell office:value-type="float" office:value="9.34081585004653">
                <text:p>9.3408158500465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.038">
                <text:p>415.038</text:p>
              </table:table-cell>
              <table:table-cell office:value-type="float" office:value="9.34005197849784">
                <text:p>9.340051978497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.039">
                <text:p>416.039</text:p>
              </table:table-cell>
              <table:table-cell office:value-type="float" office:value="9.3391292868091">
                <text:p>9.33912928680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.038">
                <text:p>417.038</text:p>
              </table:table-cell>
              <table:table-cell office:value-type="float" office:value="9.33827613824355">
                <text:p>9.3382761382435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.039">
                <text:p>418.039</text:p>
              </table:table-cell>
              <table:table-cell office:value-type="float" office:value="9.33750151759286">
                <text:p>9.3375015175928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.039">
                <text:p>419.039</text:p>
              </table:table-cell>
              <table:table-cell office:value-type="float" office:value="9.33660291037349">
                <text:p>9.336602910373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.039">
                <text:p>420.039</text:p>
              </table:table-cell>
              <table:table-cell office:value-type="float" office:value="9.33583581265436">
                <text:p>9.335835812654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.038">
                <text:p>421.038</text:p>
              </table:table-cell>
              <table:table-cell office:value-type="float" office:value="9.33497984842905">
                <text:p>9.3349798484290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.039">
                <text:p>422.039</text:p>
              </table:table-cell>
              <table:table-cell office:value-type="float" office:value="9.33414082218014">
                <text:p>9.334140822180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.039">
                <text:p>423.039</text:p>
              </table:table-cell>
              <table:table-cell office:value-type="float" office:value="9.33331877718655">
                <text:p>9.333318777186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.038">
                <text:p>424.038</text:p>
              </table:table-cell>
              <table:table-cell office:value-type="float" office:value="9.33248720573407">
                <text:p>9.3324872057340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.039">
                <text:p>425.039</text:p>
              </table:table-cell>
              <table:table-cell office:value-type="float" office:value="9.33168151450041">
                <text:p>9.3316815145004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.039">
                <text:p>426.039</text:p>
              </table:table-cell>
              <table:table-cell office:value-type="float" office:value="9.330884038028">
                <text:p>9.33088403802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.039">
                <text:p>427.039</text:p>
              </table:table-cell>
              <table:table-cell office:value-type="float" office:value="9.32997946187551">
                <text:p>9.3299794618755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.039">
                <text:p>428.039</text:p>
              </table:table-cell>
              <table:table-cell office:value-type="float" office:value="9.3292072644919">
                <text:p>9.329207264491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.038">
                <text:p>429.038</text:p>
              </table:table-cell>
              <table:table-cell office:value-type="float" office:value="9.32842558419485">
                <text:p>9.3284255841948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.039">
                <text:p>430.039</text:p>
              </table:table-cell>
              <table:table-cell office:value-type="float" office:value="9.32749209728701">
                <text:p>9.327492097287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.038">
                <text:p>431.038</text:p>
              </table:table-cell>
              <table:table-cell office:value-type="float" office:value="9.32675358095937">
                <text:p>9.326753580959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.039">
                <text:p>432.039</text:p>
              </table:table-cell>
              <table:table-cell office:value-type="float" office:value="9.3258719861954">
                <text:p>9.325871986195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.038">
                <text:p>433.038</text:p>
              </table:table-cell>
              <table:table-cell office:value-type="float" office:value="9.32506094530033">
                <text:p>9.325060945300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.039">
                <text:p>434.039</text:p>
              </table:table-cell>
              <table:table-cell office:value-type="float" office:value="9.32418678038431">
                <text:p>9.324186780384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.039">
                <text:p>435.039</text:p>
              </table:table-cell>
              <table:table-cell office:value-type="float" office:value="9.32338330217337">
                <text:p>9.323383302173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.039">
                <text:p>436.039</text:p>
              </table:table-cell>
              <table:table-cell office:value-type="float" office:value="9.32245403372664">
                <text:p>9.3224540337266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.039">
                <text:p>437.039</text:p>
              </table:table-cell>
              <table:table-cell office:value-type="float" office:value="9.321720731958">
                <text:p>9.3217207319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.038">
                <text:p>438.038</text:p>
              </table:table-cell>
              <table:table-cell office:value-type="float" office:value="9.32094212830398">
                <text:p>9.320942128303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.039">
                <text:p>439.039</text:p>
              </table:table-cell>
              <table:table-cell office:value-type="float" office:value="9.31997474169491">
                <text:p>9.3199747416949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.039">
                <text:p>440.039</text:p>
              </table:table-cell>
              <table:table-cell office:value-type="float" office:value="9.31920374545791">
                <text:p>9.3192037454579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.038">
                <text:p>441.038</text:p>
              </table:table-cell>
              <table:table-cell office:value-type="float" office:value="9.31834239577746">
                <text:p>9.3183423957774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.039">
                <text:p>442.039</text:p>
              </table:table-cell>
              <table:table-cell office:value-type="float" office:value="9.31748030353409">
                <text:p>9.317480303534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.038">
                <text:p>443.038</text:p>
              </table:table-cell>
              <table:table-cell office:value-type="float" office:value="9.31673435342423">
                <text:p>9.316734353424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.038">
                <text:p>444.038</text:p>
              </table:table-cell>
              <table:table-cell office:value-type="float" office:value="9.31585287608318">
                <text:p>9.315852876083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.039">
                <text:p>445.039</text:p>
              </table:table-cell>
              <table:table-cell office:value-type="float" office:value="9.31505167694234">
                <text:p>9.3150516769423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.038">
                <text:p>446.038</text:p>
              </table:table-cell>
              <table:table-cell office:value-type="float" office:value="9.31430391231821">
                <text:p>9.314303912318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.039">
                <text:p>447.039</text:p>
              </table:table-cell>
              <table:table-cell office:value-type="float" office:value="9.31346539077182">
                <text:p>9.3134653907718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.039">
                <text:p>448.039</text:p>
              </table:table-cell>
              <table:table-cell office:value-type="float" office:value="9.31259005400458">
                <text:p>9.312590054004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.038">
                <text:p>449.038</text:p>
              </table:table-cell>
              <table:table-cell office:value-type="float" office:value="9.31175009351462">
                <text:p>9.311750093514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.039">
                <text:p>450.039</text:p>
              </table:table-cell>
              <table:table-cell office:value-type="float" office:value="9.31090942689788">
                <text:p>9.310909426897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.039">
                <text:p>451.039</text:p>
              </table:table-cell>
              <table:table-cell office:value-type="float" office:value="9.31013140682914">
                <text:p>9.310131406829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.038">
                <text:p>452.038</text:p>
              </table:table-cell>
              <table:table-cell office:value-type="float" office:value="9.30934372361813">
                <text:p>9.309343723618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.039">
                <text:p>453.039</text:p>
              </table:table-cell>
              <table:table-cell office:value-type="float" office:value="9.30851009574843">
                <text:p>9.308510095748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.039">
                <text:p>454.039</text:p>
              </table:table-cell>
              <table:table-cell office:value-type="float" office:value="9.30762133578207">
                <text:p>9.3076213357820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.038">
                <text:p>455.038</text:p>
              </table:table-cell>
              <table:table-cell office:value-type="float" office:value="9.30686799221725">
                <text:p>9.3068679922172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.039">
                <text:p>456.039</text:p>
              </table:table-cell>
              <table:table-cell office:value-type="float" office:value="9.30593233025904">
                <text:p>9.3059323302590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.038">
                <text:p>457.038</text:p>
              </table:table-cell>
              <table:table-cell office:value-type="float" office:value="9.30521409290983">
                <text:p>9.305214092909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.039">
                <text:p>458.039</text:p>
              </table:table-cell>
              <table:table-cell office:value-type="float" office:value="9.30435880874869">
                <text:p>9.3043588087486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.038">
                <text:p>459.038</text:p>
              </table:table-cell>
              <table:table-cell office:value-type="float" office:value="9.30355745368732">
                <text:p>9.3035574536873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.039">
                <text:p>460.039</text:p>
              </table:table-cell>
              <table:table-cell office:value-type="float" office:value="9.30267339717772">
                <text:p>9.302673397177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.039">
                <text:p>461.039</text:p>
              </table:table-cell>
              <table:table-cell office:value-type="float" office:value="9.30193456513718">
                <text:p>9.301934565137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.039">
                <text:p>462.039</text:p>
              </table:table-cell>
              <table:table-cell office:value-type="float" office:value="9.30106733760906">
                <text:p>9.301067337609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.038">
                <text:p>463.038</text:p>
              </table:table-cell>
              <table:table-cell office:value-type="float" office:value="9.30029989889797">
                <text:p>9.300299898897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.039">
                <text:p>464.039</text:p>
              </table:table-cell>
              <table:table-cell office:value-type="float" office:value="9.29940380871694">
                <text:p>9.299403808716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.039">
                <text:p>465.039</text:p>
              </table:table-cell>
              <table:table-cell office:value-type="float" office:value="9.29862593684354">
                <text:p>9.2986259368435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.038">
                <text:p>466.038</text:p>
              </table:table-cell>
              <table:table-cell office:value-type="float" office:value="9.29787494540802">
                <text:p>9.2978749454080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.039">
                <text:p>467.039</text:p>
              </table:table-cell>
              <table:table-cell office:value-type="float" office:value="9.29690331510104">
                <text:p>9.2969033151010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.039">
                <text:p>468.039</text:p>
              </table:table-cell>
              <table:table-cell office:value-type="float" office:value="9.29609596079381">
                <text:p>9.296095960793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.038">
                <text:p>469.038</text:p>
              </table:table-cell>
              <table:table-cell office:value-type="float" office:value="9.29522365284135">
                <text:p>9.2952236528413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.039">
                <text:p>470.039</text:p>
              </table:table-cell>
              <table:table-cell office:value-type="float" office:value="9.2944701010036">
                <text:p>9.294470101003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.039">
                <text:p>471.039</text:p>
              </table:table-cell>
              <table:table-cell office:value-type="float" office:value="9.29364237774699">
                <text:p>9.293642377746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.038">
                <text:p>472.038</text:p>
              </table:table-cell>
              <table:table-cell office:value-type="float" office:value="9.29287842522215">
                <text:p>9.2928784252221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.039">
                <text:p>473.039</text:p>
              </table:table-cell>
              <table:table-cell office:value-type="float" office:value="9.29185584075832">
                <text:p>9.291855840758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.039">
                <text:p>474.039</text:p>
              </table:table-cell>
              <table:table-cell office:value-type="float" office:value="9.29109974586006">
                <text:p>9.2910997458600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.039">
                <text:p>475.039</text:p>
              </table:table-cell>
              <table:table-cell office:value-type="float" office:value="9.29036154095623">
                <text:p>9.2903615409562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.038">
                <text:p>476.038</text:p>
              </table:table-cell>
              <table:table-cell office:value-type="float" office:value="9.28956736242749">
                <text:p>9.289567362427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.039">
                <text:p>477.039</text:p>
              </table:table-cell>
              <table:table-cell office:value-type="float" office:value="9.28863385834609">
                <text:p>9.2886338583460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.038">
                <text:p>478.038</text:p>
              </table:table-cell>
              <table:table-cell office:value-type="float" office:value="9.28785681440401">
                <text:p>9.287856814404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.039">
                <text:p>479.039</text:p>
              </table:table-cell>
              <table:table-cell office:value-type="float" office:value="9.28688465961597">
                <text:p>9.2868846596159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.039">
                <text:p>480.039</text:p>
              </table:table-cell>
              <table:table-cell office:value-type="float" office:value="9.28615260533713">
                <text:p>9.286152605337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.038">
                <text:p>481.038</text:p>
              </table:table-cell>
              <table:table-cell office:value-type="float" office:value="9.28542929141519">
                <text:p>9.285429291415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.039">
                <text:p>482.039</text:p>
              </table:table-cell>
              <table:table-cell office:value-type="float" office:value="9.2845290551584">
                <text:p>9.284529055158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.039">
                <text:p>483.039</text:p>
              </table:table-cell>
              <table:table-cell office:value-type="float" office:value="9.28368376620039">
                <text:p>9.2836837662003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.039">
                <text:p>484.039</text:p>
              </table:table-cell>
              <table:table-cell office:value-type="float" office:value="9.28282846139945">
                <text:p>9.282828461399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.038">
                <text:p>485.038</text:p>
              </table:table-cell>
              <table:table-cell office:value-type="float" office:value="9.28193518879888">
                <text:p>9.281935188798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.039">
                <text:p>486.039</text:p>
              </table:table-cell>
              <table:table-cell office:value-type="float" office:value="9.28116223650184">
                <text:p>9.2811622365018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.039">
                <text:p>487.039</text:p>
              </table:table-cell>
              <table:table-cell office:value-type="float" office:value="9.28030477137702">
                <text:p>9.2803047713770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.038">
                <text:p>488.038</text:p>
              </table:table-cell>
              <table:table-cell office:value-type="float" office:value="9.27952122579335">
                <text:p>9.279521225793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.039">
                <text:p>489.039</text:p>
              </table:table-cell>
              <table:table-cell office:value-type="float" office:value="9.27875574340874">
                <text:p>9.278755743408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.038">
                <text:p>490.038</text:p>
              </table:table-cell>
              <table:table-cell office:value-type="float" office:value="9.27785882370701">
                <text:p>9.277858823707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.039">
                <text:p>491.039</text:p>
              </table:table-cell>
              <table:table-cell office:value-type="float" office:value="9.2770078752222">
                <text:p>9.277007875222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.039">
                <text:p>492.039</text:p>
              </table:table-cell>
              <table:table-cell office:value-type="float" office:value="9.27620301607588">
                <text:p>9.276203016075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.038">
                <text:p>493.038</text:p>
              </table:table-cell>
              <table:table-cell office:value-type="float" office:value="9.27536002735011">
                <text:p>9.275360027350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.038">
                <text:p>494.038</text:p>
              </table:table-cell>
              <table:table-cell office:value-type="float" office:value="9.27447881309242">
                <text:p>9.274478813092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.039">
                <text:p>495.039</text:p>
              </table:table-cell>
              <table:table-cell office:value-type="float" office:value="9.27358743454001">
                <text:p>9.273587434540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.038">
                <text:p>496.038</text:p>
              </table:table-cell>
              <table:table-cell office:value-type="float" office:value="9.27283618320173">
                <text:p>9.272836183201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.039">
                <text:p>497.039</text:p>
              </table:table-cell>
              <table:table-cell office:value-type="float" office:value="9.27198094812444">
                <text:p>9.2719809481244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.039">
                <text:p>498.039</text:p>
              </table:table-cell>
              <table:table-cell office:value-type="float" office:value="9.27123789772742">
                <text:p>9.271237897727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.038">
                <text:p>499.038</text:p>
              </table:table-cell>
              <table:table-cell office:value-type="float" office:value="9.27029653512978">
                <text:p>9.2702965351297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.038">
                <text:p>500.038</text:p>
              </table:table-cell>
              <table:table-cell office:value-type="float" office:value="9.2695616566343">
                <text:p>9.26956165663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.039">
                <text:p>501.039</text:p>
              </table:table-cell>
              <table:table-cell office:value-type="float" office:value="9.2687036152731">
                <text:p>9.268703615273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.037">
                <text:p>502.037</text:p>
              </table:table-cell>
              <table:table-cell office:value-type="float" office:value="9.26792980402555">
                <text:p>9.2679298040255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.038">
                <text:p>503.038</text:p>
              </table:table-cell>
              <table:table-cell office:value-type="float" office:value="9.26702311714817">
                <text:p>9.267023117148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.038">
                <text:p>504.038</text:p>
              </table:table-cell>
              <table:table-cell office:value-type="float" office:value="9.26624800391448">
                <text:p>9.2662480039144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.037">
                <text:p>505.037</text:p>
              </table:table-cell>
              <table:table-cell office:value-type="float" office:value="9.26541550618415">
                <text:p>9.265415506184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.038">
                <text:p>506.038</text:p>
              </table:table-cell>
              <table:table-cell office:value-type="float" office:value="9.2645728427499">
                <text:p>9.26457284274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.038">
                <text:p>507.038</text:p>
              </table:table-cell>
              <table:table-cell office:value-type="float" office:value="9.26381478599201">
                <text:p>9.2638147859920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.038">
                <text:p>508.038</text:p>
              </table:table-cell>
              <table:table-cell office:value-type="float" office:value="9.26292333438431">
                <text:p>9.262923334384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.037">
                <text:p>509.037</text:p>
              </table:table-cell>
              <table:table-cell office:value-type="float" office:value="9.26211654975678">
                <text:p>9.262116549756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.038">
                <text:p>510.038</text:p>
              </table:table-cell>
              <table:table-cell office:value-type="float" office:value="9.26123308614219">
                <text:p>9.2612330861421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.038">
                <text:p>511.038</text:p>
              </table:table-cell>
              <table:table-cell office:value-type="float" office:value="9.26045347020614">
                <text:p>9.260453470206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.037">
                <text:p>512.037</text:p>
              </table:table-cell>
              <table:table-cell office:value-type="float" office:value="9.25966372730727">
                <text:p>9.2596637273072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.038">
                <text:p>513.038</text:p>
              </table:table-cell>
              <table:table-cell office:value-type="float" office:value="9.2588447810358">
                <text:p>9.258844781035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.037">
                <text:p>514.037</text:p>
              </table:table-cell>
              <table:table-cell office:value-type="float" office:value="9.25792028027181">
                <text:p>9.2579202802718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.037">
                <text:p>515.037</text:p>
              </table:table-cell>
              <table:table-cell office:value-type="float" office:value="9.25713807632472">
                <text:p>9.2571380763247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.038">
                <text:p>516.038</text:p>
              </table:table-cell>
              <table:table-cell office:value-type="float" office:value="9.25626930386458">
                <text:p>9.256269303864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.038">
                <text:p>517.038</text:p>
              </table:table-cell>
              <table:table-cell office:value-type="float" office:value="9.25539977598252">
                <text:p>9.255399775982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.038">
                <text:p>518.038</text:p>
              </table:table-cell>
              <table:table-cell office:value-type="float" office:value="9.25460603027417">
                <text:p>9.254606030274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.038">
                <text:p>519.038</text:p>
              </table:table-cell>
              <table:table-cell office:value-type="float" office:value="9.25373505429537">
                <text:p>9.2537350542953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.037">
                <text:p>520.037</text:p>
              </table:table-cell>
              <table:table-cell office:value-type="float" office:value="9.25295915131137">
                <text:p>9.252959151311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.037">
                <text:p>521.037</text:p>
              </table:table-cell>
              <table:table-cell office:value-type="float" office:value="9.25213469363316">
                <text:p>9.2521346936331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.038">
                <text:p>522.038</text:p>
              </table:table-cell>
              <table:table-cell office:value-type="float" office:value="9.25134794927489">
                <text:p>9.2513479492748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.038">
                <text:p>523.038</text:p>
              </table:table-cell>
              <table:table-cell office:value-type="float" office:value="9.25049334274995">
                <text:p>9.2504933427499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.037">
                <text:p>524.037</text:p>
              </table:table-cell>
              <table:table-cell office:value-type="float" office:value="9.24962839055671">
                <text:p>9.249628390556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.038">
                <text:p>525.038</text:p>
              </table:table-cell>
              <table:table-cell office:value-type="float" office:value="9.24883004875671">
                <text:p>9.2488300487567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.037">
                <text:p>526.037</text:p>
              </table:table-cell>
              <table:table-cell office:value-type="float" office:value="9.24804069915901">
                <text:p>9.2480406991590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.037">
                <text:p>527.037</text:p>
              </table:table-cell>
              <table:table-cell office:value-type="float" office:value="9.24727963845418">
                <text:p>9.247279638454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.038">
                <text:p>528.038</text:p>
              </table:table-cell>
              <table:table-cell office:value-type="float" office:value="9.24645048298824">
                <text:p>9.2464504829882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.038">
                <text:p>529.038</text:p>
              </table:table-cell>
              <table:table-cell office:value-type="float" office:value="9.24557237154676">
                <text:p>9.2455723715467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.037">
                <text:p>530.037</text:p>
              </table:table-cell>
              <table:table-cell office:value-type="float" office:value="9.24476112217831">
                <text:p>9.244761122178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.037">
                <text:p>531.037</text:p>
              </table:table-cell>
              <table:table-cell office:value-type="float" office:value="9.24392020523938">
                <text:p>9.2439202052393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.037">
                <text:p>532.037</text:p>
              </table:table-cell>
              <table:table-cell office:value-type="float" office:value="9.24312696898752">
                <text:p>9.2431269689875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.038">
                <text:p>533.038</text:p>
              </table:table-cell>
              <table:table-cell office:value-type="float" office:value="9.24236215799892">
                <text:p>9.2423621579989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.037">
                <text:p>534.037</text:p>
              </table:table-cell>
              <table:table-cell office:value-type="float" office:value="9.24153860631326">
                <text:p>9.2415386063132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.037">
                <text:p>535.037</text:p>
              </table:table-cell>
              <table:table-cell office:value-type="float" office:value="9.24073377729598">
                <text:p>9.2407337772959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.038">
                <text:p>536.038</text:p>
              </table:table-cell>
              <table:table-cell office:value-type="float" office:value="9.23991859150494">
                <text:p>9.2399185915049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.037">
                <text:p>537.037</text:p>
              </table:table-cell>
              <table:table-cell office:value-type="float" office:value="9.23903472301753">
                <text:p>9.239034723017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.038">
                <text:p>538.038</text:p>
              </table:table-cell>
              <table:table-cell office:value-type="float" office:value="9.23825704997039">
                <text:p>9.2382570499703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.037">
                <text:p>539.037</text:p>
              </table:table-cell>
              <table:table-cell office:value-type="float" office:value="9.23742037637993">
                <text:p>9.237420376379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.037">
                <text:p>540.037</text:p>
              </table:table-cell>
              <table:table-cell office:value-type="float" office:value="9.23656352001646">
                <text:p>9.2365635200164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.038">
                <text:p>541.038</text:p>
              </table:table-cell>
              <table:table-cell office:value-type="float" office:value="9.23578392205461">
                <text:p>9.2357839220546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.037">
                <text:p>542.037</text:p>
              </table:table-cell>
              <table:table-cell office:value-type="float" office:value="9.23508176386463">
                <text:p>9.235081763864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.037">
                <text:p>543.037</text:p>
              </table:table-cell>
              <table:table-cell office:value-type="float" office:value="9.23421313638774">
                <text:p>9.234213136387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.037">
                <text:p>544.037</text:p>
              </table:table-cell>
              <table:table-cell office:value-type="float" office:value="9.23347078936504">
                <text:p>9.2334707893650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.038">
                <text:p>545.038</text:p>
              </table:table-cell>
              <table:table-cell office:value-type="float" office:value="9.23264965889602">
                <text:p>9.2326496588960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.038">
                <text:p>546.038</text:p>
              </table:table-cell>
              <table:table-cell office:value-type="float" office:value="9.23186700252046">
                <text:p>9.231867002520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.037">
                <text:p>547.037</text:p>
              </table:table-cell>
              <table:table-cell office:value-type="float" office:value="9.23102496316902">
                <text:p>9.2310249631690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.038">
                <text:p>548.038</text:p>
              </table:table-cell>
              <table:table-cell office:value-type="float" office:value="9.23026063941131">
                <text:p>9.230260639411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.037">
                <text:p>549.037</text:p>
              </table:table-cell>
              <table:table-cell office:value-type="float" office:value="9.22938781222961">
                <text:p>9.2293878122296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.037">
                <text:p>550.037</text:p>
              </table:table-cell>
              <table:table-cell office:value-type="float" office:value="9.22859277869327">
                <text:p>9.2285927786932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.038">
                <text:p>551.038</text:p>
              </table:table-cell>
              <table:table-cell office:value-type="float" office:value="9.2277872855799">
                <text:p>9.22778728557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.037">
                <text:p>552.037</text:p>
              </table:table-cell>
              <table:table-cell office:value-type="float" office:value="9.2270106475967">
                <text:p>9.227010647596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.037">
                <text:p>553.037</text:p>
              </table:table-cell>
              <table:table-cell office:value-type="float" office:value="9.22616450732307">
                <text:p>9.226164507323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.037">
                <text:p>554.037</text:p>
              </table:table-cell>
              <table:table-cell office:value-type="float" office:value="9.22533735298209">
                <text:p>9.2253373529820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.038">
                <text:p>555.038</text:p>
              </table:table-cell>
              <table:table-cell office:value-type="float" office:value="9.224539091376">
                <text:p>9.22453909137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.038">
                <text:p>556.038</text:p>
              </table:table-cell>
              <table:table-cell office:value-type="float" office:value="9.22378952530019">
                <text:p>9.223789525300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.037">
                <text:p>557.037</text:p>
              </table:table-cell>
              <table:table-cell office:value-type="float" office:value="9.22288140347049">
                <text:p>9.222881403470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.037">
                <text:p>558.037</text:p>
              </table:table-cell>
              <table:table-cell office:value-type="float" office:value="9.2221108275751">
                <text:p>9.222110827575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.038">
                <text:p>559.038</text:p>
              </table:table-cell>
              <table:table-cell office:value-type="float" office:value="9.22127042076876">
                <text:p>9.2212704207687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.038">
                <text:p>560.038</text:p>
              </table:table-cell>
              <table:table-cell office:value-type="float" office:value="9.22053819695263">
                <text:p>9.2205381969526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.037">
                <text:p>561.037</text:p>
              </table:table-cell>
              <table:table-cell office:value-type="float" office:value="9.21962711636792">
                <text:p>9.2196271163679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.038">
                <text:p>562.038</text:p>
              </table:table-cell>
              <table:table-cell office:value-type="float" office:value="9.21888377297348">
                <text:p>9.2188837729734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.038">
                <text:p>563.038</text:p>
              </table:table-cell>
              <table:table-cell office:value-type="float" office:value="9.21802080181953">
                <text:p>9.218020801819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.037">
                <text:p>564.037</text:p>
              </table:table-cell>
              <table:table-cell office:value-type="float" office:value="9.21725640101791">
                <text:p>9.217256401017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.037">
                <text:p>565.037</text:p>
              </table:table-cell>
              <table:table-cell office:value-type="float" office:value="9.2163721442079">
                <text:p>9.216372144207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.037">
                <text:p>566.037</text:p>
              </table:table-cell>
              <table:table-cell office:value-type="float" office:value="9.21559653412189">
                <text:p>9.2155965341218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.038">
                <text:p>567.038</text:p>
              </table:table-cell>
              <table:table-cell office:value-type="float" office:value="9.21473072027748">
                <text:p>9.2147307202774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.038">
                <text:p>568.038</text:p>
              </table:table-cell>
              <table:table-cell office:value-type="float" office:value="9.21399369047409">
                <text:p>9.213993690474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.038">
                <text:p>569.038</text:p>
              </table:table-cell>
              <table:table-cell office:value-type="float" office:value="9.21311651492293">
                <text:p>9.2131165149229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.038">
                <text:p>570.038</text:p>
              </table:table-cell>
              <table:table-cell office:value-type="float" office:value="9.21231841435981">
                <text:p>9.212318414359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.038">
                <text:p>571.038</text:p>
              </table:table-cell>
              <table:table-cell office:value-type="float" office:value="9.21149969969603">
                <text:p>9.211499699696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.037">
                <text:p>572.037</text:p>
              </table:table-cell>
              <table:table-cell office:value-type="float" office:value="9.2106203327835">
                <text:p>9.21062033278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.038">
                <text:p>573.038</text:p>
              </table:table-cell>
              <table:table-cell office:value-type="float" office:value="9.20981023147654">
                <text:p>9.209810231476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.038">
                <text:p>574.038</text:p>
              </table:table-cell>
              <table:table-cell office:value-type="float" office:value="9.20897944633684">
                <text:p>9.2089794463368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.039">
                <text:p>575.039</text:p>
              </table:table-cell>
              <table:table-cell office:value-type="float" office:value="9.20821812159508">
                <text:p>9.208218121595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.039">
                <text:p>576.039</text:p>
              </table:table-cell>
              <table:table-cell office:value-type="float" office:value="9.20739604168673">
                <text:p>9.2073960416867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.039">
                <text:p>577.039</text:p>
              </table:table-cell>
              <table:table-cell office:value-type="float" office:value="9.20657328540694">
                <text:p>9.2065732854069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.039">
                <text:p>578.039</text:p>
              </table:table-cell>
              <table:table-cell office:value-type="float" office:value="9.20566948032628">
                <text:p>9.2056694803262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.038">
                <text:p>579.038</text:p>
              </table:table-cell>
              <table:table-cell office:value-type="float" office:value="9.20492573927468">
                <text:p>9.204925739274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.038">
                <text:p>580.038</text:p>
              </table:table-cell>
              <table:table-cell office:value-type="float" office:value="9.20412107216227">
                <text:p>9.2041210721622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.038">
                <text:p>581.038</text:p>
              </table:table-cell>
              <table:table-cell office:value-type="float" office:value="9.20322511849058">
                <text:p>9.203225118490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.038">
                <text:p>582.038</text:p>
              </table:table-cell>
              <table:table-cell office:value-type="float" office:value="9.20249971419702">
                <text:p>9.202499714197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.038">
                <text:p>583.038</text:p>
              </table:table-cell>
              <table:table-cell office:value-type="float" office:value="9.20166283078249">
                <text:p>9.2016628307824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.039">
                <text:p>584.039</text:p>
              </table:table-cell>
              <table:table-cell office:value-type="float" office:value="9.20094638633431">
                <text:p>9.200946386334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.039">
                <text:p>585.039</text:p>
              </table:table-cell>
              <table:table-cell office:value-type="float" office:value="9.20014861198134">
                <text:p>9.2001486119813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.039">
                <text:p>586.039</text:p>
              </table:table-cell>
              <table:table-cell office:value-type="float" office:value="9.19936031113302">
                <text:p>9.1993603111330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.038">
                <text:p>587.038</text:p>
              </table:table-cell>
              <table:table-cell office:value-type="float" office:value="9.19844996038284">
                <text:p>9.1984499603828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.039">
                <text:p>588.039</text:p>
              </table:table-cell>
              <table:table-cell office:value-type="float" office:value="9.19765019115967">
                <text:p>9.197650191159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.039">
                <text:p>589.039</text:p>
              </table:table-cell>
              <table:table-cell office:value-type="float" office:value="9.19689032425178">
                <text:p>9.1968903242517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.039">
                <text:p>590.039</text:p>
              </table:table-cell>
              <table:table-cell office:value-type="float" office:value="9.19605887515041">
                <text:p>9.1960588751504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.039">
                <text:p>591.039</text:p>
              </table:table-cell>
              <table:table-cell office:value-type="float" office:value="9.19505413043848">
                <text:p>9.1950541304384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.039">
                <text:p>592.039</text:p>
              </table:table-cell>
              <table:table-cell office:value-type="float" office:value="9.1944751827866">
                <text:p>9.194475182786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.039">
                <text:p>593.039</text:p>
              </table:table-cell>
              <table:table-cell office:value-type="float" office:value="9.19358071016084">
                <text:p>9.1935807101608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.039">
                <text:p>594.039</text:p>
              </table:table-cell>
              <table:table-cell office:value-type="float" office:value="9.19271597062244">
                <text:p>9.192715970622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.039">
                <text:p>595.039</text:p>
              </table:table-cell>
              <table:table-cell office:value-type="float" office:value="9.19188104205197">
                <text:p>9.1918810420519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.039">
                <text:p>596.039</text:p>
              </table:table-cell>
              <table:table-cell office:value-type="float" office:value="9.19114735882753">
                <text:p>9.191147358827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.039">
                <text:p>597.039</text:p>
              </table:table-cell>
              <table:table-cell office:value-type="float" office:value="9.19030091663846">
                <text:p>9.1903009166384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.039">
                <text:p>598.039</text:p>
              </table:table-cell>
              <table:table-cell office:value-type="float" office:value="9.18953544254299">
                <text:p>9.1895354425429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.038">
                <text:p>599.038</text:p>
              </table:table-cell>
              <table:table-cell office:value-type="float" office:value="9.18864675789093">
                <text:p>9.188646757890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.038">
                <text:p>600.038</text:p>
              </table:table-cell>
              <table:table-cell office:value-type="float" office:value="9.18789024313859">
                <text:p>9.187890243138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.039">
                <text:p>601.039</text:p>
              </table:table-cell>
              <table:table-cell office:value-type="float" office:value="9.18708198039898">
                <text:p>9.1870819803989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.039">
                <text:p>602.039</text:p>
              </table:table-cell>
              <table:table-cell office:value-type="float" office:value="9.18629355081763">
                <text:p>9.1862935508176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.039">
                <text:p>603.039</text:p>
              </table:table-cell>
              <table:table-cell office:value-type="float" office:value="9.18544298842167">
                <text:p>9.185442988421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.039">
                <text:p>604.039</text:p>
              </table:table-cell>
              <table:table-cell office:value-type="float" office:value="9.1846840451624">
                <text:p>9.184684045162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.039">
                <text:p>605.039</text:p>
              </table:table-cell>
              <table:table-cell office:value-type="float" office:value="9.18385264913908">
                <text:p>9.1838526491390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.039">
                <text:p>606.039</text:p>
              </table:table-cell>
              <table:table-cell office:value-type="float" office:value="9.18306166833305">
                <text:p>9.183061668333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.039">
                <text:p>607.039</text:p>
              </table:table-cell>
              <table:table-cell office:value-type="float" office:value="9.18223920686527">
                <text:p>9.1822392068652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.039">
                <text:p>608.039</text:p>
              </table:table-cell>
              <table:table-cell office:value-type="float" office:value="9.18149841274129">
                <text:p>9.181498412741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.038">
                <text:p>609.038</text:p>
              </table:table-cell>
              <table:table-cell office:value-type="float" office:value="9.18068496506856">
                <text:p>9.1806849650685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.038">
                <text:p>610.038</text:p>
              </table:table-cell>
              <table:table-cell office:value-type="float" office:value="9.17990178283562">
                <text:p>9.1799017828356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.038">
                <text:p>611.038</text:p>
              </table:table-cell>
              <table:table-cell office:value-type="float" office:value="9.17907671729924">
                <text:p>9.1790767172992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.038">
                <text:p>612.038</text:p>
              </table:table-cell>
              <table:table-cell office:value-type="float" office:value="9.17827162245068">
                <text:p>9.178271622450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.038">
                <text:p>613.038</text:p>
              </table:table-cell>
              <table:table-cell office:value-type="float" office:value="9.1774865471051">
                <text:p>9.17748654710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.038">
                <text:p>614.038</text:p>
              </table:table-cell>
              <table:table-cell office:value-type="float" office:value="9.1766698280989">
                <text:p>9.176669828098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.039">
                <text:p>615.039</text:p>
              </table:table-cell>
              <table:table-cell office:value-type="float" office:value="9.17585244151751">
                <text:p>9.175852441517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.039">
                <text:p>616.039</text:p>
              </table:table-cell>
              <table:table-cell office:value-type="float" office:value="9.17510689920452">
                <text:p>9.1751068992045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.039">
                <text:p>617.039</text:p>
              </table:table-cell>
              <table:table-cell office:value-type="float" office:value="9.17419492533983">
                <text:p>9.174194925339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.039">
                <text:p>618.039</text:p>
              </table:table-cell>
              <table:table-cell office:value-type="float" office:value="9.17346889720028">
                <text:p>9.1734688972002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.038">
                <text:p>619.038</text:p>
              </table:table-cell>
              <table:table-cell office:value-type="float" office:value="9.17264888895425">
                <text:p>9.172648888954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.038">
                <text:p>620.038</text:p>
              </table:table-cell>
              <table:table-cell office:value-type="float" office:value="9.17181781505511">
                <text:p>9.171817815055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.038">
                <text:p>621.038</text:p>
              </table:table-cell>
              <table:table-cell office:value-type="float" office:value="9.1710068524605">
                <text:p>9.17100685246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.038">
                <text:p>622.038</text:p>
              </table:table-cell>
              <table:table-cell office:value-type="float" office:value="9.17018482199909">
                <text:p>9.170184821999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.039">
                <text:p>623.039</text:p>
              </table:table-cell>
              <table:table-cell office:value-type="float" office:value="9.16951837745593">
                <text:p>9.1695183774559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.039">
                <text:p>624.039</text:p>
              </table:table-cell>
              <table:table-cell office:value-type="float" office:value="9.16859086411505">
                <text:p>9.168590864115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.039">
                <text:p>625.039</text:p>
              </table:table-cell>
              <table:table-cell office:value-type="float" office:value="9.16783988624403">
                <text:p>9.1678398862440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.039">
                <text:p>626.039</text:p>
              </table:table-cell>
              <table:table-cell office:value-type="float" office:value="9.16676458925931">
                <text:p>9.1667645892593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.039">
                <text:p>627.039</text:p>
              </table:table-cell>
              <table:table-cell office:value-type="float" office:value="9.16622128133663">
                <text:p>9.166221281336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.039">
                <text:p>628.039</text:p>
              </table:table-cell>
              <table:table-cell office:value-type="float" office:value="9.16551035605839">
                <text:p>9.1655103560583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.039">
                <text:p>629.039</text:p>
              </table:table-cell>
              <table:table-cell office:value-type="float" office:value="9.16465239105677">
                <text:p>9.1646523910567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.039">
                <text:p>630.039</text:p>
              </table:table-cell>
              <table:table-cell office:value-type="float" office:value="9.16381464203925">
                <text:p>9.1638146420392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.039">
                <text:p>631.039</text:p>
              </table:table-cell>
              <table:table-cell office:value-type="float" office:value="9.16299716046566">
                <text:p>9.162997160465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.039">
                <text:p>632.039</text:p>
              </table:table-cell>
              <table:table-cell office:value-type="float" office:value="9.16231541496107">
                <text:p>9.1623154149610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.039">
                <text:p>633.039</text:p>
              </table:table-cell>
              <table:table-cell office:value-type="float" office:value="9.16138119352464">
                <text:p>9.1613811935246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.038">
                <text:p>634.038</text:p>
              </table:table-cell>
              <table:table-cell office:value-type="float" office:value="9.16053018776314">
                <text:p>9.1605301877631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.038">
                <text:p>635.038</text:p>
              </table:table-cell>
              <table:table-cell office:value-type="float" office:value="9.15976261100721">
                <text:p>9.159762611007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.038">
                <text:p>636.038</text:p>
              </table:table-cell>
              <table:table-cell office:value-type="float" office:value="9.15896286351641">
                <text:p>9.1589628635164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.039">
                <text:p>637.039</text:p>
              </table:table-cell>
              <table:table-cell office:value-type="float" office:value="9.15812033250356">
                <text:p>9.1581203325035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.038">
                <text:p>638.038</text:p>
              </table:table-cell>
              <table:table-cell office:value-type="float" office:value="9.15731926999893">
                <text:p>9.157319269998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.038">
                <text:p>639.038</text:p>
              </table:table-cell>
              <table:table-cell office:value-type="float" office:value="9.15651756527868">
                <text:p>9.156517565278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ot" draw:style="rect" draw:dots1="1" draw:dots1-length="100%" draw:distance="100%"/>
  </office:styles>
</office:document-styles>
</file>